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3FAF46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3FAF4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otation-angle="357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otation-angle="45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0.79375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32291666666667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0.9525cm"/>
    </style:style>
    <style:style style:name="co14" style:family="table-column">
      <style:table-column-properties fo:break-before="auto" style:column-width="1.08479166666667cm"/>
    </style:style>
    <style:style style:name="co15" style:family="table-column">
      <style:table-column-properties fo:break-before="auto" style:column-width="0.899583333333333cm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1.11125cm"/>
    </style:style>
    <style:style style:name="co19" style:family="table-column">
      <style:table-column-properties fo:break-before="auto" style:column-width="1.349375cm"/>
    </style:style>
    <style:style style:name="co20" style:family="table-column">
      <style:table-column-properties fo:break-before="auto" style:column-width="4.47145833333333cm"/>
    </style:style>
    <style:style style:name="co21" style:family="table-column">
      <style:table-column-properties fo:break-before="auto" style:column-width="2.80458333333333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5.74145833333333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60.75pt" style:use-optimal-row-height="false" fo:break-before="auto"/>
    </style:style>
    <style:style style:name="ro5" style:family="table-row">
      <style:table-row-properties style:row-height="66.75pt" style:use-optimal-row-height="false" fo:break-before="auto"/>
    </style:style>
    <style:style style:name="ro6" style:family="table-row">
      <style:table-row-properties style:row-height="51.75pt" style:use-optimal-row-height="false" fo:break-before="auto"/>
    </style:style>
    <style:style style:name="ro7" style:family="table-row">
      <style:table-row-properties style:row-height="66pt" style:use-optimal-row-height="false" fo:break-before="auto"/>
    </style:style>
    <style:style style:name="ro8" style:family="table-row">
      <style:table-row-properties style:row-height="6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adak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7" table:default-cell-style-name="ce1"/>
        <table:table-column table:style-name="co20" table:default-cell-style-name="ce1"/>
        <table:table-column table:style-name="co7" table:number-columns-repeated="22" table:default-cell-style-name="ce1"/>
        <table:table-column table:style-name="co21" table:default-cell-style-name="ce1"/>
        <table:table-column table:style-name="co7" table:number-columns-repeated="973" table:default-cell-style-name="ce1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23_NV_F</text:p>
          </table:table-cell>
          <table:table-cell table:number-columns-repeated="2" table:style-name="ce2"/>
          <table:table-cell office:value-type="string" table:style-name="ce2">
            <text:p>56_NV_F</text:p>
          </table:table-cell>
          <table:table-cell table:number-columns-repeated="2" table:style-name="ce2"/>
          <table:table-cell office:value-type="string" table:style-name="ce2">
            <text:p>36_NV_M</text:p>
          </table:table-cell>
          <table:table-cell table:number-columns-repeated="2" table:style-name="ce2"/>
          <table:table-cell office:value-type="string" table:style-name="ce2">
            <text:p>50_NV_M</text:p>
          </table:table-cell>
          <table:table-cell table:number-columns-repeated="2" table:style-name="ce2"/>
          <table:table-cell office:value-type="string" table:style-name="ce2">
            <text:p>46_NV_M</text:p>
          </table:table-cell>
          <table:table-cell table:number-columns-repeated="2" table:style-name="ce2"/>
          <table:table-cell office:value-type="string" table:style-name="ce2">
            <text:p>31_NV_M</text:p>
          </table:table-cell>
          <table:table-cell table:number-columns-repeated="2" table:style-name="ce2"/>
          <table:table-cell office:value-type="string" table:style-name="ce2">
            <text:p>29_NV_M</text:p>
          </table:table-cell>
          <table:table-cell table:number-columns-repeated="2" table:style-name="ce2"/>
          <table:table-cell office:value-type="string" table:style-name="ce2">
            <text:p>44_NV_M</text:p>
          </table:table-cell>
          <table:table-cell table:number-columns-repeated="2" table:style-name="ce2"/>
          <table:table-cell office:value-type="string" table:style-name="ce2">
            <text:p>40_NV_M</text:p>
          </table:table-cell>
          <table:table-cell table:number-columns-repeated="3" table:style-name="ce2"/>
          <table:table-cell office:value-type="string" table:style-name="ce2">
            <text:p>23_NV_F</text:p>
          </table:table-cell>
          <table:table-cell office:value-type="string" table:style-name="ce2">
            <text:p>56_NV_F</text:p>
          </table:table-cell>
          <table:table-cell office:value-type="string" table:style-name="ce2">
            <text:p>36_NV_M</text:p>
          </table:table-cell>
          <table:table-cell office:value-type="string" table:style-name="ce2">
            <text:p>50_NV_M</text:p>
          </table:table-cell>
          <table:table-cell office:value-type="string" table:style-name="ce2">
            <text:p>46_NV_M</text:p>
          </table:table-cell>
          <table:table-cell office:value-type="string" table:style-name="ce2">
            <text:p>31_NV_M</text:p>
          </table:table-cell>
          <table:table-cell office:value-type="string" table:style-name="ce2">
            <text:p>29_NV_M</text:p>
          </table:table-cell>
          <table:table-cell office:value-type="string" table:style-name="ce2">
            <text:p>44_NV_M</text:p>
          </table:table-cell>
          <table:table-cell office:value-type="string" table:style-name="ce2">
            <text:p>40_NV_M</text:p>
          </table:table-cell>
          <table:table-cell table:style-name="ce2"/>
          <table:table-cell office:value-type="string" table:style-name="ce2">
            <text:p>class</text:p>
          </table:table-cell>
          <table:table-cell table:style-name="ce2"/>
          <table:table-cell office:value-type="string" table:style-name="ce2">
            <text:p>23_NV_F</text:p>
          </table:table-cell>
          <table:table-cell office:value-type="string" table:style-name="ce2">
            <text:p>56_NV_F</text:p>
          </table:table-cell>
          <table:table-cell office:value-type="string" table:style-name="ce2">
            <text:p>36_NV_M</text:p>
          </table:table-cell>
          <table:table-cell office:value-type="string" table:style-name="ce2">
            <text:p>50_NV_M</text:p>
          </table:table-cell>
          <table:table-cell office:value-type="string" table:style-name="ce2">
            <text:p>46_NV_M</text:p>
          </table:table-cell>
          <table:table-cell office:value-type="string" table:style-name="ce2">
            <text:p>31_NV_M</text:p>
          </table:table-cell>
          <table:table-cell office:value-type="string" table:style-name="ce2">
            <text:p>29_NV_M</text:p>
          </table:table-cell>
          <table:table-cell office:value-type="string" table:style-name="ce2">
            <text:p>44_NV_M</text:p>
          </table:table-cell>
          <table:table-cell office:value-type="string" table:style-name="ce2">
            <text:p>40_NV_M</text:p>
          </table:table-cell>
          <table:table-cell office:value-type="string" table:style-name="ce2">
            <text:p>Total</text:p>
          </table:table-cell>
          <table:table-cell office:value-type="string" table:style-name="ce3">
            <text:p>Spearman's correlation</text:p>
          </table:table-cell>
          <table:table-cell office:value-type="string" table:style-name="ce2">
            <text:p>ARG total</text:p>
          </table:table-cell>
          <table:table-cell office:value-type="string" table:style-name="ce2">
            <text:p>IS total</text:p>
          </table:table-cell>
          <table:table-cell office:value-type="string" table:style-name="ce2">
            <text:p>ARG Rank</text:p>
          </table:table-cell>
          <table:table-cell office:value-type="string" table:style-name="ce2">
            <text:p>IS rank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k-mer</text:p>
          </table:table-cell>
          <table:table-cell office:value-type="string" table:style-name="ce2">
            <text:p>ARG/k-mer</text:p>
          </table:table-cell>
          <table:table-cell table:number-columns-repeated="16326" table:style-name="ce2"/>
        </table:table-row>
        <table:table-row table:style-name="ro2">
          <table:table-cell office:value-type="string" table:style-name="ce1">
            <text:p>ant(6)-Ia_3_KF86455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aadA1_4_JQ480156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342" table:style-name="ce1">
            <text:p>342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182" table:style-name="ce1">
            <text:p>182</text:p>
          </table:table-cell>
          <table:table-cell table:style-name="ce1"/>
          <table:table-cell office:value-type="string" table:style-name="ce1">
            <text:p>aph(3'')-Ib_1_M2882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ant(6)-Ia_3_KF86455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ant(6)-Ia_3_KF864551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ant(6)-Ia_3_KF86455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ant(6)-Ia_3_KF864551</text:p>
          </table:table-cell>
          <table:table-cell office:value-type="float" office:value="18" table:formula="of:=INDEX([.$A$2:.$B$23];MATCH([.$AB2];[.$A$2:.$A$23];0);2)" table:style-name="ce1">
            <text:p>18</text:p>
          </table:table-cell>
          <table:table-cell office:value-type="float" office:value="0" table:formula="of:=INDEX([.$D$2:.$E$28];MATCH([.$AB2];[.$D$2:.$D$28];0);2)" table:style-name="ce1">
            <text:p>#N/A</text:p>
          </table:table-cell>
          <table:table-cell office:value-type="float" office:value="0" table:formula="of:=INDEX([.$G$2:.$H$35];MATCH([.$AB2];[.$G$2:.$G$35];0);2)" table:style-name="ce1">
            <text:p>#N/A</text:p>
          </table:table-cell>
          <table:table-cell office:value-type="float" office:value="0" table:formula="of:=INDEX([.$J$2:.$K$18];MATCH([.$AB2];[.$J$2:.$J$18];0);2)" table:style-name="ce1">
            <text:p>#N/A</text:p>
          </table:table-cell>
          <table:table-cell office:value-type="float" office:value="0" table:formula="of:=INDEX([.$M$2:.$N$16];MATCH([.$AB2];[.$M$2:.$M$16];0);2)" table:style-name="ce1">
            <text:p>#N/A</text:p>
          </table:table-cell>
          <table:table-cell office:value-type="float" office:value="0" table:formula="of:=INDEX([.$P$2:.$Q$66];MATCH([.$AB2];[.$P$2:.$P$66];0);2)" table:style-name="ce1">
            <text:p>#N/A</text:p>
          </table:table-cell>
          <table:table-cell office:value-type="float" office:value="38" table:formula="of:=INDEX([.$S$2:.$T$48];MATCH([.$AB2];[.$S$2:.$S$48];0);2)" table:style-name="ce1">
            <text:p>38</text:p>
          </table:table-cell>
          <table:table-cell office:value-type="float" office:value="36" table:formula="of:=INDEX([.$V$2:.$W$29];MATCH([.$AB2];[.$V$2:.$V$29];0);2)" table:style-name="ce1">
            <text:p>36</text:p>
          </table:table-cell>
          <table:table-cell office:value-type="float" office:value="41" table:formula="of:=INDEX([.$Y$2:.$Z$30];MATCH([.$AB2];[.$Y$2:.$Y$30];0);2)" table:style-name="ce1">
            <text:p>41</text:p>
          </table:table-cell>
          <table:table-cell table:style-name="ce1"/>
          <table:table-cell office:value-type="string" table:number-columns-spanned="1" table:number-rows-spanned="10" table:style-name="ce7">
            <text:p>Aminoglycoside</text:p>
          </table:table-cell>
          <table:table-cell office:value-type="string" table:style-name="ce1">
            <text:p>aadA1_4_JQ480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formula="of:=SUM([.AO2:.AW2])" table:style-name="ce1">
            <text:p>94</text:p>
          </table:table-cell>
          <table:table-cell office:value-type="string" table:style-name="ce2">
            <text:p>23_NV_F</text:p>
          </table:table-cell>
          <table:table-cell office:value-type="float" office:value="19915" table:style-name="ce1">
            <text:p>19915</text:p>
          </table:table-cell>
          <table:table-cell office:value-type="float" office:value="6351" table:style-name="ce1">
            <text:p>6351</text:p>
          </table:table-cell>
          <table:table-cell office:value-type="float" office:value="3" table:formula="of:=COM.MICROSOFT.RANK.AVG([.AZ2];[.$AZ$2:.$AZ$10];0)" table:style-name="ce1">
            <text:p>3</text:p>
          </table:table-cell>
          <table:table-cell office:value-type="float" office:value="7" table:formula="of:=COM.MICROSOFT.RANK.AVG([.BA2];[.$BA$2:.$BA$10];0)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337017055" table:style-name="ce1">
            <text:p>337017055</text:p>
          </table:table-cell>
          <table:table-cell office:value-type="float" office:value="5.90919649452162E-5" table:formula="of:=[.AZ2]/[.BE2]" table:style-name="ce1">
            <text:p>5.9092E-05</text:p>
          </table:table-cell>
          <table:table-cell office:value-type="string" table:style-name="ce1">
            <text:p>SRX5883438</text:p>
          </table:table-cell>
          <table:table-cell table:number-columns-repeated="16325"/>
        </table:table-row>
        <table:table-row table:style-name="ro2">
          <table:table-cell office:value-type="string" table:style-name="ce1">
            <text:p>cfxA_1_U38243</text:p>
          </table:table-cell>
          <table:table-cell office:value-type="float" office:value="1365" table:style-name="ce1">
            <text:p>1365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800" table:style-name="ce1">
            <text:p>800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string" table:style-name="ce1">
            <text:p>aph(3'')-Ib_2_AF024602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aph(3'')-Ib_1_M2882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193" table:style-name="ce1">
            <text:p>193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cfxA_1_U38243</text:p>
          </table:table-cell>
          <table:table-cell office:value-type="float" office:value="1365" table:formula="of:=INDEX([.$A$2:.$B$23];MATCH([.$AB3];[.$A$2:.$A$23];0);2)" table:style-name="ce1">
            <text:p>1365</text:p>
          </table:table-cell>
          <table:table-cell office:value-type="float" office:value="0" table:formula="of:=INDEX([.$D$2:.$E$28];MATCH([.$AB3];[.$D$2:.$D$28];0);2)" table:style-name="ce1">
            <text:p>#N/A</text:p>
          </table:table-cell>
          <table:table-cell office:value-type="float" office:value="92" table:formula="of:=INDEX([.$G$2:.$H$35];MATCH([.$AB3];[.$G$2:.$G$35];0);2)" table:style-name="ce1">
            <text:p>92</text:p>
          </table:table-cell>
          <table:table-cell office:value-type="float" office:value="0" table:formula="of:=INDEX([.$J$2:.$K$18];MATCH([.$AB3];[.$J$2:.$J$18];0);2)" table:style-name="ce1">
            <text:p>#N/A</text:p>
          </table:table-cell>
          <table:table-cell office:value-type="float" office:value="0" table:formula="of:=INDEX([.$M$2:.$N$16];MATCH([.$AB3];[.$M$2:.$M$16];0);2)" table:style-name="ce1">
            <text:p>#N/A</text:p>
          </table:table-cell>
          <table:table-cell office:value-type="float" office:value="0" table:formula="of:=INDEX([.$P$2:.$Q$66];MATCH([.$AB3];[.$P$2:.$P$66];0);2)" table:style-name="ce1">
            <text:p>#N/A</text:p>
          </table:table-cell>
          <table:table-cell office:value-type="float" office:value="0" table:formula="of:=INDEX([.$S$2:.$T$48];MATCH([.$AB3];[.$S$2:.$S$48];0);2)" table:style-name="ce1">
            <text:p>#N/A</text:p>
          </table:table-cell>
          <table:table-cell office:value-type="float" office:value="0" table:formula="of:=INDEX([.$V$2:.$W$29];MATCH([.$AB3];[.$V$2:.$V$29];0);2)" table:style-name="ce1">
            <text:p>#N/A</text:p>
          </table:table-cell>
          <table:table-cell office:value-type="float" office:value="0" table:formula="of:=INDEX([.$Y$2:.$Z$30];MATCH([.$AB3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ant(6)-Ia_3_KF86455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133" table:formula="of:=SUM([.AO3:.AW3])" table:style-name="ce1">
            <text:p>133</text:p>
          </table:table-cell>
          <table:table-cell office:value-type="string" table:style-name="ce2">
            <text:p>56_NV_F</text:p>
          </table:table-cell>
          <table:table-cell office:value-type="float" office:value="23022" table:style-name="ce1">
            <text:p>23022</text:p>
          </table:table-cell>
          <table:table-cell office:value-type="float" office:value="17092" table:style-name="ce1">
            <text:p>17092</text:p>
          </table:table-cell>
          <table:table-cell office:value-type="float" office:value="2" table:formula="of:=COM.MICROSOFT.RANK.AVG([.AZ3];[.$AZ$2:.$AZ$10];0)" table:style-name="ce1">
            <text:p>2</text:p>
          </table:table-cell>
          <table:table-cell office:value-type="float" office:value="2" table:formula="of:=COM.MICROSOFT.RANK.AVG([.BA3];[.$BA$2:.$BA$10];0)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395412784" table:style-name="ce1">
            <text:p>395412784</text:p>
          </table:table-cell>
          <table:table-cell office:value-type="float" office:value="5.8222700255437369E-5" table:formula="of:=[.AZ3]/[.BE3]" table:style-name="ce1">
            <text:p>5.82227E-05</text:p>
          </table:table-cell>
          <table:table-cell office:value-type="string" table:style-name="ce1">
            <text:p>SRX5883439</text:p>
          </table:table-cell>
          <table:table-cell table:number-columns-repeated="16325"/>
        </table:table-row>
        <table:table-row table:style-name="ro2">
          <table:table-cell office:value-type="string" table:style-name="ce1">
            <text:p>cfxA2_1_AF504914</text:p>
          </table:table-cell>
          <table:table-cell office:value-type="float" office:value="910" table:style-name="ce1">
            <text:p>910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cfxA_1_U38243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653" table:style-name="ce1">
            <text:p>653</text:p>
          </table:table-cell>
          <table:table-cell table:style-name="ce1"/>
          <table:table-cell office:value-type="string" table:style-name="ce1">
            <text:p>tet(O/32/O)_5_FP929050</text:p>
          </table:table-cell>
          <table:table-cell office:value-type="float" office:value="228" table:style-name="ce1">
            <text:p>228</text:p>
          </table:table-cell>
          <table:table-cell table:style-name="ce1"/>
          <table:table-cell office:value-type="string" table:style-name="ce1">
            <text:p>aph(3'')-Ib_5_AF321551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1">
            <text:p>aph(3'')-Ib_5_AF32155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276" table:style-name="ce1">
            <text:p>276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910" table:formula="of:=INDEX([.$A$2:.$B$23];MATCH([.$AB4];[.$A$2:.$A$23];0);2)" table:style-name="ce1">
            <text:p>910</text:p>
          </table:table-cell>
          <table:table-cell office:value-type="float" office:value="32" table:formula="of:=INDEX([.$D$2:.$E$28];MATCH([.$AB4];[.$D$2:.$D$28];0);2)" table:style-name="ce1">
            <text:p>32</text:p>
          </table:table-cell>
          <table:table-cell office:value-type="float" office:value="58" table:formula="of:=INDEX([.$G$2:.$H$35];MATCH([.$AB4];[.$G$2:.$G$35];0);2)" table:style-name="ce1">
            <text:p>58</text:p>
          </table:table-cell>
          <table:table-cell office:value-type="float" office:value="342" table:formula="of:=INDEX([.$J$2:.$K$18];MATCH([.$AB4];[.$J$2:.$J$18];0);2)" table:style-name="ce1">
            <text:p>342</text:p>
          </table:table-cell>
          <table:table-cell office:value-type="float" office:value="0" table:formula="of:=INDEX([.$M$2:.$N$16];MATCH([.$AB4];[.$M$2:.$M$16];0);2)" table:style-name="ce1">
            <text:p>#N/A</text:p>
          </table:table-cell>
          <table:table-cell office:value-type="float" office:value="50" table:formula="of:=INDEX([.$P$2:.$Q$66];MATCH([.$AB4];[.$P$2:.$P$66];0);2)" table:style-name="ce1">
            <text:p>50</text:p>
          </table:table-cell>
          <table:table-cell office:value-type="float" office:value="99" table:formula="of:=INDEX([.$S$2:.$T$48];MATCH([.$AB4];[.$S$2:.$S$48];0);2)" table:style-name="ce1">
            <text:p>99</text:p>
          </table:table-cell>
          <table:table-cell office:value-type="float" office:value="116" table:formula="of:=INDEX([.$V$2:.$W$29];MATCH([.$AB4];[.$V$2:.$V$29];0);2)" table:style-name="ce1">
            <text:p>116</text:p>
          </table:table-cell>
          <table:table-cell office:value-type="float" office:value="70" table:formula="of:=INDEX([.$Y$2:.$Z$30];MATCH([.$AB4];[.$Y$2:.$Y$30];0);2)" table:style-name="ce1">
            <text:p>70</text:p>
          </table:table-cell>
          <table:table-cell table:style-name="ce1"/>
          <table:covered-table-cell/>
          <table:table-cell office:value-type="string" table:style-name="ce1">
            <text:p>aph(3')-Ia_1_V003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formula="of:=SUM([.AO4:.AW4])" table:style-name="ce1">
            <text:p>38</text:p>
          </table:table-cell>
          <table:table-cell office:value-type="string" table:style-name="ce2">
            <text:p>36_NV_M</text:p>
          </table:table-cell>
          <table:table-cell office:value-type="float" office:value="15372" table:style-name="ce1">
            <text:p>15372</text:p>
          </table:table-cell>
          <table:table-cell office:value-type="float" office:value="32107" table:style-name="ce1">
            <text:p>32107</text:p>
          </table:table-cell>
          <table:table-cell office:value-type="float" office:value="9" table:formula="of:=COM.MICROSOFT.RANK.AVG([.AZ4];[.$AZ$2:.$AZ$10];0)" table:style-name="ce1">
            <text:p>9</text:p>
          </table:table-cell>
          <table:table-cell office:value-type="float" office:value="1" table:formula="of:=COM.MICROSOFT.RANK.AVG([.BA4];[.$BA$2:.$BA$10];0)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340725064" table:style-name="ce1">
            <text:p>340725064</text:p>
          </table:table-cell>
          <table:table-cell office:value-type="float" office:value="4.5115553929428569E-5" table:formula="of:=[.AZ4]/[.BE4]" table:style-name="ce1">
            <text:p>4.51156E-05</text:p>
          </table:table-cell>
          <table:table-cell office:value-type="string" table:style-name="ce1">
            <text:p>SRX5883440</text:p>
          </table:table-cell>
          <table:table-cell table:number-columns-repeated="16325"/>
        </table:table-row>
        <table:table-row table:style-name="ro2">
          <table:table-cell office:value-type="string" table:style-name="ce1">
            <text:p>cfxA3_1_AF472622</text:p>
          </table:table-cell>
          <table:table-cell office:value-type="float" office:value="1242" table:style-name="ce1">
            <text:p>1242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654" table:style-name="ce1">
            <text:p>654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2103" table:style-name="ce1">
            <text:p>2103</text:p>
          </table:table-cell>
          <table:table-cell table:style-name="ce1"/>
          <table:table-cell office:value-type="string" table:style-name="ce1">
            <text:p>aph(6)-Id_1_M28829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aph(6)-Id_1_M2882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243" table:style-name="ce1">
            <text:p>243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1242" table:formula="of:=INDEX([.$A$2:.$B$23];MATCH([.$AB5];[.$A$2:.$A$23];0);2)" table:style-name="ce1">
            <text:p>1242</text:p>
          </table:table-cell>
          <table:table-cell office:value-type="float" office:value="61" table:formula="of:=INDEX([.$D$2:.$E$28];MATCH([.$AB5];[.$D$2:.$D$28];0);2)" table:style-name="ce1">
            <text:p>61</text:p>
          </table:table-cell>
          <table:table-cell office:value-type="float" office:value="109" table:formula="of:=INDEX([.$G$2:.$H$35];MATCH([.$AB5];[.$G$2:.$G$35];0);2)" table:style-name="ce1">
            <text:p>109</text:p>
          </table:table-cell>
          <table:table-cell office:value-type="float" office:value="800" table:formula="of:=INDEX([.$J$2:.$K$18];MATCH([.$AB5];[.$J$2:.$J$18];0);2)" table:style-name="ce1">
            <text:p>800</text:p>
          </table:table-cell>
          <table:table-cell office:value-type="float" office:value="0" table:formula="of:=INDEX([.$M$2:.$N$16];MATCH([.$AB5];[.$M$2:.$M$16];0);2)" table:style-name="ce1">
            <text:p>#N/A</text:p>
          </table:table-cell>
          <table:table-cell office:value-type="float" office:value="121" table:formula="of:=INDEX([.$P$2:.$Q$66];MATCH([.$AB5];[.$P$2:.$P$66];0);2)" table:style-name="ce1">
            <text:p>121</text:p>
          </table:table-cell>
          <table:table-cell office:value-type="float" office:value="276" table:formula="of:=INDEX([.$S$2:.$T$48];MATCH([.$AB5];[.$S$2:.$S$48];0);2)" table:style-name="ce1">
            <text:p>276</text:p>
          </table:table-cell>
          <table:table-cell office:value-type="float" office:value="243" table:formula="of:=INDEX([.$V$2:.$W$29];MATCH([.$AB5];[.$V$2:.$V$29];0);2)" table:style-name="ce1">
            <text:p>243</text:p>
          </table:table-cell>
          <table:table-cell office:value-type="float" office:value="276" table:formula="of:=INDEX([.$Y$2:.$Z$30];MATCH([.$AB5];[.$Y$2:.$Y$30];0);2)" table:style-name="ce1">
            <text:p>276</text:p>
          </table:table-cell>
          <table:table-cell table:style-name="ce1"/>
          <table:covered-table-cell/>
          <table:table-cell office:value-type="string" table:style-name="ce1">
            <text:p>aph(3')-Ia_4_AF498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formula="of:=SUM([.AO5:.AW5])" table:style-name="ce1">
            <text:p>37</text:p>
          </table:table-cell>
          <table:table-cell office:value-type="string" table:style-name="ce2">
            <text:p>50_NV_M</text:p>
          </table:table-cell>
          <table:table-cell office:value-type="float" office:value="17394" table:style-name="ce1">
            <text:p>17394</text:p>
          </table:table-cell>
          <table:table-cell office:value-type="float" office:value="10154" table:style-name="ce1">
            <text:p>10154</text:p>
          </table:table-cell>
          <table:table-cell office:value-type="float" office:value="6" table:formula="of:=COM.MICROSOFT.RANK.AVG([.AZ5];[.$AZ$2:.$AZ$10];0)" table:style-name="ce1">
            <text:p>6</text:p>
          </table:table-cell>
          <table:table-cell office:value-type="float" office:value="4" table:formula="of:=COM.MICROSOFT.RANK.AVG([.BA5];[.$BA$2:.$BA$10];0)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276129458" table:style-name="ce1">
            <text:p>276129458</text:p>
          </table:table-cell>
          <table:table-cell office:value-type="float" office:value="6.2992192596850709E-5" table:formula="of:=[.AZ5]/[.BE5]" table:style-name="ce1">
            <text:p>6.29922E-05</text:p>
          </table:table-cell>
          <table:table-cell office:value-type="string" table:style-name="ce1">
            <text:p>SRX5883441</text:p>
          </table:table-cell>
          <table:table-cell table:number-columns-repeated="16325"/>
        </table:table-row>
        <table:table-row table:style-name="ro2">
          <table:table-cell office:value-type="string" table:style-name="ce1">
            <text:p>cfxA4_1_AY769933</text:p>
          </table:table-cell>
          <table:table-cell office:value-type="float" office:value="1231" table:style-name="ce1">
            <text:p>1231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2738" table:style-name="ce1">
            <text:p>2738</text:p>
          </table:table-cell>
          <table:table-cell table:style-name="ce1"/>
          <table:table-cell office:value-type="string" table:style-name="ce1">
            <text:p>aph(3')-Ia_4_AF498082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aph(6)-Id_2_AF024602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string" table:style-name="ce1">
            <text:p>aph(6)-Id_2_AF024602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1231" table:formula="of:=INDEX([.$A$2:.$B$23];MATCH([.$AB6];[.$A$2:.$A$23];0);2)" table:style-name="ce1">
            <text:p>1231</text:p>
          </table:table-cell>
          <table:table-cell office:value-type="float" office:value="63" table:formula="of:=INDEX([.$D$2:.$E$28];MATCH([.$AB6];[.$D$2:.$D$28];0);2)" table:style-name="ce1">
            <text:p>63</text:p>
          </table:table-cell>
          <table:table-cell office:value-type="float" office:value="90" table:formula="of:=INDEX([.$G$2:.$H$35];MATCH([.$AB6];[.$G$2:.$G$35];0);2)" table:style-name="ce1">
            <text:p>90</text:p>
          </table:table-cell>
          <table:table-cell office:value-type="float" office:value="653" table:formula="of:=INDEX([.$J$2:.$K$18];MATCH([.$AB6];[.$J$2:.$J$18];0);2)" table:style-name="ce1">
            <text:p>653</text:p>
          </table:table-cell>
          <table:table-cell office:value-type="float" office:value="0" table:formula="of:=INDEX([.$M$2:.$N$16];MATCH([.$AB6];[.$M$2:.$M$16];0);2)" table:style-name="ce1">
            <text:p>#N/A</text:p>
          </table:table-cell>
          <table:table-cell office:value-type="float" office:value="104" table:formula="of:=INDEX([.$P$2:.$Q$66];MATCH([.$AB6];[.$P$2:.$P$66];0);2)" table:style-name="ce1">
            <text:p>104</text:p>
          </table:table-cell>
          <table:table-cell office:value-type="float" office:value="219" table:formula="of:=INDEX([.$S$2:.$T$48];MATCH([.$AB6];[.$S$2:.$S$48];0);2)" table:style-name="ce1">
            <text:p>219</text:p>
          </table:table-cell>
          <table:table-cell office:value-type="float" office:value="210" table:formula="of:=INDEX([.$V$2:.$W$29];MATCH([.$AB6];[.$V$2:.$V$29];0);2)" table:style-name="ce1">
            <text:p>210</text:p>
          </table:table-cell>
          <table:table-cell office:value-type="float" office:value="130" table:formula="of:=INDEX([.$Y$2:.$Z$30];MATCH([.$AB6];[.$Y$2:.$Y$30];0);2)" table:style-name="ce1">
            <text:p>130</text:p>
          </table:table-cell>
          <table:table-cell table:style-name="ce1"/>
          <table:covered-table-cell/>
          <table:table-cell office:value-type="string" table:style-name="ce1">
            <text:p>aph(3'')-Ib_1_M28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" table:formula="of:=SUM([.AO6:.AW6])" table:style-name="ce1">
            <text:p>62</text:p>
          </table:table-cell>
          <table:table-cell office:value-type="string" table:style-name="ce2">
            <text:p>46_NV_M</text:p>
          </table:table-cell>
          <table:table-cell office:value-type="float" office:value="17040" table:style-name="ce1">
            <text:p>17040</text:p>
          </table:table-cell>
          <table:table-cell office:value-type="float" office:value="8839" table:style-name="ce1">
            <text:p>8839</text:p>
          </table:table-cell>
          <table:table-cell office:value-type="float" office:value="7" table:formula="of:=COM.MICROSOFT.RANK.AVG([.AZ6];[.$AZ$2:.$AZ$10];0)" table:style-name="ce1">
            <text:p>7</text:p>
          </table:table-cell>
          <table:table-cell office:value-type="float" office:value="6" table:formula="of:=COM.MICROSOFT.RANK.AVG([.BA6];[.$BA$2:.$BA$10];0)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308894990" table:style-name="ce1">
            <text:p>308894990</text:p>
          </table:table-cell>
          <table:table-cell office:value-type="float" office:value="5.5164378030216677E-5" table:formula="of:=[.AZ6]/[.BE6]" table:style-name="ce1">
            <text:p>5.51644E-05</text:p>
          </table:table-cell>
          <table:table-cell office:value-type="string" table:style-name="ce1">
            <text:p>SRX5883442</text:p>
          </table:table-cell>
          <table:table-cell table:number-columns-repeated="16325"/>
        </table:table-row>
        <table:table-row table:style-name="ro2">
          <table:table-cell office:value-type="string" table:style-name="ce1">
            <text:p>cfxA5_1_AY769934</text:p>
          </table:table-cell>
          <table:table-cell office:value-type="float" office:value="1233" table:style-name="ce1">
            <text:p>1233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4016" table:style-name="ce1">
            <text:p>4016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2320" table:style-name="ce1">
            <text:p>2320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aph(6)-Id_3_AB109805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423" table:style-name="ce1">
            <text:p>1423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1233" table:formula="of:=INDEX([.$A$2:.$B$23];MATCH([.$AB7];[.$A$2:.$A$23];0);2)" table:style-name="ce1">
            <text:p>1233</text:p>
          </table:table-cell>
          <table:table-cell office:value-type="float" office:value="58" table:formula="of:=INDEX([.$D$2:.$E$28];MATCH([.$AB7];[.$D$2:.$D$28];0);2)" table:style-name="ce1">
            <text:p>58</text:p>
          </table:table-cell>
          <table:table-cell office:value-type="float" office:value="90" table:formula="of:=INDEX([.$G$2:.$H$35];MATCH([.$AB7];[.$G$2:.$G$35];0);2)" table:style-name="ce1">
            <text:p>90</text:p>
          </table:table-cell>
          <table:table-cell office:value-type="float" office:value="654" table:formula="of:=INDEX([.$J$2:.$K$18];MATCH([.$AB7];[.$J$2:.$J$18];0);2)" table:style-name="ce1">
            <text:p>654</text:p>
          </table:table-cell>
          <table:table-cell office:value-type="float" office:value="0" table:formula="of:=INDEX([.$M$2:.$N$16];MATCH([.$AB7];[.$M$2:.$M$16];0);2)" table:style-name="ce1">
            <text:p>#N/A</text:p>
          </table:table-cell>
          <table:table-cell office:value-type="float" office:value="104" table:formula="of:=INDEX([.$P$2:.$Q$66];MATCH([.$AB7];[.$P$2:.$P$66];0);2)" table:style-name="ce1">
            <text:p>104</text:p>
          </table:table-cell>
          <table:table-cell office:value-type="float" office:value="220" table:formula="of:=INDEX([.$S$2:.$T$48];MATCH([.$AB7];[.$S$2:.$S$48];0);2)" table:style-name="ce1">
            <text:p>220</text:p>
          </table:table-cell>
          <table:table-cell office:value-type="float" office:value="210" table:formula="of:=INDEX([.$V$2:.$W$29];MATCH([.$AB7];[.$V$2:.$V$29];0);2)" table:style-name="ce1">
            <text:p>210</text:p>
          </table:table-cell>
          <table:table-cell office:value-type="float" office:value="130" table:formula="of:=INDEX([.$Y$2:.$Z$30];MATCH([.$AB7];[.$Y$2:.$Y$30];0);2)" table:style-name="ce1">
            <text:p>130</text:p>
          </table:table-cell>
          <table:table-cell table:style-name="ce1"/>
          <table:covered-table-cell/>
          <table:table-cell office:value-type="string" table:style-name="ce1">
            <text:p>aph(3'')-Ib_2_AF024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formula="of:=SUM([.AO7:.AW7])" table:style-name="ce1">
            <text:p>55</text:p>
          </table:table-cell>
          <table:table-cell office:value-type="string" table:style-name="ce2">
            <text:p>31_NV_M</text:p>
          </table:table-cell>
          <table:table-cell office:value-type="float" office:value="16669" table:style-name="ce1">
            <text:p>16669</text:p>
          </table:table-cell>
          <table:table-cell office:value-type="float" office:value="5430" table:style-name="ce1">
            <text:p>5430</text:p>
          </table:table-cell>
          <table:table-cell office:value-type="float" office:value="8" table:formula="of:=COM.MICROSOFT.RANK.AVG([.AZ7];[.$AZ$2:.$AZ$10];0)" table:style-name="ce1">
            <text:p>8</text:p>
          </table:table-cell>
          <table:table-cell office:value-type="float" office:value="8" table:formula="of:=COM.MICROSOFT.RANK.AVG([.BA7];[.$BA$2:.$BA$10];0)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366305716" table:style-name="ce1">
            <text:p>366305716</text:p>
          </table:table-cell>
          <table:table-cell office:value-type="float" office:value="4.5505705403734406E-5" table:formula="of:=[.AZ7]/[.BE7]" table:style-name="ce1">
            <text:p>4.55057E-05</text:p>
          </table:table-cell>
          <table:table-cell office:value-type="string" table:style-name="ce1">
            <text:p>SRX5883443</text:p>
          </table:table-cell>
          <table:table-cell table:number-columns-repeated="16325"/>
        </table:table-row>
        <table:table-row table:style-name="ro2">
          <table:table-cell office:value-type="string" table:style-name="ce1">
            <text:p>cfxA6_1_GQ342996</text:p>
          </table:table-cell>
          <table:table-cell office:value-type="float" office:value="139" table:style-name="ce1">
            <text:p>139</text:p>
          </table:table-cell>
          <table:table-cell table:style-name="ce1"/>
          <table:table-cell office:value-type="string" table:style-name="ce1">
            <text:p>erm(B)_12_U18931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2975" table:style-name="ce1">
            <text:p>2975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162" table:style-name="ce1">
            <text:p>162</text:p>
          </table:table-cell>
          <table:table-cell table:style-name="ce1"/>
          <table:table-cell office:value-type="string" table:style-name="ce1">
            <text:p>cfxA2_1_AF50491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276" table:style-name="ce1">
            <text:p>276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352" table:style-name="ce1">
            <text:p>1352</text:p>
          </table:table-cell>
          <table:table-cell table:style-name="ce1"/>
          <table:table-cell office:value-type="string" table:style-name="ce1">
            <text:p>erm(B)_12_U1893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39" table:formula="of:=INDEX([.$A$2:.$B$23];MATCH([.$AB8];[.$A$2:.$A$23];0);2)" table:style-name="ce1">
            <text:p>139</text:p>
          </table:table-cell>
          <table:table-cell office:value-type="float" office:value="4016" table:formula="of:=INDEX([.$D$2:.$E$28];MATCH([.$AB8];[.$D$2:.$D$28];0);2)" table:style-name="ce1">
            <text:p>4016</text:p>
          </table:table-cell>
          <table:table-cell office:value-type="float" office:value="2341" table:formula="of:=INDEX([.$G$2:.$H$35];MATCH([.$AB8];[.$G$2:.$G$35];0);2)" table:style-name="ce1">
            <text:p>2341</text:p>
          </table:table-cell>
          <table:table-cell office:value-type="float" office:value="2738" table:formula="of:=INDEX([.$J$2:.$K$18];MATCH([.$AB8];[.$J$2:.$J$18];0);2)" table:style-name="ce1">
            <text:p>2738</text:p>
          </table:table-cell>
          <table:table-cell office:value-type="float" office:value="3421" table:formula="of:=INDEX([.$M$2:.$N$16];MATCH([.$AB8];[.$M$2:.$M$16];0);2)" table:style-name="ce1">
            <text:p>3421</text:p>
          </table:table-cell>
          <table:table-cell office:value-type="float" office:value="1797" table:formula="of:=INDEX([.$P$2:.$Q$66];MATCH([.$AB8];[.$P$2:.$P$66];0);2)" table:style-name="ce1">
            <text:p>1797</text:p>
          </table:table-cell>
          <table:table-cell office:value-type="float" office:value="2291" table:formula="of:=INDEX([.$S$2:.$T$48];MATCH([.$AB8];[.$S$2:.$S$48];0);2)" table:style-name="ce1">
            <text:p>2291</text:p>
          </table:table-cell>
          <table:table-cell office:value-type="float" office:value="1352" table:formula="of:=INDEX([.$V$2:.$W$29];MATCH([.$AB8];[.$V$2:.$V$29];0);2)" table:style-name="ce1">
            <text:p>1352</text:p>
          </table:table-cell>
          <table:table-cell office:value-type="float" office:value="1423" table:formula="of:=INDEX([.$Y$2:.$Z$30];MATCH([.$AB8];[.$Y$2:.$Y$30];0);2)" table:style-name="ce1">
            <text:p>1423</text:p>
          </table:table-cell>
          <table:table-cell table:style-name="ce1"/>
          <table:covered-table-cell/>
          <table:table-cell office:value-type="string" table:style-name="ce1">
            <text:p>aph(3'')-Ib_5_AF321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formula="of:=SUM([.AO8:.AW8])" table:style-name="ce1">
            <text:p>86</text:p>
          </table:table-cell>
          <table:table-cell office:value-type="string" table:style-name="ce2">
            <text:p>29_NV_M</text:p>
          </table:table-cell>
          <table:table-cell office:value-type="float" office:value="24286" table:style-name="ce1">
            <text:p>24286</text:p>
          </table:table-cell>
          <table:table-cell office:value-type="float" office:value="10392" table:style-name="ce1">
            <text:p>10392</text:p>
          </table:table-cell>
          <table:table-cell office:value-type="float" office:value="1" table:formula="of:=COM.MICROSOFT.RANK.AVG([.AZ8];[.$AZ$2:.$AZ$10];0)" table:style-name="ce1">
            <text:p>1</text:p>
          </table:table-cell>
          <table:table-cell office:value-type="float" office:value="3" table:formula="of:=COM.MICROSOFT.RANK.AVG([.BA8];[.$BA$2:.$BA$10];0)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334077504" table:style-name="ce1">
            <text:p>334077504</text:p>
          </table:table-cell>
          <table:table-cell office:value-type="float" office:value="7.2695705964086703E-5" table:formula="of:=[.AZ8]/[.BE8]" table:style-name="ce1">
            <text:p>7.26957E-05</text:p>
          </table:table-cell>
          <table:table-cell office:value-type="string" table:style-name="ce1">
            <text:p>SRX5883444</text:p>
          </table:table-cell>
          <table:table-cell table:number-columns-repeated="16325"/>
        </table:table-row>
        <table:table-row table:style-name="ro2">
          <table:table-cell office:value-type="string" table:style-name="ce1">
            <text:p>erm(F)_1_M14730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string" table:style-name="ce1">
            <text:p>erm(B)_9_AF299292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2341" table:style-name="ce1">
            <text:p>2341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string" table:style-name="ce1">
            <text:p>cfxA3_1_AF472622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219" table:style-name="ce1">
            <text:p>219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243" table:style-name="ce1">
            <text:p>243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1587" table:style-name="ce1">
            <text:p>1587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2358" table:formula="of:=INDEX([.$A$2:.$B$23];MATCH([.$AB9];[.$A$2:.$A$23];0);2)" table:style-name="ce1">
            <text:p>2358</text:p>
          </table:table-cell>
          <table:table-cell office:value-type="float" office:value="3766" table:formula="of:=INDEX([.$D$2:.$E$28];MATCH([.$AB9];[.$D$2:.$D$28];0);2)" table:style-name="ce1">
            <text:p>3766</text:p>
          </table:table-cell>
          <table:table-cell office:value-type="float" office:value="2908" table:formula="of:=INDEX([.$G$2:.$H$35];MATCH([.$AB9];[.$G$2:.$G$35];0);2)" table:style-name="ce1">
            <text:p>2908</text:p>
          </table:table-cell>
          <table:table-cell office:value-type="float" office:value="2320" table:formula="of:=INDEX([.$J$2:.$K$18];MATCH([.$AB9];[.$J$2:.$J$18];0);2)" table:style-name="ce1">
            <text:p>2320</text:p>
          </table:table-cell>
          <table:table-cell office:value-type="float" office:value="2103" table:formula="of:=INDEX([.$M$2:.$N$16];MATCH([.$AB9];[.$M$2:.$M$16];0);2)" table:style-name="ce1">
            <text:p>2103</text:p>
          </table:table-cell>
          <table:table-cell office:value-type="float" office:value="2360" table:formula="of:=INDEX([.$P$2:.$Q$66];MATCH([.$AB9];[.$P$2:.$P$66];0);2)" table:style-name="ce1">
            <text:p>2360</text:p>
          </table:table-cell>
          <table:table-cell office:value-type="float" office:value="2439" table:formula="of:=INDEX([.$S$2:.$T$48];MATCH([.$AB9];[.$S$2:.$S$48];0);2)" table:style-name="ce1">
            <text:p>2439</text:p>
          </table:table-cell>
          <table:table-cell office:value-type="float" office:value="243" table:formula="of:=INDEX([.$V$2:.$W$29];MATCH([.$AB9];[.$V$2:.$V$29];0);2)" table:style-name="ce1">
            <text:p>243</text:p>
          </table:table-cell>
          <table:table-cell office:value-type="float" office:value="1587" table:formula="of:=INDEX([.$Y$2:.$Z$30];MATCH([.$AB9];[.$Y$2:.$Y$30];0);2)" table:style-name="ce1">
            <text:p>1587</text:p>
          </table:table-cell>
          <table:table-cell table:style-name="ce1"/>
          <table:covered-table-cell/>
          <table:table-cell office:value-type="string" table:style-name="ce1">
            <text:p>aph(6)-Id_1_M28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" table:formula="of:=SUM([.AO9:.AW9])" table:style-name="ce1">
            <text:p>117</text:p>
          </table:table-cell>
          <table:table-cell office:value-type="string" table:style-name="ce2">
            <text:p>44_NV_M</text:p>
          </table:table-cell>
          <table:table-cell office:value-type="float" office:value="19266" table:style-name="ce1">
            <text:p>19266</text:p>
          </table:table-cell>
          <table:table-cell office:value-type="float" office:value="2895" table:style-name="ce1">
            <text:p>2895</text:p>
          </table:table-cell>
          <table:table-cell office:value-type="float" office:value="4" table:formula="of:=COM.MICROSOFT.RANK.AVG([.AZ9];[.$AZ$2:.$AZ$10];0)" table:style-name="ce1">
            <text:p>4</text:p>
          </table:table-cell>
          <table:table-cell office:value-type="float" office:value="9" table:formula="of:=COM.MICROSOFT.RANK.AVG([.BA9];[.$BA$2:.$BA$10];0)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635940206" table:style-name="ce1">
            <text:p>635940206</text:p>
          </table:table-cell>
          <table:table-cell office:value-type="float" office:value="3.0295301064829985E-5" table:formula="of:=[.AZ9]/[.BE9]" table:style-name="ce1">
            <text:p>3.02953E-05</text:p>
          </table:table-cell>
          <table:table-cell office:value-type="string" table:style-name="ce1">
            <text:p>SRX5883445</text:p>
          </table:table-cell>
          <table:table-cell table:number-columns-repeated="16325"/>
        </table:table-row>
        <table:table-row table:style-name="ro2">
          <table:table-cell office:value-type="string" table:style-name="ce1">
            <text:p>erm(F)_3_M17808</text:p>
          </table:table-cell>
          <table:table-cell office:value-type="float" office:value="3188" table:style-name="ce1">
            <text:p>3188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3766" table:style-name="ce1">
            <text:p>3766</text:p>
          </table:table-cell>
          <table:table-cell table:style-name="ce1"/>
          <table:table-cell office:value-type="string" table:style-name="ce1">
            <text:p>dfrA1_1_FJ59104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cfxA4_1_AY769933</text:p>
          </table:table-cell>
          <table:table-cell office:value-type="float" office:value="104" table:style-name="ce1">
            <text:p>104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315" table:style-name="ce1">
            <text:p>315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2371" table:style-name="ce1">
            <text:p>2371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3188" table:formula="of:=INDEX([.$A$2:.$B$23];MATCH([.$AB10];[.$A$2:.$A$23];0);2)" table:style-name="ce1">
            <text:p>3188</text:p>
          </table:table-cell>
          <table:table-cell office:value-type="float" office:value="4659" table:formula="of:=INDEX([.$D$2:.$E$28];MATCH([.$AB10];[.$D$2:.$D$28];0);2)" table:style-name="ce1">
            <text:p>4659</text:p>
          </table:table-cell>
          <table:table-cell office:value-type="float" office:value="4178" table:formula="of:=INDEX([.$G$2:.$H$35];MATCH([.$AB10];[.$G$2:.$G$35];0);2)" table:style-name="ce1">
            <text:p>4178</text:p>
          </table:table-cell>
          <table:table-cell office:value-type="float" office:value="2975" table:formula="of:=INDEX([.$J$2:.$K$18];MATCH([.$AB10];[.$J$2:.$J$18];0);2)" table:style-name="ce1">
            <text:p>2975</text:p>
          </table:table-cell>
          <table:table-cell office:value-type="float" office:value="2709" table:formula="of:=INDEX([.$M$2:.$N$16];MATCH([.$AB10];[.$M$2:.$M$16];0);2)" table:style-name="ce1">
            <text:p>2709</text:p>
          </table:table-cell>
          <table:table-cell office:value-type="float" office:value="3022" table:formula="of:=INDEX([.$P$2:.$Q$66];MATCH([.$AB10];[.$P$2:.$P$66];0);2)" table:style-name="ce1">
            <text:p>3022</text:p>
          </table:table-cell>
          <table:table-cell office:value-type="float" office:value="3347" table:formula="of:=INDEX([.$S$2:.$T$48];MATCH([.$AB10];[.$S$2:.$S$48];0);2)" table:style-name="ce1">
            <text:p>3347</text:p>
          </table:table-cell>
          <table:table-cell office:value-type="float" office:value="315" table:formula="of:=INDEX([.$V$2:.$W$29];MATCH([.$AB10];[.$V$2:.$V$29];0);2)" table:style-name="ce1">
            <text:p>315</text:p>
          </table:table-cell>
          <table:table-cell office:value-type="float" office:value="2371" table:formula="of:=INDEX([.$Y$2:.$Z$30];MATCH([.$AB10];[.$Y$2:.$Y$30];0);2)" table:style-name="ce1">
            <text:p>2371</text:p>
          </table:table-cell>
          <table:table-cell table:style-name="ce1"/>
          <table:covered-table-cell/>
          <table:table-cell office:value-type="string" table:style-name="ce1">
            <text:p>aph(6)-Id_2_AF024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" table:formula="of:=SUM([.AO10:.AW10])" table:style-name="ce1">
            <text:p>108</text:p>
          </table:table-cell>
          <table:table-cell office:value-type="string" table:style-name="ce2">
            <text:p>40_NV_M</text:p>
          </table:table-cell>
          <table:table-cell office:value-type="float" office:value="18698" table:style-name="ce1">
            <text:p>18698</text:p>
          </table:table-cell>
          <table:table-cell office:value-type="float" office:value="9827" table:style-name="ce1">
            <text:p>9827</text:p>
          </table:table-cell>
          <table:table-cell office:value-type="float" office:value="5" table:formula="of:=COM.MICROSOFT.RANK.AVG([.AZ10];[.$AZ$2:.$AZ$10];0)" table:style-name="ce1">
            <text:p>5</text:p>
          </table:table-cell>
          <table:table-cell office:value-type="float" office:value="5" table:formula="of:=COM.MICROSOFT.RANK.AVG([.BA10];[.$BA$2:.$BA$10];0)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36019603" table:style-name="ce1">
            <text:p>336019603</text:p>
          </table:table-cell>
          <table:table-cell office:value-type="float" office:value="5.5645563035797049E-5" table:formula="of:=[.AZ10]/[.BE10]" table:style-name="ce1">
            <text:p>5.56456E-05</text:p>
          </table:table-cell>
          <table:table-cell office:value-type="string" table:style-name="ce1">
            <text:p>SRX5883466</text:p>
          </table:table-cell>
          <table:table-cell table:number-columns-repeated="16325"/>
        </table:table-row>
        <table:table-row table:style-name="ro2">
          <table:table-cell office:value-type="string" table:style-name="ce1">
            <text:p>tet(40)_1_FJ158002</text:p>
          </table:table-cell>
          <table:table-cell office:value-type="float" office:value="192" table:style-name="ce1">
            <text:p>192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4659" table:style-name="ce1">
            <text:p>4659</text:p>
          </table:table-cell>
          <table:table-cell table:style-name="ce1"/>
          <table:table-cell office:value-type="string" table:style-name="ce1">
            <text:p>dfrA1_14_AB199789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161" table:style-name="ce1">
            <text:p>161</text:p>
          </table:table-cell>
          <table:table-cell table:style-name="ce1"/>
          <table:table-cell office:value-type="string" table:style-name="ce1">
            <text:p>cfxA5_1_AY769934</text:p>
          </table:table-cell>
          <table:table-cell office:value-type="float" office:value="104" table:style-name="ce1">
            <text:p>104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2291" table:style-name="ce1">
            <text:p>2291</text:p>
          </table:table-cell>
          <table:table-cell table:style-name="ce1"/>
          <table:table-cell office:value-type="string" table:style-name="ce1">
            <text:p>tet(32)_2_EF626943</text:p>
          </table:table-cell>
          <table:table-cell office:value-type="float" office:value="139" table:style-name="ce1">
            <text:p>139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157" table:style-name="ce1">
            <text:p>157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192" table:formula="of:=INDEX([.$A$2:.$B$23];MATCH([.$AB11];[.$A$2:.$A$23];0);2)" table:style-name="ce1">
            <text:p>192</text:p>
          </table:table-cell>
          <table:table-cell office:value-type="float" office:value="297" table:formula="of:=INDEX([.$D$2:.$E$28];MATCH([.$AB11];[.$D$2:.$D$28];0);2)" table:style-name="ce1">
            <text:p>297</text:p>
          </table:table-cell>
          <table:table-cell office:value-type="float" office:value="102" table:formula="of:=INDEX([.$G$2:.$H$35];MATCH([.$AB11];[.$G$2:.$G$35];0);2)" table:style-name="ce1">
            <text:p>102</text:p>
          </table:table-cell>
          <table:table-cell office:value-type="float" office:value="0" table:formula="of:=INDEX([.$J$2:.$K$18];MATCH([.$AB11];[.$J$2:.$J$18];0);2)" table:style-name="ce1">
            <text:p>#N/A</text:p>
          </table:table-cell>
          <table:table-cell office:value-type="float" office:value="52" table:formula="of:=INDEX([.$M$2:.$N$16];MATCH([.$AB11];[.$M$2:.$M$16];0);2)" table:style-name="ce1">
            <text:p>52</text:p>
          </table:table-cell>
          <table:table-cell office:value-type="float" office:value="135" table:formula="of:=INDEX([.$P$2:.$Q$66];MATCH([.$AB11];[.$P$2:.$P$66];0);2)" table:style-name="ce1">
            <text:p>135</text:p>
          </table:table-cell>
          <table:table-cell office:value-type="float" office:value="0" table:formula="of:=INDEX([.$S$2:.$T$48];MATCH([.$AB11];[.$S$2:.$S$48];0);2)" table:style-name="ce1">
            <text:p>#N/A</text:p>
          </table:table-cell>
          <table:table-cell office:value-type="float" office:value="294" table:formula="of:=INDEX([.$V$2:.$W$29];MATCH([.$AB11];[.$V$2:.$V$29];0);2)" table:style-name="ce1">
            <text:p>294</text:p>
          </table:table-cell>
          <table:table-cell office:value-type="float" office:value="157" table:formula="of:=INDEX([.$Y$2:.$Z$30];MATCH([.$AB11];[.$Y$2:.$Y$30];0);2)" table:style-name="ce1">
            <text:p>157</text:p>
          </table:table-cell>
          <table:table-cell table:style-name="ce1"/>
          <table:covered-table-cell/>
          <table:table-cell office:value-type="string" table:style-name="ce1">
            <text:p>aph(6)-Id_3_AB1098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formula="of:=SUM([.AO11:.AW11])" table:style-name="ce1">
            <text:p>54</text:p>
          </table:table-cell>
          <table:table-cell table:number-columns-repeated="16334" table:style-name="ce1"/>
        </table:table-row>
        <table:table-row table:style-name="ro3">
          <table:table-cell office:value-type="string" table:style-name="ce1">
            <text:p>tet(40)_2_AM419751</text:p>
          </table:table-cell>
          <table:table-cell office:value-type="float" office:value="271" table:style-name="ce1">
            <text:p>271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297" table:style-name="ce1">
            <text:p>297</text:p>
          </table:table-cell>
          <table:table-cell table:style-name="ce1"/>
          <table:table-cell office:value-type="string" table:style-name="ce1">
            <text:p>dfrA1_15_FM20763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254" table:style-name="ce1">
            <text:p>254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2709" table:style-name="ce1">
            <text:p>2709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1797" table:style-name="ce1">
            <text:p>1797</text:p>
          </table:table-cell>
          <table:table-cell table:style-name="ce1"/>
          <table:table-cell office:value-type="string" table:style-name="ce1">
            <text:p>erm(B)_12_U18931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294" table:style-name="ce1">
            <text:p>294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194" table:style-name="ce1">
            <text:p>194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271" table:formula="of:=INDEX([.$A$2:.$B$23];MATCH([.$AB12];[.$A$2:.$A$23];0);2)" table:style-name="ce1">
            <text:p>271</text:p>
          </table:table-cell>
          <table:table-cell office:value-type="float" office:value="396" table:formula="of:=INDEX([.$D$2:.$E$28];MATCH([.$AB12];[.$D$2:.$D$28];0);2)" table:style-name="ce1">
            <text:p>396</text:p>
          </table:table-cell>
          <table:table-cell office:value-type="float" office:value="161" table:formula="of:=INDEX([.$G$2:.$H$35];MATCH([.$AB12];[.$G$2:.$G$35];0);2)" table:style-name="ce1">
            <text:p>161</text:p>
          </table:table-cell>
          <table:table-cell office:value-type="float" office:value="33" table:formula="of:=INDEX([.$J$2:.$K$18];MATCH([.$AB12];[.$J$2:.$J$18];0);2)" table:style-name="ce1">
            <text:p>33</text:p>
          </table:table-cell>
          <table:table-cell office:value-type="float" office:value="0" table:formula="of:=INDEX([.$M$2:.$N$16];MATCH([.$AB12];[.$M$2:.$M$16];0);2)" table:style-name="ce1">
            <text:p>#N/A</text:p>
          </table:table-cell>
          <table:table-cell office:value-type="float" office:value="130" table:formula="of:=INDEX([.$P$2:.$Q$66];MATCH([.$AB12];[.$P$2:.$P$66];0);2)" table:style-name="ce1">
            <text:p>130</text:p>
          </table:table-cell>
          <table:table-cell office:value-type="float" office:value="264" table:formula="of:=INDEX([.$S$2:.$T$48];MATCH([.$AB12];[.$S$2:.$S$48];0);2)" table:style-name="ce1">
            <text:p>264</text:p>
          </table:table-cell>
          <table:table-cell office:value-type="float" office:value="384" table:formula="of:=INDEX([.$V$2:.$W$29];MATCH([.$AB12];[.$V$2:.$V$29];0);2)" table:style-name="ce1">
            <text:p>384</text:p>
          </table:table-cell>
          <table:table-cell office:value-type="float" office:value="194" table:formula="of:=INDEX([.$Y$2:.$Z$30];MATCH([.$AB12];[.$Y$2:.$Y$30];0);2)" table:style-name="ce1">
            <text:p>194</text:p>
          </table:table-cell>
          <table:table-cell table:style-name="ce1"/>
          <table:table-cell office:value-type="string" table:style-name="ce5">
            <text:p>Total</text:p>
          </table:table-cell>
          <table:table-cell table:style-name="ce1"/>
          <table:table-cell office:value-type="float" office:value="18" table:formula="of:=SUM([.AO2:.AO11])" table:style-name="ce1">
            <text:p>18</text:p>
          </table:table-cell>
          <table:table-cell office:value-type="float" office:value="0" table:formula="of:=SUM([.AP2:.AP11])" table:style-name="ce1">
            <text:p>0</text:p>
          </table:table-cell>
          <table:table-cell office:value-type="float" office:value="94" table:formula="of:=SUM([.AQ2:.AQ11])" table:style-name="ce1">
            <text:p>94</text:p>
          </table:table-cell>
          <table:table-cell office:value-type="float" office:value="0" table:formula="of:=SUM([.AR2:.AR11])" table:style-name="ce1">
            <text:p>0</text:p>
          </table:table-cell>
          <table:table-cell office:value-type="float" office:value="75" table:formula="of:=SUM([.AS2:.AS11])" table:style-name="ce1">
            <text:p>75</text:p>
          </table:table-cell>
          <table:table-cell office:value-type="float" office:value="416" table:formula="of:=SUM([.AT2:.AT11])" table:style-name="ce1">
            <text:p>416</text:p>
          </table:table-cell>
          <table:table-cell office:value-type="float" office:value="104" table:formula="of:=SUM([.AU2:.AU11])" table:style-name="ce1">
            <text:p>104</text:p>
          </table:table-cell>
          <table:table-cell office:value-type="float" office:value="36" table:formula="of:=SUM([.AV2:.AV11])" table:style-name="ce1">
            <text:p>36</text:p>
          </table:table-cell>
          <table:table-cell office:value-type="float" office:value="41" table:formula="of:=SUM([.AW2:.AW11])" table:style-name="ce1">
            <text:p>41</text:p>
          </table:table-cell>
          <table:table-cell office:value-type="float" office:value="784" table:formula="of:=SUM([.AO12:.AW12])" table:style-name="ce1">
            <text:p>784</text:p>
          </table:table-cell>
          <table:table-cell table:number-columns-repeated="2" table:style-name="ce1"/>
          <table:table-cell office:value-type="string" table:style-name="ce1">
            <text:p>Spearman's</text:p>
          </table:table-cell>
          <table:table-cell office:value-type="float" office:value="0.05" table:formula="of:=CORREL([.BB2:.BB10];[.BC2:.BC10])" table:style-name="ce1">
            <text:p>0.05</text:p>
          </table:table-cell>
          <table:table-cell table:number-columns-repeated="16330" table:style-name="ce1"/>
        </table:table-row>
        <table:table-row table:style-name="ro4">
          <table:table-cell office:value-type="string" table:style-name="ce1">
            <text:p>tet(O/32/O)_3_NZ_AUJS01000017</text:p>
          </table:table-cell>
          <table:table-cell office:value-type="float" office:value="464" table:style-name="ce1">
            <text:p>464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396" table:style-name="ce1">
            <text:p>396</text:p>
          </table:table-cell>
          <table:table-cell table:style-name="ce1"/>
          <table:table-cell office:value-type="string" table:style-name="ce1">
            <text:p>dfrA1_3_GU726913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4032" table:style-name="ce1">
            <text:p>4032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string" table:style-name="ce1">
            <text:p>erm(B)_12_U18931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erm(B)_9_AF299292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384" table:style-name="ce1">
            <text:p>384</text:p>
          </table:table-cell>
          <table:table-cell table:style-name="ce1"/>
          <table:table-cell office:value-type="string" table:style-name="ce1">
            <text:p>tet(L)_2_M29725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464" table:formula="of:=INDEX([.$A$2:.$B$23];MATCH([.$AB13];[.$A$2:.$A$23];0);2)" table:style-name="ce1">
            <text:p>464</text:p>
          </table:table-cell>
          <table:table-cell office:value-type="float" office:value="934" table:formula="of:=INDEX([.$D$2:.$E$28];MATCH([.$AB13];[.$D$2:.$D$28];0);2)" table:style-name="ce1">
            <text:p>934</text:p>
          </table:table-cell>
          <table:table-cell office:value-type="float" office:value="377" table:formula="of:=INDEX([.$G$2:.$H$35];MATCH([.$AB13];[.$G$2:.$G$35];0);2)" table:style-name="ce1">
            <text:p>377</text:p>
          </table:table-cell>
          <table:table-cell office:value-type="float" office:value="254" table:formula="of:=INDEX([.$J$2:.$K$18];MATCH([.$AB13];[.$J$2:.$J$18];0);2)" table:style-name="ce1">
            <text:p>254</text:p>
          </table:table-cell>
          <table:table-cell office:value-type="float" office:value="0" table:formula="of:=INDEX([.$M$2:.$N$16];MATCH([.$AB13];[.$M$2:.$M$16];0);2)" table:style-name="ce1">
            <text:p>#N/A</text:p>
          </table:table-cell>
          <table:table-cell office:value-type="float" office:value="0" table:formula="of:=INDEX([.$P$2:.$Q$66];MATCH([.$AB13];[.$P$2:.$P$66];0);2)" table:style-name="ce1">
            <text:p>#N/A</text:p>
          </table:table-cell>
          <table:table-cell office:value-type="float" office:value="659" table:formula="of:=INDEX([.$S$2:.$T$48];MATCH([.$AB13];[.$S$2:.$S$48];0);2)" table:style-name="ce1">
            <text:p>659</text:p>
          </table:table-cell>
          <table:table-cell office:value-type="float" office:value="1299" table:formula="of:=INDEX([.$V$2:.$W$29];MATCH([.$AB13];[.$V$2:.$V$29];0);2)" table:style-name="ce1">
            <text:p>1299</text:p>
          </table:table-cell>
          <table:table-cell office:value-type="float" office:value="407" table:formula="of:=INDEX([.$Y$2:.$Z$30];MATCH([.$AB13];[.$Y$2:.$Y$30];0);2)" table:style-name="ce1">
            <text:p>407</text:p>
          </table:table-cell>
          <table:table-cell table:style-name="ce1"/>
          <table:table-cell office:value-type="string" table:number-columns-spanned="1" table:number-rows-spanned="7" table:style-name="ce7">
            <text:p>Betalactam</text:p>
          </table:table-cell>
          <table:table-cell office:value-type="string" table:style-name="ce1">
            <text:p>blaACI-1_1_AJ00735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333" table:formula="of:=SUM([.AO13:.AW13])" table:style-name="ce1">
            <text:p>333</text:p>
          </table:table-cell>
          <table:table-cell table:number-columns-repeated="2" table:style-name="ce1"/>
          <table:table-cell office:value-type="string" table:style-name="ce1">
            <text:p>Pearson's</text:p>
          </table:table-cell>
          <table:table-cell office:value-type="float" office:value="-0.20893312337325973" table:formula="of:=CORREL([.AZ2:.AZ10];[.BA2:.BA10])" table:style-name="ce1">
            <text:p>-0.208933123</text:p>
          </table:table-cell>
          <table:table-cell table:number-columns-repeated="16330" table:style-name="ce1"/>
        </table:table-row>
        <table:table-row table:style-name="ro2">
          <table:table-cell office:value-type="string" table:style-name="ce1">
            <text:p>tet(O/32/O)_4_AIOQ01000025</text:p>
          </table:table-cell>
          <table:table-cell office:value-type="float" office:value="401" table:style-name="ce1">
            <text:p>401</text:p>
          </table:table-cell>
          <table:table-cell table:style-name="ce1"/>
          <table:table-cell office:value-type="string" table:style-name="ce1">
            <text:p>tet(O)_1_M18896</text:p>
          </table:table-cell>
          <table:table-cell office:value-type="float" office:value="870" table:style-name="ce1">
            <text:p>870</text:p>
          </table:table-cell>
          <table:table-cell table:style-name="ce1"/>
          <table:table-cell office:value-type="string" table:style-name="ce1">
            <text:p>dfrA1_4_AB18827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tet(Q)_2_X58717</text:p>
          </table:table-cell>
          <table:table-cell office:value-type="float" office:value="455" table:style-name="ce1">
            <text:p>455</text:p>
          </table:table-cell>
          <table:table-cell table:style-name="ce1"/>
          <table:table-cell office:value-type="string" table:style-name="ce1">
            <text:p>aph(3')-Ia_1_V00359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erm(B)_7_AF36830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2439" table:style-name="ce1">
            <text:p>2439</text:p>
          </table:table-cell>
          <table:table-cell table:style-name="ce1"/>
          <table:table-cell office:value-type="string" table:style-name="ce1">
            <text:p>tet(M)_12_FR671418</text:p>
          </table:table-cell>
          <table:table-cell office:value-type="float" office:value="237" table:style-name="ce1">
            <text:p>237</text:p>
          </table:table-cell>
          <table:table-cell table:style-name="ce1"/>
          <table:table-cell office:value-type="string" table:style-name="ce1">
            <text:p>tet(L)_8_AY081910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401" table:formula="of:=INDEX([.$A$2:.$B$23];MATCH([.$AB14];[.$A$2:.$A$23];0);2)" table:style-name="ce1">
            <text:p>401</text:p>
          </table:table-cell>
          <table:table-cell office:value-type="float" office:value="864" table:formula="of:=INDEX([.$D$2:.$E$28];MATCH([.$AB14];[.$D$2:.$D$28];0);2)" table:style-name="ce1">
            <text:p>864</text:p>
          </table:table-cell>
          <table:table-cell office:value-type="float" office:value="0" table:formula="of:=INDEX([.$G$2:.$H$35];MATCH([.$AB14];[.$G$2:.$G$35];0);2)" table:style-name="ce1">
            <text:p>#N/A</text:p>
          </table:table-cell>
          <table:table-cell office:value-type="float" office:value="0" table:formula="of:=INDEX([.$J$2:.$K$18];MATCH([.$AB14];[.$J$2:.$J$18];0);2)" table:style-name="ce1">
            <text:p>#N/A</text:p>
          </table:table-cell>
          <table:table-cell office:value-type="float" office:value="0" table:formula="of:=INDEX([.$M$2:.$N$16];MATCH([.$AB14];[.$M$2:.$M$16];0);2)" table:style-name="ce1">
            <text:p>#N/A</text:p>
          </table:table-cell>
          <table:table-cell office:value-type="float" office:value="332" table:formula="of:=INDEX([.$P$2:.$Q$66];MATCH([.$AB14];[.$P$2:.$P$66];0);2)" table:style-name="ce1">
            <text:p>332</text:p>
          </table:table-cell>
          <table:table-cell office:value-type="float" office:value="580" table:formula="of:=INDEX([.$S$2:.$T$48];MATCH([.$AB14];[.$S$2:.$S$48];0);2)" table:style-name="ce1">
            <text:p>580</text:p>
          </table:table-cell>
          <table:table-cell office:value-type="float" office:value="1171" table:formula="of:=INDEX([.$V$2:.$W$29];MATCH([.$AB14];[.$V$2:.$V$29];0);2)" table:style-name="ce1">
            <text:p>1171</text:p>
          </table:table-cell>
          <table:table-cell office:value-type="float" office:value="373" table:formula="of:=INDEX([.$Y$2:.$Z$30];MATCH([.$AB14];[.$Y$2:.$Y$30];0);2)" table:style-name="ce1">
            <text:p>373</text:p>
          </table:table-cell>
          <table:table-cell table:style-name="ce1"/>
          <table:covered-table-cell/>
          <table:table-cell office:value-type="string" table:style-name="ce1">
            <text:p>cfxA_1_U38243</text:p>
          </table:table-cell>
          <table:table-cell office:value-type="float" office:value="1365" table:style-name="ce1">
            <text:p>1365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7" table:formula="of:=SUM([.AO14:.AW14])" table:style-name="ce1">
            <text:p>1457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1">
            <text:p>tet(O/W)_3_AM889120</text:p>
          </table:table-cell>
          <table:table-cell office:value-type="float" office:value="230" table:style-name="ce1">
            <text:p>230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616" table:style-name="ce1">
            <text:p>616</text:p>
          </table:table-cell>
          <table:table-cell table:style-name="ce1"/>
          <table:table-cell office:value-type="string" table:style-name="ce1">
            <text:p>dfrA1_8_X00926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1586" table:style-name="ce1">
            <text:p>1586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6219" table:style-name="ce1">
            <text:p>6219</text:p>
          </table:table-cell>
          <table:table-cell table:style-name="ce1"/>
          <table:table-cell office:value-type="string" table:style-name="ce1">
            <text:p>erm(B)_9_AF299292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3347" table:style-name="ce1">
            <text:p>3347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952" table:style-name="ce1">
            <text:p>952</text:p>
          </table:table-cell>
          <table:table-cell table:style-name="ce1"/>
          <table:table-cell office:value-type="string" table:style-name="ce1">
            <text:p>tet(M)_1_X92947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230" table:formula="of:=INDEX([.$A$2:.$B$23];MATCH([.$AB15];[.$A$2:.$A$23];0);2)" table:style-name="ce1">
            <text:p>230</text:p>
          </table:table-cell>
          <table:table-cell office:value-type="float" office:value="242" table:formula="of:=INDEX([.$D$2:.$E$28];MATCH([.$AB15];[.$D$2:.$D$28];0);2)" table:style-name="ce1">
            <text:p>242</text:p>
          </table:table-cell>
          <table:table-cell office:value-type="float" office:value="134" table:formula="of:=INDEX([.$G$2:.$H$35];MATCH([.$AB15];[.$G$2:.$G$35];0);2)" table:style-name="ce1">
            <text:p>134</text:p>
          </table:table-cell>
          <table:table-cell office:value-type="float" office:value="0" table:formula="of:=INDEX([.$J$2:.$K$18];MATCH([.$AB15];[.$J$2:.$J$18];0);2)" table:style-name="ce1">
            <text:p>#N/A</text:p>
          </table:table-cell>
          <table:table-cell office:value-type="float" office:value="0" table:formula="of:=INDEX([.$M$2:.$N$16];MATCH([.$AB15];[.$M$2:.$M$16];0);2)" table:style-name="ce1">
            <text:p>#N/A</text:p>
          </table:table-cell>
          <table:table-cell office:value-type="float" office:value="0" table:formula="of:=INDEX([.$P$2:.$Q$66];MATCH([.$AB15];[.$P$2:.$P$66];0);2)" table:style-name="ce1">
            <text:p>#N/A</text:p>
          </table:table-cell>
          <table:table-cell office:value-type="float" office:value="463" table:formula="of:=INDEX([.$S$2:.$T$48];MATCH([.$AB15];[.$S$2:.$S$48];0);2)" table:style-name="ce1">
            <text:p>463</text:p>
          </table:table-cell>
          <table:table-cell office:value-type="float" office:value="552" table:formula="of:=INDEX([.$V$2:.$W$29];MATCH([.$AB15];[.$V$2:.$V$29];0);2)" table:style-name="ce1">
            <text:p>552</text:p>
          </table:table-cell>
          <table:table-cell office:value-type="float" office:value="256" table:formula="of:=INDEX([.$Y$2:.$Z$30];MATCH([.$AB15];[.$Y$2:.$Y$30];0);2)" table:style-name="ce1">
            <text:p>256</text:p>
          </table:table-cell>
          <table:table-cell table:style-name="ce1"/>
          <table:covered-table-cell/>
          <table:table-cell office:value-type="string" table:style-name="ce1">
            <text:p>cfxA2_1_AF504914</text:p>
          </table:table-cell>
          <table:table-cell office:value-type="float" office:value="910" table:style-name="ce1">
            <text:p>910</text:p>
          </table:table-cell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342" table:style-name="ce1">
            <text:p>342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office:value-type="float" office:value="1677" table:formula="of:=SUM([.AO15:.AW15])" table:style-name="ce1">
            <text:p>1677</text:p>
          </table:table-cell>
          <table:table-cell table:number-columns-repeated="2" table:style-name="ce1"/>
          <table:table-cell office:value-type="string" table:style-name="ce1">
            <text:p>Age pearson's</text:p>
          </table:table-cell>
          <table:table-cell office:value-type="float" office:value="-9.7378408629704492E-4" table:formula="of:=CORREL([.AZ2:.AZ10];[.BD2:.BD10])" table:style-name="ce1">
            <text:p>-0.000973784</text:p>
          </table:table-cell>
          <table:table-cell table:number-columns-repeated="16330" table:style-name="ce1"/>
        </table:table-row>
        <table:table-row table:style-name="ro2">
          <table:table-cell office:value-type="string" table:style-name="ce1">
            <text:p>tet(O/W)_4_AM889121</text:p>
          </table:table-cell>
          <table:table-cell office:value-type="float" office:value="264" table:style-name="ce1">
            <text:p>264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411" table:style-name="ce1">
            <text:p>411</text:p>
          </table:table-cell>
          <table:table-cell table:style-name="ce1"/>
          <table:table-cell office:value-type="string" table:style-name="ce1">
            <text:p>dfrA1_9_AJ23835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cfxA6_1_GQ342996</text:p>
          </table:table-cell>
          <table:table-cell office:value-type="float" office:value="3421" table:style-name="ce1">
            <text:p>3421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2360" table:style-name="ce1">
            <text:p>2360</text:p>
          </table:table-cell>
          <table:table-cell table:style-name="ce1"/>
          <table:table-cell office:value-type="string" table:style-name="ce1">
            <text:p>sul2_1_AF542061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570" table:style-name="ce1">
            <text:p>570</text:p>
          </table:table-cell>
          <table:table-cell table:style-name="ce1"/>
          <table:table-cell office:value-type="string" table:style-name="ce1">
            <text:p>tet(M)_13_AM990992</text:p>
          </table:table-cell>
          <table:table-cell office:value-type="float" office:value="158" table:style-name="ce1">
            <text:p>158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264" table:formula="of:=INDEX([.$A$2:.$B$23];MATCH([.$AB16];[.$A$2:.$A$23];0);2)" table:style-name="ce1">
            <text:p>264</text:p>
          </table:table-cell>
          <table:table-cell office:value-type="float" office:value="278" table:formula="of:=INDEX([.$D$2:.$E$28];MATCH([.$AB16];[.$D$2:.$D$28];0);2)" table:style-name="ce1">
            <text:p>278</text:p>
          </table:table-cell>
          <table:table-cell office:value-type="float" office:value="152" table:formula="of:=INDEX([.$G$2:.$H$35];MATCH([.$AB16];[.$G$2:.$G$35];0);2)" table:style-name="ce1">
            <text:p>152</text:p>
          </table:table-cell>
          <table:table-cell office:value-type="float" office:value="0" table:formula="of:=INDEX([.$J$2:.$K$18];MATCH([.$AB16];[.$J$2:.$J$18];0);2)" table:style-name="ce1">
            <text:p>#N/A</text:p>
          </table:table-cell>
          <table:table-cell office:value-type="float" office:value="0" table:formula="of:=INDEX([.$M$2:.$N$16];MATCH([.$AB16];[.$M$2:.$M$16];0);2)" table:style-name="ce1">
            <text:p>#N/A</text:p>
          </table:table-cell>
          <table:table-cell office:value-type="float" office:value="175" table:formula="of:=INDEX([.$P$2:.$Q$66];MATCH([.$AB16];[.$P$2:.$P$66];0);2)" table:style-name="ce1">
            <text:p>175</text:p>
          </table:table-cell>
          <table:table-cell office:value-type="float" office:value="574" table:formula="of:=INDEX([.$S$2:.$T$48];MATCH([.$AB16];[.$S$2:.$S$48];0);2)" table:style-name="ce1">
            <text:p>574</text:p>
          </table:table-cell>
          <table:table-cell office:value-type="float" office:value="618" table:formula="of:=INDEX([.$V$2:.$W$29];MATCH([.$AB16];[.$V$2:.$V$29];0);2)" table:style-name="ce1">
            <text:p>618</text:p>
          </table:table-cell>
          <table:table-cell office:value-type="float" office:value="306" table:formula="of:=INDEX([.$Y$2:.$Z$30];MATCH([.$AB16];[.$Y$2:.$Y$30];0);2)" table:style-name="ce1">
            <text:p>306</text:p>
          </table:table-cell>
          <table:table-cell table:style-name="ce1"/>
          <table:covered-table-cell/>
          <table:table-cell office:value-type="string" table:style-name="ce1">
            <text:p>cfxA3_1_AF472622</text:p>
          </table:table-cell>
          <table:table-cell office:value-type="float" office:value="1242" table:style-name="ce1">
            <text:p>1242</text:p>
          </table:table-cell>
          <table:table-cell office:value-type="float" office:value="61" table:style-name="ce1">
            <text:p>61</text:p>
          </table:table-cell>
          <table:table-cell office:value-type="float" office:value="109" table:style-name="ce1">
            <text:p>109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276" table:style-name="ce1">
            <text:p>276</text:p>
          </table:table-cell>
          <table:table-cell office:value-type="float" office:value="243" table:style-name="ce1">
            <text:p>243</text:p>
          </table:table-cell>
          <table:table-cell office:value-type="float" office:value="276" table:style-name="ce1">
            <text:p>276</text:p>
          </table:table-cell>
          <table:table-cell office:value-type="float" office:value="3128" table:formula="of:=SUM([.AO16:.AW16])" table:style-name="ce1">
            <text:p>3128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1">
            <text:p>tet(O/W)_5_AM889122</text:p>
          </table:table-cell>
          <table:table-cell office:value-type="float" office:value="266" table:style-name="ce1">
            <text:p>266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934" table:style-name="ce1">
            <text:p>934</text:p>
          </table:table-cell>
          <table:table-cell table:style-name="ce1"/>
          <table:table-cell office:value-type="string" table:style-name="ce1">
            <text:p>erm(F)_1_M14730</text:p>
          </table:table-cell>
          <table:table-cell office:value-type="float" office:value="2908" table:style-name="ce1">
            <text:p>2908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95" table:style-name="ce1">
            <text:p>95</text:p>
          </table:table-cell>
          <table:table-cell table:number-columns-repeated="4" table:style-name="ce1"/>
          <table:table-cell office:value-type="string" table:style-name="ce1">
            <text:p>erm(F)_3_M17808</text:p>
          </table:table-cell>
          <table:table-cell office:value-type="float" office:value="3022" table:style-name="ce1">
            <text:p>3022</text:p>
          </table:table-cell>
          <table:table-cell table:style-name="ce1"/>
          <table:table-cell office:value-type="string" table:style-name="ce1">
            <text:p>sul2_10_AM1832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1299" table:style-name="ce1">
            <text:p>1299</text:p>
          </table:table-cell>
          <table:table-cell table:style-name="ce1"/>
          <table:table-cell office:value-type="string" table:style-name="ce1">
            <text:p>tet(M)_4_X75073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266" table:formula="of:=INDEX([.$A$2:.$B$23];MATCH([.$AB17];[.$A$2:.$A$23];0);2)" table:style-name="ce1">
            <text:p>266</text:p>
          </table:table-cell>
          <table:table-cell office:value-type="float" office:value="254" table:formula="of:=INDEX([.$D$2:.$E$28];MATCH([.$AB17];[.$D$2:.$D$28];0);2)" table:style-name="ce1">
            <text:p>254</text:p>
          </table:table-cell>
          <table:table-cell office:value-type="float" office:value="134" table:formula="of:=INDEX([.$G$2:.$H$35];MATCH([.$AB17];[.$G$2:.$G$35];0);2)" table:style-name="ce1">
            <text:p>134</text:p>
          </table:table-cell>
          <table:table-cell office:value-type="float" office:value="0" table:formula="of:=INDEX([.$J$2:.$K$18];MATCH([.$AB17];[.$J$2:.$J$18];0);2)" table:style-name="ce1">
            <text:p>#N/A</text:p>
          </table:table-cell>
          <table:table-cell office:value-type="float" office:value="0" table:formula="of:=INDEX([.$M$2:.$N$16];MATCH([.$AB17];[.$M$2:.$M$16];0);2)" table:style-name="ce1">
            <text:p>#N/A</text:p>
          </table:table-cell>
          <table:table-cell office:value-type="float" office:value="178" table:formula="of:=INDEX([.$P$2:.$Q$66];MATCH([.$AB17];[.$P$2:.$P$66];0);2)" table:style-name="ce1">
            <text:p>178</text:p>
          </table:table-cell>
          <table:table-cell office:value-type="float" office:value="587" table:formula="of:=INDEX([.$S$2:.$T$48];MATCH([.$AB17];[.$S$2:.$S$48];0);2)" table:style-name="ce1">
            <text:p>587</text:p>
          </table:table-cell>
          <table:table-cell office:value-type="float" office:value="607" table:formula="of:=INDEX([.$V$2:.$W$29];MATCH([.$AB17];[.$V$2:.$V$29];0);2)" table:style-name="ce1">
            <text:p>607</text:p>
          </table:table-cell>
          <table:table-cell office:value-type="float" office:value="304" table:formula="of:=INDEX([.$Y$2:.$Z$30];MATCH([.$AB17];[.$Y$2:.$Y$30];0);2)" table:style-name="ce1">
            <text:p>304</text:p>
          </table:table-cell>
          <table:table-cell table:style-name="ce1"/>
          <table:covered-table-cell/>
          <table:table-cell office:value-type="string" table:style-name="ce1">
            <text:p>cfxA4_1_AY769933</text:p>
          </table:table-cell>
          <table:table-cell office:value-type="float" office:value="1231" table:style-name="ce1">
            <text:p>123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office:value-type="float" office:value="653" table:style-name="ce1">
            <text:p>653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219" table:style-name="ce1">
            <text:p>219</text:p>
          </table:table-cell>
          <table:table-cell office:value-type="float" office:value="210" table:style-name="ce1">
            <text:p>210</text:p>
          </table:table-cell>
          <table:table-cell office:value-type="float" office:value="130" table:style-name="ce1">
            <text:p>130</text:p>
          </table:table-cell>
          <table:table-cell office:value-type="float" office:value="2700" table:formula="of:=SUM([.AO17:.AW17])" table:style-name="ce1">
            <text:p>2700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1">
            <text:p>tet(Q)_1_L33696</text:p>
          </table:table-cell>
          <table:table-cell office:value-type="float" office:value="2653" table:style-name="ce1">
            <text:p>2653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864" table:style-name="ce1">
            <text:p>864</text:p>
          </table:table-cell>
          <table:table-cell table:style-name="ce1"/>
          <table:table-cell office:value-type="string" table:style-name="ce1">
            <text:p>erm(F)_3_M17808</text:p>
          </table:table-cell>
          <table:table-cell office:value-type="float" office:value="4178" table:style-name="ce1">
            <text:p>4178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108" table:style-name="ce1">
            <text:p>108</text:p>
          </table:table-cell>
          <table:table-cell table:number-columns-repeated="4" table:style-name="ce1"/>
          <table:table-cell office:value-type="string" table:style-name="ce1">
            <text:p>sul2_1_AF542061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1">
            <text:p>sul2_11_AY232670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1171" table:style-name="ce1">
            <text:p>1171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406" table:style-name="ce1">
            <text:p>406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2653" table:formula="of:=INDEX([.$A$2:.$B$23];MATCH([.$AB18];[.$A$2:.$A$23];0);2)" table:style-name="ce1">
            <text:p>2653</text:p>
          </table:table-cell>
          <table:table-cell office:value-type="float" office:value="332" table:formula="of:=INDEX([.$D$2:.$E$28];MATCH([.$AB18];[.$D$2:.$D$28];0);2)" table:style-name="ce1">
            <text:p>332</text:p>
          </table:table-cell>
          <table:table-cell office:value-type="float" office:value="2498" table:formula="of:=INDEX([.$G$2:.$H$35];MATCH([.$AB18];[.$G$2:.$G$35];0);2)" table:style-name="ce1">
            <text:p>2498</text:p>
          </table:table-cell>
          <table:table-cell office:value-type="float" office:value="4032" table:formula="of:=INDEX([.$J$2:.$K$18];MATCH([.$AB18];[.$J$2:.$J$18];0);2)" table:style-name="ce1">
            <text:p>4032</text:p>
          </table:table-cell>
          <table:table-cell office:value-type="float" office:value="6219" table:formula="of:=INDEX([.$M$2:.$N$16];MATCH([.$AB18];[.$M$2:.$M$16];0);2)" table:style-name="ce1">
            <text:p>6219</text:p>
          </table:table-cell>
          <table:table-cell office:value-type="float" office:value="4098" table:formula="of:=INDEX([.$P$2:.$Q$66];MATCH([.$AB18];[.$P$2:.$P$66];0);2)" table:style-name="ce1">
            <text:p>4098</text:p>
          </table:table-cell>
          <table:table-cell office:value-type="float" office:value="3914" table:formula="of:=INDEX([.$S$2:.$T$48];MATCH([.$AB18];[.$S$2:.$S$48];0);2)" table:style-name="ce1">
            <text:p>3914</text:p>
          </table:table-cell>
          <table:table-cell office:value-type="float" office:value="2459" table:formula="of:=INDEX([.$V$2:.$W$29];MATCH([.$AB18];[.$V$2:.$V$29];0);2)" table:style-name="ce1">
            <text:p>2459</text:p>
          </table:table-cell>
          <table:table-cell office:value-type="float" office:value="7377" table:formula="of:=INDEX([.$Y$2:.$Z$30];MATCH([.$AB18];[.$Y$2:.$Y$30];0);2)" table:style-name="ce1">
            <text:p>7377</text:p>
          </table:table-cell>
          <table:table-cell table:style-name="ce1"/>
          <table:covered-table-cell/>
          <table:table-cell office:value-type="string" table:style-name="ce1">
            <text:p>cfxA5_1_AY769934</text:p>
          </table:table-cell>
          <table:table-cell office:value-type="float" office:value="1233" table:style-name="ce1">
            <text:p>123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office:value-type="float" office:value="654" table:style-name="ce1">
            <text:p>654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220" table:style-name="ce1">
            <text:p>220</text:p>
          </table:table-cell>
          <table:table-cell office:value-type="float" office:value="210" table:style-name="ce1">
            <text:p>210</text:p>
          </table:table-cell>
          <table:table-cell office:value-type="float" office:value="130" table:style-name="ce1">
            <text:p>130</text:p>
          </table:table-cell>
          <table:table-cell office:value-type="float" office:value="2699" table:formula="of:=SUM([.AO18:.AW18])" table:style-name="ce1">
            <text:p>2699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1">
            <text:p>tet(Q)_4_Z21523</text:p>
          </table:table-cell>
          <table:table-cell office:value-type="float" office:value="938" table:style-name="ce1">
            <text:p>938</text:p>
          </table:table-cell>
          <table:table-cell table:style-name="ce1"/>
          <table:table-cell office:value-type="string" table:style-name="ce1">
            <text:p>tet(O/32/O)_5_FP929050</text:p>
          </table:table-cell>
          <table:table-cell office:value-type="float" office:value="976" table:style-name="ce1">
            <text:p>976</text:p>
          </table:table-cell>
          <table:table-cell table:style-name="ce1"/>
          <table:table-cell office:value-type="string" table:style-name="ce1">
            <text:p>mef(A)_2_U83667</text:p>
          </table:table-cell>
          <table:table-cell office:value-type="float" office:value="39" table:style-name="ce1">
            <text:p>39</text:p>
          </table:table-cell>
          <table:table-cell table:number-columns-repeated="7" table:style-name="ce1"/>
          <table:table-cell office:value-type="string" table:style-name="ce1">
            <text:p>sul2_10_AM183225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sul2_12_AF497970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tet(O/32/O)_5_FP929050</text:p>
          </table:table-cell>
          <table:table-cell office:value-type="float" office:value="1338" table:style-name="ce1">
            <text:p>1338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938" table:formula="of:=INDEX([.$A$2:.$B$23];MATCH([.$AB19];[.$A$2:.$A$23];0);2)" table:style-name="ce1">
            <text:p>938</text:p>
          </table:table-cell>
          <table:table-cell office:value-type="float" office:value="2097" table:formula="of:=INDEX([.$D$2:.$E$28];MATCH([.$AB19];[.$D$2:.$D$28];0);2)" table:style-name="ce1">
            <text:p>2097</text:p>
          </table:table-cell>
          <table:table-cell office:value-type="float" office:value="0" table:formula="of:=INDEX([.$G$2:.$H$35];MATCH([.$AB19];[.$G$2:.$G$35];0);2)" table:style-name="ce1">
            <text:p>#N/A</text:p>
          </table:table-cell>
          <table:table-cell office:value-type="float" office:value="1586" table:formula="of:=INDEX([.$J$2:.$K$18];MATCH([.$AB19];[.$J$2:.$J$18];0);2)" table:style-name="ce1">
            <text:p>1586</text:p>
          </table:table-cell>
          <table:table-cell office:value-type="float" office:value="1385" table:formula="of:=INDEX([.$M$2:.$N$16];MATCH([.$AB19];[.$M$2:.$M$16];0);2)" table:style-name="ce1">
            <text:p>1385</text:p>
          </table:table-cell>
          <table:table-cell office:value-type="float" office:value="336" table:formula="of:=INDEX([.$P$2:.$Q$66];MATCH([.$AB19];[.$P$2:.$P$66];0);2)" table:style-name="ce1">
            <text:p>336</text:p>
          </table:table-cell>
          <table:table-cell office:value-type="float" office:value="1531" table:formula="of:=INDEX([.$S$2:.$T$48];MATCH([.$AB19];[.$S$2:.$S$48];0);2)" table:style-name="ce1">
            <text:p>1531</text:p>
          </table:table-cell>
          <table:table-cell office:value-type="float" office:value="437" table:formula="of:=INDEX([.$V$2:.$W$29];MATCH([.$AB19];[.$V$2:.$V$29];0);2)" table:style-name="ce1">
            <text:p>437</text:p>
          </table:table-cell>
          <table:table-cell office:value-type="float" office:value="614" table:formula="of:=INDEX([.$Y$2:.$Z$30];MATCH([.$AB19];[.$Y$2:.$Y$30];0);2)" table:style-name="ce1">
            <text:p>614</text:p>
          </table:table-cell>
          <table:table-cell table:style-name="ce1"/>
          <table:covered-table-cell/>
          <table:table-cell office:value-type="string" table:style-name="ce1">
            <text:p>cfxA6_1_GQ342996</text:p>
          </table:table-cell>
          <table:table-cell office:value-type="float" office:value="139" table:style-name="ce1">
            <text:p>139</text:p>
          </table:table-cell>
          <table:table-cell office:value-type="float" office:value="4016" table:style-name="ce1">
            <text:p>4016</text:p>
          </table:table-cell>
          <table:table-cell office:value-type="float" office:value="2341" table:style-name="ce1">
            <text:p>2341</text:p>
          </table:table-cell>
          <table:table-cell office:value-type="float" office:value="2738" table:style-name="ce1">
            <text:p>2738</text:p>
          </table:table-cell>
          <table:table-cell office:value-type="float" office:value="3421" table:style-name="ce1">
            <text:p>3421</text:p>
          </table:table-cell>
          <table:table-cell office:value-type="float" office:value="1797" table:style-name="ce1">
            <text:p>1797</text:p>
          </table:table-cell>
          <table:table-cell office:value-type="float" office:value="2291" table:style-name="ce1">
            <text:p>2291</text:p>
          </table:table-cell>
          <table:table-cell office:value-type="float" office:value="1352" table:style-name="ce1">
            <text:p>1352</text:p>
          </table:table-cell>
          <table:table-cell office:value-type="float" office:value="1423" table:style-name="ce1">
            <text:p>1423</text:p>
          </table:table-cell>
          <table:table-cell office:value-type="float" office:value="19518" table:formula="of:=SUM([.AO19:.AW19])" table:style-name="ce1">
            <text:p>19518</text:p>
          </table:table-cell>
          <table:table-cell table:number-columns-repeated="16334" table:style-name="ce1"/>
        </table:table-row>
        <table:table-row table:style-name="ro3">
          <table:table-cell office:value-type="string" table:style-name="ce1">
            <text:p>tet(W)_1_DQ060146</text:p>
          </table:table-cell>
          <table:table-cell office:value-type="float" office:value="676" table:style-name="ce1">
            <text:p>676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242" table:style-name="ce1">
            <text:p>242</text:p>
          </table:table-cell>
          <table:table-cell table:style-name="ce1"/>
          <table:table-cell office:value-type="string" table:style-name="ce1">
            <text:p>msr(D)_2_AF274302</text:p>
          </table:table-cell>
          <table:table-cell office:value-type="float" office:value="48" table:style-name="ce1">
            <text:p>48</text:p>
          </table:table-cell>
          <table:table-cell table:number-columns-repeated="7" table:style-name="ce1"/>
          <table:table-cell office:value-type="string" table:style-name="ce1">
            <text:p>sul2_11_AY232670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sul2_13_AJ289135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600" table:style-name="ce1">
            <text:p>600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407" table:style-name="ce1">
            <text:p>407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676" table:formula="of:=INDEX([.$A$2:.$B$23];MATCH([.$AB20];[.$A$2:.$A$23];0);2)" table:style-name="ce1">
            <text:p>676</text:p>
          </table:table-cell>
          <table:table-cell office:value-type="float" office:value="420" table:formula="of:=INDEX([.$D$2:.$E$28];MATCH([.$AB20];[.$D$2:.$D$28];0);2)" table:style-name="ce1">
            <text:p>420</text:p>
          </table:table-cell>
          <table:table-cell office:value-type="float" office:value="216" table:formula="of:=INDEX([.$G$2:.$H$35];MATCH([.$AB20];[.$G$2:.$G$35];0);2)" table:style-name="ce1">
            <text:p>216</text:p>
          </table:table-cell>
          <table:table-cell office:value-type="float" office:value="99" table:formula="of:=INDEX([.$J$2:.$K$18];MATCH([.$AB20];[.$J$2:.$J$18];0);2)" table:style-name="ce1">
            <text:p>99</text:p>
          </table:table-cell>
          <table:table-cell office:value-type="float" office:value="162" table:formula="of:=INDEX([.$M$2:.$N$16];MATCH([.$AB20];[.$M$2:.$M$16];0);2)" table:style-name="ce1">
            <text:p>162</text:p>
          </table:table-cell>
          <table:table-cell office:value-type="float" office:value="292" table:formula="of:=INDEX([.$P$2:.$Q$66];MATCH([.$AB20];[.$P$2:.$P$66];0);2)" table:style-name="ce1">
            <text:p>292</text:p>
          </table:table-cell>
          <table:table-cell office:value-type="float" office:value="816" table:formula="of:=INDEX([.$S$2:.$T$48];MATCH([.$AB20];[.$S$2:.$S$48];0);2)" table:style-name="ce1">
            <text:p>816</text:p>
          </table:table-cell>
          <table:table-cell office:value-type="float" office:value="1258" table:formula="of:=INDEX([.$V$2:.$W$29];MATCH([.$AB20];[.$V$2:.$V$29];0);2)" table:style-name="ce1">
            <text:p>1258</text:p>
          </table:table-cell>
          <table:table-cell office:value-type="float" office:value="345" table:formula="of:=INDEX([.$Y$2:.$Z$30];MATCH([.$AB20];[.$Y$2:.$Y$30];0);2)" table:style-name="ce1">
            <text:p>345</text:p>
          </table:table-cell>
          <table:table-cell table:style-name="ce1"/>
          <table:table-cell office:value-type="string" table:style-name="ce6">
            <text:p>Total</text:p>
          </table:table-cell>
          <table:table-cell table:style-name="ce1"/>
          <table:table-cell office:value-type="float" office:value="6120" table:formula="of:=SUM([.AO13:.AO19])" table:style-name="ce1">
            <text:p>6120</text:p>
          </table:table-cell>
          <table:table-cell office:value-type="float" office:value="4257" table:formula="of:=SUM([.AP13:.AP19])" table:style-name="ce1">
            <text:p>4257</text:p>
          </table:table-cell>
          <table:table-cell office:value-type="float" office:value="2846" table:formula="of:=SUM([.AQ13:.AQ19])" table:style-name="ce1">
            <text:p>2846</text:p>
          </table:table-cell>
          <table:table-cell office:value-type="float" office:value="5187" table:formula="of:=SUM([.AR13:.AR19])" table:style-name="ce1">
            <text:p>5187</text:p>
          </table:table-cell>
          <table:table-cell office:value-type="float" office:value="3468" table:formula="of:=SUM([.AS13:.AS19])" table:style-name="ce1">
            <text:p>3468</text:p>
          </table:table-cell>
          <table:table-cell office:value-type="float" office:value="2176" table:formula="of:=SUM([.AT13:.AT19])" table:style-name="ce1">
            <text:p>2176</text:p>
          </table:table-cell>
          <table:table-cell office:value-type="float" office:value="3105" table:formula="of:=SUM([.AU13:.AU19])" table:style-name="ce1">
            <text:p>3105</text:p>
          </table:table-cell>
          <table:table-cell office:value-type="float" office:value="2324" table:formula="of:=SUM([.AV13:.AV19])" table:style-name="ce1">
            <text:p>2324</text:p>
          </table:table-cell>
          <table:table-cell office:value-type="float" office:value="2029" table:formula="of:=SUM([.AW13:.AW19])" table:style-name="ce1">
            <text:p>2029</text:p>
          </table:table-cell>
          <table:table-cell office:value-type="float" office:value="31512" table:formula="of:=SUM([.AO20:.AW20])" table:style-name="ce1">
            <text:p>31512</text:p>
          </table:table-cell>
          <table:table-cell table:number-columns-repeated="16334" table:style-name="ce1"/>
        </table:table-row>
        <table:table-row table:style-name="ro5">
          <table:table-cell office:value-type="string" table:style-name="ce1">
            <text:p>tet(W)_3_AJ427421</text:p>
          </table:table-cell>
          <table:table-cell office:value-type="float" office:value="673" table:style-name="ce1">
            <text:p>673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278" table:style-name="ce1">
            <text:p>278</text:p>
          </table:table-cell>
          <table:table-cell table:style-name="ce1"/>
          <table:table-cell office:value-type="string" table:style-name="ce1">
            <text:p>tet(32)_2_EF626943</text:p>
          </table:table-cell>
          <table:table-cell office:value-type="float" office:value="45" table:style-name="ce1">
            <text:p>45</text:p>
          </table:table-cell>
          <table:table-cell table:number-columns-repeated="7" table:style-name="ce1"/>
          <table:table-cell office:value-type="string" table:style-name="ce1">
            <text:p>sul2_12_AF497970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sul2_14_AJ514834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552" table:style-name="ce1">
            <text:p>552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373" table:style-name="ce1">
            <text:p>373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673" table:formula="of:=INDEX([.$A$2:.$B$23];MATCH([.$AB21];[.$A$2:.$A$23];0);2)" table:style-name="ce1">
            <text:p>673</text:p>
          </table:table-cell>
          <table:table-cell office:value-type="float" office:value="416" table:formula="of:=INDEX([.$D$2:.$E$28];MATCH([.$AB21];[.$D$2:.$D$28];0);2)" table:style-name="ce1">
            <text:p>416</text:p>
          </table:table-cell>
          <table:table-cell office:value-type="float" office:value="207" table:formula="of:=INDEX([.$G$2:.$H$35];MATCH([.$AB21];[.$G$2:.$G$35];0);2)" table:style-name="ce1">
            <text:p>207</text:p>
          </table:table-cell>
          <table:table-cell office:value-type="float" office:value="95" table:formula="of:=INDEX([.$J$2:.$K$18];MATCH([.$AB21];[.$J$2:.$J$18];0);2)" table:style-name="ce1">
            <text:p>95</text:p>
          </table:table-cell>
          <table:table-cell office:value-type="float" office:value="161" table:formula="of:=INDEX([.$M$2:.$N$16];MATCH([.$AB21];[.$M$2:.$M$16];0);2)" table:style-name="ce1">
            <text:p>161</text:p>
          </table:table-cell>
          <table:table-cell office:value-type="float" office:value="282" table:formula="of:=INDEX([.$P$2:.$Q$66];MATCH([.$AB21];[.$P$2:.$P$66];0);2)" table:style-name="ce1">
            <text:p>282</text:p>
          </table:table-cell>
          <table:table-cell office:value-type="float" office:value="790" table:formula="of:=INDEX([.$S$2:.$T$48];MATCH([.$AB21];[.$S$2:.$S$48];0);2)" table:style-name="ce1">
            <text:p>790</text:p>
          </table:table-cell>
          <table:table-cell office:value-type="float" office:value="1223" table:formula="of:=INDEX([.$V$2:.$W$29];MATCH([.$AB21];[.$V$2:.$V$29];0);2)" table:style-name="ce1">
            <text:p>1223</text:p>
          </table:table-cell>
          <table:table-cell office:value-type="float" office:value="340" table:formula="of:=INDEX([.$Y$2:.$Z$30];MATCH([.$AB21];[.$Y$2:.$Y$30];0);2)" table:style-name="ce1">
            <text:p>340</text:p>
          </table:table-cell>
          <table:table-cell table:style-name="ce1"/>
          <table:table-cell office:value-type="string" table:number-columns-spanned="1" table:number-rows-spanned="7" table:style-name="ce7">
            <text:p>trimethoprim</text:p>
          </table:table-cell>
          <table:table-cell office:value-type="string" table:style-name="ce1">
            <text:p>dfrA1_1_FJ591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formula="of:=SUM([.AO21:.AW21])" table:style-name="ce1">
            <text:p>23</text:p>
          </table:table-cell>
          <table:table-cell table:number-columns-repeated="3" table:style-name="ce1"/>
          <table:table-cell office:value-type="string" table:style-name="ce1">
            <text:p>Spearman</text:p>
          </table:table-cell>
          <table:table-cell office:value-type="float" office:value="0.05" table:formula="of:=SQRT(0.0025)" table:style-name="ce1">
            <text:p>0.05</text:p>
          </table:table-cell>
          <table:table-cell table:number-columns-repeated="16329"/>
        </table:table-row>
        <table:table-row table:style-name="ro5">
          <table:table-cell office:value-type="string" table:style-name="ce1">
            <text:p>tet(W)_4_FN396364</text:p>
          </table:table-cell>
          <table:table-cell office:value-type="float" office:value="475" table:style-name="ce1">
            <text:p>475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254" table:style-name="ce1">
            <text:p>254</text:p>
          </table:table-cell>
          <table:table-cell table:style-name="ce1"/>
          <table:table-cell office:value-type="string" table:style-name="ce1">
            <text:p>tet(40)_1_FJ158002</text:p>
          </table:table-cell>
          <table:table-cell office:value-type="float" office:value="102" table:style-name="ce1">
            <text:p>102</text:p>
          </table:table-cell>
          <table:table-cell table:number-columns-repeated="7" table:style-name="ce1"/>
          <table:table-cell office:value-type="string" table:style-name="ce1">
            <text:p>sul2_13_AJ289135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string" table:style-name="ce1">
            <text:p>sul2_15_FJ96816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618" table:style-name="ce1">
            <text:p>618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475" table:formula="of:=INDEX([.$A$2:.$B$23];MATCH([.$AB22];[.$A$2:.$A$23];0);2)" table:style-name="ce1">
            <text:p>475</text:p>
          </table:table-cell>
          <table:table-cell office:value-type="float" office:value="323" table:formula="of:=INDEX([.$D$2:.$E$28];MATCH([.$AB22];[.$D$2:.$D$28];0);2)" table:style-name="ce1">
            <text:p>323</text:p>
          </table:table-cell>
          <table:table-cell office:value-type="float" office:value="164" table:formula="of:=INDEX([.$G$2:.$H$35];MATCH([.$AB22];[.$G$2:.$G$35];0);2)" table:style-name="ce1">
            <text:p>164</text:p>
          </table:table-cell>
          <table:table-cell office:value-type="float" office:value="0" table:formula="of:=INDEX([.$J$2:.$K$18];MATCH([.$AB22];[.$J$2:.$J$18];0);2)" table:style-name="ce1">
            <text:p>#N/A</text:p>
          </table:table-cell>
          <table:table-cell office:value-type="float" office:value="0" table:formula="of:=INDEX([.$M$2:.$N$16];MATCH([.$AB22];[.$M$2:.$M$16];0);2)" table:style-name="ce1">
            <text:p>#N/A</text:p>
          </table:table-cell>
          <table:table-cell office:value-type="float" office:value="223" table:formula="of:=INDEX([.$P$2:.$Q$66];MATCH([.$AB22];[.$P$2:.$P$66];0);2)" table:style-name="ce1">
            <text:p>223</text:p>
          </table:table-cell>
          <table:table-cell office:value-type="float" office:value="607" table:formula="of:=INDEX([.$S$2:.$T$48];MATCH([.$AB22];[.$S$2:.$S$48];0);2)" table:style-name="ce1">
            <text:p>607</text:p>
          </table:table-cell>
          <table:table-cell office:value-type="float" office:value="866" table:formula="of:=INDEX([.$V$2:.$W$29];MATCH([.$AB22];[.$V$2:.$V$29];0);2)" table:style-name="ce1">
            <text:p>866</text:p>
          </table:table-cell>
          <table:table-cell office:value-type="float" office:value="311" table:formula="of:=INDEX([.$Y$2:.$Z$30];MATCH([.$AB22];[.$Y$2:.$Y$30];0);2)" table:style-name="ce1">
            <text:p>311</text:p>
          </table:table-cell>
          <table:table-cell table:style-name="ce1"/>
          <table:covered-table-cell/>
          <table:table-cell office:value-type="string" table:style-name="ce1">
            <text:p>dfrA1_14_AB199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formula="of:=SUM([.AO22:.AW22])" table:style-name="ce1">
            <text:p>29</text:p>
          </table:table-cell>
          <table:table-cell table:number-columns-repeated="3" table:style-name="ce1"/>
          <table:table-cell office:value-type="string" table:style-name="ce1">
            <text:p>from graph</text:p>
          </table:table-cell>
          <table:table-cell table:number-columns-repeated="16330" table:style-name="ce1"/>
        </table:table-row>
        <table:table-row table:style-name="ro2">
          <table:table-cell office:value-type="string" table:style-name="ce1">
            <text:p>tet(W)_5_AJ427422</text:p>
          </table:table-cell>
          <table:table-cell office:value-type="float" office:value="728" table:style-name="ce1">
            <text:p>728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332" table:style-name="ce1">
            <text:p>332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161" table:style-name="ce1">
            <text:p>161</text:p>
          </table:table-cell>
          <table:table-cell table:number-columns-repeated="7" table:style-name="ce1"/>
          <table:table-cell office:value-type="string" table:style-name="ce1">
            <text:p>sul2_14_AJ514834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sul2_18_AJ830714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607" table:style-name="ce1">
            <text:p>607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306" table:style-name="ce1">
            <text:p>306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728" table:formula="of:=INDEX([.$A$2:.$B$23];MATCH([.$AB23];[.$A$2:.$A$23];0);2)" table:style-name="ce1">
            <text:p>728</text:p>
          </table:table-cell>
          <table:table-cell office:value-type="float" office:value="450" table:formula="of:=INDEX([.$D$2:.$E$28];MATCH([.$AB23];[.$D$2:.$D$28];0);2)" table:style-name="ce1">
            <text:p>450</text:p>
          </table:table-cell>
          <table:table-cell office:value-type="float" office:value="227" table:formula="of:=INDEX([.$G$2:.$H$35];MATCH([.$AB23];[.$G$2:.$G$35];0);2)" table:style-name="ce1">
            <text:p>227</text:p>
          </table:table-cell>
          <table:table-cell office:value-type="float" office:value="108" table:formula="of:=INDEX([.$J$2:.$K$18];MATCH([.$AB23];[.$J$2:.$J$18];0);2)" table:style-name="ce1">
            <text:p>108</text:p>
          </table:table-cell>
          <table:table-cell office:value-type="float" office:value="182" table:formula="of:=INDEX([.$M$2:.$N$16];MATCH([.$AB23];[.$M$2:.$M$16];0);2)" table:style-name="ce1">
            <text:p>182</text:p>
          </table:table-cell>
          <table:table-cell office:value-type="float" office:value="316" table:formula="of:=INDEX([.$P$2:.$Q$66];MATCH([.$AB23];[.$P$2:.$P$66];0);2)" table:style-name="ce1">
            <text:p>316</text:p>
          </table:table-cell>
          <table:table-cell office:value-type="float" office:value="881" table:formula="of:=INDEX([.$S$2:.$T$48];MATCH([.$AB23];[.$S$2:.$S$48];0);2)" table:style-name="ce1">
            <text:p>881</text:p>
          </table:table-cell>
          <table:table-cell office:value-type="float" office:value="1344" table:formula="of:=INDEX([.$V$2:.$W$29];MATCH([.$AB23];[.$V$2:.$V$29];0);2)" table:style-name="ce1">
            <text:p>1344</text:p>
          </table:table-cell>
          <table:table-cell office:value-type="float" office:value="369" table:formula="of:=INDEX([.$Y$2:.$Z$30];MATCH([.$AB23];[.$Y$2:.$Y$30];0);2)" table:style-name="ce1">
            <text:p>369</text:p>
          </table:table-cell>
          <table:table-cell table:style-name="ce1"/>
          <table:covered-table-cell/>
          <table:table-cell office:value-type="string" table:style-name="ce1">
            <text:p>dfrA1_15_FM207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formula="of:=SUM([.AO23:.AW23])" table:style-name="ce1">
            <text:p>23</text:p>
          </table:table-cell>
          <table:table-cell table:number-columns-repeated="2" table:style-name="ce1"/>
          <table:table-cell table:style-name="ce1">
            <draw:frame draw:z-index="2" draw:id="id1" draw:style-name="a1" draw:name="Chart 2" svg:x="0.76042in" svg:y="0.15104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31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tet(Q)_4_Z21523</text:p>
          </table:table-cell>
          <table:table-cell office:value-type="float" office:value="2097" table:style-name="ce1">
            <text:p>2097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295" table:style-name="ce1">
            <text:p>295</text:p>
          </table:table-cell>
          <table:table-cell table:number-columns-repeated="7" table:style-name="ce1"/>
          <table:table-cell office:value-type="string" table:style-name="ce1">
            <text:p>sul2_15_FJ968160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string" table:style-name="ce1">
            <text:p>sul2_2_AY03413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2459" table:style-name="ce1">
            <text:p>2459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304" table:style-name="ce1">
            <text:p>304</text:p>
          </table:table-cell>
          <table:table-cell table:style-name="ce1"/>
          <table:table-cell office:value-type="string" table:style-name="ce1">
            <text:p>blaACI-1_1_AJ007350</text:p>
          </table:table-cell>
          <table:table-cell office:value-type="float" office:value="0" table:formula="of:=INDEX([.$A$2:.$B$23];MATCH([.$AB24];[.$A$2:.$A$23];0);2)" table:style-name="ce1">
            <text:p>#N/A</text:p>
          </table:table-cell>
          <table:table-cell office:value-type="float" office:value="27" table:formula="of:=INDEX([.$D$2:.$E$28];MATCH([.$AB24];[.$D$2:.$D$28];0);2)" table:style-name="ce1">
            <text:p>27</text:p>
          </table:table-cell>
          <table:table-cell office:value-type="float" office:value="66" table:formula="of:=INDEX([.$G$2:.$H$35];MATCH([.$AB24];[.$G$2:.$G$35];0);2)" table:style-name="ce1">
            <text:p>66</text:p>
          </table:table-cell>
          <table:table-cell office:value-type="float" office:value="0" table:formula="of:=INDEX([.$J$2:.$K$18];MATCH([.$AB24];[.$J$2:.$J$18];0);2)" table:style-name="ce1">
            <text:p>#N/A</text:p>
          </table:table-cell>
          <table:table-cell office:value-type="float" office:value="47" table:formula="of:=INDEX([.$M$2:.$N$16];MATCH([.$AB24];[.$M$2:.$M$16];0);2)" table:style-name="ce1">
            <text:p>47</text:p>
          </table:table-cell>
          <table:table-cell office:value-type="float" office:value="0" table:formula="of:=INDEX([.$P$2:.$Q$66];MATCH([.$AB24];[.$P$2:.$P$66];0);2)" table:style-name="ce1">
            <text:p>#N/A</text:p>
          </table:table-cell>
          <table:table-cell office:value-type="float" office:value="0" table:formula="of:=INDEX([.$S$2:.$T$48];MATCH([.$AB24];[.$S$2:.$S$48];0);2)" table:style-name="ce1">
            <text:p>#N/A</text:p>
          </table:table-cell>
          <table:table-cell office:value-type="float" office:value="193" table:formula="of:=INDEX([.$V$2:.$W$29];MATCH([.$AB24];[.$V$2:.$V$29];0);2)" table:style-name="ce1">
            <text:p>193</text:p>
          </table:table-cell>
          <table:table-cell office:value-type="float" office:value="0" table:formula="of:=INDEX([.$Y$2:.$Z$30];MATCH([.$AB24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dfrA1_3_GU726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" table:formula="of:=SUM([.AO24:.AW24])" table:style-name="ce1">
            <text:p>53</text:p>
          </table:table-cell>
          <table:table-cell table:number-columns-repeated="1633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tet(W)_1_DQ060146</text:p>
          </table:table-cell>
          <table:table-cell office:value-type="float" office:value="420" table:style-name="ce1">
            <text:p>420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186" table:style-name="ce1">
            <text:p>186</text:p>
          </table:table-cell>
          <table:table-cell table:number-columns-repeated="7" table:style-name="ce1"/>
          <table:table-cell office:value-type="string" table:style-name="ce1">
            <text:p>sul2_17_U57647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string" table:style-name="ce1">
            <text:p>sul2_9_FJ19781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437" table:style-name="ce1">
            <text:p>437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7377" table:style-name="ce1">
            <text:p>7377</text:p>
          </table:table-cell>
          <table:table-cell table:style-name="ce1"/>
          <table:table-cell office:value-type="string" table:style-name="ce1">
            <text:p>erm(B)_12_U18931</text:p>
          </table:table-cell>
          <table:table-cell office:value-type="float" office:value="0" table:formula="of:=INDEX([.$A$2:.$B$23];MATCH([.$AB25];[.$A$2:.$A$23];0);2)" table:style-name="ce1">
            <text:p>#N/A</text:p>
          </table:table-cell>
          <table:table-cell office:value-type="float" office:value="82" table:formula="of:=INDEX([.$D$2:.$E$28];MATCH([.$AB25];[.$D$2:.$D$28];0);2)" table:style-name="ce1">
            <text:p>82</text:p>
          </table:table-cell>
          <table:table-cell office:value-type="float" office:value="0" table:formula="of:=INDEX([.$G$2:.$H$35];MATCH([.$AB25];[.$G$2:.$G$35];0);2)" table:style-name="ce1">
            <text:p>#N/A</text:p>
          </table:table-cell>
          <table:table-cell office:value-type="float" office:value="0" table:formula="of:=INDEX([.$J$2:.$K$18];MATCH([.$AB25];[.$J$2:.$J$18];0);2)" table:style-name="ce1">
            <text:p>#N/A</text:p>
          </table:table-cell>
          <table:table-cell office:value-type="float" office:value="0" table:formula="of:=INDEX([.$M$2:.$N$16];MATCH([.$AB25];[.$M$2:.$M$16];0);2)" table:style-name="ce1">
            <text:p>#N/A</text:p>
          </table:table-cell>
          <table:table-cell office:value-type="float" office:value="39" table:formula="of:=INDEX([.$P$2:.$Q$66];MATCH([.$AB25];[.$P$2:.$P$66];0);2)" table:style-name="ce1">
            <text:p>39</text:p>
          </table:table-cell>
          <table:table-cell office:value-type="float" office:value="65" table:formula="of:=INDEX([.$S$2:.$T$48];MATCH([.$AB25];[.$S$2:.$S$48];0);2)" table:style-name="ce1">
            <text:p>65</text:p>
          </table:table-cell>
          <table:table-cell office:value-type="float" office:value="0" table:formula="of:=INDEX([.$V$2:.$W$29];MATCH([.$AB25];[.$V$2:.$V$29];0);2)" table:style-name="ce1">
            <text:p>#N/A</text:p>
          </table:table-cell>
          <table:table-cell office:value-type="float" office:value="17" table:formula="of:=INDEX([.$Y$2:.$Z$30];MATCH([.$AB25];[.$Y$2:.$Y$30];0);2)" table:style-name="ce1">
            <text:p>17</text:p>
          </table:table-cell>
          <table:table-cell table:style-name="ce1"/>
          <table:covered-table-cell/>
          <table:table-cell office:value-type="string" table:style-name="ce1">
            <text:p>dfrA1_4_AB188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formula="of:=SUM([.AO25:.AW25])" table:style-name="ce1">
            <text:p>23</text:p>
          </table:table-cell>
          <table:table-cell table:number-columns-repeated="1633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tet(W)_3_AJ427421</text:p>
          </table:table-cell>
          <table:table-cell office:value-type="float" office:value="416" table:style-name="ce1">
            <text:p>416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377" table:style-name="ce1">
            <text:p>377</text:p>
          </table:table-cell>
          <table:table-cell table:number-columns-repeated="7" table:style-name="ce1"/>
          <table:table-cell office:value-type="string" table:style-name="ce1">
            <text:p>sul2_18_AJ830714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string" table:style-name="ce1">
            <text:p>tet(40)_2_AM419751</text:p>
          </table:table-cell>
          <table:table-cell office:value-type="float" office:value="264" table:style-name="ce1">
            <text:p>264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1258" table:style-name="ce1">
            <text:p>1258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614" table:style-name="ce1">
            <text:p>614</text:p>
          </table:table-cell>
          <table:table-cell table:style-name="ce1"/>
          <table:table-cell office:value-type="string" table:style-name="ce1">
            <text:p>erm(B)_9_AF299292</text:p>
          </table:table-cell>
          <table:table-cell office:value-type="float" office:value="0" table:formula="of:=INDEX([.$A$2:.$B$23];MATCH([.$AB26];[.$A$2:.$A$23];0);2)" table:style-name="ce1">
            <text:p>#N/A</text:p>
          </table:table-cell>
          <table:table-cell office:value-type="float" office:value="82" table:formula="of:=INDEX([.$D$2:.$E$28];MATCH([.$AB26];[.$D$2:.$D$28];0);2)" table:style-name="ce1">
            <text:p>82</text:p>
          </table:table-cell>
          <table:table-cell office:value-type="float" office:value="0" table:formula="of:=INDEX([.$G$2:.$H$35];MATCH([.$AB26];[.$G$2:.$G$35];0);2)" table:style-name="ce1">
            <text:p>#N/A</text:p>
          </table:table-cell>
          <table:table-cell office:value-type="float" office:value="0" table:formula="of:=INDEX([.$J$2:.$K$18];MATCH([.$AB26];[.$J$2:.$J$18];0);2)" table:style-name="ce1">
            <text:p>#N/A</text:p>
          </table:table-cell>
          <table:table-cell office:value-type="float" office:value="0" table:formula="of:=INDEX([.$M$2:.$N$16];MATCH([.$AB26];[.$M$2:.$M$16];0);2)" table:style-name="ce1">
            <text:p>#N/A</text:p>
          </table:table-cell>
          <table:table-cell office:value-type="float" office:value="33" table:formula="of:=INDEX([.$P$2:.$Q$66];MATCH([.$AB26];[.$P$2:.$P$66];0);2)" table:style-name="ce1">
            <text:p>33</text:p>
          </table:table-cell>
          <table:table-cell office:value-type="float" office:value="66" table:formula="of:=INDEX([.$S$2:.$T$48];MATCH([.$AB26];[.$S$2:.$S$48];0);2)" table:style-name="ce1">
            <text:p>66</text:p>
          </table:table-cell>
          <table:table-cell office:value-type="float" office:value="0" table:formula="of:=INDEX([.$V$2:.$W$29];MATCH([.$AB26];[.$V$2:.$V$29];0);2)" table:style-name="ce1">
            <text:p>#N/A</text:p>
          </table:table-cell>
          <table:table-cell office:value-type="float" office:value="0" table:formula="of:=INDEX([.$Y$2:.$Z$30];MATCH([.$AB26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dfrA1_8_X009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formula="of:=SUM([.AO26:.AW26])" table:style-name="ce1">
            <text:p>56</text:p>
          </table:table-cell>
          <table:table-cell table:number-columns-repeated="16334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tet(W)_4_FN396364</text:p>
          </table:table-cell>
          <table:table-cell office:value-type="float" office:value="323" table:style-name="ce1">
            <text:p>323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139" table:style-name="ce1">
            <text:p>139</text:p>
          </table:table-cell>
          <table:table-cell table:number-columns-repeated="7" table:style-name="ce1"/>
          <table:table-cell office:value-type="string" table:style-name="ce1">
            <text:p>sul2_2_AY034138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tet(A)_4_AJ517790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1223" table:style-name="ce1">
            <text:p>1223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345" table:style-name="ce1">
            <text:p>345</text:p>
          </table:table-cell>
          <table:table-cell table:style-name="ce1"/>
          <table:table-cell office:value-type="string" table:style-name="ce1">
            <text:p>tet(O)_1_M18896</text:p>
          </table:table-cell>
          <table:table-cell office:value-type="float" office:value="0" table:formula="of:=INDEX([.$A$2:.$B$23];MATCH([.$AB27];[.$A$2:.$A$23];0);2)" table:style-name="ce1">
            <text:p>#N/A</text:p>
          </table:table-cell>
          <table:table-cell office:value-type="float" office:value="870" table:formula="of:=INDEX([.$D$2:.$E$28];MATCH([.$AB27];[.$D$2:.$D$28];0);2)" table:style-name="ce1">
            <text:p>870</text:p>
          </table:table-cell>
          <table:table-cell office:value-type="float" office:value="0" table:formula="of:=INDEX([.$G$2:.$H$35];MATCH([.$AB27];[.$G$2:.$G$35];0);2)" table:style-name="ce1">
            <text:p>#N/A</text:p>
          </table:table-cell>
          <table:table-cell office:value-type="float" office:value="0" table:formula="of:=INDEX([.$J$2:.$K$18];MATCH([.$AB27];[.$J$2:.$J$18];0);2)" table:style-name="ce1">
            <text:p>#N/A</text:p>
          </table:table-cell>
          <table:table-cell office:value-type="float" office:value="0" table:formula="of:=INDEX([.$M$2:.$N$16];MATCH([.$AB27];[.$M$2:.$M$16];0);2)" table:style-name="ce1">
            <text:p>#N/A</text:p>
          </table:table-cell>
          <table:table-cell office:value-type="float" office:value="0" table:formula="of:=INDEX([.$P$2:.$Q$66];MATCH([.$AB27];[.$P$2:.$P$66];0);2)" table:style-name="ce1">
            <text:p>#N/A</text:p>
          </table:table-cell>
          <table:table-cell office:value-type="float" office:value="0" table:formula="of:=INDEX([.$S$2:.$T$48];MATCH([.$AB27];[.$S$2:.$S$48];0);2)" table:style-name="ce1">
            <text:p>#N/A</text:p>
          </table:table-cell>
          <table:table-cell office:value-type="float" office:value="0" table:formula="of:=INDEX([.$V$2:.$W$29];MATCH([.$AB27];[.$V$2:.$V$29];0);2)" table:style-name="ce1">
            <text:p>#N/A</text:p>
          </table:table-cell>
          <table:table-cell office:value-type="float" office:value="0" table:formula="of:=INDEX([.$Y$2:.$Z$30];MATCH([.$AB27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dfrA1_9_AJ238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formula="of:=SUM([.AO27:.AW27])" table:style-name="ce1">
            <text:p>15</text:p>
          </table:table-cell>
          <table:table-cell table:number-columns-repeated="16334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tet(W)_5_AJ427422</text:p>
          </table:table-cell>
          <table:table-cell office:value-type="float" office:value="450" table:style-name="ce1">
            <text:p>450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134" table:style-name="ce1">
            <text:p>134</text:p>
          </table:table-cell>
          <table:table-cell table:number-columns-repeated="7" table:style-name="ce1"/>
          <table:table-cell office:value-type="string" table:style-name="ce1">
            <text:p>sul2_9_FJ197818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tet(A)_6_AF53418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866" table:style-name="ce1">
            <text:p>866</text:p>
          </table:table-cell>
          <table:table-cell table:style-name="ce1"/>
          <table:table-cell office:value-type="string" table:style-name="ce1">
            <text:p>tet(W)_3_AJ427421</text:p>
          </table:table-cell>
          <table:table-cell office:value-type="float" office:value="340" table:style-name="ce1">
            <text:p>340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0" table:formula="of:=INDEX([.$A$2:.$B$23];MATCH([.$AB28];[.$A$2:.$A$23];0);2)" table:style-name="ce1">
            <text:p>#N/A</text:p>
          </table:table-cell>
          <table:table-cell office:value-type="float" office:value="616" table:formula="of:=INDEX([.$D$2:.$E$28];MATCH([.$AB28];[.$D$2:.$D$28];0);2)" table:style-name="ce1">
            <text:p>616</text:p>
          </table:table-cell>
          <table:table-cell office:value-type="float" office:value="295" table:formula="of:=INDEX([.$G$2:.$H$35];MATCH([.$AB28];[.$G$2:.$G$35];0);2)" table:style-name="ce1">
            <text:p>295</text:p>
          </table:table-cell>
          <table:table-cell office:value-type="float" office:value="156" table:formula="of:=INDEX([.$J$2:.$K$18];MATCH([.$AB28];[.$J$2:.$J$18];0);2)" table:style-name="ce1">
            <text:p>156</text:p>
          </table:table-cell>
          <table:table-cell office:value-type="float" office:value="167" table:formula="of:=INDEX([.$M$2:.$N$16];MATCH([.$AB28];[.$M$2:.$M$16];0);2)" table:style-name="ce1">
            <text:p>167</text:p>
          </table:table-cell>
          <table:table-cell office:value-type="float" office:value="299" table:formula="of:=INDEX([.$P$2:.$Q$66];MATCH([.$AB28];[.$P$2:.$P$66];0);2)" table:style-name="ce1">
            <text:p>299</text:p>
          </table:table-cell>
          <table:table-cell office:value-type="float" office:value="631" table:formula="of:=INDEX([.$S$2:.$T$48];MATCH([.$AB28];[.$S$2:.$S$48];0);2)" table:style-name="ce1">
            <text:p>631</text:p>
          </table:table-cell>
          <table:table-cell office:value-type="float" office:value="952" table:formula="of:=INDEX([.$V$2:.$W$29];MATCH([.$AB28];[.$V$2:.$V$29];0);2)" table:style-name="ce1">
            <text:p>952</text:p>
          </table:table-cell>
          <table:table-cell office:value-type="float" office:value="406" table:formula="of:=INDEX([.$Y$2:.$Z$30];MATCH([.$AB28];[.$Y$2:.$Y$30];0);2)" table:style-name="ce1">
            <text:p>406</text:p>
          </table:table-cell>
          <table:table-cell table:style-name="ce1"/>
          <table:table-cell office:value-type="string" table:style-name="ce4">
            <text:p>Total</text:p>
          </table:table-cell>
          <table:table-cell table:style-name="ce1"/>
          <table:table-cell office:value-type="float" office:value="0" table:formula="of:=SUM([.AO21:.AO27])" table:style-name="ce1">
            <text:p>0</text:p>
          </table:table-cell>
          <table:table-cell office:value-type="float" office:value="0" table:formula="of:=SUM([.AP21:.AP27])" table:style-name="ce1">
            <text:p>0</text:p>
          </table:table-cell>
          <table:table-cell office:value-type="float" office:value="222" table:formula="of:=SUM([.AQ21:.AQ27])" table:style-name="ce1">
            <text:p>222</text:p>
          </table:table-cell>
          <table:table-cell office:value-type="float" office:value="0" table:formula="of:=SUM([.AR21:.AR27])" table:style-name="ce1">
            <text:p>0</text:p>
          </table:table-cell>
          <table:table-cell office:value-type="float" office:value="0" table:formula="of:=SUM([.AS21:.AS27])" table:style-name="ce1">
            <text:p>0</text:p>
          </table:table-cell>
          <table:table-cell office:value-type="float" office:value="0" table:formula="of:=SUM([.AT21:.AT27])" table:style-name="ce1">
            <text:p>0</text:p>
          </table:table-cell>
          <table:table-cell office:value-type="float" office:value="0" table:formula="of:=SUM([.AU21:.AU27])" table:style-name="ce1">
            <text:p>0</text:p>
          </table:table-cell>
          <table:table-cell office:value-type="float" office:value="0" table:formula="of:=SUM([.AV21:.AV27])" table:style-name="ce1">
            <text:p>0</text:p>
          </table:table-cell>
          <table:table-cell office:value-type="float" office:value="0" table:formula="of:=SUM([.AW21:.AW27])" table:style-name="ce1">
            <text:p>0</text:p>
          </table:table-cell>
          <table:table-cell office:value-type="float" office:value="222" table:formula="of:=SUM([.AO28:.AW28])" table:style-name="ce1">
            <text:p>222</text:p>
          </table:table-cell>
          <table:table-cell table:number-columns-repeated="16334" table:style-name="ce1"/>
        </table:table-row>
        <table:table-row table:style-name="ro6">
          <table:table-cell table:number-columns-repeated="6" table:style-name="ce1"/>
          <table:table-cell office:value-type="string" table:style-name="ce1">
            <text:p>tet(O/W)_4_AM889121</text:p>
          </table:table-cell>
          <table:table-cell office:value-type="float" office:value="152" table:style-name="ce1">
            <text:p>152</text:p>
          </table:table-cell>
          <table:table-cell table:number-columns-repeated="7" table:style-name="ce1"/>
          <table:table-cell office:value-type="string" table:style-name="ce1">
            <text:p>tet(32)_2_EF626943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tet(L)_2_M29725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string" table:style-name="ce1">
            <text:p>tet(W)_5_AJ427422</text:p>
          </table:table-cell>
          <table:table-cell office:value-type="float" office:value="1344" table:style-name="ce1">
            <text:p>1344</text:p>
          </table:table-cell>
          <table:table-cell table:style-name="ce1"/>
          <table:table-cell office:value-type="string" table:style-name="ce1">
            <text:p>tet(W)_4_FN396364</text:p>
          </table:table-cell>
          <table:table-cell office:value-type="float" office:value="311" table:style-name="ce1">
            <text:p>311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0" table:formula="of:=INDEX([.$A$2:.$B$23];MATCH([.$AB29];[.$A$2:.$A$23];0);2)" table:style-name="ce1">
            <text:p>#N/A</text:p>
          </table:table-cell>
          <table:table-cell office:value-type="float" office:value="411" table:formula="of:=INDEX([.$D$2:.$E$28];MATCH([.$AB29];[.$D$2:.$D$28];0);2)" table:style-name="ce1">
            <text:p>411</text:p>
          </table:table-cell>
          <table:table-cell office:value-type="float" office:value="186" table:formula="of:=INDEX([.$G$2:.$H$35];MATCH([.$AB29];[.$G$2:.$G$35];0);2)" table:style-name="ce1">
            <text:p>186</text:p>
          </table:table-cell>
          <table:table-cell office:value-type="float" office:value="94" table:formula="of:=INDEX([.$J$2:.$K$18];MATCH([.$AB29];[.$J$2:.$J$18];0);2)" table:style-name="ce1">
            <text:p>94</text:p>
          </table:table-cell>
          <table:table-cell office:value-type="float" office:value="129" table:formula="of:=INDEX([.$M$2:.$N$16];MATCH([.$AB29];[.$M$2:.$M$16];0);2)" table:style-name="ce1">
            <text:p>129</text:p>
          </table:table-cell>
          <table:table-cell office:value-type="float" office:value="189" table:formula="of:=INDEX([.$P$2:.$Q$66];MATCH([.$AB29];[.$P$2:.$P$66];0);2)" table:style-name="ce1">
            <text:p>189</text:p>
          </table:table-cell>
          <table:table-cell office:value-type="float" office:value="352" table:formula="of:=INDEX([.$S$2:.$T$48];MATCH([.$AB29];[.$S$2:.$S$48];0);2)" table:style-name="ce1">
            <text:p>352</text:p>
          </table:table-cell>
          <table:table-cell office:value-type="float" office:value="570" table:formula="of:=INDEX([.$V$2:.$W$29];MATCH([.$AB29];[.$V$2:.$V$29];0);2)" table:style-name="ce1">
            <text:p>570</text:p>
          </table:table-cell>
          <table:table-cell office:value-type="float" office:value="300" table:formula="of:=INDEX([.$Y$2:.$Z$30];MATCH([.$AB29];[.$Y$2:.$Y$30];0);2)" table:style-name="ce1">
            <text:p>300</text:p>
          </table:table-cell>
          <table:table-cell table:style-name="ce1"/>
          <table:table-cell office:value-type="string" table:number-columns-spanned="1" table:number-rows-spanned="7" table:style-name="ce7">
            <text:p>Macrolide</text:p>
          </table:table-cell>
          <table:table-cell office:value-type="string" table:style-name="ce1">
            <text:p>erm(B)_12_U18931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03" table:formula="of:=SUM([.AO29:.AW29])" table:style-name="ce1">
            <text:p>203</text:p>
          </table:table-cell>
          <table:table-cell table:number-columns-repeated="16334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tet(O/W)_5_AM889122</text:p>
          </table:table-cell>
          <table:table-cell office:value-type="float" office:value="134" table:style-name="ce1">
            <text:p>134</text:p>
          </table:table-cell>
          <table:table-cell table:number-columns-repeated="7" table:style-name="ce1"/>
          <table:table-cell office:value-type="string" table:style-name="ce1">
            <text:p>tet(40)_1_FJ158002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string" table:style-name="ce1">
            <text:p>tet(L)_8_AY081910</text:p>
          </table:table-cell>
          <table:table-cell office:value-type="float" office:value="74" table:style-name="ce1">
            <text:p>74</text:p>
          </table:table-cell>
          <table:table-cell table:number-columns-repeated="4" table:style-name="ce1"/>
          <table:table-cell office:value-type="string" table:style-name="ce1">
            <text:p>tet(W)_5_AJ427422</text:p>
          </table:table-cell>
          <table:table-cell office:value-type="float" office:value="369" table:style-name="ce1">
            <text:p>369</text:p>
          </table:table-cell>
          <table:table-cell table:style-name="ce1"/>
          <table:table-cell office:value-type="string" table:style-name="ce1">
            <text:p>tet(O/32/O)_5_FP929050</text:p>
          </table:table-cell>
          <table:table-cell office:value-type="float" office:value="0" table:formula="of:=INDEX([.$A$2:.$B$23];MATCH([.$AB30];[.$A$2:.$A$23];0);2)" table:style-name="ce1">
            <text:p>#N/A</text:p>
          </table:table-cell>
          <table:table-cell office:value-type="float" office:value="976" table:formula="of:=INDEX([.$D$2:.$E$28];MATCH([.$AB30];[.$D$2:.$D$28];0);2)" table:style-name="ce1">
            <text:p>976</text:p>
          </table:table-cell>
          <table:table-cell office:value-type="float" office:value="0" table:formula="of:=INDEX([.$G$2:.$H$35];MATCH([.$AB30];[.$G$2:.$G$35];0);2)" table:style-name="ce1">
            <text:p>#N/A</text:p>
          </table:table-cell>
          <table:table-cell office:value-type="float" office:value="0" table:formula="of:=INDEX([.$J$2:.$K$18];MATCH([.$AB30];[.$J$2:.$J$18];0);2)" table:style-name="ce1">
            <text:p>#N/A</text:p>
          </table:table-cell>
          <table:table-cell office:value-type="float" office:value="228" table:formula="of:=INDEX([.$M$2:.$N$16];MATCH([.$AB30];[.$M$2:.$M$16];0);2)" table:style-name="ce1">
            <text:p>228</text:p>
          </table:table-cell>
          <table:table-cell office:value-type="float" office:value="0" table:formula="of:=INDEX([.$P$2:.$Q$66];MATCH([.$AB30];[.$P$2:.$P$66];0);2)" table:style-name="ce1">
            <text:p>#N/A</text:p>
          </table:table-cell>
          <table:table-cell office:value-type="float" office:value="716" table:formula="of:=INDEX([.$S$2:.$T$48];MATCH([.$AB30];[.$S$2:.$S$48];0);2)" table:style-name="ce1">
            <text:p>716</text:p>
          </table:table-cell>
          <table:table-cell office:value-type="float" office:value="1338" table:formula="of:=INDEX([.$V$2:.$W$29];MATCH([.$AB30];[.$V$2:.$V$29];0);2)" table:style-name="ce1">
            <text:p>1338</text:p>
          </table:table-cell>
          <table:table-cell office:value-type="float" office:value="0" table:formula="of:=INDEX([.$Y$2:.$Z$30];MATCH([.$AB30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erm(B)_7_AF368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formula="of:=SUM([.AO30:.AW30])" table:style-name="ce1">
            <text:p>22</text:p>
          </table:table-cell>
          <table:table-cell table:number-columns-repeated="16334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tet(Q)_1_L33696</text:p>
          </table:table-cell>
          <table:table-cell office:value-type="float" office:value="2498" table:style-name="ce1">
            <text:p>2498</text:p>
          </table:table-cell>
          <table:table-cell table:number-columns-repeated="7" table:style-name="ce1"/>
          <table:table-cell office:value-type="string" table:style-name="ce1">
            <text:p>tet(40)_2_AM419751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tet(M)_1_X92947</text:p>
          </table:table-cell>
          <table:table-cell office:value-type="float" office:value="190" table:style-name="ce1">
            <text:p>190</text:p>
          </table:table-cell>
          <table:table-cell table:number-columns-repeated="7" table:style-name="ce1"/>
          <table:table-cell office:value-type="string" table:style-name="ce1">
            <text:p>aadA1_4_JQ480156</text:p>
          </table:table-cell>
          <table:table-cell office:value-type="float" office:value="0" table:formula="of:=INDEX([.$A$2:.$B$23];MATCH([.$AB31];[.$A$2:.$A$23];0);2)" table:style-name="ce1">
            <text:p>#N/A</text:p>
          </table:table-cell>
          <table:table-cell office:value-type="float" office:value="0" table:formula="of:=INDEX([.$D$2:.$E$28];MATCH([.$AB31];[.$D$2:.$D$28];0);2)" table:style-name="ce1">
            <text:p>#N/A</text:p>
          </table:table-cell>
          <table:table-cell office:value-type="float" office:value="94" table:formula="of:=INDEX([.$G$2:.$H$35];MATCH([.$AB31];[.$G$2:.$G$35];0);2)" table:style-name="ce1">
            <text:p>94</text:p>
          </table:table-cell>
          <table:table-cell office:value-type="float" office:value="0" table:formula="of:=INDEX([.$J$2:.$K$18];MATCH([.$AB31];[.$J$2:.$J$18];0);2)" table:style-name="ce1">
            <text:p>#N/A</text:p>
          </table:table-cell>
          <table:table-cell office:value-type="float" office:value="0" table:formula="of:=INDEX([.$M$2:.$N$16];MATCH([.$AB31];[.$M$2:.$M$16];0);2)" table:style-name="ce1">
            <text:p>#N/A</text:p>
          </table:table-cell>
          <table:table-cell office:value-type="float" office:value="0" table:formula="of:=INDEX([.$P$2:.$Q$66];MATCH([.$AB31];[.$P$2:.$P$66];0);2)" table:style-name="ce1">
            <text:p>#N/A</text:p>
          </table:table-cell>
          <table:table-cell office:value-type="float" office:value="0" table:formula="of:=INDEX([.$S$2:.$T$48];MATCH([.$AB31];[.$S$2:.$S$48];0);2)" table:style-name="ce1">
            <text:p>#N/A</text:p>
          </table:table-cell>
          <table:table-cell office:value-type="float" office:value="0" table:formula="of:=INDEX([.$V$2:.$W$29];MATCH([.$AB31];[.$V$2:.$V$29];0);2)" table:style-name="ce1">
            <text:p>#N/A</text:p>
          </table:table-cell>
          <table:table-cell office:value-type="float" office:value="0" table:formula="of:=INDEX([.$Y$2:.$Z$30];MATCH([.$AB31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erm(B)_9_AF299292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" table:formula="of:=SUM([.AO31:.AW31])" table:style-name="ce1">
            <text:p>181</text:p>
          </table:table-cell>
          <table:table-cell table:number-columns-repeated="16334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tet(W)_1_DQ060146</text:p>
          </table:table-cell>
          <table:table-cell office:value-type="float" office:value="216" table:style-name="ce1">
            <text:p>216</text:p>
          </table:table-cell>
          <table:table-cell table:number-columns-repeated="7" table:style-name="ce1"/>
          <table:table-cell office:value-type="string" table:style-name="ce1">
            <text:p>tet(M)_1_X92947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string" table:style-name="ce1">
            <text:p>tet(M)_12_FR671418</text:p>
          </table:table-cell>
          <table:table-cell office:value-type="float" office:value="176" table:style-name="ce1">
            <text:p>176</text:p>
          </table:table-cell>
          <table:table-cell table:number-columns-repeated="7" table:style-name="ce1"/>
          <table:table-cell office:value-type="string" table:style-name="ce1">
            <text:p>dfrA1_1_FJ591049</text:p>
          </table:table-cell>
          <table:table-cell office:value-type="float" office:value="0" table:formula="of:=INDEX([.$A$2:.$B$23];MATCH([.$AB32];[.$A$2:.$A$23];0);2)" table:style-name="ce1">
            <text:p>#N/A</text:p>
          </table:table-cell>
          <table:table-cell office:value-type="float" office:value="0" table:formula="of:=INDEX([.$D$2:.$E$28];MATCH([.$AB32];[.$D$2:.$D$28];0);2)" table:style-name="ce1">
            <text:p>#N/A</text:p>
          </table:table-cell>
          <table:table-cell office:value-type="float" office:value="23" table:formula="of:=INDEX([.$G$2:.$H$35];MATCH([.$AB32];[.$G$2:.$G$35];0);2)" table:style-name="ce1">
            <text:p>23</text:p>
          </table:table-cell>
          <table:table-cell office:value-type="float" office:value="0" table:formula="of:=INDEX([.$J$2:.$K$18];MATCH([.$AB32];[.$J$2:.$J$18];0);2)" table:style-name="ce1">
            <text:p>#N/A</text:p>
          </table:table-cell>
          <table:table-cell office:value-type="float" office:value="0" table:formula="of:=INDEX([.$M$2:.$N$16];MATCH([.$AB32];[.$M$2:.$M$16];0);2)" table:style-name="ce1">
            <text:p>#N/A</text:p>
          </table:table-cell>
          <table:table-cell office:value-type="float" office:value="0" table:formula="of:=INDEX([.$P$2:.$Q$66];MATCH([.$AB32];[.$P$2:.$P$66];0);2)" table:style-name="ce1">
            <text:p>#N/A</text:p>
          </table:table-cell>
          <table:table-cell office:value-type="float" office:value="0" table:formula="of:=INDEX([.$S$2:.$T$48];MATCH([.$AB32];[.$S$2:.$S$48];0);2)" table:style-name="ce1">
            <text:p>#N/A</text:p>
          </table:table-cell>
          <table:table-cell office:value-type="float" office:value="0" table:formula="of:=INDEX([.$V$2:.$W$29];MATCH([.$AB32];[.$V$2:.$V$29];0);2)" table:style-name="ce1">
            <text:p>#N/A</text:p>
          </table:table-cell>
          <table:table-cell office:value-type="float" office:value="0" table:formula="of:=INDEX([.$Y$2:.$Z$30];MATCH([.$AB32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erm(F)_1_M14730</text:p>
          </table:table-cell>
          <table:table-cell office:value-type="float" office:value="2358" table:style-name="ce1">
            <text:p>2358</text:p>
          </table:table-cell>
          <table:table-cell office:value-type="float" office:value="3766" table:style-name="ce1">
            <text:p>3766</text:p>
          </table:table-cell>
          <table:table-cell office:value-type="float" office:value="2908" table:style-name="ce1">
            <text:p>2908</text:p>
          </table:table-cell>
          <table:table-cell office:value-type="float" office:value="2320" table:style-name="ce1">
            <text:p>2320</text:p>
          </table:table-cell>
          <table:table-cell office:value-type="float" office:value="2103" table:style-name="ce1">
            <text:p>2103</text:p>
          </table:table-cell>
          <table:table-cell office:value-type="float" office:value="2360" table:style-name="ce1">
            <text:p>2360</text:p>
          </table:table-cell>
          <table:table-cell office:value-type="float" office:value="2439" table:style-name="ce1">
            <text:p>2439</text:p>
          </table:table-cell>
          <table:table-cell office:value-type="float" office:value="243" table:style-name="ce1">
            <text:p>243</text:p>
          </table:table-cell>
          <table:table-cell office:value-type="float" office:value="1587" table:style-name="ce1">
            <text:p>1587</text:p>
          </table:table-cell>
          <table:table-cell office:value-type="float" office:value="20084" table:formula="of:=SUM([.AO32:.AW32])" table:style-name="ce1">
            <text:p>20084</text:p>
          </table:table-cell>
          <table:table-cell table:number-columns-repeated="16334" table:style-name="ce1"/>
        </table:table-row>
        <table:table-row table:style-name="ro2">
          <table:table-cell table:number-columns-repeated="6"/>
          <table:table-cell office:value-type="string" table:style-name="ce1">
            <text:p>tet(W)_3_AJ427421</text:p>
          </table:table-cell>
          <table:table-cell office:value-type="float" office:value="207" table:style-name="ce1">
            <text:p>207</text:p>
          </table:table-cell>
          <table:table-cell table:number-columns-repeated="7" table:style-name="ce1"/>
          <table:table-cell office:value-type="string" table:style-name="ce1">
            <text:p>tet(M)_13_AM990992</text:p>
          </table:table-cell>
          <table:table-cell office:value-type="float" office:value="171" table:style-name="ce1">
            <text:p>171</text:p>
          </table:table-cell>
          <table:table-cell table:style-name="ce1"/>
          <table:table-cell office:value-type="string" table:style-name="ce1">
            <text:p>tet(M)_13_AM990992</text:p>
          </table:table-cell>
          <table:table-cell office:value-type="float" office:value="216" table:style-name="ce1">
            <text:p>216</text:p>
          </table:table-cell>
          <table:table-cell table:number-columns-repeated="7" table:style-name="ce1"/>
          <table:table-cell office:value-type="string" table:style-name="ce1">
            <text:p>dfrA1_14_AB199789</text:p>
          </table:table-cell>
          <table:table-cell office:value-type="float" office:value="0" table:formula="of:=INDEX([.$A$2:.$B$23];MATCH([.$AB33];[.$A$2:.$A$23];0);2)" table:style-name="ce1">
            <text:p>#N/A</text:p>
          </table:table-cell>
          <table:table-cell office:value-type="float" office:value="0" table:formula="of:=INDEX([.$D$2:.$E$28];MATCH([.$AB33];[.$D$2:.$D$28];0);2)" table:style-name="ce1">
            <text:p>#N/A</text:p>
          </table:table-cell>
          <table:table-cell office:value-type="float" office:value="29" table:formula="of:=INDEX([.$G$2:.$H$35];MATCH([.$AB33];[.$G$2:.$G$35];0);2)" table:style-name="ce1">
            <text:p>29</text:p>
          </table:table-cell>
          <table:table-cell office:value-type="float" office:value="0" table:formula="of:=INDEX([.$J$2:.$K$18];MATCH([.$AB33];[.$J$2:.$J$18];0);2)" table:style-name="ce1">
            <text:p>#N/A</text:p>
          </table:table-cell>
          <table:table-cell office:value-type="float" office:value="0" table:formula="of:=INDEX([.$M$2:.$N$16];MATCH([.$AB33];[.$M$2:.$M$16];0);2)" table:style-name="ce1">
            <text:p>#N/A</text:p>
          </table:table-cell>
          <table:table-cell office:value-type="float" office:value="0" table:formula="of:=INDEX([.$P$2:.$Q$66];MATCH([.$AB33];[.$P$2:.$P$66];0);2)" table:style-name="ce1">
            <text:p>#N/A</text:p>
          </table:table-cell>
          <table:table-cell office:value-type="float" office:value="0" table:formula="of:=INDEX([.$S$2:.$T$48];MATCH([.$AB33];[.$S$2:.$S$48];0);2)" table:style-name="ce1">
            <text:p>#N/A</text:p>
          </table:table-cell>
          <table:table-cell office:value-type="float" office:value="0" table:formula="of:=INDEX([.$V$2:.$W$29];MATCH([.$AB33];[.$V$2:.$V$29];0);2)" table:style-name="ce1">
            <text:p>#N/A</text:p>
          </table:table-cell>
          <table:table-cell office:value-type="float" office:value="0" table:formula="of:=INDEX([.$Y$2:.$Z$30];MATCH([.$AB33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erm(F)_3_M17808</text:p>
          </table:table-cell>
          <table:table-cell office:value-type="float" office:value="3188" table:style-name="ce1">
            <text:p>3188</text:p>
          </table:table-cell>
          <table:table-cell office:value-type="float" office:value="4659" table:style-name="ce1">
            <text:p>4659</text:p>
          </table:table-cell>
          <table:table-cell office:value-type="float" office:value="4178" table:style-name="ce1">
            <text:p>4178</text:p>
          </table:table-cell>
          <table:table-cell office:value-type="float" office:value="2975" table:style-name="ce1">
            <text:p>2975</text:p>
          </table:table-cell>
          <table:table-cell office:value-type="float" office:value="2709" table:style-name="ce1">
            <text:p>2709</text:p>
          </table:table-cell>
          <table:table-cell office:value-type="float" office:value="3022" table:style-name="ce1">
            <text:p>3022</text:p>
          </table:table-cell>
          <table:table-cell office:value-type="float" office:value="3347" table:style-name="ce1">
            <text:p>3347</text:p>
          </table:table-cell>
          <table:table-cell office:value-type="float" office:value="315" table:style-name="ce1">
            <text:p>315</text:p>
          </table:table-cell>
          <table:table-cell office:value-type="float" office:value="2371" table:style-name="ce1">
            <text:p>2371</text:p>
          </table:table-cell>
          <table:table-cell office:value-type="float" office:value="26764" table:formula="of:=SUM([.AO33:.AW33])" table:style-name="ce1">
            <text:p>26764</text:p>
          </table:table-cell>
          <table:table-cell table:number-columns-repeated="16334"/>
        </table:table-row>
        <table:table-row table:style-name="ro2">
          <table:table-cell table:number-columns-repeated="6"/>
          <table:table-cell office:value-type="string" table:style-name="ce1">
            <text:p>tet(W)_4_FN396364</text:p>
          </table:table-cell>
          <table:table-cell office:value-type="float" office:value="164" table:style-name="ce1">
            <text:p>164</text:p>
          </table:table-cell>
          <table:table-cell table:number-columns-repeated="7" table:style-name="ce1"/>
          <table:table-cell office:value-type="string" table:style-name="ce1">
            <text:p>tet(O)_2_M20925</text:p>
          </table:table-cell>
          <table:table-cell office:value-type="float" office:value="299" table:style-name="ce1">
            <text:p>299</text:p>
          </table:table-cell>
          <table:table-cell table:style-name="ce1"/>
          <table:table-cell office:value-type="string" table:style-name="ce1">
            <text:p>tet(O)_2_M20925</text:p>
          </table:table-cell>
          <table:table-cell office:value-type="float" office:value="631" table:style-name="ce1">
            <text:p>631</text:p>
          </table:table-cell>
          <table:table-cell table:number-columns-repeated="7" table:style-name="ce1"/>
          <table:table-cell office:value-type="string" table:style-name="ce1">
            <text:p>dfrA1_15_FM207631</text:p>
          </table:table-cell>
          <table:table-cell office:value-type="float" office:value="0" table:formula="of:=INDEX([.$A$2:.$B$23];MATCH([.$AB34];[.$A$2:.$A$23];0);2)" table:style-name="ce1">
            <text:p>#N/A</text:p>
          </table:table-cell>
          <table:table-cell office:value-type="float" office:value="0" table:formula="of:=INDEX([.$D$2:.$E$28];MATCH([.$AB34];[.$D$2:.$D$28];0);2)" table:style-name="ce1">
            <text:p>#N/A</text:p>
          </table:table-cell>
          <table:table-cell office:value-type="float" office:value="23" table:formula="of:=INDEX([.$G$2:.$H$35];MATCH([.$AB34];[.$G$2:.$G$35];0);2)" table:style-name="ce1">
            <text:p>23</text:p>
          </table:table-cell>
          <table:table-cell office:value-type="float" office:value="0" table:formula="of:=INDEX([.$J$2:.$K$18];MATCH([.$AB34];[.$J$2:.$J$18];0);2)" table:style-name="ce1">
            <text:p>#N/A</text:p>
          </table:table-cell>
          <table:table-cell office:value-type="float" office:value="0" table:formula="of:=INDEX([.$M$2:.$N$16];MATCH([.$AB34];[.$M$2:.$M$16];0);2)" table:style-name="ce1">
            <text:p>#N/A</text:p>
          </table:table-cell>
          <table:table-cell office:value-type="float" office:value="0" table:formula="of:=INDEX([.$P$2:.$Q$66];MATCH([.$AB34];[.$P$2:.$P$66];0);2)" table:style-name="ce1">
            <text:p>#N/A</text:p>
          </table:table-cell>
          <table:table-cell office:value-type="float" office:value="0" table:formula="of:=INDEX([.$S$2:.$T$48];MATCH([.$AB34];[.$S$2:.$S$48];0);2)" table:style-name="ce1">
            <text:p>#N/A</text:p>
          </table:table-cell>
          <table:table-cell office:value-type="float" office:value="0" table:formula="of:=INDEX([.$V$2:.$W$29];MATCH([.$AB34];[.$V$2:.$V$29];0);2)" table:style-name="ce1">
            <text:p>#N/A</text:p>
          </table:table-cell>
          <table:table-cell office:value-type="float" office:value="0" table:formula="of:=INDEX([.$Y$2:.$Z$30];MATCH([.$AB34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mef(A)_2_U83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formula="of:=SUM([.AO34:.AW34])" table:style-name="ce1">
            <text:p>39</text:p>
          </table:table-cell>
          <table:table-cell table:number-columns-repeated="16334"/>
        </table:table-row>
        <table:table-row table:style-name="ro2">
          <table:table-cell table:number-columns-repeated="6"/>
          <table:table-cell office:value-type="string" table:style-name="ce1">
            <text:p>tet(W)_5_AJ427422</text:p>
          </table:table-cell>
          <table:table-cell office:value-type="float" office:value="227" table:style-name="ce1">
            <text:p>227</text:p>
          </table:table-cell>
          <table:table-cell table:number-columns-repeated="7" table:style-name="ce1"/>
          <table:table-cell office:value-type="string" table:style-name="ce1">
            <text:p>tet(O)_3_Y07780</text:p>
          </table:table-cell>
          <table:table-cell office:value-type="float" office:value="189" table:style-name="ce1">
            <text:p>189</text:p>
          </table:table-cell>
          <table:table-cell table:style-name="ce1"/>
          <table:table-cell office:value-type="string" table:style-name="ce1">
            <text:p>tet(O)_3_Y07780</text:p>
          </table:table-cell>
          <table:table-cell office:value-type="float" office:value="352" table:style-name="ce1">
            <text:p>352</text:p>
          </table:table-cell>
          <table:table-cell table:number-columns-repeated="7" table:style-name="ce1"/>
          <table:table-cell office:value-type="string" table:style-name="ce1">
            <text:p>dfrA1_3_GU726913</text:p>
          </table:table-cell>
          <table:table-cell office:value-type="float" office:value="0" table:formula="of:=INDEX([.$A$2:.$B$23];MATCH([.$AB35];[.$A$2:.$A$23];0);2)" table:style-name="ce1">
            <text:p>#N/A</text:p>
          </table:table-cell>
          <table:table-cell office:value-type="float" office:value="0" table:formula="of:=INDEX([.$D$2:.$E$28];MATCH([.$AB35];[.$D$2:.$D$28];0);2)" table:style-name="ce1">
            <text:p>#N/A</text:p>
          </table:table-cell>
          <table:table-cell office:value-type="float" office:value="53" table:formula="of:=INDEX([.$G$2:.$H$35];MATCH([.$AB35];[.$G$2:.$G$35];0);2)" table:style-name="ce1">
            <text:p>53</text:p>
          </table:table-cell>
          <table:table-cell office:value-type="float" office:value="0" table:formula="of:=INDEX([.$J$2:.$K$18];MATCH([.$AB35];[.$J$2:.$J$18];0);2)" table:style-name="ce1">
            <text:p>#N/A</text:p>
          </table:table-cell>
          <table:table-cell office:value-type="float" office:value="0" table:formula="of:=INDEX([.$M$2:.$N$16];MATCH([.$AB35];[.$M$2:.$M$16];0);2)" table:style-name="ce1">
            <text:p>#N/A</text:p>
          </table:table-cell>
          <table:table-cell office:value-type="float" office:value="0" table:formula="of:=INDEX([.$P$2:.$Q$66];MATCH([.$AB35];[.$P$2:.$P$66];0);2)" table:style-name="ce1">
            <text:p>#N/A</text:p>
          </table:table-cell>
          <table:table-cell office:value-type="float" office:value="0" table:formula="of:=INDEX([.$S$2:.$T$48];MATCH([.$AB35];[.$S$2:.$S$48];0);2)" table:style-name="ce1">
            <text:p>#N/A</text:p>
          </table:table-cell>
          <table:table-cell office:value-type="float" office:value="0" table:formula="of:=INDEX([.$V$2:.$W$29];MATCH([.$AB35];[.$V$2:.$V$29];0);2)" table:style-name="ce1">
            <text:p>#N/A</text:p>
          </table:table-cell>
          <table:table-cell office:value-type="float" office:value="0" table:formula="of:=INDEX([.$Y$2:.$Z$30];MATCH([.$AB35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msr(D)_2_AF274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formula="of:=SUM([.AO35:.AW35])" table:style-name="ce1">
            <text:p>48</text:p>
          </table:table-cell>
          <table:table-cell table:number-columns-repeated="16334"/>
        </table:table-row>
        <table:table-row table:style-name="ro3">
          <table:table-cell table:number-columns-repeated="6"/>
          <table:table-cell table:number-columns-repeated="9" table:style-name="ce1"/>
          <table:table-cell office:value-type="string" table:style-name="ce1">
            <text:p>tet(O/32/O)_4_AIOQ01000025</text:p>
          </table:table-cell>
          <table:table-cell office:value-type="float" office:value="332" table:style-name="ce1">
            <text:p>332</text:p>
          </table:table-cell>
          <table:table-cell table:style-name="ce1"/>
          <table:table-cell office:value-type="string" table:style-name="ce1">
            <text:p>tet(O/32/O)_3_NZ_AUJS01000017</text:p>
          </table:table-cell>
          <table:table-cell office:value-type="float" office:value="659" table:style-name="ce1">
            <text:p>659</text:p>
          </table:table-cell>
          <table:table-cell table:number-columns-repeated="7" table:style-name="ce1"/>
          <table:table-cell office:value-type="string" table:style-name="ce1">
            <text:p>dfrA1_4_AB188271</text:p>
          </table:table-cell>
          <table:table-cell office:value-type="float" office:value="0" table:formula="of:=INDEX([.$A$2:.$B$23];MATCH([.$AB36];[.$A$2:.$A$23];0);2)" table:style-name="ce1">
            <text:p>#N/A</text:p>
          </table:table-cell>
          <table:table-cell office:value-type="float" office:value="0" table:formula="of:=INDEX([.$D$2:.$E$28];MATCH([.$AB36];[.$D$2:.$D$28];0);2)" table:style-name="ce1">
            <text:p>#N/A</text:p>
          </table:table-cell>
          <table:table-cell office:value-type="float" office:value="23" table:formula="of:=INDEX([.$G$2:.$H$35];MATCH([.$AB36];[.$G$2:.$G$35];0);2)" table:style-name="ce1">
            <text:p>23</text:p>
          </table:table-cell>
          <table:table-cell office:value-type="float" office:value="0" table:formula="of:=INDEX([.$J$2:.$K$18];MATCH([.$AB36];[.$J$2:.$J$18];0);2)" table:style-name="ce1">
            <text:p>#N/A</text:p>
          </table:table-cell>
          <table:table-cell office:value-type="float" office:value="0" table:formula="of:=INDEX([.$M$2:.$N$16];MATCH([.$AB36];[.$M$2:.$M$16];0);2)" table:style-name="ce1">
            <text:p>#N/A</text:p>
          </table:table-cell>
          <table:table-cell office:value-type="float" office:value="0" table:formula="of:=INDEX([.$P$2:.$Q$66];MATCH([.$AB36];[.$P$2:.$P$66];0);2)" table:style-name="ce1">
            <text:p>#N/A</text:p>
          </table:table-cell>
          <table:table-cell office:value-type="float" office:value="0" table:formula="of:=INDEX([.$S$2:.$T$48];MATCH([.$AB36];[.$S$2:.$S$48];0);2)" table:style-name="ce1">
            <text:p>#N/A</text:p>
          </table:table-cell>
          <table:table-cell office:value-type="float" office:value="0" table:formula="of:=INDEX([.$V$2:.$W$29];MATCH([.$AB36];[.$V$2:.$V$29];0);2)" table:style-name="ce1">
            <text:p>#N/A</text:p>
          </table:table-cell>
          <table:table-cell office:value-type="float" office:value="0" table:formula="of:=INDEX([.$Y$2:.$Z$30];MATCH([.$AB36];[.$Y$2:.$Y$30];0);2)" table:style-name="ce1">
            <text:p>#N/A</text:p>
          </table:table-cell>
          <table:table-cell table:style-name="ce1"/>
          <table:table-cell table:style-name="ce4"/>
          <table:table-cell table:style-name="ce1"/>
          <table:table-cell office:value-type="float" office:value="5546" table:formula="of:=SUM([.AO29:.AO35])" table:style-name="ce1">
            <text:p>5546</text:p>
          </table:table-cell>
          <table:table-cell office:value-type="float" office:value="8589" table:formula="of:=SUM([.AP29:.AP35])" table:style-name="ce1">
            <text:p>8589</text:p>
          </table:table-cell>
          <table:table-cell office:value-type="float" office:value="7173" table:formula="of:=SUM([.AQ29:.AQ35])" table:style-name="ce1">
            <text:p>7173</text:p>
          </table:table-cell>
          <table:table-cell office:value-type="float" office:value="5295" table:formula="of:=SUM([.AR29:.AR35])" table:style-name="ce1">
            <text:p>5295</text:p>
          </table:table-cell>
          <table:table-cell office:value-type="float" office:value="4812" table:formula="of:=SUM([.AS29:.AS35])" table:style-name="ce1">
            <text:p>4812</text:p>
          </table:table-cell>
          <table:table-cell office:value-type="float" office:value="5476" table:formula="of:=SUM([.AT29:.AT35])" table:style-name="ce1">
            <text:p>5476</text:p>
          </table:table-cell>
          <table:table-cell office:value-type="float" office:value="5917" table:formula="of:=SUM([.AU29:.AU35])" table:style-name="ce1">
            <text:p>5917</text:p>
          </table:table-cell>
          <table:table-cell office:value-type="float" office:value="558" table:formula="of:=SUM([.AV29:.AV35])" table:style-name="ce1">
            <text:p>558</text:p>
          </table:table-cell>
          <table:table-cell office:value-type="float" office:value="3975" table:formula="of:=SUM([.AW29:.AW35])" table:style-name="ce1">
            <text:p>3975</text:p>
          </table:table-cell>
          <table:table-cell office:value-type="float" office:value="47341" table:formula="of:=SUM([.AO36:.AW36])" table:style-name="ce1">
            <text:p>47341</text:p>
          </table:table-cell>
          <table:table-cell table:number-columns-repeated="16334"/>
        </table:table-row>
        <table:table-row table:style-name="ro7">
          <table:table-cell table:number-columns-repeated="6"/>
          <table:table-cell table:number-columns-repeated="9" table:style-name="ce1"/>
          <table:table-cell office:value-type="string" table:style-name="ce1">
            <text:p>tet(O/W)_4_AM889121</text:p>
          </table:table-cell>
          <table:table-cell office:value-type="float" office:value="175" table:style-name="ce1">
            <text:p>175</text:p>
          </table:table-cell>
          <table:table-cell table:style-name="ce1"/>
          <table:table-cell office:value-type="string" table:style-name="ce1">
            <text:p>tet(O/32/O)_4_AIOQ01000025</text:p>
          </table:table-cell>
          <table:table-cell office:value-type="float" office:value="580" table:style-name="ce1">
            <text:p>580</text:p>
          </table:table-cell>
          <table:table-cell table:number-columns-repeated="7" table:style-name="ce1"/>
          <table:table-cell office:value-type="string" table:style-name="ce1">
            <text:p>dfrA1_8_X00926</text:p>
          </table:table-cell>
          <table:table-cell office:value-type="float" office:value="0" table:formula="of:=INDEX([.$A$2:.$B$23];MATCH([.$AB37];[.$A$2:.$A$23];0);2)" table:style-name="ce1">
            <text:p>#N/A</text:p>
          </table:table-cell>
          <table:table-cell office:value-type="float" office:value="0" table:formula="of:=INDEX([.$D$2:.$E$28];MATCH([.$AB37];[.$D$2:.$D$28];0);2)" table:style-name="ce1">
            <text:p>#N/A</text:p>
          </table:table-cell>
          <table:table-cell office:value-type="float" office:value="56" table:formula="of:=INDEX([.$G$2:.$H$35];MATCH([.$AB37];[.$G$2:.$G$35];0);2)" table:style-name="ce1">
            <text:p>56</text:p>
          </table:table-cell>
          <table:table-cell office:value-type="float" office:value="0" table:formula="of:=INDEX([.$J$2:.$K$18];MATCH([.$AB37];[.$J$2:.$J$18];0);2)" table:style-name="ce1">
            <text:p>#N/A</text:p>
          </table:table-cell>
          <table:table-cell office:value-type="float" office:value="0" table:formula="of:=INDEX([.$M$2:.$N$16];MATCH([.$AB37];[.$M$2:.$M$16];0);2)" table:style-name="ce1">
            <text:p>#N/A</text:p>
          </table:table-cell>
          <table:table-cell office:value-type="float" office:value="0" table:formula="of:=INDEX([.$P$2:.$Q$66];MATCH([.$AB37];[.$P$2:.$P$66];0);2)" table:style-name="ce1">
            <text:p>#N/A</text:p>
          </table:table-cell>
          <table:table-cell office:value-type="float" office:value="0" table:formula="of:=INDEX([.$S$2:.$T$48];MATCH([.$AB37];[.$S$2:.$S$48];0);2)" table:style-name="ce1">
            <text:p>#N/A</text:p>
          </table:table-cell>
          <table:table-cell office:value-type="float" office:value="0" table:formula="of:=INDEX([.$V$2:.$W$29];MATCH([.$AB37];[.$V$2:.$V$29];0);2)" table:style-name="ce1">
            <text:p>#N/A</text:p>
          </table:table-cell>
          <table:table-cell office:value-type="float" office:value="0" table:formula="of:=INDEX([.$Y$2:.$Z$30];MATCH([.$AB37];[.$Y$2:.$Y$30];0);2)" table:style-name="ce1">
            <text:p>#N/A</text:p>
          </table:table-cell>
          <table:table-cell table:style-name="ce1"/>
          <table:table-cell office:value-type="string" table:number-columns-spanned="1" table:number-rows-spanned="11" table:style-name="ce7">
            <text:p>Sulfonamide</text:p>
          </table:table-cell>
          <table:table-cell office:value-type="string" table:style-name="ce1">
            <text:p>sul2_1_AF5420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" table:formula="of:=SUM([.AO37:.AW37])" table:style-name="ce1">
            <text:p>142</text:p>
          </table:table-cell>
          <table:table-cell table:number-columns-repeated="16334"/>
        </table:table-row>
        <table:table-row table:style-name="ro2">
          <table:table-cell table:number-columns-repeated="6"/>
          <table:table-cell table:number-columns-repeated="9" table:style-name="ce1"/>
          <table:table-cell office:value-type="string" table:style-name="ce1">
            <text:p>tet(O/W)_5_AM889122</text:p>
          </table:table-cell>
          <table:table-cell office:value-type="float" office:value="178" table:style-name="ce1">
            <text:p>178</text:p>
          </table:table-cell>
          <table:table-cell table:style-name="ce1"/>
          <table:table-cell office:value-type="string" table:style-name="ce1">
            <text:p>tet(O/32/O)_5_FP929050</text:p>
          </table:table-cell>
          <table:table-cell office:value-type="float" office:value="716" table:style-name="ce1">
            <text:p>716</text:p>
          </table:table-cell>
          <table:table-cell table:number-columns-repeated="7" table:style-name="ce1"/>
          <table:table-cell office:value-type="string" table:style-name="ce1">
            <text:p>dfrA1_9_AJ238350</text:p>
          </table:table-cell>
          <table:table-cell office:value-type="float" office:value="0" table:formula="of:=INDEX([.$A$2:.$B$23];MATCH([.$AB38];[.$A$2:.$A$23];0);2)" table:style-name="ce1">
            <text:p>#N/A</text:p>
          </table:table-cell>
          <table:table-cell office:value-type="float" office:value="0" table:formula="of:=INDEX([.$D$2:.$E$28];MATCH([.$AB38];[.$D$2:.$D$28];0);2)" table:style-name="ce1">
            <text:p>#N/A</text:p>
          </table:table-cell>
          <table:table-cell office:value-type="float" office:value="15" table:formula="of:=INDEX([.$G$2:.$H$35];MATCH([.$AB38];[.$G$2:.$G$35];0);2)" table:style-name="ce1">
            <text:p>15</text:p>
          </table:table-cell>
          <table:table-cell office:value-type="float" office:value="0" table:formula="of:=INDEX([.$J$2:.$K$18];MATCH([.$AB38];[.$J$2:.$J$18];0);2)" table:style-name="ce1">
            <text:p>#N/A</text:p>
          </table:table-cell>
          <table:table-cell office:value-type="float" office:value="0" table:formula="of:=INDEX([.$M$2:.$N$16];MATCH([.$AB38];[.$M$2:.$M$16];0);2)" table:style-name="ce1">
            <text:p>#N/A</text:p>
          </table:table-cell>
          <table:table-cell office:value-type="float" office:value="0" table:formula="of:=INDEX([.$P$2:.$Q$66];MATCH([.$AB38];[.$P$2:.$P$66];0);2)" table:style-name="ce1">
            <text:p>#N/A</text:p>
          </table:table-cell>
          <table:table-cell office:value-type="float" office:value="0" table:formula="of:=INDEX([.$S$2:.$T$48];MATCH([.$AB38];[.$S$2:.$S$48];0);2)" table:style-name="ce1">
            <text:p>#N/A</text:p>
          </table:table-cell>
          <table:table-cell office:value-type="float" office:value="0" table:formula="of:=INDEX([.$V$2:.$W$29];MATCH([.$AB38];[.$V$2:.$V$29];0);2)" table:style-name="ce1">
            <text:p>#N/A</text:p>
          </table:table-cell>
          <table:table-cell office:value-type="float" office:value="0" table:formula="of:=INDEX([.$Y$2:.$Z$30];MATCH([.$AB38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0_AM183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formula="of:=SUM([.AO38:.AW38])" table:style-name="ce1">
            <text:p>171</text:p>
          </table:table-cell>
          <table:table-cell table:number-columns-repeated="16334"/>
        </table:table-row>
        <table:table-row table:style-name="ro2">
          <table:table-cell table:number-columns-repeated="6"/>
          <table:table-cell table:number-columns-repeated="9" table:style-name="ce1"/>
          <table:table-cell office:value-type="string" table:style-name="ce1">
            <text:p>tet(Q)_1_L33696</text:p>
          </table:table-cell>
          <table:table-cell office:value-type="float" office:value="4098" table:style-name="ce1">
            <text:p>4098</text:p>
          </table:table-cell>
          <table:table-cell table:style-name="ce1"/>
          <table:table-cell office:value-type="string" table:style-name="ce1">
            <text:p>tet(O/W)_1_AM889118</text:p>
          </table:table-cell>
          <table:table-cell office:value-type="float" office:value="558" table:style-name="ce1">
            <text:p>558</text:p>
          </table:table-cell>
          <table:table-cell table:number-columns-repeated="7" table:style-name="ce1"/>
          <table:table-cell office:value-type="string" table:style-name="ce1">
            <text:p>mef(A)_2_U83667</text:p>
          </table:table-cell>
          <table:table-cell office:value-type="float" office:value="0" table:formula="of:=INDEX([.$A$2:.$B$23];MATCH([.$AB39];[.$A$2:.$A$23];0);2)" table:style-name="ce1">
            <text:p>#N/A</text:p>
          </table:table-cell>
          <table:table-cell office:value-type="float" office:value="0" table:formula="of:=INDEX([.$D$2:.$E$28];MATCH([.$AB39];[.$D$2:.$D$28];0);2)" table:style-name="ce1">
            <text:p>#N/A</text:p>
          </table:table-cell>
          <table:table-cell office:value-type="float" office:value="39" table:formula="of:=INDEX([.$G$2:.$H$35];MATCH([.$AB39];[.$G$2:.$G$35];0);2)" table:style-name="ce1">
            <text:p>39</text:p>
          </table:table-cell>
          <table:table-cell office:value-type="float" office:value="0" table:formula="of:=INDEX([.$J$2:.$K$18];MATCH([.$AB39];[.$J$2:.$J$18];0);2)" table:style-name="ce1">
            <text:p>#N/A</text:p>
          </table:table-cell>
          <table:table-cell office:value-type="float" office:value="0" table:formula="of:=INDEX([.$M$2:.$N$16];MATCH([.$AB39];[.$M$2:.$M$16];0);2)" table:style-name="ce1">
            <text:p>#N/A</text:p>
          </table:table-cell>
          <table:table-cell office:value-type="float" office:value="0" table:formula="of:=INDEX([.$P$2:.$Q$66];MATCH([.$AB39];[.$P$2:.$P$66];0);2)" table:style-name="ce1">
            <text:p>#N/A</text:p>
          </table:table-cell>
          <table:table-cell office:value-type="float" office:value="0" table:formula="of:=INDEX([.$S$2:.$T$48];MATCH([.$AB39];[.$S$2:.$S$48];0);2)" table:style-name="ce1">
            <text:p>#N/A</text:p>
          </table:table-cell>
          <table:table-cell office:value-type="float" office:value="0" table:formula="of:=INDEX([.$V$2:.$W$29];MATCH([.$AB39];[.$V$2:.$V$29];0);2)" table:style-name="ce1">
            <text:p>#N/A</text:p>
          </table:table-cell>
          <table:table-cell office:value-type="float" office:value="0" table:formula="of:=INDEX([.$Y$2:.$Z$30];MATCH([.$AB39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1_AY2326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" table:formula="of:=SUM([.AO39:.AW39])" table:style-name="ce1">
            <text:p>122</text:p>
          </table:table-cell>
          <table:table-cell table:number-columns-repeated="16334"/>
        </table:table-row>
        <table:table-row table:style-name="ro2">
          <table:table-cell table:number-columns-repeated="6"/>
          <table:table-cell table:number-columns-repeated="9" table:style-name="ce1"/>
          <table:table-cell office:value-type="string" table:style-name="ce1">
            <text:p>tet(Q)_4_Z21523</text:p>
          </table:table-cell>
          <table:table-cell office:value-type="float" office:value="336" table:style-name="ce1">
            <text:p>336</text:p>
          </table:table-cell>
          <table:table-cell table:style-name="ce1"/>
          <table:table-cell office:value-type="string" table:style-name="ce1">
            <text:p>tet(O/W)_3_AM889120</text:p>
          </table:table-cell>
          <table:table-cell office:value-type="float" office:value="463" table:style-name="ce1">
            <text:p>463</text:p>
          </table:table-cell>
          <table:table-cell table:number-columns-repeated="7" table:style-name="ce1"/>
          <table:table-cell office:value-type="string" table:style-name="ce1">
            <text:p>msr(D)_2_AF274302</text:p>
          </table:table-cell>
          <table:table-cell office:value-type="float" office:value="0" table:formula="of:=INDEX([.$A$2:.$B$23];MATCH([.$AB40];[.$A$2:.$A$23];0);2)" table:style-name="ce1">
            <text:p>#N/A</text:p>
          </table:table-cell>
          <table:table-cell office:value-type="float" office:value="0" table:formula="of:=INDEX([.$D$2:.$E$28];MATCH([.$AB40];[.$D$2:.$D$28];0);2)" table:style-name="ce1">
            <text:p>#N/A</text:p>
          </table:table-cell>
          <table:table-cell office:value-type="float" office:value="48" table:formula="of:=INDEX([.$G$2:.$H$35];MATCH([.$AB40];[.$G$2:.$G$35];0);2)" table:style-name="ce1">
            <text:p>48</text:p>
          </table:table-cell>
          <table:table-cell office:value-type="float" office:value="0" table:formula="of:=INDEX([.$J$2:.$K$18];MATCH([.$AB40];[.$J$2:.$J$18];0);2)" table:style-name="ce1">
            <text:p>#N/A</text:p>
          </table:table-cell>
          <table:table-cell office:value-type="float" office:value="0" table:formula="of:=INDEX([.$M$2:.$N$16];MATCH([.$AB40];[.$M$2:.$M$16];0);2)" table:style-name="ce1">
            <text:p>#N/A</text:p>
          </table:table-cell>
          <table:table-cell office:value-type="float" office:value="0" table:formula="of:=INDEX([.$P$2:.$Q$66];MATCH([.$AB40];[.$P$2:.$P$66];0);2)" table:style-name="ce1">
            <text:p>#N/A</text:p>
          </table:table-cell>
          <table:table-cell office:value-type="float" office:value="0" table:formula="of:=INDEX([.$S$2:.$T$48];MATCH([.$AB40];[.$S$2:.$S$48];0);2)" table:style-name="ce1">
            <text:p>#N/A</text:p>
          </table:table-cell>
          <table:table-cell office:value-type="float" office:value="0" table:formula="of:=INDEX([.$V$2:.$W$29];MATCH([.$AB40];[.$V$2:.$V$29];0);2)" table:style-name="ce1">
            <text:p>#N/A</text:p>
          </table:table-cell>
          <table:table-cell office:value-type="float" office:value="0" table:formula="of:=INDEX([.$Y$2:.$Z$30];MATCH([.$AB40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2_AF4979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" table:formula="of:=SUM([.AO40:.AW40])" table:style-name="ce1">
            <text:p>143</text:p>
          </table:table-cell>
          <table:table-cell table:number-columns-repeated="16334"/>
        </table:table-row>
        <table:table-row table:style-name="ro2">
          <table:table-cell table:number-columns-repeated="6"/>
          <table:table-cell table:number-columns-repeated="9" table:style-name="ce1"/>
          <table:table-cell office:value-type="string" table:style-name="ce1">
            <text:p>tet(W)_1_DQ060146</text:p>
          </table:table-cell>
          <table:table-cell office:value-type="float" office:value="292" table:style-name="ce1">
            <text:p>292</text:p>
          </table:table-cell>
          <table:table-cell table:style-name="ce1"/>
          <table:table-cell office:value-type="string" table:style-name="ce1">
            <text:p>tet(O/W)_4_AM889121</text:p>
          </table:table-cell>
          <table:table-cell office:value-type="float" office:value="574" table:style-name="ce1">
            <text:p>574</text:p>
          </table:table-cell>
          <table:table-cell table:number-columns-repeated="7" table:style-name="ce1"/>
          <table:table-cell office:value-type="string" table:style-name="ce1">
            <text:p>tet(32)_2_EF626943</text:p>
          </table:table-cell>
          <table:table-cell office:value-type="float" office:value="0" table:formula="of:=INDEX([.$A$2:.$B$23];MATCH([.$AB41];[.$A$2:.$A$23];0);2)" table:style-name="ce1">
            <text:p>#N/A</text:p>
          </table:table-cell>
          <table:table-cell office:value-type="float" office:value="0" table:formula="of:=INDEX([.$D$2:.$E$28];MATCH([.$AB41];[.$D$2:.$D$28];0);2)" table:style-name="ce1">
            <text:p>#N/A</text:p>
          </table:table-cell>
          <table:table-cell office:value-type="float" office:value="45" table:formula="of:=INDEX([.$G$2:.$H$35];MATCH([.$AB41];[.$G$2:.$G$35];0);2)" table:style-name="ce1">
            <text:p>45</text:p>
          </table:table-cell>
          <table:table-cell office:value-type="float" office:value="0" table:formula="of:=INDEX([.$J$2:.$K$18];MATCH([.$AB41];[.$J$2:.$J$18];0);2)" table:style-name="ce1">
            <text:p>#N/A</text:p>
          </table:table-cell>
          <table:table-cell office:value-type="float" office:value="0" table:formula="of:=INDEX([.$M$2:.$N$16];MATCH([.$AB41];[.$M$2:.$M$16];0);2)" table:style-name="ce1">
            <text:p>#N/A</text:p>
          </table:table-cell>
          <table:table-cell office:value-type="float" office:value="69" table:formula="of:=INDEX([.$P$2:.$Q$66];MATCH([.$AB41];[.$P$2:.$P$66];0);2)" table:style-name="ce1">
            <text:p>69</text:p>
          </table:table-cell>
          <table:table-cell office:value-type="float" office:value="0" table:formula="of:=INDEX([.$S$2:.$T$48];MATCH([.$AB41];[.$S$2:.$S$48];0);2)" table:style-name="ce1">
            <text:p>#N/A</text:p>
          </table:table-cell>
          <table:table-cell office:value-type="float" office:value="139" table:formula="of:=INDEX([.$V$2:.$W$29];MATCH([.$AB41];[.$V$2:.$V$29];0);2)" table:style-name="ce1">
            <text:p>139</text:p>
          </table:table-cell>
          <table:table-cell office:value-type="float" office:value="0" table:formula="of:=INDEX([.$Y$2:.$Z$30];MATCH([.$AB41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3_AJ289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" table:formula="of:=SUM([.AO41:.AW41])" table:style-name="ce1">
            <text:p>130</text:p>
          </table:table-cell>
          <table:table-cell table:number-columns-repeated="16334"/>
        </table:table-row>
        <table:table-row table:style-name="ro2">
          <table:table-cell table:number-columns-repeated="6"/>
          <table:table-cell table:number-columns-repeated="9" table:style-name="ce1"/>
          <table:table-cell office:value-type="string" table:style-name="ce1">
            <text:p>tet(W)_3_AJ427421</text:p>
          </table:table-cell>
          <table:table-cell office:value-type="float" office:value="282" table:style-name="ce1">
            <text:p>282</text:p>
          </table:table-cell>
          <table:table-cell table:style-name="ce1"/>
          <table:table-cell office:value-type="string" table:style-name="ce1">
            <text:p>tet(O/W)_5_AM889122</text:p>
          </table:table-cell>
          <table:table-cell office:value-type="float" office:value="587" table:style-name="ce1">
            <text:p>587</text:p>
          </table:table-cell>
          <table:table-cell table:number-columns-repeated="7" table:style-name="ce1"/>
          <table:table-cell office:value-type="string" table:style-name="ce1">
            <text:p>tet(O/W)_1_AM889118</text:p>
          </table:table-cell>
          <table:table-cell office:value-type="float" office:value="0" table:formula="of:=INDEX([.$A$2:.$B$23];MATCH([.$AB42];[.$A$2:.$A$23];0);2)" table:style-name="ce1">
            <text:p>#N/A</text:p>
          </table:table-cell>
          <table:table-cell office:value-type="float" office:value="0" table:formula="of:=INDEX([.$D$2:.$E$28];MATCH([.$AB42];[.$D$2:.$D$28];0);2)" table:style-name="ce1">
            <text:p>#N/A</text:p>
          </table:table-cell>
          <table:table-cell office:value-type="float" office:value="139" table:formula="of:=INDEX([.$G$2:.$H$35];MATCH([.$AB42];[.$G$2:.$G$35];0);2)" table:style-name="ce1">
            <text:p>139</text:p>
          </table:table-cell>
          <table:table-cell office:value-type="float" office:value="0" table:formula="of:=INDEX([.$J$2:.$K$18];MATCH([.$AB42];[.$J$2:.$J$18];0);2)" table:style-name="ce1">
            <text:p>#N/A</text:p>
          </table:table-cell>
          <table:table-cell office:value-type="float" office:value="0" table:formula="of:=INDEX([.$M$2:.$N$16];MATCH([.$AB42];[.$M$2:.$M$16];0);2)" table:style-name="ce1">
            <text:p>#N/A</text:p>
          </table:table-cell>
          <table:table-cell office:value-type="float" office:value="0" table:formula="of:=INDEX([.$P$2:.$Q$66];MATCH([.$AB42];[.$P$2:.$P$66];0);2)" table:style-name="ce1">
            <text:p>#N/A</text:p>
          </table:table-cell>
          <table:table-cell office:value-type="float" office:value="558" table:formula="of:=INDEX([.$S$2:.$T$48];MATCH([.$AB42];[.$S$2:.$S$48];0);2)" table:style-name="ce1">
            <text:p>558</text:p>
          </table:table-cell>
          <table:table-cell office:value-type="float" office:value="600" table:formula="of:=INDEX([.$V$2:.$W$29];MATCH([.$AB42];[.$V$2:.$V$29];0);2)" table:style-name="ce1">
            <text:p>600</text:p>
          </table:table-cell>
          <table:table-cell office:value-type="float" office:value="0" table:formula="of:=INDEX([.$Y$2:.$Z$30];MATCH([.$AB42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4_AJ514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9" table:formula="of:=SUM([.AO42:.AW42])" table:style-name="ce1">
            <text:p>169</text:p>
          </table:table-cell>
          <table:table-cell table:number-columns-repeated="16334"/>
        </table:table-row>
        <table:table-row table:style-name="ro2">
          <table:table-cell table:number-columns-repeated="6"/>
          <table:table-cell table:number-columns-repeated="9" table:style-name="ce1"/>
          <table:table-cell office:value-type="string" table:style-name="ce1">
            <text:p>tet(W)_4_FN396364</text:p>
          </table:table-cell>
          <table:table-cell office:value-type="float" office:value="223" table:style-name="ce1">
            <text:p>223</text:p>
          </table:table-cell>
          <table:table-cell table:style-name="ce1"/>
          <table:table-cell office:value-type="string" table:style-name="ce1">
            <text:p>tet(Q)_1_L33696</text:p>
          </table:table-cell>
          <table:table-cell office:value-type="float" office:value="3914" table:style-name="ce1">
            <text:p>3914</text:p>
          </table:table-cell>
          <table:table-cell table:number-columns-repeated="7" table:style-name="ce1"/>
          <table:table-cell office:value-type="string" table:style-name="ce1">
            <text:p>tet(Q)_2_X58717</text:p>
          </table:table-cell>
          <table:table-cell office:value-type="float" office:value="0" table:formula="of:=INDEX([.$A$2:.$B$23];MATCH([.$AB43];[.$A$2:.$A$23];0);2)" table:style-name="ce1">
            <text:p>#N/A</text:p>
          </table:table-cell>
          <table:table-cell office:value-type="float" office:value="0" table:formula="of:=INDEX([.$D$2:.$E$28];MATCH([.$AB43];[.$D$2:.$D$28];0);2)" table:style-name="ce1">
            <text:p>#N/A</text:p>
          </table:table-cell>
          <table:table-cell office:value-type="float" office:value="0" table:formula="of:=INDEX([.$G$2:.$H$35];MATCH([.$AB43];[.$G$2:.$G$35];0);2)" table:style-name="ce1">
            <text:p>#N/A</text:p>
          </table:table-cell>
          <table:table-cell office:value-type="float" office:value="455" table:formula="of:=INDEX([.$J$2:.$K$18];MATCH([.$AB43];[.$J$2:.$J$18];0);2)" table:style-name="ce1">
            <text:p>455</text:p>
          </table:table-cell>
          <table:table-cell office:value-type="float" office:value="0" table:formula="of:=INDEX([.$M$2:.$N$16];MATCH([.$AB43];[.$M$2:.$M$16];0);2)" table:style-name="ce1">
            <text:p>#N/A</text:p>
          </table:table-cell>
          <table:table-cell office:value-type="float" office:value="0" table:formula="of:=INDEX([.$P$2:.$Q$66];MATCH([.$AB43];[.$P$2:.$P$66];0);2)" table:style-name="ce1">
            <text:p>#N/A</text:p>
          </table:table-cell>
          <table:table-cell office:value-type="float" office:value="0" table:formula="of:=INDEX([.$S$2:.$T$48];MATCH([.$AB43];[.$S$2:.$S$48];0);2)" table:style-name="ce1">
            <text:p>#N/A</text:p>
          </table:table-cell>
          <table:table-cell office:value-type="float" office:value="0" table:formula="of:=INDEX([.$V$2:.$W$29];MATCH([.$AB43];[.$V$2:.$V$29];0);2)" table:style-name="ce1">
            <text:p>#N/A</text:p>
          </table:table-cell>
          <table:table-cell office:value-type="float" office:value="0" table:formula="of:=INDEX([.$Y$2:.$Z$30];MATCH([.$AB43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5_FJ968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" table:formula="of:=SUM([.AO43:.AW43])" table:style-name="ce1">
            <text:p>145</text:p>
          </table:table-cell>
          <table:table-cell table:number-columns-repeated="16334"/>
        </table:table-row>
        <table:table-row table:style-name="ro2">
          <table:table-cell table:number-columns-repeated="6"/>
          <table:table-cell table:number-columns-repeated="9" table:style-name="ce1"/>
          <table:table-cell office:value-type="string" table:style-name="ce1">
            <text:p>tet(W)_5_AJ427422</text:p>
          </table:table-cell>
          <table:table-cell office:value-type="float" office:value="316" table:style-name="ce1">
            <text:p>316</text:p>
          </table:table-cell>
          <table:table-cell table:style-name="ce1"/>
          <table:table-cell office:value-type="string" table:style-name="ce1">
            <text:p>tet(Q)_4_Z21523</text:p>
          </table:table-cell>
          <table:table-cell office:value-type="float" office:value="1531" table:style-name="ce1">
            <text:p>1531</text:p>
          </table:table-cell>
          <table:table-cell table:number-columns-repeated="7" table:style-name="ce1"/>
          <table:table-cell office:value-type="string" table:style-name="ce1">
            <text:p>aph(3')-Ia_4_AF498082</text:p>
          </table:table-cell>
          <table:table-cell office:value-type="float" office:value="0" table:formula="of:=INDEX([.$A$2:.$B$23];MATCH([.$AB44];[.$A$2:.$A$23];0);2)" table:style-name="ce1">
            <text:p>#N/A</text:p>
          </table:table-cell>
          <table:table-cell office:value-type="float" office:value="0" table:formula="of:=INDEX([.$D$2:.$E$28];MATCH([.$AB44];[.$D$2:.$D$28];0);2)" table:style-name="ce1">
            <text:p>#N/A</text:p>
          </table:table-cell>
          <table:table-cell office:value-type="float" office:value="0" table:formula="of:=INDEX([.$G$2:.$H$35];MATCH([.$AB44];[.$G$2:.$G$35];0);2)" table:style-name="ce1">
            <text:p>#N/A</text:p>
          </table:table-cell>
          <table:table-cell office:value-type="float" office:value="0" table:formula="of:=INDEX([.$J$2:.$K$18];MATCH([.$AB44];[.$J$2:.$J$18];0);2)" table:style-name="ce1">
            <text:p>#N/A</text:p>
          </table:table-cell>
          <table:table-cell office:value-type="float" office:value="37" table:formula="of:=INDEX([.$M$2:.$N$16];MATCH([.$AB44];[.$M$2:.$M$16];0);2)" table:style-name="ce1">
            <text:p>37</text:p>
          </table:table-cell>
          <table:table-cell office:value-type="float" office:value="0" table:formula="of:=INDEX([.$P$2:.$Q$66];MATCH([.$AB44];[.$P$2:.$P$66];0);2)" table:style-name="ce1">
            <text:p>#N/A</text:p>
          </table:table-cell>
          <table:table-cell office:value-type="float" office:value="0" table:formula="of:=INDEX([.$S$2:.$T$48];MATCH([.$AB44];[.$S$2:.$S$48];0);2)" table:style-name="ce1">
            <text:p>#N/A</text:p>
          </table:table-cell>
          <table:table-cell office:value-type="float" office:value="0" table:formula="of:=INDEX([.$V$2:.$W$29];MATCH([.$AB44];[.$V$2:.$V$29];0);2)" table:style-name="ce1">
            <text:p>#N/A</text:p>
          </table:table-cell>
          <table:table-cell office:value-type="float" office:value="0" table:formula="of:=INDEX([.$Y$2:.$Z$30];MATCH([.$AB44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7_U57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" table:formula="of:=SUM([.AO44:.AW44])" table:style-name="ce1">
            <text:p>98</text:p>
          </table:table-cell>
          <table:table-cell table:number-columns-repeated="16334"/>
        </table:table-row>
        <table:table-row table:style-name="ro2">
          <table:table-cell table:number-columns-repeated="6"/>
          <table:table-cell table:number-columns-repeated="9" table:style-name="ce1"/>
          <table:table-cell office:value-type="string" table:style-name="ce1">
            <text:p>tet(X)_1_GU01453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tet(W)_1_DQ060146</text:p>
          </table:table-cell>
          <table:table-cell office:value-type="float" office:value="816" table:style-name="ce1">
            <text:p>816</text:p>
          </table:table-cell>
          <table:table-cell table:number-columns-repeated="7" table:style-name="ce1"/>
          <table:table-cell office:value-type="string" table:style-name="ce1">
            <text:p>aph(3')-Ia_1_V00359</text:p>
          </table:table-cell>
          <table:table-cell office:value-type="float" office:value="0" table:formula="of:=INDEX([.$A$2:.$B$23];MATCH([.$AB45];[.$A$2:.$A$23];0);2)" table:style-name="ce1">
            <text:p>#N/A</text:p>
          </table:table-cell>
          <table:table-cell office:value-type="float" office:value="0" table:formula="of:=INDEX([.$D$2:.$E$28];MATCH([.$AB45];[.$D$2:.$D$28];0);2)" table:style-name="ce1">
            <text:p>#N/A</text:p>
          </table:table-cell>
          <table:table-cell office:value-type="float" office:value="0" table:formula="of:=INDEX([.$G$2:.$H$35];MATCH([.$AB45];[.$G$2:.$G$35];0);2)" table:style-name="ce1">
            <text:p>#N/A</text:p>
          </table:table-cell>
          <table:table-cell office:value-type="float" office:value="0" table:formula="of:=INDEX([.$J$2:.$K$18];MATCH([.$AB45];[.$J$2:.$J$18];0);2)" table:style-name="ce1">
            <text:p>#N/A</text:p>
          </table:table-cell>
          <table:table-cell office:value-type="float" office:value="38" table:formula="of:=INDEX([.$M$2:.$N$16];MATCH([.$AB45];[.$M$2:.$M$16];0);2)" table:style-name="ce1">
            <text:p>38</text:p>
          </table:table-cell>
          <table:table-cell office:value-type="float" office:value="0" table:formula="of:=INDEX([.$P$2:.$Q$66];MATCH([.$AB45];[.$P$2:.$P$66];0);2)" table:style-name="ce1">
            <text:p>#N/A</text:p>
          </table:table-cell>
          <table:table-cell office:value-type="float" office:value="0" table:formula="of:=INDEX([.$S$2:.$T$48];MATCH([.$AB45];[.$S$2:.$S$48];0);2)" table:style-name="ce1">
            <text:p>#N/A</text:p>
          </table:table-cell>
          <table:table-cell office:value-type="float" office:value="0" table:formula="of:=INDEX([.$V$2:.$W$29];MATCH([.$AB45];[.$V$2:.$V$29];0);2)" table:style-name="ce1">
            <text:p>#N/A</text:p>
          </table:table-cell>
          <table:table-cell office:value-type="float" office:value="0" table:formula="of:=INDEX([.$Y$2:.$Z$30];MATCH([.$AB45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18_AJ830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" table:formula="of:=SUM([.AO45:.AW45])" table:style-name="ce1">
            <text:p>122</text:p>
          </table:table-cell>
          <table:table-cell table:number-columns-repeated="16334"/>
        </table:table-row>
        <table:table-row table:style-name="ro2">
          <table:table-cell table:number-columns-repeated="6"/>
          <table:table-cell table:number-columns-repeated="12" table:style-name="ce1"/>
          <table:table-cell office:value-type="string" table:style-name="ce1">
            <text:p>tet(W)_3_AJ427421</text:p>
          </table:table-cell>
          <table:table-cell office:value-type="float" office:value="790" table:style-name="ce1">
            <text:p>790</text:p>
          </table:table-cell>
          <table:table-cell table:number-columns-repeated="7" table:style-name="ce1"/>
          <table:table-cell office:value-type="string" table:style-name="ce1">
            <text:p>aph(3'')-Ib_1_M28829</text:p>
          </table:table-cell>
          <table:table-cell office:value-type="float" office:value="0" table:formula="of:=INDEX([.$A$2:.$B$23];MATCH([.$AB46];[.$A$2:.$A$23];0);2)" table:style-name="ce1">
            <text:p>#N/A</text:p>
          </table:table-cell>
          <table:table-cell office:value-type="float" office:value="0" table:formula="of:=INDEX([.$D$2:.$E$28];MATCH([.$AB46];[.$D$2:.$D$28];0);2)" table:style-name="ce1">
            <text:p>#N/A</text:p>
          </table:table-cell>
          <table:table-cell office:value-type="float" office:value="0" table:formula="of:=INDEX([.$G$2:.$H$35];MATCH([.$AB46];[.$G$2:.$G$35];0);2)" table:style-name="ce1">
            <text:p>#N/A</text:p>
          </table:table-cell>
          <table:table-cell office:value-type="float" office:value="0" table:formula="of:=INDEX([.$J$2:.$K$18];MATCH([.$AB46];[.$J$2:.$J$18];0);2)" table:style-name="ce1">
            <text:p>#N/A</text:p>
          </table:table-cell>
          <table:table-cell office:value-type="float" office:value="0" table:formula="of:=INDEX([.$M$2:.$N$16];MATCH([.$AB46];[.$M$2:.$M$16];0);2)" table:style-name="ce1">
            <text:p>#N/A</text:p>
          </table:table-cell>
          <table:table-cell office:value-type="float" office:value="49" table:formula="of:=INDEX([.$P$2:.$Q$66];MATCH([.$AB46];[.$P$2:.$P$66];0);2)" table:style-name="ce1">
            <text:p>49</text:p>
          </table:table-cell>
          <table:table-cell office:value-type="float" office:value="13" table:formula="of:=INDEX([.$S$2:.$T$48];MATCH([.$AB46];[.$S$2:.$S$48];0);2)" table:style-name="ce1">
            <text:p>13</text:p>
          </table:table-cell>
          <table:table-cell office:value-type="float" office:value="0" table:formula="of:=INDEX([.$V$2:.$W$29];MATCH([.$AB46];[.$V$2:.$V$29];0);2)" table:style-name="ce1">
            <text:p>#N/A</text:p>
          </table:table-cell>
          <table:table-cell office:value-type="float" office:value="0" table:formula="of:=INDEX([.$Y$2:.$Z$30];MATCH([.$AB46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2_AY034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formula="of:=SUM([.AO46:.AW46])" table:style-name="ce1">
            <text:p>171</text:p>
          </table:table-cell>
          <table:table-cell table:number-columns-repeated="16334"/>
        </table:table-row>
        <table:table-row table:style-name="ro2">
          <table:table-cell table:number-columns-repeated="6"/>
          <table:table-cell table:number-columns-repeated="12" table:style-name="ce1"/>
          <table:table-cell office:value-type="string" table:style-name="ce1">
            <text:p>tet(W)_4_FN396364</text:p>
          </table:table-cell>
          <table:table-cell office:value-type="float" office:value="607" table:style-name="ce1">
            <text:p>607</text:p>
          </table:table-cell>
          <table:table-cell table:number-columns-repeated="7" table:style-name="ce1"/>
          <table:table-cell office:value-type="string" table:style-name="ce1">
            <text:p>aph(3'')-Ib_2_AF024602</text:p>
          </table:table-cell>
          <table:table-cell office:value-type="float" office:value="0" table:formula="of:=INDEX([.$A$2:.$B$23];MATCH([.$AB47];[.$A$2:.$A$23];0);2)" table:style-name="ce1">
            <text:p>#N/A</text:p>
          </table:table-cell>
          <table:table-cell office:value-type="float" office:value="0" table:formula="of:=INDEX([.$D$2:.$E$28];MATCH([.$AB47];[.$D$2:.$D$28];0);2)" table:style-name="ce1">
            <text:p>#N/A</text:p>
          </table:table-cell>
          <table:table-cell office:value-type="float" office:value="0" table:formula="of:=INDEX([.$G$2:.$H$35];MATCH([.$AB47];[.$G$2:.$G$35];0);2)" table:style-name="ce1">
            <text:p>#N/A</text:p>
          </table:table-cell>
          <table:table-cell office:value-type="float" office:value="0" table:formula="of:=INDEX([.$J$2:.$K$18];MATCH([.$AB47];[.$J$2:.$J$18];0);2)" table:style-name="ce1">
            <text:p>#N/A</text:p>
          </table:table-cell>
          <table:table-cell office:value-type="float" office:value="0" table:formula="of:=INDEX([.$M$2:.$N$16];MATCH([.$AB47];[.$M$2:.$M$16];0);2)" table:style-name="ce1">
            <text:p>#N/A</text:p>
          </table:table-cell>
          <table:table-cell office:value-type="float" office:value="55" table:formula="of:=INDEX([.$P$2:.$Q$66];MATCH([.$AB47];[.$P$2:.$P$66];0);2)" table:style-name="ce1">
            <text:p>55</text:p>
          </table:table-cell>
          <table:table-cell office:value-type="float" office:value="0" table:formula="of:=INDEX([.$S$2:.$T$48];MATCH([.$AB47];[.$S$2:.$S$48];0);2)" table:style-name="ce1">
            <text:p>#N/A</text:p>
          </table:table-cell>
          <table:table-cell office:value-type="float" office:value="0" table:formula="of:=INDEX([.$V$2:.$W$29];MATCH([.$AB47];[.$V$2:.$V$29];0);2)" table:style-name="ce1">
            <text:p>#N/A</text:p>
          </table:table-cell>
          <table:table-cell office:value-type="float" office:value="0" table:formula="of:=INDEX([.$Y$2:.$Z$30];MATCH([.$AB47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sul2_9_FJ1978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formula="of:=SUM([.AO47:.AW47])" table:style-name="ce1">
            <text:p>171</text:p>
          </table:table-cell>
          <table:table-cell table:number-columns-repeated="16334"/>
        </table:table-row>
        <table:table-row table:style-name="ro3">
          <table:table-cell table:number-columns-repeated="6"/>
          <table:table-cell table:number-columns-repeated="12" table:style-name="ce1"/>
          <table:table-cell office:value-type="string" table:style-name="ce1">
            <text:p>tet(W)_5_AJ427422</text:p>
          </table:table-cell>
          <table:table-cell office:value-type="float" office:value="881" table:style-name="ce1">
            <text:p>881</text:p>
          </table:table-cell>
          <table:table-cell table:number-columns-repeated="7" table:style-name="ce1"/>
          <table:table-cell office:value-type="string" table:style-name="ce1">
            <text:p>aph(3'')-Ib_5_AF321551</text:p>
          </table:table-cell>
          <table:table-cell office:value-type="float" office:value="0" table:formula="of:=INDEX([.$A$2:.$B$23];MATCH([.$AB48];[.$A$2:.$A$23];0);2)" table:style-name="ce1">
            <text:p>#N/A</text:p>
          </table:table-cell>
          <table:table-cell office:value-type="float" office:value="0" table:formula="of:=INDEX([.$D$2:.$E$28];MATCH([.$AB48];[.$D$2:.$D$28];0);2)" table:style-name="ce1">
            <text:p>#N/A</text:p>
          </table:table-cell>
          <table:table-cell office:value-type="float" office:value="0" table:formula="of:=INDEX([.$G$2:.$H$35];MATCH([.$AB48];[.$G$2:.$G$35];0);2)" table:style-name="ce1">
            <text:p>#N/A</text:p>
          </table:table-cell>
          <table:table-cell office:value-type="float" office:value="0" table:formula="of:=INDEX([.$J$2:.$K$18];MATCH([.$AB48];[.$J$2:.$J$18];0);2)" table:style-name="ce1">
            <text:p>#N/A</text:p>
          </table:table-cell>
          <table:table-cell office:value-type="float" office:value="0" table:formula="of:=INDEX([.$M$2:.$N$16];MATCH([.$AB48];[.$M$2:.$M$16];0);2)" table:style-name="ce1">
            <text:p>#N/A</text:p>
          </table:table-cell>
          <table:table-cell office:value-type="float" office:value="67" table:formula="of:=INDEX([.$P$2:.$Q$66];MATCH([.$AB48];[.$P$2:.$P$66];0);2)" table:style-name="ce1">
            <text:p>67</text:p>
          </table:table-cell>
          <table:table-cell office:value-type="float" office:value="19" table:formula="of:=INDEX([.$S$2:.$T$48];MATCH([.$AB48];[.$S$2:.$S$48];0);2)" table:style-name="ce1">
            <text:p>19</text:p>
          </table:table-cell>
          <table:table-cell office:value-type="float" office:value="0" table:formula="of:=INDEX([.$V$2:.$W$29];MATCH([.$AB48];[.$V$2:.$V$29];0);2)" table:style-name="ce1">
            <text:p>#N/A</text:p>
          </table:table-cell>
          <table:table-cell office:value-type="float" office:value="0" table:formula="of:=INDEX([.$Y$2:.$Z$30];MATCH([.$AB48];[.$Y$2:.$Y$30];0);2)" table:style-name="ce1">
            <text:p>#N/A</text:p>
          </table:table-cell>
          <table:table-cell table:style-name="ce1"/>
          <table:table-cell table:style-name="ce4"/>
          <table:table-cell table:style-name="ce1"/>
          <table:table-cell office:value-type="float" office:value="0" table:formula="of:=SUM([.AO37:.AO47])" table:style-name="ce1">
            <text:p>0</text:p>
          </table:table-cell>
          <table:table-cell office:value-type="float" office:value="0" table:formula="of:=SUM([.AP37:.AP47])" table:style-name="ce1">
            <text:p>0</text:p>
          </table:table-cell>
          <table:table-cell office:value-type="float" office:value="0" table:formula="of:=SUM([.AQ37:.AQ47])" table:style-name="ce1">
            <text:p>0</text:p>
          </table:table-cell>
          <table:table-cell office:value-type="float" office:value="0" table:formula="of:=SUM([.AR37:.AR47])" table:style-name="ce1">
            <text:p>0</text:p>
          </table:table-cell>
          <table:table-cell office:value-type="float" office:value="0" table:formula="of:=SUM([.AS37:.AS47])" table:style-name="ce1">
            <text:p>0</text:p>
          </table:table-cell>
          <table:table-cell office:value-type="float" office:value="1135" table:formula="of:=SUM([.AT37:.AT47])" table:style-name="ce1">
            <text:p>1135</text:p>
          </table:table-cell>
          <table:table-cell office:value-type="float" office:value="449" table:formula="of:=SUM([.AU37:.AU47])" table:style-name="ce1">
            <text:p>449</text:p>
          </table:table-cell>
          <table:table-cell office:value-type="float" office:value="0" table:formula="of:=SUM([.AV37:.AV47])" table:style-name="ce1">
            <text:p>0</text:p>
          </table:table-cell>
          <table:table-cell office:value-type="float" office:value="0" table:formula="of:=SUM([.AW37:.AW47])" table:style-name="ce1">
            <text:p>0</text:p>
          </table:table-cell>
          <table:table-cell office:value-type="float" office:value="1584" table:formula="of:=SUM([.AO48:.AW48])" table:style-name="ce1">
            <text:p>1584</text:p>
          </table:table-cell>
          <table:table-cell table:number-columns-repeated="16334"/>
        </table:table-row>
        <table:table-row table:style-name="ro8">
          <table:table-cell table:number-columns-repeated="27" table:style-name="ce1"/>
          <table:table-cell office:value-type="string" table:style-name="ce1">
            <text:p>aph(6)-Id_1_M28829</text:p>
          </table:table-cell>
          <table:table-cell office:value-type="float" office:value="0" table:formula="of:=INDEX([.$A$2:.$B$23];MATCH([.$AB49];[.$A$2:.$A$23];0);2)" table:style-name="ce1">
            <text:p>#N/A</text:p>
          </table:table-cell>
          <table:table-cell office:value-type="float" office:value="0" table:formula="of:=INDEX([.$D$2:.$E$28];MATCH([.$AB49];[.$D$2:.$D$28];0);2)" table:style-name="ce1">
            <text:p>#N/A</text:p>
          </table:table-cell>
          <table:table-cell office:value-type="float" office:value="0" table:formula="of:=INDEX([.$G$2:.$H$35];MATCH([.$AB49];[.$G$2:.$G$35];0);2)" table:style-name="ce1">
            <text:p>#N/A</text:p>
          </table:table-cell>
          <table:table-cell office:value-type="float" office:value="0" table:formula="of:=INDEX([.$J$2:.$K$18];MATCH([.$AB49];[.$J$2:.$J$18];0);2)" table:style-name="ce1">
            <text:p>#N/A</text:p>
          </table:table-cell>
          <table:table-cell office:value-type="float" office:value="0" table:formula="of:=INDEX([.$M$2:.$N$16];MATCH([.$AB49];[.$M$2:.$M$16];0);2)" table:style-name="ce1">
            <text:p>#N/A</text:p>
          </table:table-cell>
          <table:table-cell office:value-type="float" office:value="100" table:formula="of:=INDEX([.$P$2:.$Q$66];MATCH([.$AB49];[.$P$2:.$P$66];0);2)" table:style-name="ce1">
            <text:p>100</text:p>
          </table:table-cell>
          <table:table-cell office:value-type="float" office:value="17" table:formula="of:=INDEX([.$S$2:.$T$48];MATCH([.$AB49];[.$S$2:.$S$48];0);2)" table:style-name="ce1">
            <text:p>17</text:p>
          </table:table-cell>
          <table:table-cell office:value-type="float" office:value="0" table:formula="of:=INDEX([.$V$2:.$W$29];MATCH([.$AB49];[.$V$2:.$V$29];0);2)" table:style-name="ce1">
            <text:p>#N/A</text:p>
          </table:table-cell>
          <table:table-cell office:value-type="float" office:value="0" table:formula="of:=INDEX([.$Y$2:.$Z$30];MATCH([.$AB49];[.$Y$2:.$Y$30];0);2)" table:style-name="ce1">
            <text:p>#N/A</text:p>
          </table:table-cell>
          <table:table-cell table:style-name="ce1"/>
          <table:table-cell office:value-type="string" table:number-columns-spanned="1" table:number-rows-spanned="29" table:style-name="ce7">
            <text:p>Tetracycline</text:p>
          </table:table-cell>
          <table:table-cell office:value-type="string" table:style-name="ce1">
            <text:p>tet(32)_2_EF6269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253" table:formula="of:=SUM([.AO49:.AW49])" table:style-name="ce1">
            <text:p>253</text:p>
          </table:table-cell>
          <table:table-cell table:number-columns-repeated="16334"/>
        </table:table-row>
        <table:table-row table:style-name="ro2">
          <table:table-cell table:number-columns-repeated="27" table:style-name="ce1"/>
          <table:table-cell office:value-type="string" table:style-name="ce1">
            <text:p>aph(6)-Id_2_AF024602</text:p>
          </table:table-cell>
          <table:table-cell office:value-type="float" office:value="0" table:formula="of:=INDEX([.$A$2:.$B$23];MATCH([.$AB50];[.$A$2:.$A$23];0);2)" table:style-name="ce1">
            <text:p>#N/A</text:p>
          </table:table-cell>
          <table:table-cell office:value-type="float" office:value="0" table:formula="of:=INDEX([.$D$2:.$E$28];MATCH([.$AB50];[.$D$2:.$D$28];0);2)" table:style-name="ce1">
            <text:p>#N/A</text:p>
          </table:table-cell>
          <table:table-cell office:value-type="float" office:value="0" table:formula="of:=INDEX([.$G$2:.$H$35];MATCH([.$AB50];[.$G$2:.$G$35];0);2)" table:style-name="ce1">
            <text:p>#N/A</text:p>
          </table:table-cell>
          <table:table-cell office:value-type="float" office:value="0" table:formula="of:=INDEX([.$J$2:.$K$18];MATCH([.$AB50];[.$J$2:.$J$18];0);2)" table:style-name="ce1">
            <text:p>#N/A</text:p>
          </table:table-cell>
          <table:table-cell office:value-type="float" office:value="0" table:formula="of:=INDEX([.$M$2:.$N$16];MATCH([.$AB50];[.$M$2:.$M$16];0);2)" table:style-name="ce1">
            <text:p>#N/A</text:p>
          </table:table-cell>
          <table:table-cell office:value-type="float" office:value="91" table:formula="of:=INDEX([.$P$2:.$Q$66];MATCH([.$AB50];[.$P$2:.$P$66];0);2)" table:style-name="ce1">
            <text:p>91</text:p>
          </table:table-cell>
          <table:table-cell office:value-type="float" office:value="17" table:formula="of:=INDEX([.$S$2:.$T$48];MATCH([.$AB50];[.$S$2:.$S$48];0);2)" table:style-name="ce1">
            <text:p>17</text:p>
          </table:table-cell>
          <table:table-cell office:value-type="float" office:value="0" table:formula="of:=INDEX([.$V$2:.$W$29];MATCH([.$AB50];[.$V$2:.$V$29];0);2)" table:style-name="ce1">
            <text:p>#N/A</text:p>
          </table:table-cell>
          <table:table-cell office:value-type="float" office:value="0" table:formula="of:=INDEX([.$Y$2:.$Z$30];MATCH([.$AB50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40)_1_FJ158002</text:p>
          </table:table-cell>
          <table:table-cell office:value-type="float" office:value="192" table:style-name="ce1">
            <text:p>192</text:p>
          </table:table-cell>
          <table:table-cell office:value-type="float" office:value="297" table:style-name="ce1">
            <text:p>297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294" table:style-name="ce1">
            <text:p>294</text:p>
          </table:table-cell>
          <table:table-cell office:value-type="float" office:value="157" table:style-name="ce1">
            <text:p>157</text:p>
          </table:table-cell>
          <table:table-cell office:value-type="float" office:value="1229" table:formula="of:=SUM([.AO50:.AW50])" table:style-name="ce1">
            <text:p>1229</text:p>
          </table:table-cell>
          <table:table-cell table:number-columns-repeated="16334"/>
        </table:table-row>
        <table:table-row table:style-name="ro2">
          <table:table-cell table:number-columns-repeated="27" table:style-name="ce1"/>
          <table:table-cell office:value-type="string" table:style-name="ce1">
            <text:p>aph(6)-Id_3_AB109805</text:p>
          </table:table-cell>
          <table:table-cell office:value-type="float" office:value="0" table:formula="of:=INDEX([.$A$2:.$B$23];MATCH([.$AB51];[.$A$2:.$A$23];0);2)" table:style-name="ce1">
            <text:p>#N/A</text:p>
          </table:table-cell>
          <table:table-cell office:value-type="float" office:value="0" table:formula="of:=INDEX([.$D$2:.$E$28];MATCH([.$AB51];[.$D$2:.$D$28];0);2)" table:style-name="ce1">
            <text:p>#N/A</text:p>
          </table:table-cell>
          <table:table-cell office:value-type="float" office:value="0" table:formula="of:=INDEX([.$G$2:.$H$35];MATCH([.$AB51];[.$G$2:.$G$35];0);2)" table:style-name="ce1">
            <text:p>#N/A</text:p>
          </table:table-cell>
          <table:table-cell office:value-type="float" office:value="0" table:formula="of:=INDEX([.$J$2:.$K$18];MATCH([.$AB51];[.$J$2:.$J$18];0);2)" table:style-name="ce1">
            <text:p>#N/A</text:p>
          </table:table-cell>
          <table:table-cell office:value-type="float" office:value="0" table:formula="of:=INDEX([.$M$2:.$N$16];MATCH([.$AB51];[.$M$2:.$M$16];0);2)" table:style-name="ce1">
            <text:p>#N/A</text:p>
          </table:table-cell>
          <table:table-cell office:value-type="float" office:value="54" table:formula="of:=INDEX([.$P$2:.$Q$66];MATCH([.$AB51];[.$P$2:.$P$66];0);2)" table:style-name="ce1">
            <text:p>54</text:p>
          </table:table-cell>
          <table:table-cell office:value-type="float" office:value="0" table:formula="of:=INDEX([.$S$2:.$T$48];MATCH([.$AB51];[.$S$2:.$S$48];0);2)" table:style-name="ce1">
            <text:p>#N/A</text:p>
          </table:table-cell>
          <table:table-cell office:value-type="float" office:value="0" table:formula="of:=INDEX([.$V$2:.$W$29];MATCH([.$AB51];[.$V$2:.$V$29];0);2)" table:style-name="ce1">
            <text:p>#N/A</text:p>
          </table:table-cell>
          <table:table-cell office:value-type="float" office:value="0" table:formula="of:=INDEX([.$Y$2:.$Z$30];MATCH([.$AB51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40)_2_AM419751</text:p>
          </table:table-cell>
          <table:table-cell office:value-type="float" office:value="271" table:style-name="ce1">
            <text:p>271</text:p>
          </table:table-cell>
          <table:table-cell office:value-type="float" office:value="396" table:style-name="ce1">
            <text:p>396</text:p>
          </table:table-cell>
          <table:table-cell office:value-type="float" office:value="161" table:style-name="ce1">
            <text:p>161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264" table:style-name="ce1">
            <text:p>264</text:p>
          </table:table-cell>
          <table:table-cell office:value-type="float" office:value="384" table:style-name="ce1">
            <text:p>384</text:p>
          </table:table-cell>
          <table:table-cell office:value-type="float" office:value="194" table:style-name="ce1">
            <text:p>194</text:p>
          </table:table-cell>
          <table:table-cell office:value-type="float" office:value="1833" table:formula="of:=SUM([.AO51:.AW51])" table:style-name="ce1">
            <text:p>1833</text:p>
          </table:table-cell>
          <table:table-cell table:number-columns-repeated="16334"/>
        </table:table-row>
        <table:table-row table:style-name="ro2">
          <table:table-cell table:number-columns-repeated="27" table:style-name="ce1"/>
          <table:table-cell office:value-type="string" table:style-name="ce1">
            <text:p>erm(B)_7_AF368302</text:p>
          </table:table-cell>
          <table:table-cell office:value-type="float" office:value="0" table:formula="of:=INDEX([.$A$2:.$B$23];MATCH([.$AB52];[.$A$2:.$A$23];0);2)" table:style-name="ce1">
            <text:p>#N/A</text:p>
          </table:table-cell>
          <table:table-cell office:value-type="float" office:value="0" table:formula="of:=INDEX([.$D$2:.$E$28];MATCH([.$AB52];[.$D$2:.$D$28];0);2)" table:style-name="ce1">
            <text:p>#N/A</text:p>
          </table:table-cell>
          <table:table-cell office:value-type="float" office:value="0" table:formula="of:=INDEX([.$G$2:.$H$35];MATCH([.$AB52];[.$G$2:.$G$35];0);2)" table:style-name="ce1">
            <text:p>#N/A</text:p>
          </table:table-cell>
          <table:table-cell office:value-type="float" office:value="0" table:formula="of:=INDEX([.$J$2:.$K$18];MATCH([.$AB52];[.$J$2:.$J$18];0);2)" table:style-name="ce1">
            <text:p>#N/A</text:p>
          </table:table-cell>
          <table:table-cell office:value-type="float" office:value="0" table:formula="of:=INDEX([.$M$2:.$N$16];MATCH([.$AB52];[.$M$2:.$M$16];0);2)" table:style-name="ce1">
            <text:p>#N/A</text:p>
          </table:table-cell>
          <table:table-cell office:value-type="float" office:value="22" table:formula="of:=INDEX([.$P$2:.$Q$66];MATCH([.$AB52];[.$P$2:.$P$66];0);2)" table:style-name="ce1">
            <text:p>22</text:p>
          </table:table-cell>
          <table:table-cell office:value-type="float" office:value="0" table:formula="of:=INDEX([.$S$2:.$T$48];MATCH([.$AB52];[.$S$2:.$S$48];0);2)" table:style-name="ce1">
            <text:p>#N/A</text:p>
          </table:table-cell>
          <table:table-cell office:value-type="float" office:value="0" table:formula="of:=INDEX([.$V$2:.$W$29];MATCH([.$AB52];[.$V$2:.$V$29];0);2)" table:style-name="ce1">
            <text:p>#N/A</text:p>
          </table:table-cell>
          <table:table-cell office:value-type="float" office:value="0" table:formula="of:=INDEX([.$Y$2:.$Z$30];MATCH([.$AB52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A)_4_AJ5177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formula="of:=SUM([.AO52:.AW52])" table:style-name="ce1">
            <text:p>24</text:p>
          </table:table-cell>
          <table:table-cell table:number-columns-repeated="16334"/>
        </table:table-row>
        <table:table-row table:style-name="ro2">
          <table:table-cell office:value-type="string" table:style-name="ce2">
            <text:p>23_NV_F</text:p>
          </table:table-cell>
          <table:table-cell table:number-columns-repeated="2" table:style-name="ce2"/>
          <table:table-cell office:value-type="string" table:style-name="ce2">
            <text:p>56_NV_F</text:p>
          </table:table-cell>
          <table:table-cell table:number-columns-repeated="2" table:style-name="ce2"/>
          <table:table-cell office:value-type="string" table:style-name="ce2">
            <text:p>36_NV_M</text:p>
          </table:table-cell>
          <table:table-cell table:number-columns-repeated="2" table:style-name="ce2"/>
          <table:table-cell office:value-type="string" table:style-name="ce2">
            <text:p>50_NV_M</text:p>
          </table:table-cell>
          <table:table-cell table:number-columns-repeated="2" table:style-name="ce2"/>
          <table:table-cell office:value-type="string" table:style-name="ce2">
            <text:p>46_NV_M</text:p>
          </table:table-cell>
          <table:table-cell table:number-columns-repeated="2" table:style-name="ce2"/>
          <table:table-cell office:value-type="string" table:style-name="ce2">
            <text:p>31_NV_M</text:p>
          </table:table-cell>
          <table:table-cell table:number-columns-repeated="2" table:style-name="ce2"/>
          <table:table-cell office:value-type="string" table:style-name="ce2">
            <text:p>29_NV_M</text:p>
          </table:table-cell>
          <table:table-cell table:number-columns-repeated="2" table:style-name="ce2"/>
          <table:table-cell office:value-type="string" table:style-name="ce2">
            <text:p>44_NV_M</text:p>
          </table:table-cell>
          <table:table-cell table:number-columns-repeated="2" table:style-name="ce2"/>
          <table:table-cell office:value-type="string" table:style-name="ce2">
            <text:p>40_NV_M</text:p>
          </table:table-cell>
          <table:table-cell table:style-name="ce2"/>
          <table:table-cell table:style-name="ce1"/>
          <table:table-cell office:value-type="string" table:style-name="ce1">
            <text:p>sul2_1_AF542061</text:p>
          </table:table-cell>
          <table:table-cell office:value-type="float" office:value="0" table:formula="of:=INDEX([.$A$2:.$B$23];MATCH([.$AB53];[.$A$2:.$A$23];0);2)" table:style-name="ce1">
            <text:p>#N/A</text:p>
          </table:table-cell>
          <table:table-cell office:value-type="float" office:value="0" table:formula="of:=INDEX([.$D$2:.$E$28];MATCH([.$AB53];[.$D$2:.$D$28];0);2)" table:style-name="ce1">
            <text:p>#N/A</text:p>
          </table:table-cell>
          <table:table-cell office:value-type="float" office:value="0" table:formula="of:=INDEX([.$G$2:.$H$35];MATCH([.$AB53];[.$G$2:.$G$35];0);2)" table:style-name="ce1">
            <text:p>#N/A</text:p>
          </table:table-cell>
          <table:table-cell office:value-type="float" office:value="0" table:formula="of:=INDEX([.$J$2:.$K$18];MATCH([.$AB53];[.$J$2:.$J$18];0);2)" table:style-name="ce1">
            <text:p>#N/A</text:p>
          </table:table-cell>
          <table:table-cell office:value-type="float" office:value="0" table:formula="of:=INDEX([.$M$2:.$N$16];MATCH([.$AB53];[.$M$2:.$M$16];0);2)" table:style-name="ce1">
            <text:p>#N/A</text:p>
          </table:table-cell>
          <table:table-cell office:value-type="float" office:value="95" table:formula="of:=INDEX([.$P$2:.$Q$66];MATCH([.$AB53];[.$P$2:.$P$66];0);2)" table:style-name="ce1">
            <text:p>95</text:p>
          </table:table-cell>
          <table:table-cell office:value-type="float" office:value="47" table:formula="of:=INDEX([.$S$2:.$T$48];MATCH([.$AB53];[.$S$2:.$S$48];0);2)" table:style-name="ce1">
            <text:p>47</text:p>
          </table:table-cell>
          <table:table-cell office:value-type="float" office:value="0" table:formula="of:=INDEX([.$V$2:.$W$29];MATCH([.$AB53];[.$V$2:.$V$29];0);2)" table:style-name="ce1">
            <text:p>#N/A</text:p>
          </table:table-cell>
          <table:table-cell office:value-type="float" office:value="0" table:formula="of:=INDEX([.$Y$2:.$Z$30];MATCH([.$AB53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A)_6_AF534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formula="of:=SUM([.AO53:.AW53])" table:style-name="ce1">
            <text:p>27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IS1187_IS982_unknown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IS1182_IS1182_unknown</text:p>
          </table:table-cell>
          <table:table-cell office:value-type="float" office:value="394" table:style-name="ce1">
            <text:p>394</text:p>
          </table:table-cell>
          <table:table-cell table:style-name="ce1"/>
          <table:table-cell office:value-type="string" table:style-name="ce1">
            <text:p>IS15DIV_IS6_unknown</text:p>
          </table:table-cell>
          <table:table-cell office:value-type="float" office:value="141" table:style-name="ce1">
            <text:p>141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10035" table:style-name="ce1">
            <text:p>10035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8839" table:style-name="ce1">
            <text:p>8839</text:p>
          </table:table-cell>
          <table:table-cell table:style-name="ce1"/>
          <table:table-cell office:value-type="string" table:style-name="ce1">
            <text:p>IS1182_IS1182_unknown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string" table:style-name="ce1">
            <text:p>IS1182_IS1182_unknown</text:p>
          </table:table-cell>
          <table:table-cell office:value-type="float" office:value="390" table:style-name="ce1">
            <text:p>390</text:p>
          </table:table-cell>
          <table:table-cell table:style-name="ce1"/>
          <table:table-cell office:value-type="string" table:style-name="ce1">
            <text:p>IS1182_IS1182_unknown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string" table:style-name="ce1">
            <text:p>IS1182_IS1182_unknown</text:p>
          </table:table-cell>
          <table:table-cell office:value-type="float" office:value="205" table:style-name="ce1">
            <text:p>205</text:p>
          </table:table-cell>
          <table:table-cell table:style-name="ce1"/>
          <table:table-cell office:value-type="string" table:style-name="ce1">
            <text:p>sul2_10_AM183225</text:p>
          </table:table-cell>
          <table:table-cell office:value-type="float" office:value="0" table:formula="of:=INDEX([.$A$2:.$B$23];MATCH([.$AB54];[.$A$2:.$A$23];0);2)" table:style-name="ce1">
            <text:p>#N/A</text:p>
          </table:table-cell>
          <table:table-cell office:value-type="float" office:value="0" table:formula="of:=INDEX([.$D$2:.$E$28];MATCH([.$AB54];[.$D$2:.$D$28];0);2)" table:style-name="ce1">
            <text:p>#N/A</text:p>
          </table:table-cell>
          <table:table-cell office:value-type="float" office:value="0" table:formula="of:=INDEX([.$G$2:.$H$35];MATCH([.$AB54];[.$G$2:.$G$35];0);2)" table:style-name="ce1">
            <text:p>#N/A</text:p>
          </table:table-cell>
          <table:table-cell office:value-type="float" office:value="0" table:formula="of:=INDEX([.$J$2:.$K$18];MATCH([.$AB54];[.$J$2:.$J$18];0);2)" table:style-name="ce1">
            <text:p>#N/A</text:p>
          </table:table-cell>
          <table:table-cell office:value-type="float" office:value="0" table:formula="of:=INDEX([.$M$2:.$N$16];MATCH([.$AB54];[.$M$2:.$M$16];0);2)" table:style-name="ce1">
            <text:p>#N/A</text:p>
          </table:table-cell>
          <table:table-cell office:value-type="float" office:value="121" table:formula="of:=INDEX([.$P$2:.$Q$66];MATCH([.$AB54];[.$P$2:.$P$66];0);2)" table:style-name="ce1">
            <text:p>121</text:p>
          </table:table-cell>
          <table:table-cell office:value-type="float" office:value="50" table:formula="of:=INDEX([.$S$2:.$T$48];MATCH([.$AB54];[.$S$2:.$S$48];0);2)" table:style-name="ce1">
            <text:p>50</text:p>
          </table:table-cell>
          <table:table-cell office:value-type="float" office:value="0" table:formula="of:=INDEX([.$V$2:.$W$29];MATCH([.$AB54];[.$V$2:.$V$29];0);2)" table:style-name="ce1">
            <text:p>#N/A</text:p>
          </table:table-cell>
          <table:table-cell office:value-type="float" office:value="0" table:formula="of:=INDEX([.$Y$2:.$Z$30];MATCH([.$AB54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L)_2_M29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177" table:formula="of:=SUM([.AO54:.AW54])" table:style-name="ce1">
            <text:p>177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IS1249_IS256_IS1249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IS1216E_IS6_unknown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IS1A_IS1_unknown</text:p>
          </table:table-cell>
          <table:table-cell office:value-type="float" office:value="219" table:style-name="ce1">
            <text:p>219</text:p>
          </table:table-cell>
          <table:table-cell table:style-name="ce1"/>
          <table:table-cell office:value-type="string" table:style-name="ce1">
            <text:p>ISLre2_ISLre2_unknown</text:p>
          </table:table-cell>
          <table:table-cell office:value-type="float" office:value="119" table:style-name="ce1">
            <text:p>119</text:p>
          </table:table-cell>
          <table:table-cell table:number-columns-repeated="4" table:style-name="ce1"/>
          <table:table-cell office:value-type="string" table:style-name="ce1">
            <text:p>IS1187_IS982_unknown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IS1216E_IS6_unknown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IS1188_IS1380_unknown</text:p>
          </table:table-cell>
          <table:table-cell office:value-type="float" office:value="387" table:style-name="ce1">
            <text:p>387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1593" table:style-name="ce1">
            <text:p>1593</text:p>
          </table:table-cell>
          <table:table-cell table:style-name="ce1"/>
          <table:table-cell office:value-type="string" table:style-name="ce1">
            <text:p>sul2_11_AY232670</text:p>
          </table:table-cell>
          <table:table-cell office:value-type="float" office:value="0" table:formula="of:=INDEX([.$A$2:.$B$23];MATCH([.$AB55];[.$A$2:.$A$23];0);2)" table:style-name="ce1">
            <text:p>#N/A</text:p>
          </table:table-cell>
          <table:table-cell office:value-type="float" office:value="0" table:formula="of:=INDEX([.$D$2:.$E$28];MATCH([.$AB55];[.$D$2:.$D$28];0);2)" table:style-name="ce1">
            <text:p>#N/A</text:p>
          </table:table-cell>
          <table:table-cell office:value-type="float" office:value="0" table:formula="of:=INDEX([.$G$2:.$H$35];MATCH([.$AB55];[.$G$2:.$G$35];0);2)" table:style-name="ce1">
            <text:p>#N/A</text:p>
          </table:table-cell>
          <table:table-cell office:value-type="float" office:value="0" table:formula="of:=INDEX([.$J$2:.$K$18];MATCH([.$AB55];[.$J$2:.$J$18];0);2)" table:style-name="ce1">
            <text:p>#N/A</text:p>
          </table:table-cell>
          <table:table-cell office:value-type="float" office:value="0" table:formula="of:=INDEX([.$M$2:.$N$16];MATCH([.$AB55];[.$M$2:.$M$16];0);2)" table:style-name="ce1">
            <text:p>#N/A</text:p>
          </table:table-cell>
          <table:table-cell office:value-type="float" office:value="84" table:formula="of:=INDEX([.$P$2:.$Q$66];MATCH([.$AB55];[.$P$2:.$P$66];0);2)" table:style-name="ce1">
            <text:p>84</text:p>
          </table:table-cell>
          <table:table-cell office:value-type="float" office:value="38" table:formula="of:=INDEX([.$S$2:.$T$48];MATCH([.$AB55];[.$S$2:.$S$48];0);2)" table:style-name="ce1">
            <text:p>38</text:p>
          </table:table-cell>
          <table:table-cell office:value-type="float" office:value="0" table:formula="of:=INDEX([.$V$2:.$W$29];MATCH([.$AB55];[.$V$2:.$V$29];0);2)" table:style-name="ce1">
            <text:p>#N/A</text:p>
          </table:table-cell>
          <table:table-cell office:value-type="float" office:value="0" table:formula="of:=INDEX([.$Y$2:.$Z$30];MATCH([.$AB55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L)_8_AY0819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155" table:formula="of:=SUM([.AO55:.AW55])" table:style-name="ce1">
            <text:p>155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IS1A_IS1_unknown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603" table:style-name="ce1">
            <text:p>603</text:p>
          </table:table-cell>
          <table:table-cell table:style-name="ce1"/>
          <table:table-cell office:value-type="string" table:style-name="ce1">
            <text:p>IS1G_IS1_unknown</text:p>
          </table:table-cell>
          <table:table-cell office:value-type="float" office:value="204" table:style-name="ce1">
            <text:p>204</text:p>
          </table:table-cell>
          <table:table-cell table:number-columns-repeated="2" table:style-name="ce1"/>
          <table:table-cell office:value-type="float" office:value="10154" table:formula="of:=SUM([.K54:.K55])" table:style-name="ce1">
            <text:p>10154</text:p>
          </table:table-cell>
          <table:table-cell table:number-columns-repeated="4" table:style-name="ce1"/>
          <table:table-cell office:value-type="string" table:style-name="ce1">
            <text:p>IS1188_IS1380_unknown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IS1216V_IS6_unknown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477" table:style-name="ce1">
            <text:p>477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6871" table:style-name="ce1">
            <text:p>6871</text:p>
          </table:table-cell>
          <table:table-cell table:style-name="ce1"/>
          <table:table-cell office:value-type="string" table:style-name="ce1">
            <text:p>sul2_12_AF497970</text:p>
          </table:table-cell>
          <table:table-cell office:value-type="float" office:value="0" table:formula="of:=INDEX([.$A$2:.$B$23];MATCH([.$AB56];[.$A$2:.$A$23];0);2)" table:style-name="ce1">
            <text:p>#N/A</text:p>
          </table:table-cell>
          <table:table-cell office:value-type="float" office:value="0" table:formula="of:=INDEX([.$D$2:.$E$28];MATCH([.$AB56];[.$D$2:.$D$28];0);2)" table:style-name="ce1">
            <text:p>#N/A</text:p>
          </table:table-cell>
          <table:table-cell office:value-type="float" office:value="0" table:formula="of:=INDEX([.$G$2:.$H$35];MATCH([.$AB56];[.$G$2:.$G$35];0);2)" table:style-name="ce1">
            <text:p>#N/A</text:p>
          </table:table-cell>
          <table:table-cell office:value-type="float" office:value="0" table:formula="of:=INDEX([.$J$2:.$K$18];MATCH([.$AB56];[.$J$2:.$J$18];0);2)" table:style-name="ce1">
            <text:p>#N/A</text:p>
          </table:table-cell>
          <table:table-cell office:value-type="float" office:value="0" table:formula="of:=INDEX([.$M$2:.$N$16];MATCH([.$AB56];[.$M$2:.$M$16];0);2)" table:style-name="ce1">
            <text:p>#N/A</text:p>
          </table:table-cell>
          <table:table-cell office:value-type="float" office:value="99" table:formula="of:=INDEX([.$P$2:.$Q$66];MATCH([.$AB56];[.$P$2:.$P$66];0);2)" table:style-name="ce1">
            <text:p>99</text:p>
          </table:table-cell>
          <table:table-cell office:value-type="float" office:value="44" table:formula="of:=INDEX([.$S$2:.$T$48];MATCH([.$AB56];[.$S$2:.$S$48];0);2)" table:style-name="ce1">
            <text:p>44</text:p>
          </table:table-cell>
          <table:table-cell office:value-type="float" office:value="0" table:formula="of:=INDEX([.$V$2:.$W$29];MATCH([.$AB56];[.$V$2:.$V$29];0);2)" table:style-name="ce1">
            <text:p>#N/A</text:p>
          </table:table-cell>
          <table:table-cell office:value-type="float" office:value="0" table:formula="of:=INDEX([.$Y$2:.$Z$30];MATCH([.$AB56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M)_1_X929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483" table:formula="of:=SUM([.AO56:.AW56])" table:style-name="ce1">
            <text:p>483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IS4351_IS30_unknown</text:p>
          </table:table-cell>
          <table:table-cell office:value-type="float" office:value="6035" table:style-name="ce1">
            <text:p>6035</text:p>
          </table:table-cell>
          <table:table-cell table:style-name="ce1"/>
          <table:table-cell office:value-type="string" table:style-name="ce1">
            <text:p>IS1485_IS3_IS150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IS1R_IS1_unknown</text:p>
          </table:table-cell>
          <table:table-cell office:value-type="float" office:value="355" table:style-name="ce1">
            <text:p>355</text:p>
          </table:table-cell>
          <table:table-cell table:number-columns-repeated="7" table:style-name="ce1"/>
          <table:table-cell office:value-type="string" table:style-name="ce1">
            <text:p>IS1249_IS256_IS1249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IS1249_IS256_IS1249</text:p>
          </table:table-cell>
          <table:table-cell office:value-type="float" office:value="153" table:style-name="ce1">
            <text:p>153</text:p>
          </table:table-cell>
          <table:table-cell table:style-name="ce1"/>
          <table:table-cell office:value-type="string" table:style-name="ce1">
            <text:p>IS614B_IS1380_IS942</text:p>
          </table:table-cell>
          <table:table-cell office:value-type="float" office:value="1180" table:style-name="ce1">
            <text:p>1180</text:p>
          </table:table-cell>
          <table:table-cell table:style-name="ce1"/>
          <table:table-cell office:value-type="string" table:style-name="ce1">
            <text:p>ISBlo2_IS21_unknown</text:p>
          </table:table-cell>
          <table:table-cell office:value-type="float" office:value="359" table:style-name="ce1">
            <text:p>359</text:p>
          </table:table-cell>
          <table:table-cell table:style-name="ce1"/>
          <table:table-cell office:value-type="string" table:style-name="ce1">
            <text:p>sul2_13_AJ289135</text:p>
          </table:table-cell>
          <table:table-cell office:value-type="float" office:value="0" table:formula="of:=INDEX([.$A$2:.$B$23];MATCH([.$AB57];[.$A$2:.$A$23];0);2)" table:style-name="ce1">
            <text:p>#N/A</text:p>
          </table:table-cell>
          <table:table-cell office:value-type="float" office:value="0" table:formula="of:=INDEX([.$D$2:.$E$28];MATCH([.$AB57];[.$D$2:.$D$28];0);2)" table:style-name="ce1">
            <text:p>#N/A</text:p>
          </table:table-cell>
          <table:table-cell office:value-type="float" office:value="0" table:formula="of:=INDEX([.$G$2:.$H$35];MATCH([.$AB57];[.$G$2:.$G$35];0);2)" table:style-name="ce1">
            <text:p>#N/A</text:p>
          </table:table-cell>
          <table:table-cell office:value-type="float" office:value="0" table:formula="of:=INDEX([.$J$2:.$K$18];MATCH([.$AB57];[.$J$2:.$J$18];0);2)" table:style-name="ce1">
            <text:p>#N/A</text:p>
          </table:table-cell>
          <table:table-cell office:value-type="float" office:value="0" table:formula="of:=INDEX([.$M$2:.$N$16];MATCH([.$AB57];[.$M$2:.$M$16];0);2)" table:style-name="ce1">
            <text:p>#N/A</text:p>
          </table:table-cell>
          <table:table-cell office:value-type="float" office:value="91" table:formula="of:=INDEX([.$P$2:.$Q$66];MATCH([.$AB57];[.$P$2:.$P$66];0);2)" table:style-name="ce1">
            <text:p>91</text:p>
          </table:table-cell>
          <table:table-cell office:value-type="float" office:value="39" table:formula="of:=INDEX([.$S$2:.$T$48];MATCH([.$AB57];[.$S$2:.$S$48];0);2)" table:style-name="ce1">
            <text:p>39</text:p>
          </table:table-cell>
          <table:table-cell office:value-type="float" office:value="0" table:formula="of:=INDEX([.$V$2:.$W$29];MATCH([.$AB57];[.$V$2:.$V$29];0);2)" table:style-name="ce1">
            <text:p>#N/A</text:p>
          </table:table-cell>
          <table:table-cell office:value-type="float" office:value="0" table:formula="of:=INDEX([.$Y$2:.$Z$30];MATCH([.$AB57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M)_12_FR6714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413" table:formula="of:=SUM([.AO57:.AW57])" table:style-name="ce1">
            <text:p>413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ISBad1_IS21_unknown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string" table:style-name="ce1">
            <text:p>IS186A_IS4_IS231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IS1SD_IS1_unknown</text:p>
          </table:table-cell>
          <table:table-cell office:value-type="float" office:value="90" table:style-name="ce1">
            <text:p>90</text:p>
          </table:table-cell>
          <table:table-cell table:number-columns-repeated="7" table:style-name="ce1"/>
          <table:table-cell office:value-type="string" table:style-name="ce1">
            <text:p>IS4351_IS30_unknown</text:p>
          </table:table-cell>
          <table:table-cell office:value-type="float" office:value="4169" table:style-name="ce1">
            <text:p>4169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9512" table:style-name="ce1">
            <text:p>9512</text:p>
          </table:table-cell>
          <table:table-cell table:style-name="ce1"/>
          <table:table-cell office:value-type="string" table:style-name="ce1">
            <text:p>IS616_IS1380_unknown</text:p>
          </table:table-cell>
          <table:table-cell office:value-type="float" office:value="421" table:style-name="ce1">
            <text:p>421</text:p>
          </table:table-cell>
          <table:table-cell table:style-name="ce1"/>
          <table:table-cell office:value-type="string" table:style-name="ce1">
            <text:p>ISBlo4_IS30_unknown</text:p>
          </table:table-cell>
          <table:table-cell office:value-type="float" office:value="326" table:style-name="ce1">
            <text:p>326</text:p>
          </table:table-cell>
          <table:table-cell table:style-name="ce1"/>
          <table:table-cell office:value-type="string" table:style-name="ce1">
            <text:p>sul2_14_AJ514834</text:p>
          </table:table-cell>
          <table:table-cell office:value-type="float" office:value="0" table:formula="of:=INDEX([.$A$2:.$B$23];MATCH([.$AB58];[.$A$2:.$A$23];0);2)" table:style-name="ce1">
            <text:p>#N/A</text:p>
          </table:table-cell>
          <table:table-cell office:value-type="float" office:value="0" table:formula="of:=INDEX([.$D$2:.$E$28];MATCH([.$AB58];[.$D$2:.$D$28];0);2)" table:style-name="ce1">
            <text:p>#N/A</text:p>
          </table:table-cell>
          <table:table-cell office:value-type="float" office:value="0" table:formula="of:=INDEX([.$G$2:.$H$35];MATCH([.$AB58];[.$G$2:.$G$35];0);2)" table:style-name="ce1">
            <text:p>#N/A</text:p>
          </table:table-cell>
          <table:table-cell office:value-type="float" office:value="0" table:formula="of:=INDEX([.$J$2:.$K$18];MATCH([.$AB58];[.$J$2:.$J$18];0);2)" table:style-name="ce1">
            <text:p>#N/A</text:p>
          </table:table-cell>
          <table:table-cell office:value-type="float" office:value="0" table:formula="of:=INDEX([.$M$2:.$N$16];MATCH([.$AB58];[.$M$2:.$M$16];0);2)" table:style-name="ce1">
            <text:p>#N/A</text:p>
          </table:table-cell>
          <table:table-cell office:value-type="float" office:value="121" table:formula="of:=INDEX([.$P$2:.$Q$66];MATCH([.$AB58];[.$P$2:.$P$66];0);2)" table:style-name="ce1">
            <text:p>121</text:p>
          </table:table-cell>
          <table:table-cell office:value-type="float" office:value="48" table:formula="of:=INDEX([.$S$2:.$T$48];MATCH([.$AB58];[.$S$2:.$S$48];0);2)" table:style-name="ce1">
            <text:p>48</text:p>
          </table:table-cell>
          <table:table-cell office:value-type="float" office:value="0" table:formula="of:=INDEX([.$V$2:.$W$29];MATCH([.$AB58];[.$V$2:.$V$29];0);2)" table:style-name="ce1">
            <text:p>#N/A</text:p>
          </table:table-cell>
          <table:table-cell office:value-type="float" office:value="0" table:formula="of:=INDEX([.$Y$2:.$Z$30];MATCH([.$AB58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M)_13_AM990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545" table:formula="of:=SUM([.AO58:.AW58])" table:style-name="ce1">
            <text:p>545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ISBf8_IS4_ISPepr1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IS186B_IS4_IS231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string" table:style-name="ce1">
            <text:p>IS2_IS3_IS2</text:p>
          </table:table-cell>
          <table:table-cell office:value-type="float" office:value="980" table:style-name="ce1">
            <text:p>980</text:p>
          </table:table-cell>
          <table:table-cell table:number-columns-repeated="7" table:style-name="ce1"/>
          <table:table-cell office:value-type="string" table:style-name="ce1">
            <text:p>IS613_IS1380_IS942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1">
            <text:p>IS613_IS1380_IS942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ISLpl1_IS30_unknown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361" table:style-name="ce1">
            <text:p>361</text:p>
          </table:table-cell>
          <table:table-cell table:style-name="ce1"/>
          <table:table-cell office:value-type="string" table:style-name="ce1">
            <text:p>sul2_15_FJ968160</text:p>
          </table:table-cell>
          <table:table-cell office:value-type="float" office:value="0" table:formula="of:=INDEX([.$A$2:.$B$23];MATCH([.$AB59];[.$A$2:.$A$23];0);2)" table:style-name="ce1">
            <text:p>#N/A</text:p>
          </table:table-cell>
          <table:table-cell office:value-type="float" office:value="0" table:formula="of:=INDEX([.$D$2:.$E$28];MATCH([.$AB59];[.$D$2:.$D$28];0);2)" table:style-name="ce1">
            <text:p>#N/A</text:p>
          </table:table-cell>
          <table:table-cell office:value-type="float" office:value="0" table:formula="of:=INDEX([.$G$2:.$H$35];MATCH([.$AB59];[.$G$2:.$G$35];0);2)" table:style-name="ce1">
            <text:p>#N/A</text:p>
          </table:table-cell>
          <table:table-cell office:value-type="float" office:value="0" table:formula="of:=INDEX([.$J$2:.$K$18];MATCH([.$AB59];[.$J$2:.$J$18];0);2)" table:style-name="ce1">
            <text:p>#N/A</text:p>
          </table:table-cell>
          <table:table-cell office:value-type="float" office:value="0" table:formula="of:=INDEX([.$M$2:.$N$16];MATCH([.$AB59];[.$M$2:.$M$16];0);2)" table:style-name="ce1">
            <text:p>#N/A</text:p>
          </table:table-cell>
          <table:table-cell office:value-type="float" office:value="98" table:formula="of:=INDEX([.$P$2:.$Q$66];MATCH([.$AB59];[.$P$2:.$P$66];0);2)" table:style-name="ce1">
            <text:p>98</text:p>
          </table:table-cell>
          <table:table-cell office:value-type="float" office:value="47" table:formula="of:=INDEX([.$S$2:.$T$48];MATCH([.$AB59];[.$S$2:.$S$48];0);2)" table:style-name="ce1">
            <text:p>47</text:p>
          </table:table-cell>
          <table:table-cell office:value-type="float" office:value="0" table:formula="of:=INDEX([.$V$2:.$W$29];MATCH([.$AB59];[.$V$2:.$V$29];0);2)" table:style-name="ce1">
            <text:p>#N/A</text:p>
          </table:table-cell>
          <table:table-cell office:value-type="float" office:value="0" table:formula="of:=INDEX([.$Y$2:.$Z$30];MATCH([.$AB59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M)_4_X75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office:value-type="float" office:value="122" table:formula="of:=SUM([.AO59:.AW59])" table:style-name="ce1">
            <text:p>122</text:p>
          </table:table-cell>
          <table:table-cell table:number-columns-repeated="16334"/>
        </table:table-row>
        <table:table-row table:style-name="ro2">
          <table:table-cell table:style-name="ce1"/>
          <table:table-cell office:value-type="float" office:value="6351" table:formula="of:=SUM([.B54:.B59])" table:style-name="ce1">
            <text:p>6351</text:p>
          </table:table-cell>
          <table:table-cell table:style-name="ce1"/>
          <table:table-cell office:value-type="string" table:style-name="ce1">
            <text:p>IS19_IS982_unknown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IS3_IS3_IS3</text:p>
          </table:table-cell>
          <table:table-cell office:value-type="float" office:value="374" table:style-name="ce1">
            <text:p>374</text:p>
          </table:table-cell>
          <table:table-cell table:number-columns-repeated="7" table:style-name="ce1"/>
          <table:table-cell office:value-type="string" table:style-name="ce1">
            <text:p>IS616_IS1380_unknown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ISCx1_ISL3_unknown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ISLsa1_IS30_unknown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ISLfr1_ISL3_unknown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sul2_17_U57647</text:p>
          </table:table-cell>
          <table:table-cell office:value-type="float" office:value="0" table:formula="of:=INDEX([.$A$2:.$B$23];MATCH([.$AB60];[.$A$2:.$A$23];0);2)" table:style-name="ce1">
            <text:p>#N/A</text:p>
          </table:table-cell>
          <table:table-cell office:value-type="float" office:value="0" table:formula="of:=INDEX([.$D$2:.$E$28];MATCH([.$AB60];[.$D$2:.$D$28];0);2)" table:style-name="ce1">
            <text:p>#N/A</text:p>
          </table:table-cell>
          <table:table-cell office:value-type="float" office:value="0" table:formula="of:=INDEX([.$G$2:.$H$35];MATCH([.$AB60];[.$G$2:.$G$35];0);2)" table:style-name="ce1">
            <text:p>#N/A</text:p>
          </table:table-cell>
          <table:table-cell office:value-type="float" office:value="0" table:formula="of:=INDEX([.$J$2:.$K$18];MATCH([.$AB60];[.$J$2:.$J$18];0);2)" table:style-name="ce1">
            <text:p>#N/A</text:p>
          </table:table-cell>
          <table:table-cell office:value-type="float" office:value="0" table:formula="of:=INDEX([.$M$2:.$N$16];MATCH([.$AB60];[.$M$2:.$M$16];0);2)" table:style-name="ce1">
            <text:p>#N/A</text:p>
          </table:table-cell>
          <table:table-cell office:value-type="float" office:value="98" table:formula="of:=INDEX([.$P$2:.$Q$66];MATCH([.$AB60];[.$P$2:.$P$66];0);2)" table:style-name="ce1">
            <text:p>98</text:p>
          </table:table-cell>
          <table:table-cell office:value-type="float" office:value="0" table:formula="of:=INDEX([.$S$2:.$T$48];MATCH([.$AB60];[.$S$2:.$S$48];0);2)" table:style-name="ce1">
            <text:p>#N/A</text:p>
          </table:table-cell>
          <table:table-cell office:value-type="float" office:value="0" table:formula="of:=INDEX([.$V$2:.$W$29];MATCH([.$AB60];[.$V$2:.$V$29];0);2)" table:style-name="ce1">
            <text:p>#N/A</text:p>
          </table:table-cell>
          <table:table-cell office:value-type="float" office:value="0" table:formula="of:=INDEX([.$Y$2:.$Z$30];MATCH([.$AB60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)_1_M18896</text:p>
          </table:table-cell>
          <table:table-cell office:value-type="float" office:value="0" table:style-name="ce1">
            <text:p>0</text:p>
          </table:table-cell>
          <table:table-cell office:value-type="float" office:value="870" table:style-name="ce1">
            <text:p>8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0" table:formula="of:=SUM([.AO60:.AW60])" table:style-name="ce1">
            <text:p>870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1A_IS1_unknown</text:p>
          </table:table-cell>
          <table:table-cell office:value-type="float" office:value="282" table:style-name="ce1">
            <text:p>282</text:p>
          </table:table-cell>
          <table:table-cell table:style-name="ce1"/>
          <table:table-cell office:value-type="string" table:style-name="ce1">
            <text:p>IS30_IS30_unknown</text:p>
          </table:table-cell>
          <table:table-cell office:value-type="float" office:value="428" table:style-name="ce1">
            <text:p>428</text:p>
          </table:table-cell>
          <table:table-cell table:number-columns-repeated="7" table:style-name="ce1"/>
          <table:table-cell office:value-type="string" table:style-name="ce1">
            <text:p>ISBad1_IS21_unknown</text:p>
          </table:table-cell>
          <table:table-cell office:value-type="float" office:value="234" table:style-name="ce1">
            <text:p>234</text:p>
          </table:table-cell>
          <table:table-cell table:style-name="ce1"/>
          <table:table-cell office:value-type="string" table:style-name="ce1">
            <text:p>ISRmsp1_IS982_unknown</text:p>
          </table:table-cell>
          <table:table-cell office:value-type="float" office:value="127" table:style-name="ce1">
            <text:p>127</text:p>
          </table:table-cell>
          <table:table-cell table:style-name="ce1"/>
          <table:table-cell office:value-type="string" table:style-name="ce1">
            <text:p>ISRob1_IS66_unknown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string" table:style-name="ce1">
            <text:p>ISRmsp1_IS982_unknown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sul2_18_AJ830714</text:p>
          </table:table-cell>
          <table:table-cell office:value-type="float" office:value="0" table:formula="of:=INDEX([.$A$2:.$B$23];MATCH([.$AB61];[.$A$2:.$A$23];0);2)" table:style-name="ce1">
            <text:p>#N/A</text:p>
          </table:table-cell>
          <table:table-cell office:value-type="float" office:value="0" table:formula="of:=INDEX([.$D$2:.$E$28];MATCH([.$AB61];[.$D$2:.$D$28];0);2)" table:style-name="ce1">
            <text:p>#N/A</text:p>
          </table:table-cell>
          <table:table-cell office:value-type="float" office:value="0" table:formula="of:=INDEX([.$G$2:.$H$35];MATCH([.$AB61];[.$G$2:.$G$35];0);2)" table:style-name="ce1">
            <text:p>#N/A</text:p>
          </table:table-cell>
          <table:table-cell office:value-type="float" office:value="0" table:formula="of:=INDEX([.$J$2:.$K$18];MATCH([.$AB61];[.$J$2:.$J$18];0);2)" table:style-name="ce1">
            <text:p>#N/A</text:p>
          </table:table-cell>
          <table:table-cell office:value-type="float" office:value="0" table:formula="of:=INDEX([.$M$2:.$N$16];MATCH([.$AB61];[.$M$2:.$M$16];0);2)" table:style-name="ce1">
            <text:p>#N/A</text:p>
          </table:table-cell>
          <table:table-cell office:value-type="float" office:value="86" table:formula="of:=INDEX([.$P$2:.$Q$66];MATCH([.$AB61];[.$P$2:.$P$66];0);2)" table:style-name="ce1">
            <text:p>86</text:p>
          </table:table-cell>
          <table:table-cell office:value-type="float" office:value="36" table:formula="of:=INDEX([.$S$2:.$T$48];MATCH([.$AB61];[.$S$2:.$S$48];0);2)" table:style-name="ce1">
            <text:p>36</text:p>
          </table:table-cell>
          <table:table-cell office:value-type="float" office:value="0" table:formula="of:=INDEX([.$V$2:.$W$29];MATCH([.$AB61];[.$V$2:.$V$29];0);2)" table:style-name="ce1">
            <text:p>#N/A</text:p>
          </table:table-cell>
          <table:table-cell office:value-type="float" office:value="0" table:formula="of:=INDEX([.$Y$2:.$Z$30];MATCH([.$AB61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)_2_M20925</text:p>
          </table:table-cell>
          <table:table-cell office:value-type="float" office:value="0" table:style-name="ce1">
            <text:p>0</text:p>
          </table:table-cell>
          <table:table-cell office:value-type="float" office:value="616" table:style-name="ce1">
            <text:p>616</text:p>
          </table:table-cell>
          <table:table-cell office:value-type="float" office:value="295" table:style-name="ce1">
            <text:p>295</text:p>
          </table:table-cell>
          <table:table-cell office:value-type="float" office:value="156" table:style-name="ce1">
            <text:p>156</text:p>
          </table:table-cell>
          <table:table-cell office:value-type="float" office:value="167" table:style-name="ce1">
            <text:p>167</text:p>
          </table:table-cell>
          <table:table-cell office:value-type="float" office:value="299" table:style-name="ce1">
            <text:p>299</text:p>
          </table:table-cell>
          <table:table-cell office:value-type="float" office:value="631" table:style-name="ce1">
            <text:p>631</text:p>
          </table:table-cell>
          <table:table-cell office:value-type="float" office:value="952" table:style-name="ce1">
            <text:p>952</text:p>
          </table:table-cell>
          <table:table-cell office:value-type="float" office:value="406" table:style-name="ce1">
            <text:p>406</text:p>
          </table:table-cell>
          <table:table-cell office:value-type="float" office:value="3522" table:formula="of:=SUM([.AO61:.AW61])" table:style-name="ce1">
            <text:p>3522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1G_IS1_unknown</text:p>
          </table:table-cell>
          <table:table-cell office:value-type="float" office:value="271" table:style-name="ce1">
            <text:p>271</text:p>
          </table:table-cell>
          <table:table-cell table:style-name="ce1"/>
          <table:table-cell office:value-type="string" table:style-name="ce1">
            <text:p>IS4351_IS30_unknown</text:p>
          </table:table-cell>
          <table:table-cell office:value-type="float" office:value="12563" table:style-name="ce1">
            <text:p>12563</text:p>
          </table:table-cell>
          <table:table-cell table:number-columns-repeated="7" table:style-name="ce1"/>
          <table:table-cell office:value-type="string" table:style-name="ce1">
            <text:p>ISBbi1_IS1595_unknown</text:p>
          </table:table-cell>
          <table:table-cell office:value-type="float" office:value="305" table:style-name="ce1">
            <text:p>305</text:p>
          </table:table-cell>
          <table:table-cell table:number-columns-repeated="2" table:style-name="ce1"/>
          <table:table-cell office:value-type="float" office:value="10392" table:formula="of:=SUM([.T54:.T61])" table:style-name="ce1">
            <text:p>10392</text:p>
          </table:table-cell>
          <table:table-cell table:number-columns-repeated="2" table:style-name="ce1"/>
          <table:table-cell office:value-type="float" office:value="2895" table:formula="of:=SUM([.W54:.W61])" table:style-name="ce1">
            <text:p>2895</text:p>
          </table:table-cell>
          <table:table-cell table:number-columns-repeated="2" table:style-name="ce1"/>
          <table:table-cell office:value-type="float" office:value="9827" table:formula="of:=SUM([.Z54:.Z61])" table:style-name="ce1">
            <text:p>9827</text:p>
          </table:table-cell>
          <table:table-cell table:style-name="ce1"/>
          <table:table-cell office:value-type="string" table:style-name="ce1">
            <text:p>sul2_2_AY034138</text:p>
          </table:table-cell>
          <table:table-cell office:value-type="float" office:value="0" table:formula="of:=INDEX([.$A$2:.$B$23];MATCH([.$AB62];[.$A$2:.$A$23];0);2)" table:style-name="ce1">
            <text:p>#N/A</text:p>
          </table:table-cell>
          <table:table-cell office:value-type="float" office:value="0" table:formula="of:=INDEX([.$D$2:.$E$28];MATCH([.$AB62];[.$D$2:.$D$28];0);2)" table:style-name="ce1">
            <text:p>#N/A</text:p>
          </table:table-cell>
          <table:table-cell office:value-type="float" office:value="0" table:formula="of:=INDEX([.$G$2:.$H$35];MATCH([.$AB62];[.$G$2:.$G$35];0);2)" table:style-name="ce1">
            <text:p>#N/A</text:p>
          </table:table-cell>
          <table:table-cell office:value-type="float" office:value="0" table:formula="of:=INDEX([.$J$2:.$K$18];MATCH([.$AB62];[.$J$2:.$J$18];0);2)" table:style-name="ce1">
            <text:p>#N/A</text:p>
          </table:table-cell>
          <table:table-cell office:value-type="float" office:value="0" table:formula="of:=INDEX([.$M$2:.$N$16];MATCH([.$AB62];[.$M$2:.$M$16];0);2)" table:style-name="ce1">
            <text:p>#N/A</text:p>
          </table:table-cell>
          <table:table-cell office:value-type="float" office:value="121" table:formula="of:=INDEX([.$P$2:.$Q$66];MATCH([.$AB62];[.$P$2:.$P$66];0);2)" table:style-name="ce1">
            <text:p>121</text:p>
          </table:table-cell>
          <table:table-cell office:value-type="float" office:value="50" table:formula="of:=INDEX([.$S$2:.$T$48];MATCH([.$AB62];[.$S$2:.$S$48];0);2)" table:style-name="ce1">
            <text:p>50</text:p>
          </table:table-cell>
          <table:table-cell office:value-type="float" office:value="0" table:formula="of:=INDEX([.$V$2:.$W$29];MATCH([.$AB62];[.$V$2:.$V$29];0);2)" table:style-name="ce1">
            <text:p>#N/A</text:p>
          </table:table-cell>
          <table:table-cell office:value-type="float" office:value="0" table:formula="of:=INDEX([.$Y$2:.$Z$30];MATCH([.$AB62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)_3_Y07780</text:p>
          </table:table-cell>
          <table:table-cell office:value-type="float" office:value="0" table:style-name="ce1">
            <text:p>0</text:p>
          </table:table-cell>
          <table:table-cell office:value-type="float" office:value="411" table:style-name="ce1">
            <text:p>411</text:p>
          </table:table-cell>
          <table:table-cell office:value-type="float" office:value="186" table:style-name="ce1">
            <text:p>186</text:p>
          </table:table-cell>
          <table:table-cell office:value-type="float" office:value="94" table:style-name="ce1">
            <text:p>94</text:p>
          </table:table-cell>
          <table:table-cell office:value-type="float" office:value="129" table:style-name="ce1">
            <text:p>129</text:p>
          </table:table-cell>
          <table:table-cell office:value-type="float" office:value="189" table:style-name="ce1">
            <text:p>189</text:p>
          </table:table-cell>
          <table:table-cell office:value-type="float" office:value="352" table:style-name="ce1">
            <text:p>352</text:p>
          </table:table-cell>
          <table:table-cell office:value-type="float" office:value="570" table:style-name="ce1">
            <text:p>570</text:p>
          </table:table-cell>
          <table:table-cell office:value-type="float" office:value="300" table:style-name="ce1">
            <text:p>300</text:p>
          </table:table-cell>
          <table:table-cell office:value-type="float" office:value="2231" table:formula="of:=SUM([.AO62:.AW62])" table:style-name="ce1">
            <text:p>2231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1R_IS1_unknow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office:value-type="string" table:style-name="ce1">
            <text:p>IS612B_IS1380_IS942</text:p>
          </table:table-cell>
          <table:table-cell office:value-type="float" office:value="710" table:style-name="ce1">
            <text:p>710</text:p>
          </table:table-cell>
          <table:table-cell table:number-columns-repeated="7" table:style-name="ce1"/>
          <table:table-cell office:value-type="string" table:style-name="ce1">
            <text:p>ISBfi1_IS1380_IS942</text:p>
          </table:table-cell>
          <table:table-cell office:value-type="float" office:value="47" table:style-name="ce1">
            <text:p>47</text:p>
          </table:table-cell>
          <table:table-cell table:number-columns-repeated="10" table:style-name="ce1"/>
          <table:table-cell office:value-type="string" table:style-name="ce1">
            <text:p>sul2_9_FJ197818</text:p>
          </table:table-cell>
          <table:table-cell office:value-type="float" office:value="0" table:formula="of:=INDEX([.$A$2:.$B$23];MATCH([.$AB63];[.$A$2:.$A$23];0);2)" table:style-name="ce1">
            <text:p>#N/A</text:p>
          </table:table-cell>
          <table:table-cell office:value-type="float" office:value="0" table:formula="of:=INDEX([.$D$2:.$E$28];MATCH([.$AB63];[.$D$2:.$D$28];0);2)" table:style-name="ce1">
            <text:p>#N/A</text:p>
          </table:table-cell>
          <table:table-cell office:value-type="float" office:value="0" table:formula="of:=INDEX([.$G$2:.$H$35];MATCH([.$AB63];[.$G$2:.$G$35];0);2)" table:style-name="ce1">
            <text:p>#N/A</text:p>
          </table:table-cell>
          <table:table-cell office:value-type="float" office:value="0" table:formula="of:=INDEX([.$J$2:.$K$18];MATCH([.$AB63];[.$J$2:.$J$18];0);2)" table:style-name="ce1">
            <text:p>#N/A</text:p>
          </table:table-cell>
          <table:table-cell office:value-type="float" office:value="0" table:formula="of:=INDEX([.$M$2:.$N$16];MATCH([.$AB63];[.$M$2:.$M$16];0);2)" table:style-name="ce1">
            <text:p>#N/A</text:p>
          </table:table-cell>
          <table:table-cell office:value-type="float" office:value="121" table:formula="of:=INDEX([.$P$2:.$Q$66];MATCH([.$AB63];[.$P$2:.$P$66];0);2)" table:style-name="ce1">
            <text:p>121</text:p>
          </table:table-cell>
          <table:table-cell office:value-type="float" office:value="50" table:formula="of:=INDEX([.$S$2:.$T$48];MATCH([.$AB63];[.$S$2:.$S$48];0);2)" table:style-name="ce1">
            <text:p>50</text:p>
          </table:table-cell>
          <table:table-cell office:value-type="float" office:value="0" table:formula="of:=INDEX([.$V$2:.$W$29];MATCH([.$AB63];[.$V$2:.$V$29];0);2)" table:style-name="ce1">
            <text:p>#N/A</text:p>
          </table:table-cell>
          <table:table-cell office:value-type="float" office:value="0" table:formula="of:=INDEX([.$Y$2:.$Z$30];MATCH([.$AB63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32/O)_3_NZ_AUJS01000017</text:p>
          </table:table-cell>
          <table:table-cell office:value-type="float" office:value="464" table:style-name="ce1">
            <text:p>464</text:p>
          </table:table-cell>
          <table:table-cell office:value-type="float" office:value="934" table:style-name="ce1">
            <text:p>934</text:p>
          </table:table-cell>
          <table:table-cell office:value-type="float" office:value="377" table:style-name="ce1">
            <text:p>377</text:p>
          </table:table-cell>
          <table:table-cell office:value-type="float" office:value="254" table:style-name="ce1">
            <text:p>2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9" table:style-name="ce1">
            <text:p>659</text:p>
          </table:table-cell>
          <table:table-cell office:value-type="float" office:value="1299" table:style-name="ce1">
            <text:p>1299</text:p>
          </table:table-cell>
          <table:table-cell office:value-type="float" office:value="407" table:style-name="ce1">
            <text:p>407</text:p>
          </table:table-cell>
          <table:table-cell office:value-type="float" office:value="4394" table:formula="of:=SUM([.AO63:.AW63])" table:style-name="ce1">
            <text:p>4394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3_IS3_IS3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IS614_IS1380_IS942</text:p>
          </table:table-cell>
          <table:table-cell office:value-type="float" office:value="6433" table:style-name="ce1">
            <text:p>6433</text:p>
          </table:table-cell>
          <table:table-cell table:number-columns-repeated="7" table:style-name="ce1"/>
          <table:table-cell office:value-type="string" table:style-name="ce1">
            <text:p>ISBlo2_IS21_unknown</text:p>
          </table:table-cell>
          <table:table-cell office:value-type="float" office:value="109" table:style-name="ce1">
            <text:p>109</text:p>
          </table:table-cell>
          <table:table-cell table:number-columns-repeated="10" table:style-name="ce1"/>
          <table:table-cell office:value-type="string" table:style-name="ce1">
            <text:p>tet(M)_1_X92947</text:p>
          </table:table-cell>
          <table:table-cell office:value-type="float" office:value="0" table:formula="of:=INDEX([.$A$2:.$B$23];MATCH([.$AB64];[.$A$2:.$A$23];0);2)" table:style-name="ce1">
            <text:p>#N/A</text:p>
          </table:table-cell>
          <table:table-cell office:value-type="float" office:value="0" table:formula="of:=INDEX([.$D$2:.$E$28];MATCH([.$AB64];[.$D$2:.$D$28];0);2)" table:style-name="ce1">
            <text:p>#N/A</text:p>
          </table:table-cell>
          <table:table-cell office:value-type="float" office:value="0" table:formula="of:=INDEX([.$G$2:.$H$35];MATCH([.$AB64];[.$G$2:.$G$35];0);2)" table:style-name="ce1">
            <text:p>#N/A</text:p>
          </table:table-cell>
          <table:table-cell office:value-type="float" office:value="0" table:formula="of:=INDEX([.$J$2:.$K$18];MATCH([.$AB64];[.$J$2:.$J$18];0);2)" table:style-name="ce1">
            <text:p>#N/A</text:p>
          </table:table-cell>
          <table:table-cell office:value-type="float" office:value="0" table:formula="of:=INDEX([.$M$2:.$N$16];MATCH([.$AB64];[.$M$2:.$M$16];0);2)" table:style-name="ce1">
            <text:p>#N/A</text:p>
          </table:table-cell>
          <table:table-cell office:value-type="float" office:value="156" table:formula="of:=INDEX([.$P$2:.$Q$66];MATCH([.$AB64];[.$P$2:.$P$66];0);2)" table:style-name="ce1">
            <text:p>156</text:p>
          </table:table-cell>
          <table:table-cell office:value-type="float" office:value="190" table:formula="of:=INDEX([.$S$2:.$T$48];MATCH([.$AB64];[.$S$2:.$S$48];0);2)" table:style-name="ce1">
            <text:p>190</text:p>
          </table:table-cell>
          <table:table-cell office:value-type="float" office:value="0" table:formula="of:=INDEX([.$V$2:.$W$29];MATCH([.$AB64];[.$V$2:.$V$29];0);2)" table:style-name="ce1">
            <text:p>#N/A</text:p>
          </table:table-cell>
          <table:table-cell office:value-type="float" office:value="137" table:formula="of:=INDEX([.$Y$2:.$Z$30];MATCH([.$AB64];[.$Y$2:.$Y$30];0);2)" table:style-name="ce1">
            <text:p>137</text:p>
          </table:table-cell>
          <table:table-cell table:style-name="ce1"/>
          <table:covered-table-cell/>
          <table:table-cell office:value-type="string" table:style-name="ce1">
            <text:p>tet(O/32/O)_4_AIOQ01000025</text:p>
          </table:table-cell>
          <table:table-cell office:value-type="float" office:value="401" table:style-name="ce1">
            <text:p>401</text:p>
          </table:table-cell>
          <table:table-cell office:value-type="float" office:value="864" table:style-name="ce1">
            <text:p>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2" table:style-name="ce1">
            <text:p>332</text:p>
          </table:table-cell>
          <table:table-cell office:value-type="float" office:value="580" table:style-name="ce1">
            <text:p>580</text:p>
          </table:table-cell>
          <table:table-cell office:value-type="float" office:value="1171" table:style-name="ce1">
            <text:p>1171</text:p>
          </table:table-cell>
          <table:table-cell office:value-type="float" office:value="373" table:style-name="ce1">
            <text:p>373</text:p>
          </table:table-cell>
          <table:table-cell office:value-type="float" office:value="3721" table:formula="of:=SUM([.AO64:.AW64])" table:style-name="ce1">
            <text:p>3721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30_IS30_unknown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IS614B_IS1380_IS942</text:p>
          </table:table-cell>
          <table:table-cell office:value-type="float" office:value="7056" table:style-name="ce1">
            <text:p>7056</text:p>
          </table:table-cell>
          <table:table-cell table:number-columns-repeated="7" table:style-name="ce1"/>
          <table:table-cell office:value-type="string" table:style-name="ce1">
            <text:p>ISPrsp1_IS1595_ISSod11</text:p>
          </table:table-cell>
          <table:table-cell office:value-type="float" office:value="28" table:style-name="ce1">
            <text:p>28</text:p>
          </table:table-cell>
          <table:table-cell table:number-columns-repeated="10" table:style-name="ce1"/>
          <table:table-cell office:value-type="string" table:style-name="ce1">
            <text:p>tet(M)_13_AM990992</text:p>
          </table:table-cell>
          <table:table-cell office:value-type="float" office:value="0" table:formula="of:=INDEX([.$A$2:.$B$23];MATCH([.$AB65];[.$A$2:.$A$23];0);2)" table:style-name="ce1">
            <text:p>#N/A</text:p>
          </table:table-cell>
          <table:table-cell office:value-type="float" office:value="0" table:formula="of:=INDEX([.$D$2:.$E$28];MATCH([.$AB65];[.$D$2:.$D$28];0);2)" table:style-name="ce1">
            <text:p>#N/A</text:p>
          </table:table-cell>
          <table:table-cell office:value-type="float" office:value="0" table:formula="of:=INDEX([.$G$2:.$H$35];MATCH([.$AB65];[.$G$2:.$G$35];0);2)" table:style-name="ce1">
            <text:p>#N/A</text:p>
          </table:table-cell>
          <table:table-cell office:value-type="float" office:value="0" table:formula="of:=INDEX([.$J$2:.$K$18];MATCH([.$AB65];[.$J$2:.$J$18];0);2)" table:style-name="ce1">
            <text:p>#N/A</text:p>
          </table:table-cell>
          <table:table-cell office:value-type="float" office:value="0" table:formula="of:=INDEX([.$M$2:.$N$16];MATCH([.$AB65];[.$M$2:.$M$16];0);2)" table:style-name="ce1">
            <text:p>#N/A</text:p>
          </table:table-cell>
          <table:table-cell office:value-type="float" office:value="171" table:formula="of:=INDEX([.$P$2:.$Q$66];MATCH([.$AB65];[.$P$2:.$P$66];0);2)" table:style-name="ce1">
            <text:p>171</text:p>
          </table:table-cell>
          <table:table-cell office:value-type="float" office:value="216" table:formula="of:=INDEX([.$S$2:.$T$48];MATCH([.$AB65];[.$S$2:.$S$48];0);2)" table:style-name="ce1">
            <text:p>216</text:p>
          </table:table-cell>
          <table:table-cell office:value-type="float" office:value="0" table:formula="of:=INDEX([.$V$2:.$W$29];MATCH([.$AB65];[.$V$2:.$V$29];0);2)" table:style-name="ce1">
            <text:p>#N/A</text:p>
          </table:table-cell>
          <table:table-cell office:value-type="float" office:value="158" table:formula="of:=INDEX([.$Y$2:.$Z$30];MATCH([.$AB65];[.$Y$2:.$Y$30];0);2)" table:style-name="ce1">
            <text:p>158</text:p>
          </table:table-cell>
          <table:table-cell table:style-name="ce1"/>
          <table:covered-table-cell/>
          <table:table-cell office:value-type="string" table:style-name="ce1">
            <text:p>tet(O/32/O)_5_FP929050</text:p>
          </table:table-cell>
          <table:table-cell office:value-type="float" office:value="0" table:style-name="ce1">
            <text:p>0</text:p>
          </table:table-cell>
          <table:table-cell office:value-type="float" office:value="976" table:style-name="ce1">
            <text:p>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8" table:style-name="ce1">
            <text:p>228</text:p>
          </table:table-cell>
          <table:table-cell office:value-type="float" office:value="0" table:style-name="ce1">
            <text:p>0</text:p>
          </table:table-cell>
          <table:table-cell office:value-type="float" office:value="716" table:style-name="ce1">
            <text:p>716</text:p>
          </table:table-cell>
          <table:table-cell office:value-type="float" office:value="1338" table:style-name="ce1">
            <text:p>1338</text:p>
          </table:table-cell>
          <table:table-cell office:value-type="float" office:value="0" table:style-name="ce1">
            <text:p>0</text:p>
          </table:table-cell>
          <table:table-cell office:value-type="float" office:value="3258" table:formula="of:=SUM([.AO65:.AW65])" table:style-name="ce1">
            <text:p>3258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421_IS4_IS231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1">
            <text:p>IS621_IS110_unknown</text:p>
          </table:table-cell>
          <table:table-cell office:value-type="float" office:value="1860" table:style-name="ce1">
            <text:p>1860</text:p>
          </table:table-cell>
          <table:table-cell table:number-columns-repeated="7" table:style-name="ce1"/>
          <table:table-cell office:value-type="string" table:style-name="ce1">
            <text:p>ISPrsp2_IS982_unknown</text:p>
          </table:table-cell>
          <table:table-cell office:value-type="float" office:value="41" table:style-name="ce1">
            <text:p>41</text:p>
          </table:table-cell>
          <table:table-cell table:number-columns-repeated="10" table:style-name="ce1"/>
          <table:table-cell office:value-type="string" table:style-name="ce1">
            <text:p>tet(X)_1_GU014535</text:p>
          </table:table-cell>
          <table:table-cell office:value-type="float" office:value="0" table:formula="of:=INDEX([.$A$2:.$B$23];MATCH([.$AB66];[.$A$2:.$A$23];0);2)" table:style-name="ce1">
            <text:p>#N/A</text:p>
          </table:table-cell>
          <table:table-cell office:value-type="float" office:value="0" table:formula="of:=INDEX([.$D$2:.$E$28];MATCH([.$AB66];[.$D$2:.$D$28];0);2)" table:style-name="ce1">
            <text:p>#N/A</text:p>
          </table:table-cell>
          <table:table-cell office:value-type="float" office:value="0" table:formula="of:=INDEX([.$G$2:.$H$35];MATCH([.$AB66];[.$G$2:.$G$35];0);2)" table:style-name="ce1">
            <text:p>#N/A</text:p>
          </table:table-cell>
          <table:table-cell office:value-type="float" office:value="0" table:formula="of:=INDEX([.$J$2:.$K$18];MATCH([.$AB66];[.$J$2:.$J$18];0);2)" table:style-name="ce1">
            <text:p>#N/A</text:p>
          </table:table-cell>
          <table:table-cell office:value-type="float" office:value="0" table:formula="of:=INDEX([.$M$2:.$N$16];MATCH([.$AB66];[.$M$2:.$M$16];0);2)" table:style-name="ce1">
            <text:p>#N/A</text:p>
          </table:table-cell>
          <table:table-cell office:value-type="float" office:value="85" table:formula="of:=INDEX([.$P$2:.$Q$66];MATCH([.$AB66];[.$P$2:.$P$66];0);2)" table:style-name="ce1">
            <text:p>85</text:p>
          </table:table-cell>
          <table:table-cell office:value-type="float" office:value="0" table:formula="of:=INDEX([.$S$2:.$T$48];MATCH([.$AB66];[.$S$2:.$S$48];0);2)" table:style-name="ce1">
            <text:p>#N/A</text:p>
          </table:table-cell>
          <table:table-cell office:value-type="float" office:value="0" table:formula="of:=INDEX([.$V$2:.$W$29];MATCH([.$AB66];[.$V$2:.$V$29];0);2)" table:style-name="ce1">
            <text:p>#N/A</text:p>
          </table:table-cell>
          <table:table-cell office:value-type="float" office:value="0" table:formula="of:=INDEX([.$Y$2:.$Z$30];MATCH([.$AB66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W)_1_AM889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8" table:style-name="ce1">
            <text:p>558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1297" table:formula="of:=SUM([.AO66:.AW66])" table:style-name="ce1">
            <text:p>1297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4351_IS30_unknown</text:p>
          </table:table-cell>
          <table:table-cell office:value-type="float" office:value="14288" table:style-name="ce1">
            <text:p>14288</text:p>
          </table:table-cell>
          <table:table-cell table:style-name="ce1"/>
          <table:table-cell office:value-type="string" table:style-name="ce1">
            <text:p>ISEc17_IS3_IS3</text:p>
          </table:table-cell>
          <table:table-cell office:value-type="float" office:value="398" table:style-name="ce1">
            <text:p>398</text:p>
          </table:table-cell>
          <table:table-cell table:number-columns-repeated="8" table:style-name="ce1"/>
          <table:table-cell office:value-type="float" office:value="5430" table:formula="of:=SUM([.Q54:.Q66])" table:style-name="ce1">
            <text:p>5430</text:p>
          </table:table-cell>
          <table:table-cell table:number-columns-repeated="10" table:style-name="ce1"/>
          <table:table-cell office:value-type="string" table:style-name="ce1">
            <text:p>tet(A)_4_AJ517790</text:p>
          </table:table-cell>
          <table:table-cell office:value-type="float" office:value="0" table:formula="of:=INDEX([.$A$2:.$B$23];MATCH([.$AB67];[.$A$2:.$A$23];0);2)" table:style-name="ce1">
            <text:p>#N/A</text:p>
          </table:table-cell>
          <table:table-cell office:value-type="float" office:value="0" table:formula="of:=INDEX([.$D$2:.$E$28];MATCH([.$AB67];[.$D$2:.$D$28];0);2)" table:style-name="ce1">
            <text:p>#N/A</text:p>
          </table:table-cell>
          <table:table-cell office:value-type="float" office:value="0" table:formula="of:=INDEX([.$G$2:.$H$35];MATCH([.$AB67];[.$G$2:.$G$35];0);2)" table:style-name="ce1">
            <text:p>#N/A</text:p>
          </table:table-cell>
          <table:table-cell office:value-type="float" office:value="0" table:formula="of:=INDEX([.$J$2:.$K$18];MATCH([.$AB67];[.$J$2:.$J$18];0);2)" table:style-name="ce1">
            <text:p>#N/A</text:p>
          </table:table-cell>
          <table:table-cell office:value-type="float" office:value="0" table:formula="of:=INDEX([.$M$2:.$N$16];MATCH([.$AB67];[.$M$2:.$M$16];0);2)" table:style-name="ce1">
            <text:p>#N/A</text:p>
          </table:table-cell>
          <table:table-cell office:value-type="float" office:value="0" table:formula="of:=INDEX([.$P$2:.$Q$66];MATCH([.$AB67];[.$P$2:.$P$66];0);2)" table:style-name="ce1">
            <text:p>#N/A</text:p>
          </table:table-cell>
          <table:table-cell office:value-type="float" office:value="24" table:formula="of:=INDEX([.$S$2:.$T$48];MATCH([.$AB67];[.$S$2:.$S$48];0);2)" table:style-name="ce1">
            <text:p>24</text:p>
          </table:table-cell>
          <table:table-cell office:value-type="float" office:value="0" table:formula="of:=INDEX([.$V$2:.$W$29];MATCH([.$AB67];[.$V$2:.$V$29];0);2)" table:style-name="ce1">
            <text:p>#N/A</text:p>
          </table:table-cell>
          <table:table-cell office:value-type="float" office:value="0" table:formula="of:=INDEX([.$Y$2:.$Z$30];MATCH([.$AB67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W)_3_AM889120</text:p>
          </table:table-cell>
          <table:table-cell office:value-type="float" office:value="230" table:style-name="ce1">
            <text:p>230</text:p>
          </table:table-cell>
          <table:table-cell office:value-type="float" office:value="242" table:style-name="ce1">
            <text:p>242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3" table:style-name="ce1">
            <text:p>463</text:p>
          </table:table-cell>
          <table:table-cell office:value-type="float" office:value="552" table:style-name="ce1">
            <text:p>552</text:p>
          </table:table-cell>
          <table:table-cell office:value-type="float" office:value="256" table:style-name="ce1">
            <text:p>256</text:p>
          </table:table-cell>
          <table:table-cell office:value-type="float" office:value="1877" table:formula="of:=SUM([.AO67:.AW67])" table:style-name="ce1">
            <text:p>1877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Bf10_IS66_unknown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string" table:style-name="ce1">
            <text:p>ISEsa1_ISNCY_IS1202</text:p>
          </table:table-cell>
          <table:table-cell office:value-type="float" office:value="296" table:style-name="ce1">
            <text:p>296</text:p>
          </table:table-cell>
          <table:table-cell table:number-columns-repeated="19" table:style-name="ce1"/>
          <table:table-cell office:value-type="string" table:style-name="ce1">
            <text:p>tet(A)_6_AF534183</text:p>
          </table:table-cell>
          <table:table-cell office:value-type="float" office:value="0" table:formula="of:=INDEX([.$A$2:.$B$23];MATCH([.$AB68];[.$A$2:.$A$23];0);2)" table:style-name="ce1">
            <text:p>#N/A</text:p>
          </table:table-cell>
          <table:table-cell office:value-type="float" office:value="0" table:formula="of:=INDEX([.$D$2:.$E$28];MATCH([.$AB68];[.$D$2:.$D$28];0);2)" table:style-name="ce1">
            <text:p>#N/A</text:p>
          </table:table-cell>
          <table:table-cell office:value-type="float" office:value="0" table:formula="of:=INDEX([.$G$2:.$H$35];MATCH([.$AB68];[.$G$2:.$G$35];0);2)" table:style-name="ce1">
            <text:p>#N/A</text:p>
          </table:table-cell>
          <table:table-cell office:value-type="float" office:value="0" table:formula="of:=INDEX([.$J$2:.$K$18];MATCH([.$AB68];[.$J$2:.$J$18];0);2)" table:style-name="ce1">
            <text:p>#N/A</text:p>
          </table:table-cell>
          <table:table-cell office:value-type="float" office:value="0" table:formula="of:=INDEX([.$M$2:.$N$16];MATCH([.$AB68];[.$M$2:.$M$16];0);2)" table:style-name="ce1">
            <text:p>#N/A</text:p>
          </table:table-cell>
          <table:table-cell office:value-type="float" office:value="0" table:formula="of:=INDEX([.$P$2:.$Q$66];MATCH([.$AB68];[.$P$2:.$P$66];0);2)" table:style-name="ce1">
            <text:p>#N/A</text:p>
          </table:table-cell>
          <table:table-cell office:value-type="float" office:value="27" table:formula="of:=INDEX([.$S$2:.$T$48];MATCH([.$AB68];[.$S$2:.$S$48];0);2)" table:style-name="ce1">
            <text:p>27</text:p>
          </table:table-cell>
          <table:table-cell office:value-type="float" office:value="0" table:formula="of:=INDEX([.$V$2:.$W$29];MATCH([.$AB68];[.$V$2:.$V$29];0);2)" table:style-name="ce1">
            <text:p>#N/A</text:p>
          </table:table-cell>
          <table:table-cell office:value-type="float" office:value="0" table:formula="of:=INDEX([.$Y$2:.$Z$30];MATCH([.$AB68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O/W)_4_AM889121</text:p>
          </table:table-cell>
          <table:table-cell office:value-type="float" office:value="264" table:style-name="ce1">
            <text:p>264</text:p>
          </table:table-cell>
          <table:table-cell office:value-type="float" office:value="278" table:style-name="ce1">
            <text:p>278</text:p>
          </table:table-cell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574" table:style-name="ce1">
            <text:p>574</text:p>
          </table:table-cell>
          <table:table-cell office:value-type="float" office:value="618" table:style-name="ce1">
            <text:p>618</text:p>
          </table:table-cell>
          <table:table-cell office:value-type="float" office:value="306" table:style-name="ce1">
            <text:p>306</text:p>
          </table:table-cell>
          <table:table-cell office:value-type="float" office:value="2367" table:formula="of:=SUM([.AO68:.AW68])" table:style-name="ce1">
            <text:p>2367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Bvu1_IS1380_IS942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32107" table:formula="of:=SUM([.H54:.H68])" table:style-name="ce1">
            <text:p>32107</text:p>
          </table:table-cell>
          <table:table-cell table:number-columns-repeated="19" table:style-name="ce1"/>
          <table:table-cell office:value-type="string" table:style-name="ce1">
            <text:p>tet(L)_2_M29725</text:p>
          </table:table-cell>
          <table:table-cell office:value-type="float" office:value="0" table:formula="of:=INDEX([.$A$2:.$B$23];MATCH([.$AB69];[.$A$2:.$A$23];0);2)" table:style-name="ce1">
            <text:p>#N/A</text:p>
          </table:table-cell>
          <table:table-cell office:value-type="float" office:value="0" table:formula="of:=INDEX([.$D$2:.$E$28];MATCH([.$AB69];[.$D$2:.$D$28];0);2)" table:style-name="ce1">
            <text:p>#N/A</text:p>
          </table:table-cell>
          <table:table-cell office:value-type="float" office:value="0" table:formula="of:=INDEX([.$G$2:.$H$35];MATCH([.$AB69];[.$G$2:.$G$35];0);2)" table:style-name="ce1">
            <text:p>#N/A</text:p>
          </table:table-cell>
          <table:table-cell office:value-type="float" office:value="0" table:formula="of:=INDEX([.$J$2:.$K$18];MATCH([.$AB69];[.$J$2:.$J$18];0);2)" table:style-name="ce1">
            <text:p>#N/A</text:p>
          </table:table-cell>
          <table:table-cell office:value-type="float" office:value="0" table:formula="of:=INDEX([.$M$2:.$N$16];MATCH([.$AB69];[.$M$2:.$M$16];0);2)" table:style-name="ce1">
            <text:p>#N/A</text:p>
          </table:table-cell>
          <table:table-cell office:value-type="float" office:value="0" table:formula="of:=INDEX([.$P$2:.$Q$66];MATCH([.$AB69];[.$P$2:.$P$66];0);2)" table:style-name="ce1">
            <text:p>#N/A</text:p>
          </table:table-cell>
          <table:table-cell office:value-type="float" office:value="81" table:formula="of:=INDEX([.$S$2:.$T$48];MATCH([.$AB69];[.$S$2:.$S$48];0);2)" table:style-name="ce1">
            <text:p>81</text:p>
          </table:table-cell>
          <table:table-cell office:value-type="float" office:value="0" table:formula="of:=INDEX([.$V$2:.$W$29];MATCH([.$AB69];[.$V$2:.$V$29];0);2)" table:style-name="ce1">
            <text:p>#N/A</text:p>
          </table:table-cell>
          <table:table-cell office:value-type="float" office:value="96" table:formula="of:=INDEX([.$Y$2:.$Z$30];MATCH([.$AB69];[.$Y$2:.$Y$30];0);2)" table:style-name="ce1">
            <text:p>96</text:p>
          </table:table-cell>
          <table:table-cell table:style-name="ce1"/>
          <table:covered-table-cell/>
          <table:table-cell office:value-type="string" table:style-name="ce1">
            <text:p>tet(O/W)_5_AM889122</text:p>
          </table:table-cell>
          <table:table-cell office:value-type="float" office:value="266" table:style-name="ce1">
            <text:p>266</text:p>
          </table:table-cell>
          <table:table-cell office:value-type="float" office:value="254" table:style-name="ce1">
            <text:p>254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8" table:style-name="ce1">
            <text:p>178</text:p>
          </table:table-cell>
          <table:table-cell office:value-type="float" office:value="587" table:style-name="ce1">
            <text:p>587</text:p>
          </table:table-cell>
          <table:table-cell office:value-type="float" office:value="607" table:style-name="ce1">
            <text:p>607</text:p>
          </table:table-cell>
          <table:table-cell office:value-type="float" office:value="304" table:style-name="ce1">
            <text:p>304</text:p>
          </table:table-cell>
          <table:table-cell office:value-type="float" office:value="2330" table:formula="of:=SUM([.AO69:.AW69])" table:style-name="ce1">
            <text:p>2330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Cx1_ISL3_unknown</text:p>
          </table:table-cell>
          <table:table-cell office:value-type="float" office:value="181" table:style-name="ce1">
            <text:p>181</text:p>
          </table:table-cell>
          <table:table-cell table:number-columns-repeated="22" table:style-name="ce1"/>
          <table:table-cell office:value-type="string" table:style-name="ce1">
            <text:p>tet(L)_8_AY081910</text:p>
          </table:table-cell>
          <table:table-cell office:value-type="float" office:value="0" table:formula="of:=INDEX([.$A$2:.$B$23];MATCH([.$AB70];[.$A$2:.$A$23];0);2)" table:style-name="ce1">
            <text:p>#N/A</text:p>
          </table:table-cell>
          <table:table-cell office:value-type="float" office:value="0" table:formula="of:=INDEX([.$D$2:.$E$28];MATCH([.$AB70];[.$D$2:.$D$28];0);2)" table:style-name="ce1">
            <text:p>#N/A</text:p>
          </table:table-cell>
          <table:table-cell office:value-type="float" office:value="0" table:formula="of:=INDEX([.$G$2:.$H$35];MATCH([.$AB70];[.$G$2:.$G$35];0);2)" table:style-name="ce1">
            <text:p>#N/A</text:p>
          </table:table-cell>
          <table:table-cell office:value-type="float" office:value="0" table:formula="of:=INDEX([.$J$2:.$K$18];MATCH([.$AB70];[.$J$2:.$J$18];0);2)" table:style-name="ce1">
            <text:p>#N/A</text:p>
          </table:table-cell>
          <table:table-cell office:value-type="float" office:value="0" table:formula="of:=INDEX([.$M$2:.$N$16];MATCH([.$AB70];[.$M$2:.$M$16];0);2)" table:style-name="ce1">
            <text:p>#N/A</text:p>
          </table:table-cell>
          <table:table-cell office:value-type="float" office:value="0" table:formula="of:=INDEX([.$P$2:.$Q$66];MATCH([.$AB70];[.$P$2:.$P$66];0);2)" table:style-name="ce1">
            <text:p>#N/A</text:p>
          </table:table-cell>
          <table:table-cell office:value-type="float" office:value="74" table:formula="of:=INDEX([.$S$2:.$T$48];MATCH([.$AB70];[.$S$2:.$S$48];0);2)" table:style-name="ce1">
            <text:p>74</text:p>
          </table:table-cell>
          <table:table-cell office:value-type="float" office:value="0" table:formula="of:=INDEX([.$V$2:.$W$29];MATCH([.$AB70];[.$V$2:.$V$29];0);2)" table:style-name="ce1">
            <text:p>#N/A</text:p>
          </table:table-cell>
          <table:table-cell office:value-type="float" office:value="81" table:formula="of:=INDEX([.$Y$2:.$Z$30];MATCH([.$AB70];[.$Y$2:.$Y$30];0);2)" table:style-name="ce1">
            <text:p>81</text:p>
          </table:table-cell>
          <table:table-cell table:style-name="ce1"/>
          <table:covered-table-cell/>
          <table:table-cell office:value-type="string" table:style-name="ce1">
            <text:p>tet(Q)_1_L33696</text:p>
          </table:table-cell>
          <table:table-cell office:value-type="float" office:value="2653" table:style-name="ce1">
            <text:p>2653</text:p>
          </table:table-cell>
          <table:table-cell office:value-type="float" office:value="332" table:style-name="ce1">
            <text:p>332</text:p>
          </table:table-cell>
          <table:table-cell office:value-type="float" office:value="2498" table:style-name="ce1">
            <text:p>2498</text:p>
          </table:table-cell>
          <table:table-cell office:value-type="float" office:value="4032" table:style-name="ce1">
            <text:p>4032</text:p>
          </table:table-cell>
          <table:table-cell office:value-type="float" office:value="6219" table:style-name="ce1">
            <text:p>6219</text:p>
          </table:table-cell>
          <table:table-cell office:value-type="float" office:value="4098" table:style-name="ce1">
            <text:p>4098</text:p>
          </table:table-cell>
          <table:table-cell office:value-type="float" office:value="3914" table:style-name="ce1">
            <text:p>3914</text:p>
          </table:table-cell>
          <table:table-cell office:value-type="float" office:value="2459" table:style-name="ce1">
            <text:p>2459</text:p>
          </table:table-cell>
          <table:table-cell office:value-type="float" office:value="7377" table:style-name="ce1">
            <text:p>7377</text:p>
          </table:table-cell>
          <table:table-cell office:value-type="float" office:value="33582" table:formula="of:=SUM([.AO70:.AW70])" table:style-name="ce1">
            <text:p>33582</text:p>
          </table:table-cell>
          <table:table-cell table:number-columns-repeated="16334"/>
        </table:table-row>
        <table:table-row table:style-name="ro2">
          <table:table-cell table:number-columns-repeated="3" table:style-name="ce1"/>
          <table:table-cell office:value-type="string" table:style-name="ce1">
            <text:p>ISEfm1_IS982_unknown</text:p>
          </table:table-cell>
          <table:table-cell office:value-type="float" office:value="41" table:style-name="ce1">
            <text:p>41</text:p>
          </table:table-cell>
          <table:table-cell table:number-columns-repeated="22" table:style-name="ce1"/>
          <table:table-cell office:value-type="string" table:style-name="ce1">
            <text:p>tet(M)_12_FR671418</text:p>
          </table:table-cell>
          <table:table-cell office:value-type="float" office:value="0" table:formula="of:=INDEX([.$A$2:.$B$23];MATCH([.$AB71];[.$A$2:.$A$23];0);2)" table:style-name="ce1">
            <text:p>#N/A</text:p>
          </table:table-cell>
          <table:table-cell office:value-type="float" office:value="0" table:formula="of:=INDEX([.$D$2:.$E$28];MATCH([.$AB71];[.$D$2:.$D$28];0);2)" table:style-name="ce1">
            <text:p>#N/A</text:p>
          </table:table-cell>
          <table:table-cell office:value-type="float" office:value="0" table:formula="of:=INDEX([.$G$2:.$H$35];MATCH([.$AB71];[.$G$2:.$G$35];0);2)" table:style-name="ce1">
            <text:p>#N/A</text:p>
          </table:table-cell>
          <table:table-cell office:value-type="float" office:value="0" table:formula="of:=INDEX([.$J$2:.$K$18];MATCH([.$AB71];[.$J$2:.$J$18];0);2)" table:style-name="ce1">
            <text:p>#N/A</text:p>
          </table:table-cell>
          <table:table-cell office:value-type="float" office:value="0" table:formula="of:=INDEX([.$M$2:.$N$16];MATCH([.$AB71];[.$M$2:.$M$16];0);2)" table:style-name="ce1">
            <text:p>#N/A</text:p>
          </table:table-cell>
          <table:table-cell office:value-type="float" office:value="0" table:formula="of:=INDEX([.$P$2:.$Q$66];MATCH([.$AB71];[.$P$2:.$P$66];0);2)" table:style-name="ce1">
            <text:p>#N/A</text:p>
          </table:table-cell>
          <table:table-cell office:value-type="float" office:value="176" table:formula="of:=INDEX([.$S$2:.$T$48];MATCH([.$AB71];[.$S$2:.$S$48];0);2)" table:style-name="ce1">
            <text:p>176</text:p>
          </table:table-cell>
          <table:table-cell office:value-type="float" office:value="237" table:formula="of:=INDEX([.$V$2:.$W$29];MATCH([.$AB71];[.$V$2:.$V$29];0);2)" table:style-name="ce1">
            <text:p>237</text:p>
          </table:table-cell>
          <table:table-cell office:value-type="float" office:value="0" table:formula="of:=INDEX([.$Y$2:.$Z$30];MATCH([.$AB71];[.$Y$2:.$Y$30];0);2)" table:style-name="ce1">
            <text:p>#N/A</text:p>
          </table:table-cell>
          <table:table-cell table:style-name="ce1"/>
          <table:covered-table-cell/>
          <table:table-cell office:value-type="string" table:style-name="ce1">
            <text:p>tet(Q)_2_X587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5" table:style-name="ce1">
            <text:p>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5" table:formula="of:=SUM([.AO71:.AW71])" table:style-name="ce1">
            <text:p>455</text:p>
          </table:table-cell>
          <table:table-cell table:number-columns-repeated="16334"/>
        </table:table-row>
        <table:table-row table:style-name="ro2">
          <table:table-cell table:number-columns-repeated="4" table:style-name="ce1"/>
          <table:table-cell office:value-type="float" office:value="17092" table:formula="of:=SUM([.E54:.E71])" table:style-name="ce1">
            <text:p>17092</text:p>
          </table:table-cell>
          <table:table-cell table:number-columns-repeated="22" table:style-name="ce1"/>
          <table:table-cell office:value-type="string" table:style-name="ce1">
            <text:p>tet(M)_4_X75073</text:p>
          </table:table-cell>
          <table:table-cell office:value-type="float" office:value="0" table:formula="of:=INDEX([.$A$2:.$B$23];MATCH([.$AB72];[.$A$2:.$A$23];0);2)" table:style-name="ce1">
            <text:p>#N/A</text:p>
          </table:table-cell>
          <table:table-cell office:value-type="float" office:value="0" table:formula="of:=INDEX([.$D$2:.$E$28];MATCH([.$AB72];[.$D$2:.$D$28];0);2)" table:style-name="ce1">
            <text:p>#N/A</text:p>
          </table:table-cell>
          <table:table-cell office:value-type="float" office:value="0" table:formula="of:=INDEX([.$G$2:.$H$35];MATCH([.$AB72];[.$G$2:.$G$35];0);2)" table:style-name="ce1">
            <text:p>#N/A</text:p>
          </table:table-cell>
          <table:table-cell office:value-type="float" office:value="0" table:formula="of:=INDEX([.$J$2:.$K$18];MATCH([.$AB72];[.$J$2:.$J$18];0);2)" table:style-name="ce1">
            <text:p>#N/A</text:p>
          </table:table-cell>
          <table:table-cell office:value-type="float" office:value="0" table:formula="of:=INDEX([.$M$2:.$N$16];MATCH([.$AB72];[.$M$2:.$M$16];0);2)" table:style-name="ce1">
            <text:p>#N/A</text:p>
          </table:table-cell>
          <table:table-cell office:value-type="float" office:value="0" table:formula="of:=INDEX([.$P$2:.$Q$66];MATCH([.$AB72];[.$P$2:.$P$66];0);2)" table:style-name="ce1">
            <text:p>#N/A</text:p>
          </table:table-cell>
          <table:table-cell office:value-type="float" office:value="0" table:formula="of:=INDEX([.$S$2:.$T$48];MATCH([.$AB72];[.$S$2:.$S$48];0);2)" table:style-name="ce1">
            <text:p>#N/A</text:p>
          </table:table-cell>
          <table:table-cell office:value-type="float" office:value="0" table:formula="of:=INDEX([.$V$2:.$W$29];MATCH([.$AB72];[.$V$2:.$V$29];0);2)" table:style-name="ce1">
            <text:p>#N/A</text:p>
          </table:table-cell>
          <table:table-cell office:value-type="float" office:value="122" table:formula="of:=INDEX([.$Y$2:.$Z$30];MATCH([.$AB72];[.$Y$2:.$Y$30];0);2)" table:style-name="ce1">
            <text:p>122</text:p>
          </table:table-cell>
          <table:table-cell table:style-name="ce1"/>
          <table:covered-table-cell/>
          <table:table-cell office:value-type="string" table:style-name="ce1">
            <text:p>tet(Q)_4_Z21523</text:p>
          </table:table-cell>
          <table:table-cell office:value-type="float" office:value="938" table:style-name="ce1">
            <text:p>938</text:p>
          </table:table-cell>
          <table:table-cell office:value-type="float" office:value="2097" table:style-name="ce1">
            <text:p>2097</text:p>
          </table:table-cell>
          <table:table-cell office:value-type="float" office:value="0" table:style-name="ce1">
            <text:p>0</text:p>
          </table:table-cell>
          <table:table-cell office:value-type="float" office:value="1586" table:style-name="ce1">
            <text:p>1586</text:p>
          </table:table-cell>
          <table:table-cell office:value-type="float" office:value="1385" table:style-name="ce1">
            <text:p>1385</text:p>
          </table:table-cell>
          <table:table-cell office:value-type="float" office:value="336" table:style-name="ce1">
            <text:p>336</text:p>
          </table:table-cell>
          <table:table-cell office:value-type="float" office:value="1531" table:style-name="ce1">
            <text:p>1531</text:p>
          </table:table-cell>
          <table:table-cell office:value-type="float" office:value="437" table:style-name="ce1">
            <text:p>437</text:p>
          </table:table-cell>
          <table:table-cell office:value-type="float" office:value="614" table:style-name="ce1">
            <text:p>614</text:p>
          </table:table-cell>
          <table:table-cell office:value-type="float" office:value="8924" table:formula="of:=SUM([.AO72:.AW72])" table:style-name="ce1">
            <text:p>8924</text:p>
          </table:table-cell>
          <table:table-cell table:number-columns-repeated="16334"/>
        </table:table-row>
        <table:table-row table:style-name="ro2">
          <table:table-cell table:number-columns-repeated="38" table:style-name="ce1"/>
          <table:covered-table-cell/>
          <table:table-cell office:value-type="string" table:style-name="ce1">
            <text:p>tet(W)_1_DQ060146</text:p>
          </table:table-cell>
          <table:table-cell office:value-type="float" office:value="676" table:style-name="ce1">
            <text:p>676</text:p>
          </table:table-cell>
          <table:table-cell office:value-type="float" office:value="420" table:style-name="ce1">
            <text:p>420</text:p>
          </table:table-cell>
          <table:table-cell office:value-type="float" office:value="216" table:style-name="ce1">
            <text:p>216</text:p>
          </table:table-cell>
          <table:table-cell office:value-type="float" office:value="99" table:style-name="ce1">
            <text:p>99</text:p>
          </table:table-cell>
          <table:table-cell office:value-type="float" office:value="162" table:style-name="ce1">
            <text:p>162</text:p>
          </table:table-cell>
          <table:table-cell office:value-type="float" office:value="292" table:style-name="ce1">
            <text:p>292</text:p>
          </table:table-cell>
          <table:table-cell office:value-type="float" office:value="816" table:style-name="ce1">
            <text:p>816</text:p>
          </table:table-cell>
          <table:table-cell office:value-type="float" office:value="1258" table:style-name="ce1">
            <text:p>1258</text:p>
          </table:table-cell>
          <table:table-cell office:value-type="float" office:value="345" table:style-name="ce1">
            <text:p>345</text:p>
          </table:table-cell>
          <table:table-cell office:value-type="float" office:value="4284" table:formula="of:=SUM([.AO73:.AW73])" table:style-name="ce1">
            <text:p>4284</text:p>
          </table:table-cell>
          <table:table-cell table:number-columns-repeated="16334"/>
        </table:table-row>
        <table:table-row table:style-name="ro2">
          <table:table-cell table:number-columns-repeated="38" table:style-name="ce1"/>
          <table:covered-table-cell/>
          <table:table-cell office:value-type="string" table:style-name="ce1">
            <text:p>tet(W)_3_AJ427421</text:p>
          </table:table-cell>
          <table:table-cell office:value-type="float" office:value="673" table:style-name="ce1">
            <text:p>673</text:p>
          </table:table-cell>
          <table:table-cell office:value-type="float" office:value="416" table:style-name="ce1">
            <text:p>416</text:p>
          </table:table-cell>
          <table:table-cell office:value-type="float" office:value="207" table:style-name="ce1">
            <text:p>207</text:p>
          </table:table-cell>
          <table:table-cell office:value-type="float" office:value="95" table:style-name="ce1">
            <text:p>95</text:p>
          </table:table-cell>
          <table:table-cell office:value-type="float" office:value="161" table:style-name="ce1">
            <text:p>161</text:p>
          </table:table-cell>
          <table:table-cell office:value-type="float" office:value="282" table:style-name="ce1">
            <text:p>282</text:p>
          </table:table-cell>
          <table:table-cell office:value-type="float" office:value="790" table:style-name="ce1">
            <text:p>790</text:p>
          </table:table-cell>
          <table:table-cell office:value-type="float" office:value="1223" table:style-name="ce1">
            <text:p>1223</text:p>
          </table:table-cell>
          <table:table-cell office:value-type="float" office:value="340" table:style-name="ce1">
            <text:p>340</text:p>
          </table:table-cell>
          <table:table-cell office:value-type="float" office:value="4187" table:formula="of:=SUM([.AO74:.AW74])" table:style-name="ce1">
            <text:p>4187</text:p>
          </table:table-cell>
          <table:table-cell table:number-columns-repeated="16334"/>
        </table:table-row>
        <table:table-row table:style-name="ro2">
          <table:table-cell table:number-columns-repeated="38" table:style-name="ce1"/>
          <table:covered-table-cell/>
          <table:table-cell office:value-type="string" table:style-name="ce1">
            <text:p>tet(W)_4_FN396364</text:p>
          </table:table-cell>
          <table:table-cell office:value-type="float" office:value="475" table:style-name="ce1">
            <text:p>475</text:p>
          </table:table-cell>
          <table:table-cell office:value-type="float" office:value="323" table:style-name="ce1">
            <text:p>323</text:p>
          </table:table-cell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3" table:style-name="ce1">
            <text:p>223</text:p>
          </table:table-cell>
          <table:table-cell office:value-type="float" office:value="607" table:style-name="ce1">
            <text:p>607</text:p>
          </table:table-cell>
          <table:table-cell office:value-type="float" office:value="866" table:style-name="ce1">
            <text:p>866</text:p>
          </table:table-cell>
          <table:table-cell office:value-type="float" office:value="311" table:style-name="ce1">
            <text:p>311</text:p>
          </table:table-cell>
          <table:table-cell office:value-type="float" office:value="2969" table:formula="of:=SUM([.AO75:.AW75])" table:style-name="ce1">
            <text:p>2969</text:p>
          </table:table-cell>
          <table:table-cell table:number-columns-repeated="16334"/>
        </table:table-row>
        <table:table-row table:style-name="ro2">
          <table:table-cell table:number-columns-repeated="38" table:style-name="ce1"/>
          <table:covered-table-cell/>
          <table:table-cell office:value-type="string" table:style-name="ce1">
            <text:p>tet(W)_5_AJ427422</text:p>
          </table:table-cell>
          <table:table-cell office:value-type="float" office:value="728" table:style-name="ce1">
            <text:p>728</text:p>
          </table:table-cell>
          <table:table-cell office:value-type="float" office:value="450" table:style-name="ce1">
            <text:p>450</text:p>
          </table:table-cell>
          <table:table-cell office:value-type="float" office:value="227" table:style-name="ce1">
            <text:p>227</text:p>
          </table:table-cell>
          <table:table-cell office:value-type="float" office:value="108" table:style-name="ce1">
            <text:p>108</text:p>
          </table:table-cell>
          <table:table-cell office:value-type="float" office:value="182" table:style-name="ce1">
            <text:p>182</text:p>
          </table:table-cell>
          <table:table-cell office:value-type="float" office:value="316" table:style-name="ce1">
            <text:p>316</text:p>
          </table:table-cell>
          <table:table-cell office:value-type="float" office:value="881" table:style-name="ce1">
            <text:p>881</text:p>
          </table:table-cell>
          <table:table-cell office:value-type="float" office:value="1344" table:style-name="ce1">
            <text:p>1344</text:p>
          </table:table-cell>
          <table:table-cell office:value-type="float" office:value="369" table:style-name="ce1">
            <text:p>369</text:p>
          </table:table-cell>
          <table:table-cell office:value-type="float" office:value="4605" table:formula="of:=SUM([.AO76:.AW76])" table:style-name="ce1">
            <text:p>4605</text:p>
          </table:table-cell>
          <table:table-cell table:number-columns-repeated="16334"/>
        </table:table-row>
        <table:table-row table:style-name="ro2"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number-columns-repeated="10" table:style-name="ce1"/>
          <table:covered-table-cell/>
          <table:table-cell office:value-type="string" table:style-name="ce1">
            <text:p>tet(X)_1_GU014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formula="of:=SUM([.AO77:.AW77])" table:style-name="ce1">
            <text:p>85</text:p>
          </table:table-cell>
          <table:table-cell table:number-columns-repeated="16334"/>
        </table:table-row>
        <table:table-row table:style-name="ro2">
          <table:table-cell office:value-type="string" table:style-name="ce1">
            <text:p>Taxa_S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0" table:style-name="ce1"/>
          <table:table-cell table:style-name="ce4"/>
          <table:table-cell table:style-name="ce1"/>
          <table:table-cell office:value-type="float" office:value="8231" table:formula="of:=SUM([.AO49:.AO77])" table:style-name="ce1">
            <text:p>8231</text:p>
          </table:table-cell>
          <table:table-cell office:value-type="float" office:value="10176" table:formula="of:=SUM([.AP49:.AP77])" table:style-name="ce1">
            <text:p>10176</text:p>
          </table:table-cell>
          <table:table-cell office:value-type="float" office:value="5037" table:formula="of:=SUM([.AQ49:.AQ77])" table:style-name="ce1">
            <text:p>5037</text:p>
          </table:table-cell>
          <table:table-cell office:value-type="float" office:value="6912" table:formula="of:=SUM([.AR49:.AR77])" table:style-name="ce1">
            <text:p>6912</text:p>
          </table:table-cell>
          <table:table-cell office:value-type="float" office:value="8685" table:formula="of:=SUM([.AS49:.AS77])" table:style-name="ce1">
            <text:p>8685</text:p>
          </table:table-cell>
          <table:table-cell office:value-type="float" office:value="7466" table:formula="of:=SUM([.AT49:.AT77])" table:style-name="ce1">
            <text:p>7466</text:p>
          </table:table-cell>
          <table:table-cell office:value-type="float" office:value="14711" table:formula="of:=SUM([.AU49:.AU77])" table:style-name="ce1">
            <text:p>14711</text:p>
          </table:table-cell>
          <table:table-cell office:value-type="float" office:value="16348" table:formula="of:=SUM([.AV49:.AV77])" table:style-name="ce1">
            <text:p>16348</text:p>
          </table:table-cell>
          <table:table-cell office:value-type="float" office:value="12653" table:formula="of:=SUM([.AW49:.AW77])" table:style-name="ce1">
            <text:p>12653</text:p>
          </table:table-cell>
          <table:table-cell table:number-columns-repeated="16335" table:style-name="ce1"/>
        </table:table-row>
        <table:table-row table:style-name="ro2">
          <table:table-cell office:value-type="string" table:style-name="ce1">
            <text:p>Individuals</text:p>
          </table:table-cell>
          <table:table-cell office:value-type="float" office:value="19915" table:style-name="ce1">
            <text:p>19915</text:p>
          </table:table-cell>
          <table:table-cell office:value-type="float" office:value="19915" table:style-name="ce1">
            <text:p>19915</text:p>
          </table:table-cell>
          <table:table-cell office:value-type="float" office:value="19915" table:style-name="ce1">
            <text:p>19915</text:p>
          </table:table-cell>
          <table:table-cell office:value-type="float" office:value="23022" table:style-name="ce1">
            <text:p>23022</text:p>
          </table:table-cell>
          <table:table-cell office:value-type="float" office:value="23022" table:style-name="ce1">
            <text:p>23022</text:p>
          </table:table-cell>
          <table:table-cell office:value-type="float" office:value="23022" table:style-name="ce1">
            <text:p>23022</text:p>
          </table:table-cell>
          <table:table-cell office:value-type="float" office:value="15278" table:style-name="ce1">
            <text:p>15278</text:p>
          </table:table-cell>
          <table:table-cell office:value-type="float" office:value="15278" table:style-name="ce1">
            <text:p>15278</text:p>
          </table:table-cell>
          <table:table-cell office:value-type="float" office:value="15278" table:style-name="ce1">
            <text:p>15278</text:p>
          </table:table-cell>
          <table:table-cell office:value-type="float" office:value="17394" table:style-name="ce1">
            <text:p>17394</text:p>
          </table:table-cell>
          <table:table-cell office:value-type="float" office:value="17394" table:style-name="ce1">
            <text:p>17394</text:p>
          </table:table-cell>
          <table:table-cell office:value-type="float" office:value="17394" table:style-name="ce1">
            <text:p>17394</text:p>
          </table:table-cell>
          <table:table-cell office:value-type="float" office:value="17040" table:style-name="ce1">
            <text:p>17040</text:p>
          </table:table-cell>
          <table:table-cell office:value-type="float" office:value="17040" table:style-name="ce1">
            <text:p>17040</text:p>
          </table:table-cell>
          <table:table-cell office:value-type="float" office:value="17040" table:style-name="ce1">
            <text:p>17040</text:p>
          </table:table-cell>
          <table:table-cell office:value-type="float" office:value="16669" table:style-name="ce1">
            <text:p>16669</text:p>
          </table:table-cell>
          <table:table-cell office:value-type="float" office:value="16669" table:style-name="ce1">
            <text:p>16669</text:p>
          </table:table-cell>
          <table:table-cell office:value-type="float" office:value="16669" table:style-name="ce1">
            <text:p>16669</text:p>
          </table:table-cell>
          <table:table-cell office:value-type="float" office:value="24286" table:style-name="ce1">
            <text:p>24286</text:p>
          </table:table-cell>
          <table:table-cell office:value-type="float" office:value="24286" table:style-name="ce1">
            <text:p>24286</text:p>
          </table:table-cell>
          <table:table-cell office:value-type="float" office:value="24286" table:style-name="ce1">
            <text:p>24286</text:p>
          </table:table-cell>
          <table:table-cell office:value-type="float" office:value="19266" table:style-name="ce1">
            <text:p>19266</text:p>
          </table:table-cell>
          <table:table-cell office:value-type="float" office:value="19266" table:style-name="ce1">
            <text:p>19266</text:p>
          </table:table-cell>
          <table:table-cell office:value-type="float" office:value="19266" table:style-name="ce1">
            <text:p>19266</text:p>
          </table:table-cell>
          <table:table-cell office:value-type="float" office:value="18698" table:style-name="ce1">
            <text:p>18698</text:p>
          </table:table-cell>
          <table:table-cell office:value-type="float" office:value="18698" table:style-name="ce1">
            <text:p>18698</text:p>
          </table:table-cell>
          <table:table-cell office:value-type="float" office:value="18698" table:style-name="ce1">
            <text:p>18698</text:p>
          </table:table-cell>
          <table:table-cell table:number-columns-repeated="11" table:style-name="ce1"/>
          <table:table-cell office:value-type="string" table:style-name="ce1">
            <text:p>ARG_Total</text:p>
          </table:table-cell>
          <table:table-cell office:value-type="float" office:value="19915" table:formula="of:=SUM([.AO12];[.AO20];[.AO28];[.AO36];[.AO48];[.AO78])" table:style-name="ce1">
            <text:p>19915</text:p>
          </table:table-cell>
          <table:table-cell office:value-type="float" office:value="23022" table:formula="of:=SUM([.AP12];[.AP20];[.AP28];[.AP36];[.AP48];[.AP78])" table:style-name="ce1">
            <text:p>23022</text:p>
          </table:table-cell>
          <table:table-cell office:value-type="float" office:value="15372" table:formula="of:=SUM([.AQ12];[.AQ20];[.AQ28];[.AQ36];[.AQ48];[.AQ78])" table:style-name="ce1">
            <text:p>15372</text:p>
          </table:table-cell>
          <table:table-cell office:value-type="float" office:value="17394" table:formula="of:=SUM([.AR12];[.AR20];[.AR28];[.AR36];[.AR48];[.AR78])" table:style-name="ce1">
            <text:p>17394</text:p>
          </table:table-cell>
          <table:table-cell office:value-type="float" office:value="17040" table:formula="of:=SUM([.AS12];[.AS20];[.AS28];[.AS36];[.AS48];[.AS78])" table:style-name="ce1">
            <text:p>17040</text:p>
          </table:table-cell>
          <table:table-cell office:value-type="float" office:value="16669" table:formula="of:=SUM([.AT12];[.AT20];[.AT28];[.AT36];[.AT48];[.AT78])" table:style-name="ce1">
            <text:p>16669</text:p>
          </table:table-cell>
          <table:table-cell office:value-type="float" office:value="24286" table:formula="of:=SUM([.AU12];[.AU20];[.AU28];[.AU36];[.AU48];[.AU78])" table:style-name="ce1">
            <text:p>24286</text:p>
          </table:table-cell>
          <table:table-cell office:value-type="float" office:value="19266" table:formula="of:=SUM([.AV12];[.AV20];[.AV28];[.AV36];[.AV48];[.AV78])" table:style-name="ce1">
            <text:p>19266</text:p>
          </table:table-cell>
          <table:table-cell office:value-type="float" office:value="18698" table:formula="of:=SUM([.AW12];[.AW20];[.AW28];[.AW36];[.AW48];[.AW78])" table:style-name="ce1">
            <text:p>18698</text:p>
          </table:table-cell>
          <table:table-cell table:number-columns-repeated="16335" table:style-name="ce1"/>
        </table:table-row>
        <table:table-row table:style-name="ro2">
          <table:table-cell office:value-type="string" table:style-name="ce1">
            <text:p>Dominance_D</text:p>
          </table:table-cell>
          <table:table-cell office:value-type="float" office:value="8.3860000000000004E-2" table:style-name="ce1">
            <text:p>0.08386</text:p>
          </table:table-cell>
          <table:table-cell office:value-type="float" office:value="8.2489999999999994E-2" table:style-name="ce1">
            <text:p>0.08249</text:p>
          </table:table-cell>
          <table:table-cell office:value-type="float" office:value="8.5220000000000004E-2" table:style-name="ce1">
            <text:p>0.08522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0.11409999999999999" table:style-name="ce1">
            <text:p>0.1141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0.1638" table:style-name="ce1">
            <text:p>0.1638</text:p>
          </table:table-cell>
          <table:table-cell office:value-type="float" office:value="0.1608" table:style-name="ce1">
            <text:p>0.1608</text:p>
          </table:table-cell>
          <table:table-cell office:value-type="float" office:value="0.16669999999999999" table:style-name="ce1">
            <text:p>0.1667</text:p>
          </table:table-cell>
          <table:table-cell office:value-type="float" office:value="0.14030000000000001" table:style-name="ce1">
            <text:p>0.1403</text:p>
          </table:table-cell>
          <table:table-cell office:value-type="float" office:value="0.1381" table:style-name="ce1">
            <text:p>0.1381</text:p>
          </table:table-cell>
          <table:table-cell office:value-type="float" office:value="0.1424" table:style-name="ce1">
            <text:p>0.1424</text:p>
          </table:table-cell>
          <table:table-cell office:value-type="float" office:value="0.22120000000000001" table:style-name="ce1">
            <text:p>0.2212</text:p>
          </table:table-cell>
          <table:table-cell office:value-type="float" office:value="0.21759999999999999" table:style-name="ce1">
            <text:p>0.2176</text:p>
          </table:table-cell>
          <table:table-cell office:value-type="float" office:value="0.2248" table:style-name="ce1">
            <text:p>0.2248</text:p>
          </table:table-cell>
          <table:table-cell office:value-type="float" office:value="0.12859999999999999" table:style-name="ce1">
            <text:p>0.1286</text:p>
          </table:table-cell>
          <table:table-cell office:value-type="float" office:value="0.1258" table:style-name="ce1">
            <text:p>0.1258</text:p>
          </table:table-cell>
          <table:table-cell office:value-type="float" office:value="0.13139999999999999" table:style-name="ce1">
            <text:p>0.1314</text:p>
          </table:table-cell>
          <table:table-cell office:value-type="float" office:value="7.7810000000000004E-2" table:style-name="ce1">
            <text:p>0.07781</text:p>
          </table:table-cell>
          <table:table-cell office:value-type="float" office:value="7.6399999999999996E-2" table:style-name="ce1">
            <text:p>0.0764</text:p>
          </table:table-cell>
          <table:table-cell office:value-type="float" office:value="7.9210000000000003E-2" table:style-name="ce1">
            <text:p>0.07921</text:p>
          </table:table-cell>
          <table:table-cell office:value-type="float" office:value="5.885E-2" table:style-name="ce1">
            <text:p>0.05885</text:p>
          </table:table-cell>
          <table:table-cell office:value-type="float" office:value="5.7919999999999999E-2" table:style-name="ce1">
            <text:p>0.05792</text:p>
          </table:table-cell>
          <table:table-cell office:value-type="float" office:value="5.978E-2" table:style-name="ce1">
            <text:p>0.05978</text:p>
          </table:table-cell>
          <table:table-cell office:value-type="float" office:value="0.19020000000000001" table:style-name="ce1">
            <text:p>0.1902</text:p>
          </table:table-cell>
          <table:table-cell office:value-type="float" office:value="0.18529999999999999" table:style-name="ce1">
            <text:p>0.1853</text:p>
          </table:table-cell>
          <table:table-cell office:value-type="float" office:value="0.19500000000000001" table:style-name="ce1">
            <text:p>0.195</text:p>
          </table:table-cell>
          <table:table-cell table:number-columns-repeated="11" table:style-name="ce1"/>
          <table:table-cell office:value-type="string" table:style-name="ce1">
            <text:p>IS total</text:p>
          </table:table-cell>
          <table:table-cell office:value-type="float" office:value="6351" table:style-name="ce1">
            <text:p>6351</text:p>
          </table:table-cell>
          <table:table-cell office:value-type="float" office:value="17092" table:style-name="ce1">
            <text:p>17092</text:p>
          </table:table-cell>
          <table:table-cell office:value-type="float" office:value="32107" table:style-name="ce1">
            <text:p>32107</text:p>
          </table:table-cell>
          <table:table-cell office:value-type="float" office:value="10154" table:style-name="ce1">
            <text:p>10154</text:p>
          </table:table-cell>
          <table:table-cell office:value-type="float" office:value="8839" table:style-name="ce1">
            <text:p>8839</text:p>
          </table:table-cell>
          <table:table-cell office:value-type="float" office:value="5430" table:style-name="ce1">
            <text:p>5430</text:p>
          </table:table-cell>
          <table:table-cell office:value-type="float" office:value="10392" table:style-name="ce1">
            <text:p>10392</text:p>
          </table:table-cell>
          <table:table-cell office:value-type="float" office:value="2895" table:style-name="ce1">
            <text:p>2895</text:p>
          </table:table-cell>
          <table:table-cell office:value-type="float" office:value="9827" table:style-name="ce1">
            <text:p>9827</text:p>
          </table:table-cell>
          <table:table-cell table:number-columns-repeated="16335" table:style-name="ce1"/>
        </table:table-row>
        <table:table-row table:style-name="ro2">
          <table:table-cell office:value-type="string" table:style-name="ce1">
            <text:p>Simpson_1-D</text:p>
          </table:table-cell>
          <table:table-cell office:value-type="float" office:value="0.91610000000000003" table:style-name="ce1">
            <text:p>0.9161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0.91749999999999998" table:style-name="ce1">
            <text:p>0.9175</text:p>
          </table:table-cell>
          <table:table-cell office:value-type="float" office:value="0.88390000000000002" table:style-name="ce1">
            <text:p>0.8839</text:p>
          </table:table-cell>
          <table:table-cell office:value-type="float" office:value="0.88200000000000001" table:style-name="ce1">
            <text:p>0.882</text:p>
          </table:table-cell>
          <table:table-cell office:value-type="float" office:value="0.88590000000000002" table:style-name="ce1">
            <text:p>0.8859</text:p>
          </table:table-cell>
          <table:table-cell office:value-type="float" office:value="0.83620000000000005" table:style-name="ce1">
            <text:p>0.8362</text:p>
          </table:table-cell>
          <table:table-cell office:value-type="float" office:value="0.83330000000000004" table:style-name="ce1">
            <text:p>0.8333</text:p>
          </table:table-cell>
          <table:table-cell office:value-type="float" office:value="0.83919999999999995" table:style-name="ce1">
            <text:p>0.8392</text:p>
          </table:table-cell>
          <table:table-cell office:value-type="float" office:value="0.85970000000000002" table:style-name="ce1">
            <text:p>0.8597</text:p>
          </table:table-cell>
          <table:table-cell office:value-type="float" office:value="0.85760000000000003" table:style-name="ce1">
            <text:p>0.8576</text:p>
          </table:table-cell>
          <table:table-cell office:value-type="float" office:value="0.8619" table:style-name="ce1">
            <text:p>0.8619</text:p>
          </table:table-cell>
          <table:table-cell office:value-type="float" office:value="0.77880000000000005" table:style-name="ce1">
            <text:p>0.7788</text:p>
          </table:table-cell>
          <table:table-cell office:value-type="float" office:value="0.7752" table:style-name="ce1">
            <text:p>0.7752</text:p>
          </table:table-cell>
          <table:table-cell office:value-type="float" office:value="0.78239999999999998" table:style-name="ce1">
            <text:p>0.7824</text:p>
          </table:table-cell>
          <table:table-cell office:value-type="float" office:value="0.87139999999999995" table:style-name="ce1">
            <text:p>0.8714</text:p>
          </table:table-cell>
          <table:table-cell office:value-type="float" office:value="0.86860000000000004" table:style-name="ce1">
            <text:p>0.8686</text:p>
          </table:table-cell>
          <table:table-cell office:value-type="float" office:value="0.87419999999999998" table:style-name="ce1">
            <text:p>0.8742</text:p>
          </table:table-cell>
          <table:table-cell office:value-type="float" office:value="0.92220000000000002" table:style-name="ce1">
            <text:p>0.9222</text:p>
          </table:table-cell>
          <table:table-cell office:value-type="float" office:value="0.92079999999999995" table:style-name="ce1">
            <text:p>0.9208</text:p>
          </table:table-cell>
          <table:table-cell office:value-type="float" office:value="0.92359999999999998" table:style-name="ce1">
            <text:p>0.9236</text:p>
          </table:table-cell>
          <table:table-cell office:value-type="float" office:value="0.94110000000000005" table:style-name="ce1">
            <text:p>0.9411</text:p>
          </table:table-cell>
          <table:table-cell office:value-type="float" office:value="0.94020000000000004" table:style-name="ce1">
            <text:p>0.9402</text:p>
          </table:table-cell>
          <table:table-cell office:value-type="float" office:value="0.94210000000000005" table:style-name="ce1">
            <text:p>0.9421</text:p>
          </table:table-cell>
          <table:table-cell office:value-type="float" office:value="0.80979999999999996" table:style-name="ce1">
            <text:p>0.8098</text:p>
          </table:table-cell>
          <table:table-cell office:value-type="float" office:value="0.80500000000000005" table:style-name="ce1">
            <text:p>0.805</text:p>
          </table:table-cell>
          <table:table-cell office:value-type="float" office:value="0.81469999999999998" table:style-name="ce1">
            <text:p>0.8147</text:p>
          </table:table-cell>
          <table:table-cell table:number-columns-repeated="12"/>
          <table:table-cell table:style-name="ce1">
            <draw:frame draw:z-index="1" draw:id="id0" draw:style-name="a0" draw:name="Chart 1" svg:x="0.14583in" svg:y="0.0781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43"/>
        </table:table-row>
        <table:table-row table:style-name="ro2">
          <table:table-cell office:value-type="string" table:style-name="ce1">
            <text:p>Shannon_H</text:p>
          </table:table-cell>
          <table:table-cell office:value-type="float" office:value="2.7160000000000002" table:style-name="ce1">
            <text:p>2.716</text:p>
          </table:table-cell>
          <table:table-cell office:value-type="float" office:value="2.706" table:style-name="ce1">
            <text:p>2.706</text:p>
          </table:table-cell>
          <table:table-cell office:value-type="float" office:value="2.7269999999999999" table:style-name="ce1">
            <text:p>2.727</text:p>
          </table:table-cell>
          <table:table-cell office:value-type="float" office:value="2.5459999999999998" table:style-name="ce1">
            <text:p>2.546</text:p>
          </table:table-cell>
          <table:table-cell office:value-type="float" office:value="2.532" table:style-name="ce1">
            <text:p>2.532</text:p>
          </table:table-cell>
          <table:table-cell office:value-type="float" office:value="2.56" table:style-name="ce1">
            <text:p>2.56</text:p>
          </table:table-cell>
          <table:table-cell office:value-type="float" office:value="2.2669999999999999" table:style-name="ce1">
            <text:p>2.267</text:p>
          </table:table-cell>
          <table:table-cell office:value-type="float" office:value="2.246" table:style-name="ce1">
            <text:p>2.246</text:p>
          </table:table-cell>
          <table:table-cell office:value-type="float" office:value="2.2879999999999998" table:style-name="ce1">
            <text:p>2.288</text:p>
          </table:table-cell>
          <table:table-cell office:value-type="float" office:value="2.2130000000000001" table:style-name="ce1">
            <text:p>2.21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26" table:style-name="ce1">
            <text:p>2.226</text:p>
          </table:table-cell>
          <table:table-cell office:value-type="float" office:value="1.782" table:style-name="ce1">
            <text:p>1.782</text:p>
          </table:table-cell>
          <table:table-cell office:value-type="float" office:value="1.7669999999999999" table:style-name="ce1">
            <text:p>1.767</text:p>
          </table:table-cell>
          <table:table-cell office:value-type="float" office:value="1.7969999999999999" table:style-name="ce1">
            <text:p>1.797</text:p>
          </table:table-cell>
          <table:table-cell office:value-type="float" office:value="2.669" table:style-name="ce1">
            <text:p>2.669</text:p>
          </table:table-cell>
          <table:table-cell office:value-type="float" office:value="2.6480000000000001" table:style-name="ce1">
            <text:p>2.648</text:p>
          </table:table-cell>
          <table:table-cell office:value-type="float" office:value="2.6909999999999998" table:style-name="ce1">
            <text:p>2.691</text:p>
          </table:table-cell>
          <table:table-cell office:value-type="float" office:value="2.972" table:style-name="ce1">
            <text:p>2.972</text:p>
          </table:table-cell>
          <table:table-cell office:value-type="float" office:value="2.9590000000000001" table:style-name="ce1">
            <text:p>2.959</text:p>
          </table:table-cell>
          <table:table-cell office:value-type="float" office:value="2.9860000000000002" table:style-name="ce1">
            <text:p>2.986</text:p>
          </table:table-cell>
          <table:table-cell office:value-type="float" office:value="3.028" table:style-name="ce1">
            <text:p>3.028</text:p>
          </table:table-cell>
          <table:table-cell office:value-type="float" office:value="3.0190000000000001" table:style-name="ce1">
            <text:p>3.019</text:p>
          </table:table-cell>
          <table:table-cell office:value-type="float" office:value="3.0379999999999998" table:style-name="ce1">
            <text:p>3.038</text:p>
          </table:table-cell>
          <table:table-cell office:value-type="float" office:value="2.3610000000000002" table:style-name="ce1">
            <text:p>2.361</text:p>
          </table:table-cell>
          <table:table-cell office:value-type="float" office:value="2.3410000000000002" table:style-name="ce1">
            <text:p>2.341</text:p>
          </table:table-cell>
          <table:table-cell office:value-type="float" office:value="2.3809999999999998" table:style-name="ce1">
            <text:p>2.381</text:p>
          </table:table-cell>
          <table:table-cell table:number-columns-repeated="16356"/>
        </table:table-row>
        <table:table-row table:style-name="ro2">
          <table:table-cell office:value-type="string" table:style-name="ce1">
            <text:p>Evenness_e^H/S</text:p>
          </table:table-cell>
          <table:table-cell office:value-type="float" office:value="0.68740000000000001" table:style-name="ce1">
            <text:p>0.6874</text:p>
          </table:table-cell>
          <table:table-cell office:value-type="float" office:value="0.68020000000000003" table:style-name="ce1">
            <text:p>0.6802</text:p>
          </table:table-cell>
          <table:table-cell office:value-type="float" office:value="0.6946" table:style-name="ce1">
            <text:p>0.6946</text:p>
          </table:table-cell>
          <table:table-cell office:value-type="float" office:value="0.47249999999999998" table:style-name="ce1">
            <text:p>0.4725</text:p>
          </table:table-cell>
          <table:table-cell office:value-type="float" office:value="0.46600000000000003" table:style-name="ce1">
            <text:p>0.466</text:p>
          </table:table-cell>
          <table:table-cell office:value-type="float" office:value="0.47899999999999998" table:style-name="ce1">
            <text:p>0.479</text:p>
          </table:table-cell>
          <table:table-cell office:value-type="float" office:value="0.29239999999999999" table:style-name="ce1">
            <text:p>0.2924</text:p>
          </table:table-cell>
          <table:table-cell office:value-type="float" office:value="0.2863" table:style-name="ce1">
            <text:p>0.2863</text:p>
          </table:table-cell>
          <table:table-cell office:value-type="float" office:value="0.29849999999999999" table:style-name="ce1">
            <text:p>0.2985</text:p>
          </table:table-cell>
          <table:table-cell office:value-type="float" office:value="0.53769999999999996" table:style-name="ce1">
            <text:p>0.5377</text:p>
          </table:table-cell>
          <table:table-cell office:value-type="float" office:value="0.53059999999999996" table:style-name="ce1">
            <text:p>0.5306</text:p>
          </table:table-cell>
          <table:table-cell office:value-type="float" office:value="0.54490000000000005" table:style-name="ce1">
            <text:p>0.5449</text:p>
          </table:table-cell>
          <table:table-cell office:value-type="float" office:value="0.39610000000000001" table:style-name="ce1">
            <text:p>0.3961</text:p>
          </table:table-cell>
          <table:table-cell office:value-type="float" office:value="0.39040000000000002" table:style-name="ce1">
            <text:p>0.3904</text:p>
          </table:table-cell>
          <table:table-cell office:value-type="float" office:value="0.40189999999999998" table:style-name="ce1">
            <text:p>0.4019</text:p>
          </table:table-cell>
          <table:table-cell office:value-type="float" office:value="0.32790000000000002" table:style-name="ce1">
            <text:p>0.3279</text:p>
          </table:table-cell>
          <table:table-cell office:value-type="float" office:value="0.32090000000000002" table:style-name="ce1">
            <text:p>0.3209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.41570000000000001" table:style-name="ce1">
            <text:p>0.4157</text:p>
          </table:table-cell>
          <table:table-cell office:value-type="float" office:value="0.41" table:style-name="ce1">
            <text:p>0.41</text:p>
          </table:table-cell>
          <table:table-cell office:value-type="float" office:value="0.42130000000000001" table:style-name="ce1">
            <text:p>0.4213</text:p>
          </table:table-cell>
          <table:table-cell office:value-type="float" office:value="0.73780000000000001" table:style-name="ce1">
            <text:p>0.7378</text:p>
          </table:table-cell>
          <table:table-cell office:value-type="float" office:value="0.73070000000000002" table:style-name="ce1">
            <text:p>0.7307</text:p>
          </table:table-cell>
          <table:table-cell office:value-type="float" office:value="0.745" table:style-name="ce1">
            <text:p>0.745</text:p>
          </table:table-cell>
          <table:table-cell office:value-type="float" office:value="0.36559999999999998" table:style-name="ce1">
            <text:p>0.3656</text:p>
          </table:table-cell>
          <table:table-cell office:value-type="float" office:value="0.35820000000000002" table:style-name="ce1">
            <text:p>0.3582</text:p>
          </table:table-cell>
          <table:table-cell office:value-type="float" office:value="0.37290000000000001" table:style-name="ce1">
            <text:p>0.3729</text:p>
          </table:table-cell>
          <table:table-cell table:number-columns-repeated="16356"/>
        </table:table-row>
        <table:table-row table:style-name="ro2">
          <table:table-cell office:value-type="string" table:style-name="ce1">
            <text:p>Brillouin</text:p>
          </table:table-cell>
          <table:table-cell office:value-type="float" office:value="2.7130000000000001" table:style-name="ce1">
            <text:p>2.713</text:p>
          </table:table-cell>
          <table:table-cell office:value-type="float" office:value="2.702" table:style-name="ce1">
            <text:p>2.702</text:p>
          </table:table-cell>
          <table:table-cell office:value-type="float" office:value="2.7229999999999999" table:style-name="ce1">
            <text:p>2.723</text:p>
          </table:table-cell>
          <table:table-cell office:value-type="float" office:value="2.5419999999999998" table:style-name="ce1">
            <text:p>2.542</text:p>
          </table:table-cell>
          <table:table-cell office:value-type="float" office:value="2.5289999999999999" table:style-name="ce1">
            <text:p>2.529</text:p>
          </table:table-cell>
          <table:table-cell office:value-type="float" office:value="2.556" table:style-name="ce1">
            <text:p>2.556</text:p>
          </table:table-cell>
          <table:table-cell office:value-type="float" office:value="2.2610000000000001" table:style-name="ce1">
            <text:p>2.261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2.282" table:style-name="ce1">
            <text:p>2.282</text:p>
          </table:table-cell>
          <table:table-cell office:value-type="float" office:value="2.21" table:style-name="ce1">
            <text:p>2.21</text:p>
          </table:table-cell>
          <table:table-cell office:value-type="float" office:value="2.1970000000000001" table:style-name="ce1">
            <text:p>2.197</text:p>
          </table:table-cell>
          <table:table-cell office:value-type="float" office:value="2.2229999999999999" table:style-name="ce1">
            <text:p>2.223</text:p>
          </table:table-cell>
          <table:table-cell office:value-type="float" office:value="1.7789999999999999" table:style-name="ce1">
            <text:p>1.779</text:p>
          </table:table-cell>
          <table:table-cell office:value-type="float" office:value="1.7649999999999999" table:style-name="ce1">
            <text:p>1.765</text:p>
          </table:table-cell>
          <table:table-cell office:value-type="float" office:value="1.794" table:style-name="ce1">
            <text:p>1.794</text:p>
          </table:table-cell>
          <table:table-cell office:value-type="float" office:value="2.6619999999999999" table:style-name="ce1">
            <text:p>2.662</text:p>
          </table:table-cell>
          <table:table-cell office:value-type="float" office:value="2.64" table:style-name="ce1">
            <text:p>2.64</text:p>
          </table:table-cell>
          <table:table-cell office:value-type="float" office:value="2.6829999999999998" table:style-name="ce1">
            <text:p>2.683</text:p>
          </table:table-cell>
          <table:table-cell office:value-type="float" office:value="2.9670000000000001" table:style-name="ce1">
            <text:p>2.967</text:p>
          </table:table-cell>
          <table:table-cell office:value-type="float" office:value="2.9529999999999998" table:style-name="ce1">
            <text:p>2.953</text:p>
          </table:table-cell>
          <table:table-cell office:value-type="float" office:value="2.98" table:style-name="ce1">
            <text:p>2.98</text:p>
          </table:table-cell>
          <table:table-cell office:value-type="float" office:value="3.0230000000000001" table:style-name="ce1">
            <text:p>3.023</text:p>
          </table:table-cell>
          <table:table-cell office:value-type="float" office:value="3.0139999999999998" table:style-name="ce1">
            <text:p>3.014</text:p>
          </table:table-cell>
          <table:table-cell office:value-type="float" office:value="3.0329999999999999" table:style-name="ce1">
            <text:p>3.033</text:p>
          </table:table-cell>
          <table:table-cell office:value-type="float" office:value="2.3559999999999999" table:style-name="ce1">
            <text:p>2.356</text:p>
          </table:table-cell>
          <table:table-cell office:value-type="float" office:value="2.3359999999999999" table:style-name="ce1">
            <text:p>2.336</text:p>
          </table:table-cell>
          <table:table-cell office:value-type="float" office:value="2.3759999999999999" table:style-name="ce1">
            <text:p>2.376</text:p>
          </table:table-cell>
          <table:table-cell table:number-columns-repeated="16356"/>
        </table:table-row>
        <table:table-row table:style-name="ro2">
          <table:table-cell office:value-type="string" table:style-name="ce1">
            <text:p>Menhinick</text:p>
          </table:table-cell>
          <table:table-cell office:value-type="float" office:value="0.15590000000000001" table:style-name="ce1">
            <text:p>0.1559</text:p>
          </table:table-cell>
          <table:table-cell office:value-type="float" office:value="0.15590000000000001" table:style-name="ce1">
            <text:p>0.1559</text:p>
          </table:table-cell>
          <table:table-cell office:value-type="float" office:value="0.15590000000000001" table:style-name="ce1">
            <text:p>0.1559</text:p>
          </table:table-cell>
          <table:table-cell office:value-type="float" office:value="0.1779" table:style-name="ce1">
            <text:p>0.1779</text:p>
          </table:table-cell>
          <table:table-cell office:value-type="float" office:value="0.1779" table:style-name="ce1">
            <text:p>0.1779</text:p>
          </table:table-cell>
          <table:table-cell office:value-type="float" office:value="0.1779" table:style-name="ce1">
            <text:p>0.1779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12889999999999999" table:style-name="ce1">
            <text:p>0.1289</text:p>
          </table:table-cell>
          <table:table-cell office:value-type="float" office:value="0.12889999999999999" table:style-name="ce1">
            <text:p>0.1289</text:p>
          </table:table-cell>
          <table:table-cell office:value-type="float" office:value="0.12889999999999999" table:style-name="ce1">
            <text:p>0.1289</text:p>
          </table:table-cell>
          <table:table-cell office:value-type="float" office:value="0.1149" table:style-name="ce1">
            <text:p>0.1149</text:p>
          </table:table-cell>
          <table:table-cell office:value-type="float" office:value="0.1149" table:style-name="ce1">
            <text:p>0.1149</text:p>
          </table:table-cell>
          <table:table-cell office:value-type="float" office:value="0.1149" table:style-name="ce1">
            <text:p>0.1149</text:p>
          </table:table-cell>
          <table:table-cell office:value-type="float" office:value="0.34079999999999999" table:style-name="ce1">
            <text:p>0.3408</text:p>
          </table:table-cell>
          <table:table-cell office:value-type="float" office:value="0.34079999999999999" table:style-name="ce1">
            <text:p>0.3408</text:p>
          </table:table-cell>
          <table:table-cell office:value-type="float" office:value="0.34079999999999999" table:style-name="ce1">
            <text:p>0.3408</text:p>
          </table:table-cell>
          <table:table-cell office:value-type="float" office:value="0.30159999999999998" table:style-name="ce1">
            <text:p>0.3016</text:p>
          </table:table-cell>
          <table:table-cell office:value-type="float" office:value="0.30159999999999998" table:style-name="ce1">
            <text:p>0.3016</text:p>
          </table:table-cell>
          <table:table-cell office:value-type="float" office:value="0.30159999999999998" table:style-name="ce1">
            <text:p>0.3016</text:p>
          </table:table-cell>
          <table:table-cell office:value-type="float" office:value="0.20169999999999999" table:style-name="ce1">
            <text:p>0.2017</text:p>
          </table:table-cell>
          <table:table-cell office:value-type="float" office:value="0.20169999999999999" table:style-name="ce1">
            <text:p>0.2017</text:p>
          </table:table-cell>
          <table:table-cell office:value-type="float" office:value="0.20169999999999999" table:style-name="ce1">
            <text:p>0.2017</text:p>
          </table:table-cell>
          <table:table-cell office:value-type="float" office:value="0.21210000000000001" table:style-name="ce1">
            <text:p>0.2121</text:p>
          </table:table-cell>
          <table:table-cell office:value-type="float" office:value="0.21210000000000001" table:style-name="ce1">
            <text:p>0.2121</text:p>
          </table:table-cell>
          <table:table-cell office:value-type="float" office:value="0.21210000000000001" table:style-name="ce1">
            <text:p>0.2121</text:p>
          </table:table-cell>
          <table:table-cell table:number-columns-repeated="16356"/>
        </table:table-row>
        <table:table-row table:style-name="ro2">
          <table:table-cell office:value-type="string" table:style-name="ce1">
            <text:p>Margalef</text:p>
          </table:table-cell>
          <table:table-cell office:value-type="float" office:value="2.121" table:style-name="ce1">
            <text:p>2.121</text:p>
          </table:table-cell>
          <table:table-cell office:value-type="float" office:value="2.121" table:style-name="ce1">
            <text:p>2.121</text:p>
          </table:table-cell>
          <table:table-cell office:value-type="float" office:value="2.121" table:style-name="ce1">
            <text:p>2.121</text:p>
          </table:table-cell>
          <table:table-cell office:value-type="float" office:value="2.589" table:style-name="ce1">
            <text:p>2.589</text:p>
          </table:table-cell>
          <table:table-cell office:value-type="float" office:value="2.589" table:style-name="ce1">
            <text:p>2.589</text:p>
          </table:table-cell>
          <table:table-cell office:value-type="float" office:value="2.589" table:style-name="ce1">
            <text:p>2.589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639" table:style-name="ce1">
            <text:p>1.639</text:p>
          </table:table-cell>
          <table:table-cell office:value-type="float" office:value="1.639" table:style-name="ce1">
            <text:p>1.639</text:p>
          </table:table-cell>
          <table:table-cell office:value-type="float" office:value="1.639" table:style-name="ce1">
            <text:p>1.639</text:p>
          </table:table-cell>
          <table:table-cell office:value-type="float" office:value="1.4370000000000001" table:style-name="ce1">
            <text:p>1.437</text:p>
          </table:table-cell>
          <table:table-cell office:value-type="float" office:value="1.4370000000000001" table:style-name="ce1">
            <text:p>1.437</text:p>
          </table:table-cell>
          <table:table-cell office:value-type="float" office:value="1.4370000000000001" table:style-name="ce1">
            <text:p>1.437</text:p>
          </table:table-cell>
          <table:table-cell office:value-type="float" office:value="4.423" table:style-name="ce1">
            <text:p>4.423</text:p>
          </table:table-cell>
          <table:table-cell office:value-type="float" office:value="4.423" table:style-name="ce1">
            <text:p>4.423</text:p>
          </table:table-cell>
          <table:table-cell office:value-type="float" office:value="4.423" table:style-name="ce1">
            <text:p>4.423</text:p>
          </table:table-cell>
          <table:table-cell office:value-type="float" office:value="4.556" table:style-name="ce1">
            <text:p>4.556</text:p>
          </table:table-cell>
          <table:table-cell office:value-type="float" office:value="4.556" table:style-name="ce1">
            <text:p>4.556</text:p>
          </table:table-cell>
          <table:table-cell office:value-type="float" office:value="4.556" table:style-name="ce1">
            <text:p>4.556</text:p>
          </table:table-cell>
          <table:table-cell office:value-type="float" office:value="2.7370000000000001" table:style-name="ce1">
            <text:p>2.737</text:p>
          </table:table-cell>
          <table:table-cell office:value-type="float" office:value="2.7370000000000001" table:style-name="ce1">
            <text:p>2.737</text:p>
          </table:table-cell>
          <table:table-cell office:value-type="float" office:value="2.7370000000000001" table:style-name="ce1">
            <text:p>2.737</text:p>
          </table:table-cell>
          <table:table-cell office:value-type="float" office:value="2.847" table:style-name="ce1">
            <text:p>2.847</text:p>
          </table:table-cell>
          <table:table-cell office:value-type="float" office:value="2.847" table:style-name="ce1">
            <text:p>2.847</text:p>
          </table:table-cell>
          <table:table-cell office:value-type="float" office:value="2.847" table:style-name="ce1">
            <text:p>2.847</text:p>
          </table:table-cell>
          <table:table-cell table:number-columns-repeated="16356"/>
        </table:table-row>
        <table:table-row table:style-name="ro2">
          <table:table-cell office:value-type="string" table:style-name="ce1">
            <text:p>Equitability_J</text:p>
          </table:table-cell>
          <table:table-cell office:value-type="float" office:value="0.87870000000000004" table:style-name="ce1">
            <text:p>0.8787</text:p>
          </table:table-cell>
          <table:table-cell office:value-type="float" office:value="0.87529999999999997" table:style-name="ce1">
            <text:p>0.8753</text:p>
          </table:table-cell>
          <table:table-cell office:value-type="float" office:value="0.8821" table:style-name="ce1">
            <text:p>0.8821</text:p>
          </table:table-cell>
          <table:table-cell office:value-type="float" office:value="0.77249999999999996" table:style-name="ce1">
            <text:p>0.7725</text:p>
          </table:table-cell>
          <table:table-cell office:value-type="float" office:value="0.76829999999999998" table:style-name="ce1">
            <text:p>0.7683</text:p>
          </table:table-cell>
          <table:table-cell office:value-type="float" office:value="0.77669999999999995" table:style-name="ce1">
            <text:p>0.7767</text:p>
          </table:table-cell>
          <table:table-cell office:value-type="float" office:value="0.64829999999999999" table:style-name="ce1">
            <text:p>0.6483</text:p>
          </table:table-cell>
          <table:table-cell office:value-type="float" office:value="0.64229999999999998" table:style-name="ce1">
            <text:p>0.6423</text:p>
          </table:table-cell>
          <table:table-cell office:value-type="float" office:value="0.65429999999999999" table:style-name="ce1">
            <text:p>0.6543</text:p>
          </table:table-cell>
          <table:table-cell office:value-type="float" office:value="0.78100000000000003" table:style-name="ce1">
            <text:p>0.781</text:p>
          </table:table-cell>
          <table:table-cell office:value-type="float" office:value="0.77639999999999998" table:style-name="ce1">
            <text:p>0.7764</text:p>
          </table:table-cell>
          <table:table-cell office:value-type="float" office:value="0.78569999999999995" table:style-name="ce1">
            <text:p>0.7857</text:p>
          </table:table-cell>
          <table:table-cell office:value-type="float" office:value="0.65810000000000002" table:style-name="ce1">
            <text:p>0.6581</text:p>
          </table:table-cell>
          <table:table-cell office:value-type="float" office:value="0.65269999999999995" table:style-name="ce1">
            <text:p>0.6527</text:p>
          </table:table-cell>
          <table:table-cell office:value-type="float" office:value="0.66339999999999999" table:style-name="ce1">
            <text:p>0.6634</text:p>
          </table:table-cell>
          <table:table-cell office:value-type="float" office:value="0.70540000000000003" table:style-name="ce1">
            <text:p>0.7054</text:p>
          </table:table-cell>
          <table:table-cell office:value-type="float" office:value="0.69969999999999999" table:style-name="ce1">
            <text:p>0.6997</text:p>
          </table:table-cell>
          <table:table-cell office:value-type="float" office:value="0.71109999999999995" table:style-name="ce1">
            <text:p>0.7111</text:p>
          </table:table-cell>
          <table:table-cell office:value-type="float" office:value="0.77200000000000002" table:style-name="ce1">
            <text:p>0.772</text:p>
          </table:table-cell>
          <table:table-cell office:value-type="float" office:value="0.76839999999999997" table:style-name="ce1">
            <text:p>0.7684</text:p>
          </table:table-cell>
          <table:table-cell office:value-type="float" office:value="0.77549999999999997" table:style-name="ce1">
            <text:p>0.7755</text:p>
          </table:table-cell>
          <table:table-cell office:value-type="float" office:value="0.90880000000000005" table:style-name="ce1">
            <text:p>0.9088</text:p>
          </table:table-cell>
          <table:table-cell office:value-type="float" office:value="0.90590000000000004" table:style-name="ce1">
            <text:p>0.9059</text:p>
          </table:table-cell>
          <table:table-cell office:value-type="float" office:value="0.91169999999999995" table:style-name="ce1">
            <text:p>0.9117</text:p>
          </table:table-cell>
          <table:table-cell office:value-type="float" office:value="0.70120000000000005" table:style-name="ce1">
            <text:p>0.7012</text:p>
          </table:table-cell>
          <table:table-cell office:value-type="float" office:value="0.69520000000000004" table:style-name="ce1">
            <text:p>0.6952</text:p>
          </table:table-cell>
          <table:table-cell office:value-type="float" office:value="0.70709999999999995" table:style-name="ce1">
            <text:p>0.7071</text:p>
          </table:table-cell>
          <table:table-cell table:number-columns-repeated="16356"/>
        </table:table-row>
        <table:table-row table:style-name="ro2">
          <table:table-cell office:value-type="string" table:style-name="ce1">
            <text:p>Fisher_alpha</text:p>
          </table:table-cell>
          <table:table-cell office:value-type="float" office:value="2.4430000000000001" table:style-name="ce1">
            <text:p>2.443</text:p>
          </table:table-cell>
          <table:table-cell office:value-type="float" office:value="2.4430000000000001" table:style-name="ce1">
            <text:p>2.443</text:p>
          </table:table-cell>
          <table:table-cell office:value-type="float" office:value="2.4430000000000001" table:style-name="ce1">
            <text:p>2.443</text:p>
          </table:table-cell>
          <table:table-cell office:value-type="float" office:value="3.02" table:style-name="ce1">
            <text:p>3.02</text:p>
          </table:table-cell>
          <table:table-cell office:value-type="float" office:value="3.02" table:style-name="ce1">
            <text:p>3.02</text:p>
          </table:table-cell>
          <table:table-cell office:value-type="float" office:value="3.02" table:style-name="ce1">
            <text:p>3.02</text:p>
          </table:table-cell>
          <table:table-cell office:value-type="float" office:value="4.0010000000000003" table:style-name="ce1">
            <text:p>4.001</text:p>
          </table:table-cell>
          <table:table-cell office:value-type="float" office:value="4.0010000000000003" table:style-name="ce1">
            <text:p>4.001</text:p>
          </table:table-cell>
          <table:table-cell office:value-type="float" office:value="4.0010000000000003" table:style-name="ce1">
            <text:p>4.001</text:p>
          </table:table-cell>
          <table:table-cell office:value-type="float" office:value="1.859" table:style-name="ce1">
            <text:p>1.859</text:p>
          </table:table-cell>
          <table:table-cell office:value-type="float" office:value="1.859" table:style-name="ce1">
            <text:p>1.859</text:p>
          </table:table-cell>
          <table:table-cell office:value-type="float" office:value="1.859" table:style-name="ce1">
            <text:p>1.859</text:p>
          </table:table-cell>
          <table:table-cell office:value-type="float" office:value="1.62" table:style-name="ce1">
            <text:p>1.62</text:p>
          </table:table-cell>
          <table:table-cell office:value-type="float" office:value="1.62" table:style-name="ce1">
            <text:p>1.62</text:p>
          </table:table-cell>
          <table:table-cell office:value-type="float" office:value="1.62" table:style-name="ce1">
            <text:p>1.62</text:p>
          </table:table-cell>
          <table:table-cell office:value-type="float" office:value="5.4870000000000001" table:style-name="ce1">
            <text:p>5.487</text:p>
          </table:table-cell>
          <table:table-cell office:value-type="float" office:value="5.4870000000000001" table:style-name="ce1">
            <text:p>5.487</text:p>
          </table:table-cell>
          <table:table-cell office:value-type="float" office:value="5.4870000000000001" table:style-name="ce1">
            <text:p>5.487</text:p>
          </table:table-cell>
          <table:table-cell office:value-type="float" office:value="5.6130000000000004" table:style-name="ce1">
            <text:p>5.613</text:p>
          </table:table-cell>
          <table:table-cell office:value-type="float" office:value="5.6130000000000004" table:style-name="ce1">
            <text:p>5.613</text:p>
          </table:table-cell>
          <table:table-cell office:value-type="float" office:value="5.6130000000000004" table:style-name="ce1">
            <text:p>5.613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3.363" table:style-name="ce1">
            <text:p>3.363</text:p>
          </table:table-cell>
          <table:table-cell office:value-type="float" office:value="3.363" table:style-name="ce1">
            <text:p>3.363</text:p>
          </table:table-cell>
          <table:table-cell office:value-type="float" office:value="3.363" table:style-name="ce1">
            <text:p>3.363</text:p>
          </table:table-cell>
          <table:table-cell table:number-columns-repeated="16356"/>
        </table:table-row>
        <table:table-row table:style-name="ro2">
          <table:table-cell office:value-type="string" table:style-name="ce1">
            <text:p>Berger-Parker</text:p>
          </table:table-cell>
          <table:table-cell office:value-type="float" office:value="0.16009999999999999" table:style-name="ce1">
            <text:p>0.1601</text:p>
          </table:table-cell>
          <table:table-cell office:value-type="float" office:value="0.155" table:style-name="ce1">
            <text:p>0.155</text:p>
          </table:table-cell>
          <table:table-cell office:value-type="float" office:value="0.1651" table:style-name="ce1">
            <text:p>0.1651</text:p>
          </table:table-cell>
          <table:table-cell office:value-type="float" office:value="0.2024" table:style-name="ce1">
            <text:p>0.2024</text:p>
          </table:table-cell>
          <table:table-cell office:value-type="float" office:value="0.1971" table:style-name="ce1">
            <text:p>0.1971</text:p>
          </table:table-cell>
          <table:table-cell office:value-type="float" office:value="0.20760000000000001" table:style-name="ce1">
            <text:p>0.2076</text:p>
          </table:table-cell>
          <table:table-cell office:value-type="float" office:value="0.27350000000000002" table:style-name="ce1">
            <text:p>0.2735</text:p>
          </table:table-cell>
          <table:table-cell office:value-type="float" office:value="0.26650000000000001" table:style-name="ce1">
            <text:p>0.2665</text:p>
          </table:table-cell>
          <table:table-cell office:value-type="float" office:value="0.28050000000000003" table:style-name="ce1">
            <text:p>0.2805</text:p>
          </table:table-cell>
          <table:table-cell office:value-type="float" office:value="0.23180000000000001" table:style-name="ce1">
            <text:p>0.2318</text:p>
          </table:table-cell>
          <table:table-cell office:value-type="float" office:value="0.22559999999999999" table:style-name="ce1">
            <text:p>0.2256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0.36499999999999999" table:style-name="ce1">
            <text:p>0.365</text:p>
          </table:table-cell>
          <table:table-cell office:value-type="float" office:value="0.35770000000000002" table:style-name="ce1">
            <text:p>0.3577</text:p>
          </table:table-cell>
          <table:table-cell office:value-type="float" office:value="0.37219999999999998" table:style-name="ce1">
            <text:p>0.3722</text:p>
          </table:table-cell>
          <table:table-cell office:value-type="float" office:value="0.24579999999999999" table:style-name="ce1">
            <text:p>0.2458</text:p>
          </table:table-cell>
          <table:table-cell office:value-type="float" office:value="0.23930000000000001" table:style-name="ce1">
            <text:p>0.2393</text:p>
          </table:table-cell>
          <table:table-cell office:value-type="float" office:value="0.25240000000000001" table:style-name="ce1">
            <text:p>0.2524</text:p>
          </table:table-cell>
          <table:table-cell office:value-type="float" office:value="0.16120000000000001" table:style-name="ce1">
            <text:p>0.1612</text:p>
          </table:table-cell>
          <table:table-cell office:value-type="float" office:value="0.1565" table:style-name="ce1">
            <text:p>0.1565</text:p>
          </table:table-cell>
          <table:table-cell office:value-type="float" office:value="0.16589999999999999" table:style-name="ce1">
            <text:p>0.1659</text:p>
          </table:table-cell>
          <table:table-cell office:value-type="float" office:value="0.12759999999999999" table:style-name="ce1">
            <text:p>0.1276</text:p>
          </table:table-cell>
          <table:table-cell office:value-type="float" office:value="0.123" table:style-name="ce1">
            <text:p>0.123</text:p>
          </table:table-cell>
          <table:table-cell office:value-type="float" office:value="0.1323" table:style-name="ce1">
            <text:p>0.1323</text:p>
          </table:table-cell>
          <table:table-cell office:value-type="float" office:value="0.39450000000000002" table:style-name="ce1">
            <text:p>0.3945</text:p>
          </table:table-cell>
          <table:table-cell office:value-type="float" office:value="0.38740000000000002" table:style-name="ce1">
            <text:p>0.3874</text:p>
          </table:table-cell>
          <table:table-cell office:value-type="float" office:value="0.40160000000000001" table:style-name="ce1">
            <text:p>0.4016</text:p>
          </table:table-cell>
          <table:table-cell table:number-columns-repeated="16356"/>
        </table:table-row>
        <table:table-row table:style-name="ro2">
          <table:table-cell office:value-type="string" table:style-name="ce1">
            <text:p>Chao-1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56"/>
        </table:table-row>
        <table:table-row table:number-rows-repeated="1048486" table:style-name="ro2">
          <table:table-cell table:number-columns-repeated="16384"/>
        </table:table-row>
      </table:table>
      <table:table table:name="Sheet1" table:style-name="ta2">
        <table:table-column table:style-name="co22" table:number-columns-repeated="16384" table:default-cell-style-name="ce1"/>
        <table:table-row table:style-name="ro2">
          <table:table-cell table:style-name="ce1"/>
          <table:table-cell office:value-type="string" table:style-name="ce1">
            <text:p>23_NV_F</text:p>
          </table:table-cell>
          <table:table-cell office:value-type="string" table:style-name="ce1">
            <text:p>56_NV_F</text:p>
          </table:table-cell>
          <table:table-cell office:value-type="string" table:style-name="ce1">
            <text:p>36_NV_M</text:p>
          </table:table-cell>
          <table:table-cell office:value-type="string" table:style-name="ce1">
            <text:p>50_NV_M</text:p>
          </table:table-cell>
          <table:table-cell office:value-type="string" table:style-name="ce1">
            <text:p>46_NV_M</text:p>
          </table:table-cell>
          <table:table-cell office:value-type="string" table:style-name="ce1">
            <text:p>31_NV_M</text:p>
          </table:table-cell>
          <table:table-cell office:value-type="string" table:style-name="ce1">
            <text:p>29_NV_M</text:p>
          </table:table-cell>
          <table:table-cell office:value-type="string" table:style-name="ce1">
            <text:p>44_NV_M</text:p>
          </table:table-cell>
          <table:table-cell office:value-type="string" table:style-name="ce1">
            <text:p>40_NV_M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adA1_4_JQ480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nt(6)-Ia_3_KF86455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ph(3')-Ia_1_V003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ph(3')-Ia_4_AF4980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ph(3'')-Ib_1_M28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ph(3'')-Ib_2_AF024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ph(3'')-Ib_5_AF321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ph(6)-Id_1_M28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ph(6)-Id_2_AF024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ph(6)-Id_3_AB1098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blaACI-1_1_AJ00735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3" table:style-name="ce1">
            <text:p>19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fxA_1_U38243</text:p>
          </table:table-cell>
          <table:table-cell office:value-type="float" office:value="1365" table:style-name="ce1">
            <text:p>1365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fxA2_1_AF504914</text:p>
          </table:table-cell>
          <table:table-cell office:value-type="float" office:value="910" table:style-name="ce1">
            <text:p>910</text:p>
          </table:table-cell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342" table:style-name="ce1">
            <text:p>342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fxA3_1_AF472622</text:p>
          </table:table-cell>
          <table:table-cell office:value-type="float" office:value="1242" table:style-name="ce1">
            <text:p>1242</text:p>
          </table:table-cell>
          <table:table-cell office:value-type="float" office:value="61" table:style-name="ce1">
            <text:p>61</text:p>
          </table:table-cell>
          <table:table-cell office:value-type="float" office:value="109" table:style-name="ce1">
            <text:p>109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276" table:style-name="ce1">
            <text:p>276</text:p>
          </table:table-cell>
          <table:table-cell office:value-type="float" office:value="243" table:style-name="ce1">
            <text:p>243</text:p>
          </table:table-cell>
          <table:table-cell office:value-type="float" office:value="276" table:style-name="ce1">
            <text:p>2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fxA4_1_AY769933</text:p>
          </table:table-cell>
          <table:table-cell office:value-type="float" office:value="1231" table:style-name="ce1">
            <text:p>123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office:value-type="float" office:value="653" table:style-name="ce1">
            <text:p>653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219" table:style-name="ce1">
            <text:p>219</text:p>
          </table:table-cell>
          <table:table-cell office:value-type="float" office:value="210" table:style-name="ce1">
            <text:p>210</text:p>
          </table:table-cell>
          <table:table-cell office:value-type="float" office:value="130" table:style-name="ce1">
            <text:p>13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fxA5_1_AY769934</text:p>
          </table:table-cell>
          <table:table-cell office:value-type="float" office:value="1233" table:style-name="ce1">
            <text:p>1233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office:value-type="float" office:value="654" table:style-name="ce1">
            <text:p>654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220" table:style-name="ce1">
            <text:p>220</text:p>
          </table:table-cell>
          <table:table-cell office:value-type="float" office:value="210" table:style-name="ce1">
            <text:p>210</text:p>
          </table:table-cell>
          <table:table-cell office:value-type="float" office:value="130" table:style-name="ce1">
            <text:p>13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fxA6_1_GQ342996</text:p>
          </table:table-cell>
          <table:table-cell office:value-type="float" office:value="139" table:style-name="ce1">
            <text:p>139</text:p>
          </table:table-cell>
          <table:table-cell office:value-type="float" office:value="4016" table:style-name="ce1">
            <text:p>4016</text:p>
          </table:table-cell>
          <table:table-cell office:value-type="float" office:value="2341" table:style-name="ce1">
            <text:p>2341</text:p>
          </table:table-cell>
          <table:table-cell office:value-type="float" office:value="2738" table:style-name="ce1">
            <text:p>2738</text:p>
          </table:table-cell>
          <table:table-cell office:value-type="float" office:value="3421" table:style-name="ce1">
            <text:p>3421</text:p>
          </table:table-cell>
          <table:table-cell office:value-type="float" office:value="1797" table:style-name="ce1">
            <text:p>1797</text:p>
          </table:table-cell>
          <table:table-cell office:value-type="float" office:value="2291" table:style-name="ce1">
            <text:p>2291</text:p>
          </table:table-cell>
          <table:table-cell office:value-type="float" office:value="1352" table:style-name="ce1">
            <text:p>1352</text:p>
          </table:table-cell>
          <table:table-cell office:value-type="float" office:value="1423" table:style-name="ce1">
            <text:p>14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dfrA1_1_FJ591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dfrA1_14_AB199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dfrA1_15_FM207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dfrA1_3_GU726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dfrA1_4_AB188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dfrA1_8_X009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dfrA1_9_AJ238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rm(B)_12_U18931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rm(B)_7_AF368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rm(B)_9_AF299292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rm(F)_1_M14730</text:p>
          </table:table-cell>
          <table:table-cell office:value-type="float" office:value="2358" table:style-name="ce1">
            <text:p>2358</text:p>
          </table:table-cell>
          <table:table-cell office:value-type="float" office:value="3766" table:style-name="ce1">
            <text:p>3766</text:p>
          </table:table-cell>
          <table:table-cell office:value-type="float" office:value="2908" table:style-name="ce1">
            <text:p>2908</text:p>
          </table:table-cell>
          <table:table-cell office:value-type="float" office:value="2320" table:style-name="ce1">
            <text:p>2320</text:p>
          </table:table-cell>
          <table:table-cell office:value-type="float" office:value="2103" table:style-name="ce1">
            <text:p>2103</text:p>
          </table:table-cell>
          <table:table-cell office:value-type="float" office:value="2360" table:style-name="ce1">
            <text:p>2360</text:p>
          </table:table-cell>
          <table:table-cell office:value-type="float" office:value="2439" table:style-name="ce1">
            <text:p>2439</text:p>
          </table:table-cell>
          <table:table-cell office:value-type="float" office:value="243" table:style-name="ce1">
            <text:p>243</text:p>
          </table:table-cell>
          <table:table-cell office:value-type="float" office:value="1587" table:style-name="ce1">
            <text:p>15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rm(F)_3_M17808</text:p>
          </table:table-cell>
          <table:table-cell office:value-type="float" office:value="3188" table:style-name="ce1">
            <text:p>3188</text:p>
          </table:table-cell>
          <table:table-cell office:value-type="float" office:value="4659" table:style-name="ce1">
            <text:p>4659</text:p>
          </table:table-cell>
          <table:table-cell office:value-type="float" office:value="4178" table:style-name="ce1">
            <text:p>4178</text:p>
          </table:table-cell>
          <table:table-cell office:value-type="float" office:value="2975" table:style-name="ce1">
            <text:p>2975</text:p>
          </table:table-cell>
          <table:table-cell office:value-type="float" office:value="2709" table:style-name="ce1">
            <text:p>2709</text:p>
          </table:table-cell>
          <table:table-cell office:value-type="float" office:value="3022" table:style-name="ce1">
            <text:p>3022</text:p>
          </table:table-cell>
          <table:table-cell office:value-type="float" office:value="3347" table:style-name="ce1">
            <text:p>3347</text:p>
          </table:table-cell>
          <table:table-cell office:value-type="float" office:value="315" table:style-name="ce1">
            <text:p>315</text:p>
          </table:table-cell>
          <table:table-cell office:value-type="float" office:value="2371" table:style-name="ce1">
            <text:p>23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ef(A)_2_U83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msr(D)_2_AF274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1_AF5420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10_AM183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11_AY2326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12_AF4979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13_AJ289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14_AJ5148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15_FJ968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17_U57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18_AJ8307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2_AY034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ul2_9_FJ1978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32)_2_EF6269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40)_1_FJ158002</text:p>
          </table:table-cell>
          <table:table-cell office:value-type="float" office:value="192" table:style-name="ce1">
            <text:p>192</text:p>
          </table:table-cell>
          <table:table-cell office:value-type="float" office:value="297" table:style-name="ce1">
            <text:p>297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294" table:style-name="ce1">
            <text:p>294</text:p>
          </table:table-cell>
          <table:table-cell office:value-type="float" office:value="157" table:style-name="ce1">
            <text:p>1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40)_2_AM419751</text:p>
          </table:table-cell>
          <table:table-cell office:value-type="float" office:value="271" table:style-name="ce1">
            <text:p>271</text:p>
          </table:table-cell>
          <table:table-cell office:value-type="float" office:value="396" table:style-name="ce1">
            <text:p>396</text:p>
          </table:table-cell>
          <table:table-cell office:value-type="float" office:value="161" table:style-name="ce1">
            <text:p>161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264" table:style-name="ce1">
            <text:p>264</text:p>
          </table:table-cell>
          <table:table-cell office:value-type="float" office:value="384" table:style-name="ce1">
            <text:p>384</text:p>
          </table:table-cell>
          <table:table-cell office:value-type="float" office:value="194" table:style-name="ce1">
            <text:p>1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A)_4_AJ5177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A)_6_AF534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L)_2_M29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L)_8_AY0819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M)_1_X929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" table:style-name="ce1">
            <text:p>156</text:p>
          </table:table-cell>
          <table:table-cell office:value-type="float" office:value="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M)_12_FR6714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M)_13_AM990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1">
            <text:p>171</text:p>
          </table:table-cell>
          <table:table-cell office:value-type="float" office:value="216" table:style-name="ce1">
            <text:p>216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M)_4_X75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" table:style-name="ce1">
            <text:p>1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O)_1_M18896</text:p>
          </table:table-cell>
          <table:table-cell office:value-type="float" office:value="0" table:style-name="ce1">
            <text:p>0</text:p>
          </table:table-cell>
          <table:table-cell office:value-type="float" office:value="870" table:style-name="ce1">
            <text:p>8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O)_2_M20925</text:p>
          </table:table-cell>
          <table:table-cell office:value-type="float" office:value="0" table:style-name="ce1">
            <text:p>0</text:p>
          </table:table-cell>
          <table:table-cell office:value-type="float" office:value="616" table:style-name="ce1">
            <text:p>616</text:p>
          </table:table-cell>
          <table:table-cell office:value-type="float" office:value="295" table:style-name="ce1">
            <text:p>295</text:p>
          </table:table-cell>
          <table:table-cell office:value-type="float" office:value="156" table:style-name="ce1">
            <text:p>156</text:p>
          </table:table-cell>
          <table:table-cell office:value-type="float" office:value="167" table:style-name="ce1">
            <text:p>167</text:p>
          </table:table-cell>
          <table:table-cell office:value-type="float" office:value="299" table:style-name="ce1">
            <text:p>299</text:p>
          </table:table-cell>
          <table:table-cell office:value-type="float" office:value="631" table:style-name="ce1">
            <text:p>631</text:p>
          </table:table-cell>
          <table:table-cell office:value-type="float" office:value="952" table:style-name="ce1">
            <text:p>952</text:p>
          </table:table-cell>
          <table:table-cell office:value-type="float" office:value="406" table:style-name="ce1">
            <text:p>4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O)_3_Y07780</text:p>
          </table:table-cell>
          <table:table-cell office:value-type="float" office:value="0" table:style-name="ce1">
            <text:p>0</text:p>
          </table:table-cell>
          <table:table-cell office:value-type="float" office:value="411" table:style-name="ce1">
            <text:p>411</text:p>
          </table:table-cell>
          <table:table-cell office:value-type="float" office:value="186" table:style-name="ce1">
            <text:p>186</text:p>
          </table:table-cell>
          <table:table-cell office:value-type="float" office:value="94" table:style-name="ce1">
            <text:p>94</text:p>
          </table:table-cell>
          <table:table-cell office:value-type="float" office:value="129" table:style-name="ce1">
            <text:p>129</text:p>
          </table:table-cell>
          <table:table-cell office:value-type="float" office:value="189" table:style-name="ce1">
            <text:p>189</text:p>
          </table:table-cell>
          <table:table-cell office:value-type="float" office:value="352" table:style-name="ce1">
            <text:p>352</text:p>
          </table:table-cell>
          <table:table-cell office:value-type="float" office:value="570" table:style-name="ce1">
            <text:p>570</text:p>
          </table:table-cell>
          <table:table-cell office:value-type="float" office:value="300" table:style-name="ce1">
            <text:p>3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O/32/O)_3_NZ_AUJS01000017</text:p>
          </table:table-cell>
          <table:table-cell office:value-type="float" office:value="464" table:style-name="ce1">
            <text:p>464</text:p>
          </table:table-cell>
          <table:table-cell office:value-type="float" office:value="934" table:style-name="ce1">
            <text:p>934</text:p>
          </table:table-cell>
          <table:table-cell office:value-type="float" office:value="377" table:style-name="ce1">
            <text:p>377</text:p>
          </table:table-cell>
          <table:table-cell office:value-type="float" office:value="254" table:style-name="ce1">
            <text:p>2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9" table:style-name="ce1">
            <text:p>659</text:p>
          </table:table-cell>
          <table:table-cell office:value-type="float" office:value="1299" table:style-name="ce1">
            <text:p>1299</text:p>
          </table:table-cell>
          <table:table-cell office:value-type="float" office:value="407" table:style-name="ce1">
            <text:p>4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O/32/O)_4_AIOQ01000025</text:p>
          </table:table-cell>
          <table:table-cell office:value-type="float" office:value="401" table:style-name="ce1">
            <text:p>401</text:p>
          </table:table-cell>
          <table:table-cell office:value-type="float" office:value="864" table:style-name="ce1">
            <text:p>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2" table:style-name="ce1">
            <text:p>332</text:p>
          </table:table-cell>
          <table:table-cell office:value-type="float" office:value="580" table:style-name="ce1">
            <text:p>580</text:p>
          </table:table-cell>
          <table:table-cell office:value-type="float" office:value="1171" table:style-name="ce1">
            <text:p>1171</text:p>
          </table:table-cell>
          <table:table-cell office:value-type="float" office:value="373" table:style-name="ce1">
            <text:p>3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O/32/O)_5_FP929050</text:p>
          </table:table-cell>
          <table:table-cell office:value-type="float" office:value="0" table:style-name="ce1">
            <text:p>0</text:p>
          </table:table-cell>
          <table:table-cell office:value-type="float" office:value="976" table:style-name="ce1">
            <text:p>9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8" table:style-name="ce1">
            <text:p>228</text:p>
          </table:table-cell>
          <table:table-cell office:value-type="float" office:value="0" table:style-name="ce1">
            <text:p>0</text:p>
          </table:table-cell>
          <table:table-cell office:value-type="float" office:value="716" table:style-name="ce1">
            <text:p>716</text:p>
          </table:table-cell>
          <table:table-cell office:value-type="float" office:value="1338" table:style-name="ce1">
            <text:p>1338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O/W)_1_AM8891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8" table:style-name="ce1">
            <text:p>558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O/W)_3_AM889120</text:p>
          </table:table-cell>
          <table:table-cell office:value-type="float" office:value="230" table:style-name="ce1">
            <text:p>230</text:p>
          </table:table-cell>
          <table:table-cell office:value-type="float" office:value="242" table:style-name="ce1">
            <text:p>242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3" table:style-name="ce1">
            <text:p>463</text:p>
          </table:table-cell>
          <table:table-cell office:value-type="float" office:value="552" table:style-name="ce1">
            <text:p>552</text:p>
          </table:table-cell>
          <table:table-cell office:value-type="float" office:value="256" table:style-name="ce1">
            <text:p>2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O/W)_4_AM889121</text:p>
          </table:table-cell>
          <table:table-cell office:value-type="float" office:value="264" table:style-name="ce1">
            <text:p>264</text:p>
          </table:table-cell>
          <table:table-cell office:value-type="float" office:value="278" table:style-name="ce1">
            <text:p>278</text:p>
          </table:table-cell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574" table:style-name="ce1">
            <text:p>574</text:p>
          </table:table-cell>
          <table:table-cell office:value-type="float" office:value="618" table:style-name="ce1">
            <text:p>618</text:p>
          </table:table-cell>
          <table:table-cell office:value-type="float" office:value="306" table:style-name="ce1">
            <text:p>3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O/W)_5_AM889122</text:p>
          </table:table-cell>
          <table:table-cell office:value-type="float" office:value="266" table:style-name="ce1">
            <text:p>266</text:p>
          </table:table-cell>
          <table:table-cell office:value-type="float" office:value="254" table:style-name="ce1">
            <text:p>254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8" table:style-name="ce1">
            <text:p>178</text:p>
          </table:table-cell>
          <table:table-cell office:value-type="float" office:value="587" table:style-name="ce1">
            <text:p>587</text:p>
          </table:table-cell>
          <table:table-cell office:value-type="float" office:value="607" table:style-name="ce1">
            <text:p>607</text:p>
          </table:table-cell>
          <table:table-cell office:value-type="float" office:value="304" table:style-name="ce1">
            <text:p>3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et(Q)_1_L33696</text:p>
          </table:table-cell>
          <table:table-cell office:value-type="float" office:value="2653" table:style-name="ce1">
            <text:p>2653</text:p>
          </table:table-cell>
          <table:table-cell office:value-type="float" office:value="332" table:style-name="ce1">
            <text:p>332</text:p>
          </table:table-cell>
          <table:table-cell office:value-type="float" office:value="2498" table:style-name="ce1">
            <text:p>2498</text:p>
          </table:table-cell>
          <table:table-cell office:value-type="float" office:value="4032" table:style-name="ce1">
            <text:p>4032</text:p>
          </table:table-cell>
          <table:table-cell office:value-type="float" office:value="6219" table:style-name="ce1">
            <text:p>6219</text:p>
          </table:table-cell>
          <table:table-cell office:value-type="float" office:value="4098" table:style-name="ce1">
            <text:p>4098</text:p>
          </table:table-cell>
          <table:table-cell office:value-type="float" office:value="3914" table:style-name="ce1">
            <text:p>3914</text:p>
          </table:table-cell>
          <table:table-cell office:value-type="float" office:value="2459" table:style-name="ce1">
            <text:p>2459</text:p>
          </table:table-cell>
          <table:table-cell office:value-type="float" office:value="7377" table:style-name="ce1">
            <text:p>737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tet(Q)_2_X587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5" table:style-name="ce1">
            <text:p>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tet(Q)_4_Z21523</text:p>
          </table:table-cell>
          <table:table-cell office:value-type="float" office:value="938" table:style-name="ce1">
            <text:p>938</text:p>
          </table:table-cell>
          <table:table-cell office:value-type="float" office:value="2097" table:style-name="ce1">
            <text:p>2097</text:p>
          </table:table-cell>
          <table:table-cell office:value-type="float" office:value="0" table:style-name="ce1">
            <text:p>0</text:p>
          </table:table-cell>
          <table:table-cell office:value-type="float" office:value="1586" table:style-name="ce1">
            <text:p>1586</text:p>
          </table:table-cell>
          <table:table-cell office:value-type="float" office:value="1385" table:style-name="ce1">
            <text:p>1385</text:p>
          </table:table-cell>
          <table:table-cell office:value-type="float" office:value="336" table:style-name="ce1">
            <text:p>336</text:p>
          </table:table-cell>
          <table:table-cell office:value-type="float" office:value="1531" table:style-name="ce1">
            <text:p>1531</text:p>
          </table:table-cell>
          <table:table-cell office:value-type="float" office:value="437" table:style-name="ce1">
            <text:p>437</text:p>
          </table:table-cell>
          <table:table-cell office:value-type="float" office:value="614" table:style-name="ce1">
            <text:p>61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tet(W)_1_DQ060146</text:p>
          </table:table-cell>
          <table:table-cell office:value-type="float" office:value="676" table:style-name="ce1">
            <text:p>676</text:p>
          </table:table-cell>
          <table:table-cell office:value-type="float" office:value="420" table:style-name="ce1">
            <text:p>420</text:p>
          </table:table-cell>
          <table:table-cell office:value-type="float" office:value="216" table:style-name="ce1">
            <text:p>216</text:p>
          </table:table-cell>
          <table:table-cell office:value-type="float" office:value="99" table:style-name="ce1">
            <text:p>99</text:p>
          </table:table-cell>
          <table:table-cell office:value-type="float" office:value="162" table:style-name="ce1">
            <text:p>162</text:p>
          </table:table-cell>
          <table:table-cell office:value-type="float" office:value="292" table:style-name="ce1">
            <text:p>292</text:p>
          </table:table-cell>
          <table:table-cell office:value-type="float" office:value="816" table:style-name="ce1">
            <text:p>816</text:p>
          </table:table-cell>
          <table:table-cell office:value-type="float" office:value="1258" table:style-name="ce1">
            <text:p>1258</text:p>
          </table:table-cell>
          <table:table-cell office:value-type="float" office:value="345" table:style-name="ce1">
            <text:p>34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tet(W)_3_AJ427421</text:p>
          </table:table-cell>
          <table:table-cell office:value-type="float" office:value="673" table:style-name="ce1">
            <text:p>673</text:p>
          </table:table-cell>
          <table:table-cell office:value-type="float" office:value="416" table:style-name="ce1">
            <text:p>416</text:p>
          </table:table-cell>
          <table:table-cell office:value-type="float" office:value="207" table:style-name="ce1">
            <text:p>207</text:p>
          </table:table-cell>
          <table:table-cell office:value-type="float" office:value="95" table:style-name="ce1">
            <text:p>95</text:p>
          </table:table-cell>
          <table:table-cell office:value-type="float" office:value="161" table:style-name="ce1">
            <text:p>161</text:p>
          </table:table-cell>
          <table:table-cell office:value-type="float" office:value="282" table:style-name="ce1">
            <text:p>282</text:p>
          </table:table-cell>
          <table:table-cell office:value-type="float" office:value="790" table:style-name="ce1">
            <text:p>790</text:p>
          </table:table-cell>
          <table:table-cell office:value-type="float" office:value="1223" table:style-name="ce1">
            <text:p>1223</text:p>
          </table:table-cell>
          <table:table-cell office:value-type="float" office:value="340" table:style-name="ce1">
            <text:p>34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tet(W)_4_FN396364</text:p>
          </table:table-cell>
          <table:table-cell office:value-type="float" office:value="475" table:style-name="ce1">
            <text:p>475</text:p>
          </table:table-cell>
          <table:table-cell office:value-type="float" office:value="323" table:style-name="ce1">
            <text:p>323</text:p>
          </table:table-cell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3" table:style-name="ce1">
            <text:p>223</text:p>
          </table:table-cell>
          <table:table-cell office:value-type="float" office:value="607" table:style-name="ce1">
            <text:p>607</text:p>
          </table:table-cell>
          <table:table-cell office:value-type="float" office:value="866" table:style-name="ce1">
            <text:p>866</text:p>
          </table:table-cell>
          <table:table-cell office:value-type="float" office:value="311" table:style-name="ce1">
            <text:p>31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tet(W)_5_AJ427422</text:p>
          </table:table-cell>
          <table:table-cell office:value-type="float" office:value="728" table:style-name="ce1">
            <text:p>728</text:p>
          </table:table-cell>
          <table:table-cell office:value-type="float" office:value="450" table:style-name="ce1">
            <text:p>450</text:p>
          </table:table-cell>
          <table:table-cell office:value-type="float" office:value="227" table:style-name="ce1">
            <text:p>227</text:p>
          </table:table-cell>
          <table:table-cell office:value-type="float" office:value="108" table:style-name="ce1">
            <text:p>108</text:p>
          </table:table-cell>
          <table:table-cell office:value-type="float" office:value="182" table:style-name="ce1">
            <text:p>182</text:p>
          </table:table-cell>
          <table:table-cell office:value-type="float" office:value="316" table:style-name="ce1">
            <text:p>316</text:p>
          </table:table-cell>
          <table:table-cell office:value-type="float" office:value="881" table:style-name="ce1">
            <text:p>881</text:p>
          </table:table-cell>
          <table:table-cell office:value-type="float" office:value="1344" table:style-name="ce1">
            <text:p>1344</text:p>
          </table:table-cell>
          <table:table-cell office:value-type="float" office:value="369" table:style-name="ce1">
            <text:p>36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tet(X)_1_GU014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23_NV_F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56_NV_F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6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50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46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31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29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44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40_NV_M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number-columns-repeated="16356"/>
        </table:table-row>
        <table:table-row table:style-name="ro2">
          <table:table-cell office:value-type="string" table:style-name="ce1">
            <text:p>Evenness_e^H/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erger-Parker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Simpson_1-D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Evenness_e^H/S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office:value-type="string" table:style-name="ce1">
            <text:p>Berger-Parker</text:p>
          </table:table-cell>
          <table:table-cell office:value-type="string" table:style-name="ce1">
            <text:p>Lower</text:p>
          </table:table-cell>
          <table:table-cell office:value-type="string" table:style-name="ce1">
            <text:p>Upper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23_NV_F</text:p>
          </table:table-cell>
          <table:table-cell office:value-type="float" office:value="0.91610000000000003" table:style-name="ce1">
            <text:p>0.9161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0.91749999999999998" table:style-name="ce1">
            <text:p>0.9175</text:p>
          </table:table-cell>
          <table:table-cell office:value-type="float" office:value="0.68740000000000001" table:style-name="ce1">
            <text:p>0.6874</text:p>
          </table:table-cell>
          <table:table-cell office:value-type="float" office:value="0.68010000000000004" table:style-name="ce1">
            <text:p>0.6801</text:p>
          </table:table-cell>
          <table:table-cell office:value-type="float" office:value="0.69469999999999998" table:style-name="ce1">
            <text:p>0.6947</text:p>
          </table:table-cell>
          <table:table-cell office:value-type="float" office:value="0.16009999999999999" table:style-name="ce1">
            <text:p>0.1601</text:p>
          </table:table-cell>
          <table:table-cell office:value-type="float" office:value="0.155" table:style-name="ce1">
            <text:p>0.155</text:p>
          </table:table-cell>
          <table:table-cell office:value-type="float" office:value="0.1651" table:style-name="ce1">
            <text:p>0.16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56_NV_F</text:p>
          </table:table-cell>
          <table:table-cell office:value-type="float" office:value="0.88390000000000002" table:style-name="ce1">
            <text:p>0.8839</text:p>
          </table:table-cell>
          <table:table-cell office:value-type="float" office:value="0.88200000000000001" table:style-name="ce1">
            <text:p>0.882</text:p>
          </table:table-cell>
          <table:table-cell office:value-type="float" office:value="0.88590000000000002" table:style-name="ce1">
            <text:p>0.8859</text:p>
          </table:table-cell>
          <table:table-cell office:value-type="float" office:value="0.47249999999999998" table:style-name="ce1">
            <text:p>0.4725</text:p>
          </table:table-cell>
          <table:table-cell office:value-type="float" office:value="0.46600000000000003" table:style-name="ce1">
            <text:p>0.466</text:p>
          </table:table-cell>
          <table:table-cell office:value-type="float" office:value="0.47889999999999999" table:style-name="ce1">
            <text:p>0.4789</text:p>
          </table:table-cell>
          <table:table-cell office:value-type="float" office:value="0.2024" table:style-name="ce1">
            <text:p>0.2024</text:p>
          </table:table-cell>
          <table:table-cell office:value-type="float" office:value="0.19719999999999999" table:style-name="ce1">
            <text:p>0.1972</text:p>
          </table:table-cell>
          <table:table-cell office:value-type="float" office:value="0.20760000000000001" table:style-name="ce1">
            <text:p>0.20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36_NV_M</text:p>
          </table:table-cell>
          <table:table-cell office:value-type="float" office:value="0.83819999999999995" table:style-name="ce1">
            <text:p>0.8382</text:p>
          </table:table-cell>
          <table:table-cell office:value-type="float" office:value="0.83530000000000004" table:style-name="ce1">
            <text:p>0.8353</text:p>
          </table:table-cell>
          <table:table-cell office:value-type="float" office:value="0.84109999999999996" table:style-name="ce1">
            <text:p>0.8411</text:p>
          </table:table-cell>
          <table:table-cell office:value-type="float" office:value="0.29049999999999998" table:style-name="ce1">
            <text:p>0.2905</text:p>
          </table:table-cell>
          <table:table-cell office:value-type="float" office:value="0.28439999999999999" table:style-name="ce1">
            <text:p>0.2844</text:p>
          </table:table-cell>
          <table:table-cell office:value-type="float" office:value="0.29659999999999997" table:style-name="ce1">
            <text:p>0.2966</text:p>
          </table:table-cell>
          <table:table-cell office:value-type="float" office:value="0.27179999999999999" table:style-name="ce1">
            <text:p>0.2718</text:p>
          </table:table-cell>
          <table:table-cell office:value-type="float" office:value="0.26469999999999999" table:style-name="ce1">
            <text:p>0.2647</text:p>
          </table:table-cell>
          <table:table-cell office:value-type="float" office:value="0.27889999999999998" table:style-name="ce1">
            <text:p>0.27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50_NV_M</text:p>
          </table:table-cell>
          <table:table-cell office:value-type="float" office:value="0.85970000000000002" table:style-name="ce1">
            <text:p>0.8597</text:p>
          </table:table-cell>
          <table:table-cell office:value-type="float" office:value="0.85760000000000003" table:style-name="ce1">
            <text:p>0.8576</text:p>
          </table:table-cell>
          <table:table-cell office:value-type="float" office:value="0.8619" table:style-name="ce1">
            <text:p>0.8619</text:p>
          </table:table-cell>
          <table:table-cell office:value-type="float" office:value="0.53769999999999996" table:style-name="ce1">
            <text:p>0.5377</text:p>
          </table:table-cell>
          <table:table-cell office:value-type="float" office:value="0.53069999999999995" table:style-name="ce1">
            <text:p>0.5307</text:p>
          </table:table-cell>
          <table:table-cell office:value-type="float" office:value="0.54479999999999995" table:style-name="ce1">
            <text:p>0.5448</text:p>
          </table:table-cell>
          <table:table-cell office:value-type="float" office:value="0.23180000000000001" table:style-name="ce1">
            <text:p>0.2318</text:p>
          </table:table-cell>
          <table:table-cell office:value-type="float" office:value="0.22559999999999999" table:style-name="ce1">
            <text:p>0.2256</text:p>
          </table:table-cell>
          <table:table-cell office:value-type="float" office:value="0.23799999999999999" table:style-name="ce1">
            <text:p>0.2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46_NV_M</text:p>
          </table:table-cell>
          <table:table-cell office:value-type="float" office:value="0.77880000000000005" table:style-name="ce1">
            <text:p>0.7788</text:p>
          </table:table-cell>
          <table:table-cell office:value-type="float" office:value="0.7752" table:style-name="ce1">
            <text:p>0.7752</text:p>
          </table:table-cell>
          <table:table-cell office:value-type="float" office:value="0.78239999999999998" table:style-name="ce1">
            <text:p>0.7824</text:p>
          </table:table-cell>
          <table:table-cell office:value-type="float" office:value="0.39610000000000001" table:style-name="ce1">
            <text:p>0.3961</text:p>
          </table:table-cell>
          <table:table-cell office:value-type="float" office:value="0.39040000000000002" table:style-name="ce1">
            <text:p>0.3904</text:p>
          </table:table-cell>
          <table:table-cell office:value-type="float" office:value="0.40189999999999998" table:style-name="ce1">
            <text:p>0.4019</text:p>
          </table:table-cell>
          <table:table-cell office:value-type="float" office:value="0.36499999999999999" table:style-name="ce1">
            <text:p>0.365</text:p>
          </table:table-cell>
          <table:table-cell office:value-type="float" office:value="0.35770000000000002" table:style-name="ce1">
            <text:p>0.3577</text:p>
          </table:table-cell>
          <table:table-cell office:value-type="float" office:value="0.37219999999999998" table:style-name="ce1">
            <text:p>0.37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31_NV_M</text:p>
          </table:table-cell>
          <table:table-cell office:value-type="float" office:value="0.87139999999999995" table:style-name="ce1">
            <text:p>0.8714</text:p>
          </table:table-cell>
          <table:table-cell office:value-type="float" office:value="0.86860000000000004" table:style-name="ce1">
            <text:p>0.8686</text:p>
          </table:table-cell>
          <table:table-cell office:value-type="float" office:value="0.87419999999999998" table:style-name="ce1">
            <text:p>0.8742</text:p>
          </table:table-cell>
          <table:table-cell office:value-type="float" office:value="0.32790000000000002" table:style-name="ce1">
            <text:p>0.3279</text:p>
          </table:table-cell>
          <table:table-cell office:value-type="float" office:value="0.32090000000000002" table:style-name="ce1">
            <text:p>0.3209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.24579999999999999" table:style-name="ce1">
            <text:p>0.2458</text:p>
          </table:table-cell>
          <table:table-cell office:value-type="float" office:value="0.23930000000000001" table:style-name="ce1">
            <text:p>0.2393</text:p>
          </table:table-cell>
          <table:table-cell office:value-type="float" office:value="0.25240000000000001" table:style-name="ce1">
            <text:p>0.25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29_NV_M</text:p>
          </table:table-cell>
          <table:table-cell office:value-type="float" office:value="0.92220000000000002" table:style-name="ce1">
            <text:p>0.9222</text:p>
          </table:table-cell>
          <table:table-cell office:value-type="float" office:value="0.92079999999999995" table:style-name="ce1">
            <text:p>0.9208</text:p>
          </table:table-cell>
          <table:table-cell office:value-type="float" office:value="0.92359999999999998" table:style-name="ce1">
            <text:p>0.9236</text:p>
          </table:table-cell>
          <table:table-cell office:value-type="float" office:value="0.41570000000000001" table:style-name="ce1">
            <text:p>0.4157</text:p>
          </table:table-cell>
          <table:table-cell office:value-type="float" office:value="0.41" table:style-name="ce1">
            <text:p>0.41</text:p>
          </table:table-cell>
          <table:table-cell office:value-type="float" office:value="0.42130000000000001" table:style-name="ce1">
            <text:p>0.4213</text:p>
          </table:table-cell>
          <table:table-cell office:value-type="float" office:value="0.16120000000000001" table:style-name="ce1">
            <text:p>0.1612</text:p>
          </table:table-cell>
          <table:table-cell office:value-type="float" office:value="0.1565" table:style-name="ce1">
            <text:p>0.1565</text:p>
          </table:table-cell>
          <table:table-cell office:value-type="float" office:value="0.1658" table:style-name="ce1">
            <text:p>0.16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44_NV_M</text:p>
          </table:table-cell>
          <table:table-cell office:value-type="float" office:value="0.94110000000000005" table:style-name="ce1">
            <text:p>0.9411</text:p>
          </table:table-cell>
          <table:table-cell office:value-type="float" office:value="0.94020000000000004" table:style-name="ce1">
            <text:p>0.9402</text:p>
          </table:table-cell>
          <table:table-cell office:value-type="float" office:value="0.94210000000000005" table:style-name="ce1">
            <text:p>0.9421</text:p>
          </table:table-cell>
          <table:table-cell office:value-type="float" office:value="0.73780000000000001" table:style-name="ce1">
            <text:p>0.7378</text:p>
          </table:table-cell>
          <table:table-cell office:value-type="float" office:value="0.73070000000000002" table:style-name="ce1">
            <text:p>0.7307</text:p>
          </table:table-cell>
          <table:table-cell office:value-type="float" office:value="0.745" table:style-name="ce1">
            <text:p>0.745</text:p>
          </table:table-cell>
          <table:table-cell office:value-type="float" office:value="0.12759999999999999" table:style-name="ce1">
            <text:p>0.1276</text:p>
          </table:table-cell>
          <table:table-cell office:value-type="float" office:value="0.1229" table:style-name="ce1">
            <text:p>0.1229</text:p>
          </table:table-cell>
          <table:table-cell office:value-type="float" office:value="0.1323" table:style-name="ce1">
            <text:p>0.13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40_NV_M</text:p>
          </table:table-cell>
          <table:table-cell office:value-type="float" office:value="0.80979999999999996" table:style-name="ce1">
            <text:p>0.8098</text:p>
          </table:table-cell>
          <table:table-cell office:value-type="float" office:value="0.80500000000000005" table:style-name="ce1">
            <text:p>0.805</text:p>
          </table:table-cell>
          <table:table-cell office:value-type="float" office:value="0.81469999999999998" table:style-name="ce1">
            <text:p>0.8147</text:p>
          </table:table-cell>
          <table:table-cell office:value-type="float" office:value="0.36559999999999998" table:style-name="ce1">
            <text:p>0.3656</text:p>
          </table:table-cell>
          <table:table-cell office:value-type="float" office:value="0.35820000000000002" table:style-name="ce1">
            <text:p>0.3582</text:p>
          </table:table-cell>
          <table:table-cell office:value-type="float" office:value="0.37290000000000001" table:style-name="ce1">
            <text:p>0.3729</text:p>
          </table:table-cell>
          <table:table-cell office:value-type="float" office:value="0.39450000000000002" table:style-name="ce1">
            <text:p>0.3945</text:p>
          </table:table-cell>
          <table:table-cell office:value-type="float" office:value="0.38740000000000002" table:style-name="ce1">
            <text:p>0.3874</text:p>
          </table:table-cell>
          <table:table-cell office:value-type="float" office:value="0.40160000000000001" table:style-name="ce1">
            <text:p>0.4016</text:p>
          </table:table-cell>
          <table:table-cell table:number-columns-repeated="16374"/>
        </table:table-row>
        <table:table-row table:number-rows-repeated="1048486" table:style-name="ro2">
          <table:table-cell table:number-columns-repeated="16384"/>
        </table:table-row>
      </table:table>
      <table:table table:name="Consolidated" table:style-name="ta2">
        <table:table-column table:style-name="co23" table:default-cell-style-name="ce1"/>
        <table:table-column table:style-name="co22" table:number-columns-repeated="16383" table:default-cell-style-name="ce1"/>
        <table:table-row table:style-name="ro2">
          <table:table-cell office:value-type="string" table:style-name="ce1">
            <text:p>ant(6)-Ia_3_KF86455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fxA_1_U382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fxA2_1_AF50491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fxA3_1_AF47262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fxA4_1_AY76993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fxA5_1_AY76993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fxA6_1_GQ34299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rm(F)_1_M1473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rm(F)_3_M1780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40)_1_FJ15800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40)_2_AM41975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O/32/O)_3_NZ_AUJS0100001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O/32/O)_4_AIOQ0100002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O/W)_3_AM88912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O/W)_4_AM88912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O/W)_5_AM88912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Q)_1_L3369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Q)_4_Z2152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W)_1_DQ06014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W)_3_AJ42742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W)_4_FN39636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W)_5_AJ42742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blaACI-1_1_AJ00735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rm(B)_12_U1893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rm(B)_9_AF29929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O)_1_M1889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O)_2_M2092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O)_3_Y0778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O/32/O)_5_FP92905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adA1_4_JQ48015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frA1_1_FJ59104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frA1_14_AB19978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frA1_15_FM20763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frA1_3_GU72691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frA1_4_AB18827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frA1_8_X00926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frA1_9_AJ23835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mef(A)_2_U8366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msr(D)_2_AF27430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32)_2_EF62694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O/W)_1_AM88911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Q)_2_X5871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ph(3')-Ia_4_AF49808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ph(3')-Ia_1_V0035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ph(3'')-Ib_1_M288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ph(3'')-Ib_2_AF02460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ph(3'')-Ib_5_AF32155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ph(6)-Id_1_M28829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ph(6)-Id_2_AF02460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ph(6)-Id_3_AB10980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erm(B)_7_AF36830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1_AF542061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10_AM18322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11_AY23267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12_AF49797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13_AJ28913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14_AJ51483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15_FJ96816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17_U5764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18_AJ830714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2_AY03413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ul2_9_FJ19781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M)_1_X92947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M)_13_AM99099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X)_1_GU01453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A)_4_AJ51779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A)_6_AF534183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L)_2_M29725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L)_8_AY08191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M)_12_FR671418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et(M)_4_X75073</text:p>
          </table:table-cell>
          <table:table-cell table:number-columns-repeated="16383"/>
        </table:table-row>
        <table:table-row table:number-rows-repeated="1048505" table:style-name="ro2">
          <table:table-cell table:number-columns-repeated="16384"/>
        </table:table-row>
      </table:table>
      <table:database-ranges>
        <table:database-range table:target-range-address="Ladakh.Y2:Ladakh.Z38" table:name="__Anonymous_Sheet_DB__0" table:contains-header="false">
          <table:sort>
            <table:sort-by table:field-number="0"/>
          </table:sort>
        </table:database-range>
        <table:database-range table:target-range-address="Ladakh.AN11:Ladakh.AW7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omathinayagam</dc:creator>
    <dc:date>2023-02-09T06:25:58Z</dc:date>
    <meta:editing-cycles>3</meta:editing-cycles>
    <meta:editing-duration>PT199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adakh.$AN$79" chart:values-cell-range-address="Ladakh.$AO$79:.$AW$79" chart:class="chart:bar" chart:attached-axis="primary-y" chart:style-name="G0S0">
            <chart:data-point chart:repeated="9"/>
          </chart:series>
          <chart:series chart:label-cell-address="Ladakh.$AN$80" chart:values-cell-range-address="Ladakh.$AO$80:.$AW$80" chart:class="chart:bar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IS rank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adakh.$BC$1" chart:values-cell-range-address="Ladakh.$BC$2:.$BC$10" chart:class="chart:scatter" chart:attached-axis="primary-y" chart:style-name="G0S0">
            <chart:domain table:cell-range-address="Ladakh.$BB$2:.$BB$10"/>
            <chart:regression-curve chart:style-name="T000">
              <chart:equation chart:automatic-content="true" chart:display-equation="true" chart:display-r-square="true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